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5AF000038B5000059EF06C5A63C830EA8AC.wmf" manifest:media-type="image/x-wmf"/>
  <manifest:file-entry manifest:full-path="Pictures/200001B700003E2D0000426946D61B52A600095D.wmf" manifest:media-type="image/x-wmf"/>
  <manifest:file-entry manifest:full-path="Pictures/20000191000039090000410574DF8D62A6AE3382.wmf" manifest:media-type="image/x-wmf"/>
  <manifest:file-entry manifest:full-path="Pictures/2000019400002E5B000038B07C468D7357AF38CD.wmf" manifest:media-type="image/x-wmf"/>
  <manifest:file-entry manifest:full-path="Pictures/1000000000000010000000105EA3226BB1CE4DE6.png" manifest:media-type="image/png"/>
  <manifest:file-entry manifest:full-path="Pictures/200001630000360A00003A5696523392F9B24186.wmf" manifest:media-type="image/x-wmf"/>
  <manifest:file-entry manifest:full-path="Pictures/10000000000000100000001017869183F68EC9F6.png" manifest:media-type="image/png"/>
  <manifest:file-entry manifest:full-path="Pictures/2000017F000036C100004105E4C639B35FB2EC8B.wmf" manifest:media-type="image/x-wmf"/>
  <manifest:file-entry manifest:full-path="Pictures/200001B2000032C900003A82A1980CBAA702710F.wmf" manifest:media-type="image/x-wmf"/>
  <manifest:file-entry manifest:full-path="Pictures/200001B200003C2900003416F296610C10162C6A.wmf" manifest:media-type="image/x-wmf"/>
  <manifest:file-entry manifest:full-path="Pictures/200001B700002BC100005183AAEE82F749941832.wmf" manifest:media-type="image/x-wmf"/>
  <manifest:file-entry manifest:full-path="Pictures/2000019000002FA9000036419F5FCF7BAFA37FA7.wmf" manifest:media-type="image/x-wmf"/>
  <manifest:file-entry manifest:full-path="Pictures/2000010A000031AD00002ECA9FC9FA4802A60EFB.wmf" manifest:media-type="image/x-wmf"/>
  <manifest:file-entry manifest:full-path="Pictures/100000000000001000000010A0E036F24716B2CB.png" manifest:media-type="image/png"/>
  <manifest:file-entry manifest:full-path="Pictures/200000A300002B5D00001917FEF441CF3312021D.wmf" manifest:media-type="image/x-wmf"/>
  <manifest:file-entry manifest:full-path="Pictures/200000A100002FB900002AB6D019A31EFAD4AD9A.wmf" manifest:media-type="image/x-wmf"/>
  <manifest:file-entry manifest:full-path="Pictures/2000015200003B0D000036B1BC034B1D3483164A.wmf" manifest:media-type="image/x-wmf"/>
  <manifest:file-entry manifest:full-path="Pictures/20000159000034AC000038F204893A0D66A9435B.wmf" manifest:media-type="image/x-wmf"/>
  <manifest:file-entry manifest:full-path="Pictures/200000C20000327500003A290C99FAE5801FAAE5.wmf" manifest:media-type="image/x-wmf"/>
  <manifest:file-entry manifest:full-path="Pictures/20000071000024760000184F9CCBBB345DBC1798.wmf" manifest:media-type="image/x-wmf"/>
  <manifest:file-entry manifest:full-path="Pictures/20000189000039D10000450312F7397D71771822.wmf" manifest:media-type="image/x-wmf"/>
  <manifest:file-entry manifest:full-path="Pictures/200000F600002FEB000027D94D63D6CA4D15CAFE.wmf" manifest:media-type="image/x-wmf"/>
  <manifest:file-entry manifest:full-path="Pictures/2000014C00003553000032DF6DAD116BC6706A59.wmf" manifest:media-type="image/x-wmf"/>
  <manifest:file-entry manifest:full-path="Pictures/200001EA00001DE300003EC3EF39B776F13F31A7.wmf" manifest:media-type="image/x-wmf"/>
  <manifest:file-entry manifest:full-path="Pictures/200001B30000317B000031D418958CA819EF3155.wmf" manifest:media-type="image/x-wmf"/>
  <manifest:file-entry manifest:full-path="Pictures/2000017F00002ED000005C1A2F6A327896EC1FEE.wmf" manifest:media-type="image/x-wmf"/>
  <manifest:file-entry manifest:full-path="Pictures/10000000000000100000001052B31E068C1936DD.png" manifest:media-type="image/png"/>
  <manifest:file-entry manifest:full-path="Pictures/2000005F000014C5000015CAC1717792CE78CC2C.wmf" manifest:media-type="image/x-wmf"/>
  <manifest:file-entry manifest:full-path="Pictures/100000000000001000000010183640388A45E6F8.png" manifest:media-type="image/png"/>
  <manifest:file-entry manifest:full-path="Pictures/100000000000001000000010C94DA277080319A3.png" manifest:media-type="image/png"/>
  <manifest:file-entry manifest:full-path="Pictures/10000000000000100000001004F54D2D8F8876D2.png" manifest:media-type="image/png"/>
  <manifest:file-entry manifest:full-path="Pictures/200001200000352100003E6A3A23406FFA8DB385.wmf" manifest:media-type="image/x-wmf"/>
  <manifest:file-entry manifest:full-path="Pictures/200002A800003AEC00004A4FDDD7B7A843A8C7EA.wmf" manifest:media-type="image/x-wmf"/>
  <manifest:file-entry manifest:full-path="Pictures/200001890000352100003DB95955E986C07176F2.wmf" manifest:media-type="image/x-wmf"/>
  <manifest:file-entry manifest:full-path="Pictures/2000018100002FA900003AC5D54A8F3FDFA178F5.wmf" manifest:media-type="image/x-wmf"/>
  <manifest:file-entry manifest:full-path="Pictures/200001A6000037CC00003DFB114CC6DFDD990FB0.wmf" manifest:media-type="image/x-wmf"/>
  <manifest:file-entry manifest:full-path="Pictures/2000010900002FDB000026491B237C95E137362E.wmf" manifest:media-type="image/x-wmf"/>
  <manifest:file-entry manifest:full-path="Pictures/2000008200001E89000016A9DAF1948538C060AF.wmf" manifest:media-type="image/x-wmf"/>
  <manifest:file-entry manifest:full-path="Pictures/200000B7000029470000333827ACDE256AC33136.wmf" manifest:media-type="image/x-wmf"/>
  <manifest:file-entry manifest:full-path="Pictures/2000023C00003851000053F1FA5B766F82F0B7D7.wmf" manifest:media-type="image/x-wmf"/>
  <manifest:file-entry manifest:full-path="Pictures/2000032300003BE600004331B984BE3730DEF278.wmf" manifest:media-type="image/x-wmf"/>
  <manifest:file-entry manifest:full-path="Pictures/200001A700003B3F00004503E1B5A26785782758.wmf" manifest:media-type="image/x-wmf"/>
  <manifest:file-entry manifest:full-path="Pictures/200001810000335F000040277C2DA4742B0AEF71.wmf" manifest:media-type="image/x-wmf"/>
  <manifest:file-entry manifest:full-path="Pictures/2000015E00003CE00000342C95FF1B07C558B69D.wmf" manifest:media-type="image/x-wmf"/>
  <manifest:file-entry manifest:full-path="Pictures/20000063000015AF000017B3EE97F968CE741898.wmf" manifest:media-type="image/x-wmf"/>
  <manifest:file-entry manifest:full-path="Pictures/20000082000022D500001DC7147865463FEEAC58.wmf" manifest:media-type="image/x-wmf"/>
  <manifest:file-entry manifest:full-path="Pictures/200000EB0000374700002FBF146A616226204B9E.wmf" manifest:media-type="image/x-wmf"/>
  <manifest:file-entry manifest:full-path="Pictures/2000007200001A1C00001E20CD0C7365B65EB703.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Lucida Sans" svg:font-family="'Lucida 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ordia New" svg:font-family="'Cordia New'" style:font-family-generic="system" style:font-pitch="variable"/>
    <style:font-face style:name="Courier New2"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list-style-name="WWNum1"/>
    <style:style style:name="P2" style:family="paragraph" style:parent-style-name="Figure" style:list-style-name="WWNum18">
      <style:paragraph-properties fo:margin-top="0.0835in" fo:margin-bottom="0.0835in" loext:contextual-spacing="false" fo:text-align="center" style:justify-single-word="false" fo:orphans="2" fo:widows="2" fo:hyphenation-ladder-count="no-limit" style:punctuation-wrap="simple" style:vertical-align="auto"/>
      <style:text-properties fo:hyphenate="true" fo:hyphenation-remain-char-count="2" fo:hyphenation-push-char-count="2"/>
    </style:style>
    <style:style style:name="P3" style:family="paragraph" style:parent-style-name="Figure" style:list-style-name="WWNum21">
      <style:paragraph-properties fo:margin-top="0.0835in" fo:margin-bottom="0.0835in" loext:contextual-spacing="false" fo:text-align="center" style:justify-single-word="false" fo:orphans="2" fo:widows="2" fo:hyphenation-ladder-count="no-limit" style:punctuation-wrap="simple" style:vertical-align="auto"/>
      <style:text-properties fo:hyphenate="true" fo:hyphenation-remain-char-count="2" fo:hyphenation-push-char-count="2"/>
    </style:style>
    <style:style style:name="P4" style:family="paragraph" style:parent-style-name="Heading_20_3" style:list-style-name="WWNum1"/>
    <style:style style:name="P5" style:family="paragraph" style:parent-style-name="Heading_20_1" style:list-style-name="WWNum1"/>
    <style:style style:name="P6" style:family="paragraph" style:parent-style-name="Heading_20_1" style:list-style-name="WWNum1" style:master-page-name="">
      <style:paragraph-properties style:page-number="auto" fo:break-before="page" style:writing-mode="lr-tb"/>
    </style:style>
    <style:style style:name="P7" style:family="paragraph" style:parent-style-name="Subtitle">
      <style:paragraph-properties fo:margin-top="0.0835in" fo:margin-bottom="0in" loext:contextual-spacing="false"/>
    </style:style>
    <style:style style:name="P8" style:family="paragraph" style:parent-style-name="Body_20_Text_20_2">
      <style:paragraph-properties fo:margin-top="0in" fo:margin-bottom="0in" loext:contextual-spacing="false" fo:line-height="100%"/>
    </style:style>
    <style:style style:name="P9" style:family="paragraph" style:parent-style-name="Standard">
      <style:paragraph-properties fo:text-align="center" style:justify-single-word="false"/>
    </style:style>
    <style:style style:name="P10" style:family="paragraph" style:parent-style-name="Standard" style:list-style-name="WWNum23"/>
    <style:style style:name="P11" style:family="paragraph" style:parent-style-name="Standard" style:list-style-name="WWNum24"/>
    <style:style style:name="P12" style:family="paragraph" style:parent-style-name="Standard" style:list-style-name="WWNum22"/>
    <style:style style:name="P13" style:family="paragraph" style:parent-style-name="Standard">
      <style:paragraph-properties fo:margin-top="0in" fo:margin-bottom="0.139in" loext:contextual-spacing="false" fo:line-height="115%" fo:break-before="page"/>
      <style:text-properties fo:color="#365f91" fo:font-size="20pt" fo:font-weight="bold" style:font-size-asian="20pt" style:font-weight-asian="bold" style:font-size-complex="20pt" style:font-weight-complex="bold"/>
    </style:style>
    <style:style style:name="P14" style:family="paragraph" style:parent-style-name="Standard">
      <style:paragraph-properties fo:margin-left="0.25in" fo:margin-right="0in" fo:text-indent="0in" style:auto-text-indent="false"/>
    </style:style>
    <style:style style:name="P15" style:family="paragraph" style:parent-style-name="Standard">
      <style:paragraph-properties fo:margin-left="0.4201in" fo:margin-right="0in" fo:text-indent="-0.1701in" style:auto-text-indent="false"/>
    </style:style>
    <style:style style:name="P16" style:family="paragraph" style:parent-style-name="Standard">
      <style:paragraph-properties fo:margin-left="0in" fo:margin-right="0in" fo:text-indent="0.5in" style:auto-text-indent="false"/>
    </style:style>
    <style:style style:name="P17" style:family="paragraph" style:parent-style-name="Text_20_body">
      <style:paragraph-properties fo:margin-left="0in" fo:margin-right="0in" fo:margin-top="0.0417in" fo:margin-bottom="0.0835in" loext:contextual-spacing="false" fo:text-indent="0.5in" style:auto-text-indent="false"/>
    </style:style>
    <style:style style:name="P18" style:family="paragraph" style:parent-style-name="Text_20_body">
      <style:paragraph-properties fo:margin-top="0in" fo:margin-bottom="0.0835in" loext:contextual-spacing="false"/>
    </style:style>
    <style:style style:name="P19" style:family="paragraph">
      <loext:graphic-properties draw:fill="none"/>
      <style:paragraph-properties fo:text-align="center"/>
    </style:style>
    <style:style style:name="T1" style:family="text">
      <style:text-properties style:font-name-complex="Arial1"/>
    </style:style>
    <style:style style:name="T2" style:family="text">
      <style:text-properties fo:font-size="12pt" style:font-size-asian="12pt" style:font-size-complex="12pt"/>
    </style:style>
    <style:style style:name="T3" style:family="text">
      <style:text-properties fo:font-style="italic" style:font-style-asian="italic"/>
    </style:style>
    <style:style style:name="T4" style:family="text">
      <style:text-properties fo:color="#0066ff"/>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font-name="Arial" fo:font-size="9pt" fo:font-weight="bold" style:font-size-asian="9pt" style:font-weight-asian="bold"/>
    </style:style>
    <style:style style:name="T7" style:family="text">
      <style:text-properties style:font-name="Arial" fo:font-size="9pt" style:font-size-asian="9pt"/>
    </style:style>
    <style:style style:name="T8" style:family="text">
      <style:text-properties officeooo:rsid="000b49d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0003467522304323" text:style-name="WWNum1">
        <text:list-item text:start-value="6">
          <text:h text:style-name="P6" text:outline-level="1" text:restart-numbering="true" text:start-value="6"><text:bookmark text:name="_GoBack"/>SMIF Conceptual Model <text:span text:style-name="T8">Reference (Normative)</text:span></text:h>
          <text:list>
            <text:list-item>
              <text:h text:style-name="P1" text:outline-level="2">Diagram: SMIF Packages</text:h>
            </text:list-item>
          </text:list>
        </text:list-item>
      </text:list>
      <text:p text:style-name="P9"><draw:frame text:anchor-type="as-char" draw:z-index="0" draw:name="Picture 848084482.emf" draw:style-name="gr1" draw:text-style-name="P19" svg:width="6.6004in" svg:height="7.8504in"><draw:image xlink:href="Pictures/200005AF000038B5000059EF06C5A63C830EA8AC.wmf" xlink:type="simple" xlink:show="embed" xlink:actuate="onLoad"><text:p/></draw:image></draw:frame></text:p>
      <text:list xml:id="list5790500619406264526" text:style-name="WWNum18">
        <text:list-item>
          <text:p text:style-name="P2"><text:soft-page-break/>SMIF Packages</text:p>
        </text:list-item>
      </text:list>
      <text:p text:style-name="Standard"><text:s/></text:p>
      <text:p text:style-name="Standard"/>
      <text:p text:style-name="P13"/>
      <text:list xml:id="list104639751237690" text:continue-list="list870003467522304323" text:style-name="WWNum1">
        <text:list-item>
          <text:h text:style-name="P5" text:outline-level="1">SMIF Conceptual Model::Associations</text:h>
        </text:list-item>
      </text:list>
      <text:p text:style-name="Text_20_body">An association asserts a formal condition involving related things, the association ends. An association may be asserted within a context as true or false within that context. Each association has a number of bindings of which are immutable for that association.<text:line-break/><text:line-break/>Associations are differentiated from relationships in that associations are fully dependent on the things they relate. These are known as "formal", "thin", "internal" or "intrinsic" relations in much of the literature.<text:line-break/></text:p>
      <text:list xml:id="list104641604941081" text:continue-numbering="true" text:style-name="WWNum1">
        <text:list-item>
          <text:list>
            <text:list-item>
              <text:h text:style-name="P1" text:outline-level="2">Diagram: Associations</text:h>
            </text:list-item>
          </text:list>
        </text:list-item>
      </text:list>
      <text:p text:style-name="P9"><draw:frame text:anchor-type="as-char" draw:z-index="1" draw:name="Picture -1474556365.emf" draw:style-name="gr1" draw:text-style-name="P19" svg:width="6.7669in" svg:height="5.7835in"><draw:image xlink:href="Pictures/20000191000039090000410574DF8D62A6AE3382.wmf" xlink:type="simple" xlink:show="embed" xlink:actuate="onLoad"><text:p/></draw:image></draw:frame></text:p>
      <text:list xml:id="list104640433365483" text:continue-list="list5790500619406264526" text:style-name="WWNum18">
        <text:list-item>
          <text:p text:style-name="P2">Associations</text:p>
        </text:list-item>
      </text:list>
      <text:p text:style-name="Standard"><text:soft-page-break/><text:s/></text:p>
      <text:p text:style-name="Standard"/>
      <text:list xml:id="list104640559362925" text:continue-list="list104641604941081" text:style-name="WWNum1">
        <text:list-item>
          <text:list>
            <text:list-item>
              <text:h text:style-name="P1" text:outline-level="2"><text:bookmark-start text:name="_e7955a2b31bca2a0e0a8b068edd4809c"/>Class Association<text:bookmark-end text:name="_e7955a2b31bca2a0e0a8b068edd4809c"/><text:span text:style-name="T1"> </text:span><text:alphabetical-index-mark text:string-value=" " text:key1="Association"/><text:span text:style-name="T1"><text:s/></text:span></text:h>
            </text:list-item>
          </text:list>
        </text:list-item>
      </text:list>
      <text:p text:style-name="Standard">An association makes a logical statement involving related things, the association ends. An association may be asserted within a context as true or false within that context. Each association type has a number of bindings of which are immutable for that association.<text:line-break/>An association may be true or false within its context and is atomic in its truth value.<text:line-break/>Associations are differentiated from relationships in that associations are not situations - they are not temporal and do not change over time. Associations may be a consequence of relationships or other situations or may be derived from qualities of associated ends.<text:line-break/>Associations can "own" owned property bindings as their "ends".<text:line-break/>See also: Relationship<text:line-break/>[Guizzardi] Intrinsic Relation<text:line-break/>[UML] Link<text:line-break/>[DOLCE] Formal Relation</text:p>
      <text:p text:style-name="P7"><text:span text:style-name="Intense_20_Emphasis"><text:span text:style-name="T2">Direct Supertypes</text:span></text:span></text:p>
      <text:p text:style-name="P14"><text:a xlink:type="simple" xlink:href="#_e60871f18b94666411d0d4023a66bd0b" text:style-name="Internet_20_link" text:visited-style-name="Visited_20_Internet_20_Link">Property Owner</text:a>, <text:a xlink:type="simple" xlink:href="#_3bd7c7d249201ad6f2447c6d182ba7f1" text:style-name="Internet_20_link" text:visited-style-name="Visited_20_Internet_20_Link">Proposition</text:a></text:p>
      <text:p text:style-name="P7"><text:span text:style-name="Intense_20_Emphasis"><text:span text:style-name="T2">Associations</text:span></text:span></text:p>
      <text:p text:style-name="P15"><draw:frame text:anchor-type="as-char" draw:z-index="2" draw:style-name="gr1" draw:text-style-name="P19" svg:width="0.1669in" svg:height="0.1669in"><draw:image xlink:href="Pictures/10000000000000100000001017869183F68EC9F6.png" xlink:type="simple" xlink:show="embed" xlink:actuate="onLoad"><text:p/></draw:image></draw:frame> &lt;&lt;Restriction&gt;&gt; : <text:a xlink:type="simple" xlink:href="#_d2f1d8b62fd5c1b673a8fc0744cc8088" text:style-name="Internet_20_link" text:visited-style-name="Visited_20_Internet_20_Link">Association Type</text:a> [1..*] <text:s text:c="2"/><text:span text:style-name="T3">Subsets</text:span>: has type:<text:a xlink:type="simple" xlink:href="#_dfe1514224ca21cedba7b2b29802db50" text:style-name="Internet_20_link" text:visited-style-name="Visited_20_Internet_20_Link">Type</text:a> <text:s text:c="3"/></text:p>
      <text:p text:style-name="Standard"/>
      <text:list xml:id="list104640690329849" text:continue-numbering="true" text:style-name="WWNum1">
        <text:list-item>
          <text:list>
            <text:list-item>
              <text:h text:style-name="P1" text:outline-level="2"><text:bookmark-start text:name="_d2f1d8b62fd5c1b673a8fc0744cc8088"/>Class Association Type<text:bookmark-end text:name="_d2f1d8b62fd5c1b673a8fc0744cc8088"/><text:span text:style-name="T1"> </text:span><text:alphabetical-index-mark text:string-value=" " text:key1="Association Type"/><text:span text:style-name="T1"><text:s/></text:span></text:h>
            </text:list-item>
          </text:list>
        </text:list-item>
      </text:list>
      <text:p text:style-name="Standard">A type of Association (See Association for details) which defines a set of "Association Property Types" which are the types of association property bindings. Associations are not situations - the are not temporal things. THis does not prevent subtypes of associations from being situations.<text:line-break/>[Guizzardi] Intrinsic Relation Type<text:line-break/>[UML] Association<text:line-break/>[OWL] For binary associations, may be considered a pair of properties that are Inverse Object Properties.<text:line-break/></text:p>
      <text:p text:style-name="P7"><text:span text:style-name="Intense_20_Emphasis"><text:span text:style-name="T2">Direct Supertypes</text:span></text:span></text:p>
      <text:p text:style-name="P14"><text:a xlink:type="simple" xlink:href="#_3b0c6b335aca4015ef569068da1bec31" text:style-name="Internet_20_link" text:visited-style-name="Visited_20_Internet_20_Link">Property Owner Type</text:a></text:p>
      <text:p text:style-name="P7"><text:span text:style-name="Intense_20_Emphasis"><text:span text:style-name="T2">Associations</text:span></text:span></text:p>
      <text:p text:style-name="P15"><draw:frame text:anchor-type="as-char" draw:z-index="3" draw:style-name="gr1" draw:text-style-name="P19" svg:width="0.1669in" svg:height="0.1669in"><draw:image xlink:href="Pictures/10000000000000100000001017869183F68EC9F6.png" xlink:type="simple" xlink:show="embed" xlink:actuate="onLoad"><text:p/></draw:image></draw:frame> &lt;&lt;Restriction&gt;&gt; : <text:a xlink:type="simple" xlink:href="#_e7955a2b31bca2a0e0a8b068edd4809c" text:style-name="Internet_20_link" text:visited-style-name="Visited_20_Internet_20_Link">Association</text:a> <text:s text:c="2"/><text:span text:style-name="T3">Redefines</text:span>: categorizes:<text:a xlink:type="simple" xlink:href="#_a52cb0ff6e414b3170b58afe10b6afcb" text:style-name="Internet_20_link" text:visited-style-name="Visited_20_Internet_20_Link">Thing</text:a> <text:s text:c="3"/></text:p>
      <text:p text:style-name="Standard"/>
      <text:p text:style-name="P13"/>
      <text:list xml:id="list104641538593428" text:continue-numbering="true" text:style-name="WWNum1">
        <text:list-item>
          <text:h text:style-name="P5" text:outline-level="1">SMIF Conceptual Model::Expressions</text:h>
        </text:list-item>
      </text:list>
      <text:p text:style-name="Text_20_body">Expressions define computations across SMIF models.</text:p>
      <text:list xml:id="list104640951998479" text:continue-numbering="true" text:style-name="WWNum1">
        <text:list-item>
          <text:list>
            <text:list-item>
              <text:h text:style-name="P1" text:outline-level="2">Diagram: Expressions</text:h>
            </text:list-item>
          </text:list>
        </text:list-item>
      </text:list>
      <text:p text:style-name="P9"><draw:frame text:anchor-type="as-char" draw:z-index="4" draw:name="Picture 2002426484.emf" draw:style-name="gr1" draw:text-style-name="P19" svg:width="6.7669in" svg:height="4.3921in"><draw:image xlink:href="Pictures/200001B200003C2900003416F296610C10162C6A.wmf" xlink:type="simple" xlink:show="embed" xlink:actuate="onLoad"><text:p/></draw:image></draw:frame></text:p>
      <text:list xml:id="list104639815646693" text:continue-list="list104640433365483" text:style-name="WWNum18">
        <text:list-item>
          <text:p text:style-name="P2">Expressions</text:p>
        </text:list-item>
      </text:list>
      <text:p text:style-name="Text_20_body">Expressions define computations</text:p>
      <text:p text:style-name="Standard"><text:s/></text:p>
      <text:p text:style-name="Standard"/>
      <text:list xml:id="list104640652959388" text:continue-list="list104640951998479" text:style-name="WWNum1">
        <text:list-item>
          <text:list>
            <text:list-item>
              <text:h text:style-name="P1" text:outline-level="2"><text:bookmark-start text:name="_f3f61859903284f1b00fc6feee0b33f8"/>Class Constant Reference<text:bookmark-end text:name="_f3f61859903284f1b00fc6feee0b33f8"/><text:span text:style-name="T1"> </text:span><text:alphabetical-index-mark text:string-value=" " text:key1="Constant Reference"/><text:span text:style-name="T1"><text:s/></text:span></text:h>
            </text:list-item>
          </text:list>
        </text:list-item>
      </text:list>
      <text:p text:style-name="Standard">A calculation that returns a thing identified by &lt;has value&gt;.<text:line-break/><text:line-break/>[FIBO] Constant<text:line-break/>[FUML] LiteralSpecification where subtype of literal is determined by the type of &lt;has value&gt;. <text:line-break/>-LiteralInteger-&gt;type is Integer or a subtype<text:line-break/>-LiteralReal-&gt; type is not integer or a subtype<text:line-break/>-LiteralBoolean-&gt;type is Boolean<text:line-break/>-LiteralString-&gt;type is Text<text:line-break/><text:soft-page-break/><text:line-break/></text:p>
      <text:p text:style-name="P7"><text:span text:style-name="Intense_20_Emphasis"><text:span text:style-name="T2">Direct Supertypes</text:span></text:span></text:p>
      <text:p text:style-name="P14"><text:a xlink:type="simple" xlink:href="#_f9bba899ada544a47c36bb071e9024f5" text:style-name="Internet_20_link" text:visited-style-name="Visited_20_Internet_20_Link">Expression Node</text:a></text:p>
      <text:p text:style-name="P7"><text:span text:style-name="Intense_20_Emphasis"><text:span text:style-name="T2">Associations</text:span></text:span></text:p>
      <text:p text:style-name="P15"><draw:frame text:anchor-type="as-char" draw:z-index="5" draw:style-name="gr1" draw:text-style-name="P19" svg:width="0.1669in" svg:height="0.1669in"><draw:image xlink:href="Pictures/1000000000000010000000105EA3226BB1CE4DE6.png" xlink:type="simple" xlink:show="embed" xlink:actuate="onLoad"><text:p/></draw:image></draw:frame> <text:s/>has value<text:alphabetical-index-mark text:string-value=" " text:key1="has value"/> : <text:a xlink:type="simple" xlink:href="#_a52cb0ff6e414b3170b58afe10b6afcb" text:style-name="Internet_20_link" text:visited-style-name="Visited_20_Internet_20_Link">Thing</text:a> [1] </text:p>
      <text:p text:style-name="Standard"><text:tab/><text:span text:style-name="T3">through association:</text:span> <text:a xlink:type="simple" xlink:href="#_10631c8db19dba9249f0ea7d4db61607" text:style-name="Internet_20_link" text:visited-style-name="Visited_20_Internet_20_Link"><text:span text:style-name="T4">Constant Value</text:span></text:a> </text:p>
      <text:p text:style-name="P17">A constant value referenced in an expression.</text:p>
      <text:p text:style-name="Standard"/>
      <text:list xml:id="list104640566220274" text:continue-numbering="true" text:style-name="WWNum1">
        <text:list-item>
          <text:list>
            <text:list-item>
              <text:h text:style-name="P1" text:outline-level="2"><text:bookmark-start text:name="_10631c8db19dba9249f0ea7d4db61607"/>Association Constant Value<text:bookmark-end text:name="_10631c8db19dba9249f0ea7d4db61607"/><text:span text:style-name="T1"> </text:span><text:alphabetical-index-mark text:string-value=" " text:key1="Constant Value"/><text:span text:style-name="T1"><text:s/></text:span></text:h>
            </text:list-item>
          </text:list>
        </text:list-item>
      </text:list>
      <text:p text:style-name="Standard">Relationship defining a link to a constant value within an expression.</text:p>
      <text:p text:style-name="P7"><text:span text:style-name="Intense_20_Emphasis"><text:span text:style-name="T2">Association Ends</text:span></text:span></text:p>
      <text:p text:style-name="P16"><draw:frame text:anchor-type="as-char" draw:z-index="6" draw:style-name="gr1" draw:text-style-name="P19" svg:width="0.1669in" svg:height="0.1669in"><draw:image xlink:href="Pictures/1000000000000010000000105EA3226BB1CE4DE6.png" xlink:type="simple" xlink:show="embed" xlink:actuate="onLoad"><text:p/></draw:image></draw:frame> has value<text:alphabetical-index-mark text:string-value=" " text:key1="has value"/> : <text:a xlink:type="simple" xlink:href="#_a52cb0ff6e414b3170b58afe10b6afcb" text:style-name="Internet_20_link" text:visited-style-name="Visited_20_Internet_20_Link">Thing</text:a> [1] </text:p>
      <text:p text:style-name="P17">A constant value referenced in an expression.</text:p>
      <text:p text:style-name="P16"><draw:frame text:anchor-type="as-char" draw:z-index="7" draw:style-name="gr1" draw:text-style-name="P19" svg:width="0.1669in" svg:height="0.1669in"><draw:image xlink:href="Pictures/1000000000000010000000105EA3226BB1CE4DE6.png" xlink:type="simple" xlink:show="embed" xlink:actuate="onLoad"><text:p/></draw:image></draw:frame> referenced by<text:alphabetical-index-mark text:string-value=" " text:key1="referenced by"/> : <text:a xlink:type="simple" xlink:href="#_f3f61859903284f1b00fc6feee0b33f8" text:style-name="Internet_20_link" text:visited-style-name="Visited_20_Internet_20_Link">Constant Reference</text:a> [*] </text:p>
      <text:p text:style-name="P17">Referencing constant expression node.</text:p>
      <text:p text:style-name="Standard"/>
      <text:list xml:id="list104640488833833" text:continue-numbering="true" text:style-name="WWNum1">
        <text:list-item>
          <text:list>
            <text:list-item>
              <text:h text:style-name="P1" text:outline-level="2"><text:bookmark-start text:name="_99ee84fc373e5bb5ae6febaa538452e1"/>Class Equality<text:bookmark-end text:name="_99ee84fc373e5bb5ae6febaa538452e1"/><text:span text:style-name="T1"> </text:span><text:alphabetical-index-mark text:string-value=" " text:key1="Equality"/><text:span text:style-name="T1"><text:s/></text:span></text:h>
            </text:list-item>
          </text:list>
        </text:list-item>
      </text:list>
      <text:p text:style-name="Standard">Returns TRUE if all &lt;has equal&gt; things have the same value or represent the same thing or set of things regardless of how they are represented.<text:line-break/>Equality will return TRUE or FALSE.<text:line-break/>[ISO11404: EqualityIn every value space there is a notion of equality, for which the following rules hold:<text:line-break/>⎯ for any two instances (a, b) of values from the value space, either a is equal to b, denoted a = b , or a is not equal to b, denoted a ≠ b ;<text:line-break/>⎯ there is no pair of instances (a, b) of values from the value space such that both a = b and a ≠ b ;<text:line-break/>⎯ for every value a from the value space, a = a ;<text:line-break/>⎯ for any two instances (a, b) of values from the value space, a = b if and only if b = a ;<text:line-break/>⎯ for any three instances (a, b, c) of values from the value space, if a = b and b = c , then a = c . On every datatype, the operation Equal is defined in terms of the equality property of the value space, by:<text:line-break/>⎯ for any values a, b drawn from the value space, Equal(a,b) is true if a = b , and false otherwise.</text:p>
      <text:p text:style-name="P7"><text:span text:style-name="Intense_20_Emphasis"><text:span text:style-name="T2">Direct Supertypes</text:span></text:span></text:p>
      <text:p text:style-name="P14"><text:a xlink:type="simple" xlink:href="#_f9bba899ada544a47c36bb071e9024f5" text:style-name="Internet_20_link" text:visited-style-name="Visited_20_Internet_20_Link">Expression Node</text:a></text:p>
      <text:p text:style-name="P7"><text:span text:style-name="Intense_20_Emphasis"><text:span text:style-name="T2">Associations</text:span></text:span></text:p>
      <text:p text:style-name="P15"><draw:frame text:anchor-type="as-char" draw:z-index="8" draw:style-name="gr1" draw:text-style-name="P19" svg:width="0.1669in" svg:height="0.1669in"><draw:image xlink:href="Pictures/1000000000000010000000105EA3226BB1CE4DE6.png" xlink:type="simple" xlink:show="embed" xlink:actuate="onLoad"><text:p/></draw:image></draw:frame> <text:s/>has equal<text:alphabetical-index-mark text:string-value=" " text:key1="has equal"/> : <text:a xlink:type="simple" xlink:href="#_a52cb0ff6e414b3170b58afe10b6afcb" text:style-name="Internet_20_link" text:visited-style-name="Visited_20_Internet_20_Link">Thing</text:a> [1..*] </text:p>
      <text:p text:style-name="Standard"><text:tab/><text:span text:style-name="T3">through association:</text:span> <text:a xlink:type="simple" xlink:href="#_263bf256c72c927424037b273135c319" text:style-name="Internet_20_link" text:visited-style-name="Visited_20_Internet_20_Link"><text:span text:style-name="T4">Equality Constraint</text:span></text:a> </text:p>
      <text:p text:style-name="P17">Set of things that must have the same value or represent the same thing or set of things for Equality to return true.</text:p>
      <text:p text:style-name="Standard"/>
      <text:list xml:id="list104639606359188" text:continue-numbering="true" text:style-name="WWNum1">
        <text:list-item>
          <text:list>
            <text:list-item>
              <text:h text:style-name="P1" text:outline-level="2"><text:bookmark-start text:name="_263bf256c72c927424037b273135c319"/>Association Equality Constraint<text:bookmark-end text:name="_263bf256c72c927424037b273135c319"/><text:span text:style-name="T1"> </text:span><text:alphabetical-index-mark text:string-value=" " text:key1="Equality Constraint"/><text:span text:style-name="T1"><text:s/></text:span></text:h>
            </text:list-item>
          </text:list>
        </text:list-item>
      </text:list>
      <text:p text:style-name="Standard">Relationship defining set of things that will be evaluated for equality.</text:p>
      <text:p text:style-name="P7"><text:span text:style-name="Intense_20_Emphasis"><text:span text:style-name="T2">Association Ends</text:span></text:span></text:p>
      <text:p text:style-name="P16"><draw:frame text:anchor-type="as-char" draw:z-index="9" draw:style-name="gr1" draw:text-style-name="P19" svg:width="0.1669in" svg:height="0.1669in"><draw:image xlink:href="Pictures/1000000000000010000000105EA3226BB1CE4DE6.png" xlink:type="simple" xlink:show="embed" xlink:actuate="onLoad"><text:p/></draw:image></draw:frame> has equal<text:alphabetical-index-mark text:string-value=" " text:key1="has equal"/> : <text:a xlink:type="simple" xlink:href="#_a52cb0ff6e414b3170b58afe10b6afcb" text:style-name="Internet_20_link" text:visited-style-name="Visited_20_Internet_20_Link">Thing</text:a> [1..*] </text:p>
      <text:p text:style-name="P17"><text:soft-page-break/>Set of things that must have the same value or represent the same thing or set of things for Equality to return true.</text:p>
      <text:p text:style-name="P16"><draw:frame text:anchor-type="as-char" draw:z-index="10" draw:style-name="gr1" draw:text-style-name="P19" svg:width="0.1669in" svg:height="0.1669in"><draw:image xlink:href="Pictures/1000000000000010000000105EA3226BB1CE4DE6.png" xlink:type="simple" xlink:show="embed" xlink:actuate="onLoad"><text:p/></draw:image></draw:frame> has equality<text:alphabetical-index-mark text:string-value=" " text:key1="has equality"/> : <text:a xlink:type="simple" xlink:href="#_99ee84fc373e5bb5ae6febaa538452e1" text:style-name="Internet_20_link" text:visited-style-name="Visited_20_Internet_20_Link">Equality</text:a> [*] </text:p>
      <text:p text:style-name="P17">Equality constraints for a thing.</text:p>
      <text:p text:style-name="Standard"/>
      <text:list xml:id="list104641288502614" text:continue-numbering="true" text:style-name="WWNum1">
        <text:list-item>
          <text:list>
            <text:list-item>
              <text:h text:style-name="P1" text:outline-level="2"><text:bookmark-start text:name="_764178c56513beb91e5b5964ec31da8e"/>Class Evaluation<text:bookmark-end text:name="_764178c56513beb91e5b5964ec31da8e"/><text:span text:style-name="T1"> </text:span><text:alphabetical-index-mark text:string-value=" " text:key1="Evaluation"/><text:span text:style-name="T1"><text:s/></text:span></text:h>
            </text:list-item>
          </text:list>
        </text:list-item>
      </text:list>
      <text:p text:style-name="Standard">The evaluation of an expression. All references to an evaluation shall return the result of evaluating the &lt;evaluates&gt; expression node. All expression nodes referenced within an evaluation shall return the result of evaluating that expression node.<text:line-break/>An evaluation may be used in place of anything that requires the &lt;resulting type&gt; of the evaluation.</text:p>
      <text:p text:style-name="P7"><text:span text:style-name="Intense_20_Emphasis"><text:span text:style-name="T2">Direct Supertypes</text:span></text:span></text:p>
      <text:p text:style-name="P14"><text:a xlink:type="simple" xlink:href="#_d847ee03faa23264a18dd452d21972fc" text:style-name="Internet_20_link" text:visited-style-name="Visited_20_Internet_20_Link">Expression Context</text:a></text:p>
      <text:p text:style-name="P7"><text:span text:style-name="Intense_20_Emphasis"><text:span text:style-name="T2">Associations</text:span></text:span></text:p>
      <text:p text:style-name="P15"><draw:frame text:anchor-type="as-char" draw:z-index="11" draw:style-name="gr1" draw:text-style-name="P19" svg:width="0.1669in" svg:height="0.1669in"><draw:image xlink:href="Pictures/10000000000000100000001017869183F68EC9F6.png" xlink:type="simple" xlink:show="embed" xlink:actuate="onLoad"><text:p/></draw:image></draw:frame> <text:s/>evaluates<text:alphabetical-index-mark text:string-value=" " text:key1="evaluates"/> : <text:a xlink:type="simple" xlink:href="#_f9bba899ada544a47c36bb071e9024f5" text:style-name="Internet_20_link" text:visited-style-name="Visited_20_Internet_20_Link">Expression Node</text:a> [1] </text:p>
      <text:p text:style-name="Standard"><text:tab/><text:span text:style-name="T3">through association:</text:span> <text:a xlink:type="simple" xlink:href="#_832339913c2d70c2c7a1e67c27261203" text:style-name="Internet_20_link" text:visited-style-name="Visited_20_Internet_20_Link"><text:span text:style-name="T4">Expression Evaluation</text:span></text:a> </text:p>
      <text:p text:style-name="P17">The expression node "head" an evaluation evaluates.</text:p>
      <text:p text:style-name="Standard"/>
      <text:list xml:id="list104640416556579" text:continue-numbering="true" text:style-name="WWNum1">
        <text:list-item>
          <text:list>
            <text:list-item>
              <text:h text:style-name="P1" text:outline-level="2"><text:bookmark-start text:name="_6c832196fd78ec5da9e6b1ddd1779adf"/>Association Expression Context<text:bookmark-end text:name="_6c832196fd78ec5da9e6b1ddd1779adf"/><text:span text:style-name="T1"> </text:span><text:alphabetical-index-mark text:string-value=" " text:key1="Expression Context"/><text:span text:style-name="T1"><text:s/></text:span></text:h>
            </text:list-item>
          </text:list>
        </text:list-item>
      </text:list>
      <text:p text:style-name="Standard">Context in which an expression will be evaluated. </text:p>
      <text:p text:style-name="P7"><text:span text:style-name="Intense_20_Emphasis"><text:span text:style-name="T2">Direct Supertypes</text:span></text:span></text:p>
      <text:p text:style-name="P14"><text:a xlink:type="simple" xlink:href="#_52c887644007b8e51a1f6e976113707a" text:style-name="Internet_20_link" text:visited-style-name="Visited_20_Internet_20_Link">Extent of Context</text:a></text:p>
      <text:p text:style-name="P7"><text:span text:style-name="Intense_20_Emphasis"><text:span text:style-name="T2">Association Ends</text:span></text:span></text:p>
      <text:p text:style-name="P16"><draw:frame text:anchor-type="as-char" draw:z-index="12" draw:style-name="gr1" draw:text-style-name="P19" svg:width="0.1669in" svg:height="0.1669in"><draw:image xlink:href="Pictures/1000000000000010000000105EA3226BB1CE4DE6.png" xlink:type="simple" xlink:show="embed" xlink:actuate="onLoad"><text:p/></draw:image></draw:frame> evaluates in<text:alphabetical-index-mark text:string-value=" " text:key1="evaluates in"/> : <text:a xlink:type="simple" xlink:href="#_66d62b068053cee3464e1e03e6035eed" text:style-name="Internet_20_link" text:visited-style-name="Visited_20_Internet_20_Link">Context</text:a> [0..1] </text:p>
      <text:p text:style-name="P17">Context of evaluation and namespace resolution for an expression.</text:p>
      <text:p text:style-name="P16"><draw:frame text:anchor-type="as-char" draw:z-index="13" draw:style-name="gr1" draw:text-style-name="P19" svg:width="0.1669in" svg:height="0.1669in"><draw:image xlink:href="Pictures/1000000000000010000000105EA3226BB1CE4DE6.png" xlink:type="simple" xlink:show="embed" xlink:actuate="onLoad"><text:p/></draw:image></draw:frame> contextualizes<text:alphabetical-index-mark text:string-value=" " text:key1="contextualizes"/> : <text:a xlink:type="simple" xlink:href="#_d847ee03faa23264a18dd452d21972fc" text:style-name="Internet_20_link" text:visited-style-name="Visited_20_Internet_20_Link">Expression Context</text:a> [*] </text:p>
      <text:p text:style-name="P17">Expressions referencing a context.</text:p>
      <text:p text:style-name="Standard"/>
      <text:list xml:id="list104639700864357" text:continue-numbering="true" text:style-name="WWNum1">
        <text:list-item>
          <text:list>
            <text:list-item>
              <text:h text:style-name="P1" text:outline-level="2"><text:bookmark-start text:name="_d847ee03faa23264a18dd452d21972fc"/>Class Expression Context<text:bookmark-end text:name="_d847ee03faa23264a18dd452d21972fc"/><text:span text:style-name="T1"> </text:span><text:alphabetical-index-mark text:string-value=" " text:key1="Expression Context"/><text:span text:style-name="T1"><text:s/></text:span></text:h>
            </text:list-item>
          </text:list>
        </text:list-item>
      </text:list>
      <text:p text:style-name="Standard">An abstract element defining the static or dynamic evaluation context and resulting type of an expression.<text:line-break/>An expression context that is referenced by another expression context inherits the referencing context by default.</text:p>
      <text:p text:style-name="P7"><text:span text:style-name="Intense_20_Emphasis"><text:span text:style-name="T2">Direct Supertypes</text:span></text:span></text:p>
      <text:p text:style-name="P14"><text:a xlink:type="simple" xlink:href="#_eb8398b5a178c638b98597120ec51c4d" text:style-name="Internet_20_link" text:visited-style-name="Visited_20_Internet_20_Link">Identifiable Entity</text:a></text:p>
      <text:p text:style-name="P7"><text:span text:style-name="Intense_20_Emphasis"><text:span text:style-name="T2">Associations</text:span></text:span></text:p>
      <text:p text:style-name="P15"><draw:frame text:anchor-type="as-char" draw:z-index="14" draw:style-name="gr1" draw:text-style-name="P19" svg:width="0.1669in" svg:height="0.1669in"><draw:image xlink:href="Pictures/1000000000000010000000105EA3226BB1CE4DE6.png" xlink:type="simple" xlink:show="embed" xlink:actuate="onLoad"><text:p/></draw:image></draw:frame> <text:s/>evaluates in<text:alphabetical-index-mark text:string-value=" " text:key1="evaluates in"/> : <text:a xlink:type="simple" xlink:href="#_66d62b068053cee3464e1e03e6035eed" text:style-name="Internet_20_link" text:visited-style-name="Visited_20_Internet_20_Link">Context</text:a> [0..1] <text:s text:c="2"/><text:span text:style-name="T3">Subsets</text:span>: in context of:<text:a xlink:type="simple" xlink:href="#_66d62b068053cee3464e1e03e6035eed" text:style-name="Internet_20_link" text:visited-style-name="Visited_20_Internet_20_Link">Context</text:a> <text:s text:c="3"/></text:p>
      <text:p text:style-name="Standard"><text:tab/><text:span text:style-name="T3">through association:</text:span> <text:a xlink:type="simple" xlink:href="#_6c832196fd78ec5da9e6b1ddd1779adf" text:style-name="Internet_20_link" text:visited-style-name="Visited_20_Internet_20_Link"><text:span text:style-name="T4">Expression Context</text:span></text:a> </text:p>
      <text:p text:style-name="P17">Context of evaluation and namespace resolution for an expression.</text:p>
      <text:p text:style-name="P15"><draw:frame text:anchor-type="as-char" draw:z-index="15" draw:style-name="gr1" draw:text-style-name="P19" svg:width="0.1669in" svg:height="0.1669in"><draw:image xlink:href="Pictures/1000000000000010000000105EA3226BB1CE4DE6.png" xlink:type="simple" xlink:show="embed" xlink:actuate="onLoad"><text:p/></draw:image></draw:frame> <text:s/>resulting type<text:alphabetical-index-mark text:string-value=" " text:key1="resulting type"/> : <text:a xlink:type="simple" xlink:href="#_dfe1514224ca21cedba7b2b29802db50" text:style-name="Internet_20_link" text:visited-style-name="Visited_20_Internet_20_Link">Type</text:a> [1..*] </text:p>
      <text:p text:style-name="Standard"><text:tab/><text:span text:style-name="T3">through association:</text:span> <text:a xlink:type="simple" xlink:href="#_e835a88d901471c2732c9d670d083de8" text:style-name="Internet_20_link" text:visited-style-name="Visited_20_Internet_20_Link"><text:span text:style-name="T4">Result type</text:span></text:a> </text:p>
      <text:p text:style-name="P17">Type of the result of a function<text:line-break/>[UML] type (of an operation or expression).</text:p>
      <text:p text:style-name="Standard"><text:soft-page-break/></text:p>
      <text:list xml:id="list104641117445827" text:continue-numbering="true" text:style-name="WWNum1">
        <text:list-item>
          <text:list>
            <text:list-item>
              <text:h text:style-name="P1" text:outline-level="2"><text:bookmark-start text:name="_832339913c2d70c2c7a1e67c27261203"/>Association Expression Evaluation<text:bookmark-end text:name="_832339913c2d70c2c7a1e67c27261203"/><text:span text:style-name="T1"> </text:span><text:alphabetical-index-mark text:string-value=" " text:key1="Expression Evaluation"/><text:span text:style-name="T1"><text:s/></text:span></text:h>
            </text:list-item>
          </text:list>
        </text:list-item>
      </text:list>
      <text:p text:style-name="Standard">Relationship defining the expression that will be evaluated by an evaluation.</text:p>
      <text:p text:style-name="P7"><text:span text:style-name="Intense_20_Emphasis"><text:span text:style-name="T2">Association Ends</text:span></text:span></text:p>
      <text:p text:style-name="P16"><draw:frame text:anchor-type="as-char" draw:z-index="16" draw:style-name="gr1" draw:text-style-name="P19" svg:width="0.1669in" svg:height="0.1669in"><draw:image xlink:href="Pictures/10000000000000100000001017869183F68EC9F6.png" xlink:type="simple" xlink:show="embed" xlink:actuate="onLoad"><text:p/></draw:image></draw:frame> evaluates<text:alphabetical-index-mark text:string-value=" " text:key1="evaluates"/> : <text:a xlink:type="simple" xlink:href="#_f9bba899ada544a47c36bb071e9024f5" text:style-name="Internet_20_link" text:visited-style-name="Visited_20_Internet_20_Link">Expression Node</text:a> [1] </text:p>
      <text:p text:style-name="P17">The expression node "head" an evaluation evaluates.</text:p>
      <text:p text:style-name="P16"><draw:frame text:anchor-type="as-char" draw:z-index="17" draw:style-name="gr1" draw:text-style-name="P19" svg:width="0.1669in" svg:height="0.1669in"><draw:image xlink:href="Pictures/10000000000000100000001017869183F68EC9F6.png" xlink:type="simple" xlink:show="embed" xlink:actuate="onLoad"><text:p/></draw:image></draw:frame> evaluated by<text:alphabetical-index-mark text:string-value=" " text:key1="evaluated by"/> : <text:a xlink:type="simple" xlink:href="#_764178c56513beb91e5b5964ec31da8e" text:style-name="Internet_20_link" text:visited-style-name="Visited_20_Internet_20_Link">Evaluation</text:a> [*] </text:p>
      <text:p text:style-name="P17">Evaluations of an expression node.</text:p>
      <text:p text:style-name="Standard"/>
      <text:list xml:id="list104639625035315" text:continue-numbering="true" text:style-name="WWNum1">
        <text:list-item>
          <text:list>
            <text:list-item>
              <text:h text:style-name="P1" text:outline-level="2"><text:bookmark-start text:name="_f9bba899ada544a47c36bb071e9024f5"/>Class Expression Node<text:bookmark-end text:name="_f9bba899ada544a47c36bb071e9024f5"/><text:span text:style-name="T1"> </text:span><text:alphabetical-index-mark text:string-value=" " text:key1="Expression Node"/><text:span text:style-name="T1"><text:s/></text:span></text:h>
            </text:list-item>
          </text:list>
        </text:list-item>
      </text:list>
      <text:p text:style-name="Standard">An abstract class representing the computation of a value which is then bound to the context from which it is called. Each expression node has a type of the most general type it can return.<text:line-break/><text:line-break/>An expression node may reference other elements. Where the other elements are also expression nodes they will be considered part of the referencing expression and evaluated in the context of that expression.<text:line-break/><text:line-break/>The set of related expression nodes forms a "tree" for evaluation.<text:line-break/><text:line-break/>[FIBO] Expression<text:line-break/>[UML] Expression</text:p>
      <text:p text:style-name="P7"><text:span text:style-name="Intense_20_Emphasis"><text:span text:style-name="T2">Direct Supertypes</text:span></text:span></text:p>
      <text:p text:style-name="P14"><text:a xlink:type="simple" xlink:href="#_d847ee03faa23264a18dd452d21972fc" text:style-name="Internet_20_link" text:visited-style-name="Visited_20_Internet_20_Link">Expression Context</text:a></text:p>
      <text:p text:style-name="P7"><text:span text:style-name="Intense_20_Emphasis"><text:span text:style-name="T2">Attributes</text:span></text:span></text:p>
      <text:p text:style-name="P8"><draw:frame text:anchor-type="as-char" draw:z-index="18" draw:style-name="gr2" draw:text-style-name="P19" svg:width="0.1669in" svg:height="0.1669in"><draw:image xlink:href="Pictures/100000000000001000000010A0E036F24716B2CB.png" xlink:type="simple" xlink:show="embed" xlink:actuate="onLoad"><text:p/></draw:image></draw:frame> expression text<text:alphabetical-index-mark text:string-value=" " text:key1="expression text"/> : <text:a xlink:type="simple" xlink:href="#_f8b3b1f5ed63755061811cd6b69bc24f" text:style-name="Internet_20_link" text:visited-style-name="Visited_20_Internet_20_Link">Text</text:a> [0..1]</text:p>
      <text:p text:style-name="P18">Textual expression of the expression which is further refined by subtypes of expression.<text:line-break/>[UML] StringExpression </text:p>
      <text:p text:style-name="P8"><draw:frame text:anchor-type="as-char" draw:z-index="19" draw:style-name="gr2" draw:text-style-name="P19" svg:width="0.1669in" svg:height="0.1669in"><draw:image xlink:href="Pictures/100000000000001000000010A0E036F24716B2CB.png" xlink:type="simple" xlink:show="embed" xlink:actuate="onLoad"><text:p/></draw:image></draw:frame> expression text language<text:alphabetical-index-mark text:string-value=" " text:key1="expression text language"/> : <text:a xlink:type="simple" xlink:href="#_f8b3b1f5ed63755061811cd6b69bc24f" text:style-name="Internet_20_link" text:visited-style-name="Visited_20_Internet_20_Link">Text</text:a> [0..1]</text:p>
      <text:p text:style-name="P18">expression language used for the expression text</text:p>
      <text:p text:style-name="P7"><text:span text:style-name="Intense_20_Emphasis"><text:span text:style-name="T2">Associations</text:span></text:span></text:p>
      <text:p text:style-name="P15"><draw:frame text:anchor-type="as-char" draw:z-index="20" draw:style-name="gr1" draw:text-style-name="P19" svg:width="0.1669in" svg:height="0.1669in"><draw:image xlink:href="Pictures/10000000000000100000001017869183F68EC9F6.png" xlink:type="simple" xlink:show="embed" xlink:actuate="onLoad"><text:p/></draw:image></draw:frame> <text:s/>evaluated by<text:alphabetical-index-mark text:string-value=" " text:key1="evaluated by"/> : <text:a xlink:type="simple" xlink:href="#_764178c56513beb91e5b5964ec31da8e" text:style-name="Internet_20_link" text:visited-style-name="Visited_20_Internet_20_Link">Evaluation</text:a> [*] </text:p>
      <text:p text:style-name="Standard"><text:tab/><text:span text:style-name="T3">through association:</text:span> <text:a xlink:type="simple" xlink:href="#_832339913c2d70c2c7a1e67c27261203" text:style-name="Internet_20_link" text:visited-style-name="Visited_20_Internet_20_Link"><text:span text:style-name="T4">Expression Evaluation</text:span></text:a> </text:p>
      <text:p text:style-name="P17">Evaluations of an expression node.</text:p>
      <text:p text:style-name="Standard"/>
      <text:list xml:id="list104641101018621" text:continue-numbering="true" text:style-name="WWNum1">
        <text:list-item>
          <text:list>
            <text:list-item>
              <text:h text:style-name="P1" text:outline-level="2"><text:bookmark-start text:name="_db3e44e523a232e5b77a133d74842e81"/>Class Function Call<text:bookmark-end text:name="_db3e44e523a232e5b77a133d74842e81"/><text:span text:style-name="T1"> </text:span><text:alphabetical-index-mark text:string-value=" " text:key1="Function Call"/><text:span text:style-name="T1"><text:s/></text:span></text:h>
            </text:list-item>
          </text:list>
        </text:list-item>
      </text:list>
      <text:p text:style-name="Standard">An element of an expression that performs some operation based on a function type and produces a result. <text:s/>I.e. plus(a,1).<text:line-break/>Arguments are bound to the function call via bindings.</text:p>
      <text:p text:style-name="P7"><text:span text:style-name="Intense_20_Emphasis"><text:span text:style-name="T2">Direct Supertypes</text:span></text:span></text:p>
      <text:p text:style-name="P14"><text:a xlink:type="simple" xlink:href="#_f9bba899ada544a47c36bb071e9024f5" text:style-name="Internet_20_link" text:visited-style-name="Visited_20_Internet_20_Link">Expression Node</text:a>, <text:a xlink:type="simple" xlink:href="#_e60871f18b94666411d0d4023a66bd0b" text:style-name="Internet_20_link" text:visited-style-name="Visited_20_Internet_20_Link">Property Owner</text:a></text:p>
      <text:p text:style-name="P7"><text:span text:style-name="Intense_20_Emphasis"><text:span text:style-name="T2">Associations</text:span></text:span></text:p>
      <text:p text:style-name="P15"><draw:frame text:anchor-type="as-char" draw:z-index="21" draw:style-name="gr1" draw:text-style-name="P19" svg:width="0.1669in" svg:height="0.1669in"><draw:image xlink:href="Pictures/10000000000000100000001017869183F68EC9F6.png" xlink:type="simple" xlink:show="embed" xlink:actuate="onLoad"><text:p/></draw:image></draw:frame> <text:s/>calls<text:alphabetical-index-mark text:string-value=" " text:key1="calls"/> : <text:a xlink:type="simple" xlink:href="#_cff99d2f22ee84a9e95ea582786a897b" text:style-name="Internet_20_link" text:visited-style-name="Visited_20_Internet_20_Link">Function Type</text:a> [1] <text:s text:c="2"/><text:span text:style-name="T3">Redefines</text:span>: has type:<text:a xlink:type="simple" xlink:href="#_dfe1514224ca21cedba7b2b29802db50" text:style-name="Internet_20_link" text:visited-style-name="Visited_20_Internet_20_Link">Type</text:a> <text:s text:c="3"/></text:p>
      <text:p text:style-name="Standard"><text:tab/><text:span text:style-name="T3">through association:</text:span> <text:a xlink:type="simple" xlink:href="#_eb092a76b87a3aab56fe77b0528535c0" text:style-name="Internet_20_link" text:visited-style-name="Visited_20_Internet_20_Link"><text:span text:style-name="T4">Function Called</text:span></text:a> </text:p>
      <text:p text:style-name="P17"><text:soft-page-break/>Function called</text:p>
      <text:p text:style-name="Standard"/>
      <text:list xml:id="list104641390102123" text:continue-numbering="true" text:style-name="WWNum1">
        <text:list-item>
          <text:list>
            <text:list-item>
              <text:h text:style-name="P1" text:outline-level="2"><text:bookmark-start text:name="_eb092a76b87a3aab56fe77b0528535c0"/>Association Function Called<text:bookmark-end text:name="_eb092a76b87a3aab56fe77b0528535c0"/><text:span text:style-name="T1"> </text:span><text:alphabetical-index-mark text:string-value=" " text:key1="Function Called"/><text:span text:style-name="T1"><text:s/></text:span></text:h>
            </text:list-item>
          </text:list>
        </text:list-item>
      </text:list>
      <text:p text:style-name="Standard">Relationship defining the function (a type) called by a function call.</text:p>
      <text:p text:style-name="P7"><text:span text:style-name="Intense_20_Emphasis"><text:span text:style-name="T2">Direct Supertypes</text:span></text:span></text:p>
      <text:p text:style-name="P14"><text:a xlink:type="simple" xlink:href="#_7930d7b301f56f0155603422a27ad833" text:style-name="Internet_20_link" text:visited-style-name="Visited_20_Internet_20_Link">Extent of Type</text:a></text:p>
      <text:p text:style-name="P7"><text:span text:style-name="Intense_20_Emphasis"><text:span text:style-name="T2">Association Ends</text:span></text:span></text:p>
      <text:p text:style-name="P16"><draw:frame text:anchor-type="as-char" draw:z-index="22" draw:style-name="gr1" draw:text-style-name="P19" svg:width="0.1669in" svg:height="0.1669in"><draw:image xlink:href="Pictures/10000000000000100000001017869183F68EC9F6.png" xlink:type="simple" xlink:show="embed" xlink:actuate="onLoad"><text:p/></draw:image></draw:frame> calls<text:alphabetical-index-mark text:string-value=" " text:key1="calls"/> : <text:a xlink:type="simple" xlink:href="#_cff99d2f22ee84a9e95ea582786a897b" text:style-name="Internet_20_link" text:visited-style-name="Visited_20_Internet_20_Link">Function Type</text:a> [1] <text:s text:c="2"/><text:span text:style-name="T3">Redefines</text:span>: has type: <text:a xlink:type="simple" xlink:href="#_dfe1514224ca21cedba7b2b29802db50" text:style-name="Internet_20_link" text:visited-style-name="Visited_20_Internet_20_Link">Type</text:a> <text:s text:c="3"/></text:p>
      <text:p text:style-name="P17">Function called</text:p>
      <text:p text:style-name="P16"><draw:frame text:anchor-type="as-char" draw:z-index="23" draw:style-name="gr1" draw:text-style-name="P19" svg:width="0.1669in" svg:height="0.1669in"><draw:image xlink:href="Pictures/10000000000000100000001017869183F68EC9F6.png" xlink:type="simple" xlink:show="embed" xlink:actuate="onLoad"><text:p/></draw:image></draw:frame> is used by<text:alphabetical-index-mark text:string-value=" " text:key1="is used by"/> : <text:a xlink:type="simple" xlink:href="#_db3e44e523a232e5b77a133d74842e81" text:style-name="Internet_20_link" text:visited-style-name="Visited_20_Internet_20_Link">Function Call</text:a> [*] <text:s text:c="2"/><text:span text:style-name="T3">Redefines</text:span>: has type: <text:a xlink:type="simple" xlink:href="#_dfe1514224ca21cedba7b2b29802db50" text:style-name="Internet_20_link" text:visited-style-name="Visited_20_Internet_20_Link">Type</text:a> <text:s text:c="3"/></text:p>
      <text:p text:style-name="P17">Function calls using a function declaration.</text:p>
      <text:p text:style-name="Standard"/>
      <text:list xml:id="list104640754852074" text:continue-numbering="true" text:style-name="WWNum1">
        <text:list-item>
          <text:list>
            <text:list-item>
              <text:h text:style-name="P1" text:outline-level="2"><text:bookmark-start text:name="_84ce1e5601466fe3e5b0f817878a5249"/>Association Function Implementation<text:bookmark-end text:name="_84ce1e5601466fe3e5b0f817878a5249"/><text:span text:style-name="T1"> </text:span><text:alphabetical-index-mark text:string-value=" " text:key1="Function Implementation"/><text:span text:style-name="T1"><text:s/></text:span></text:h>
            </text:list-item>
          </text:list>
        </text:list-item>
      </text:list>
      <text:p text:style-name="Standard">Relationship defining the implementation of a function by an expression.</text:p>
      <text:p text:style-name="P7"><text:span text:style-name="Intense_20_Emphasis"><text:span text:style-name="T2">Direct Supertypes</text:span></text:span></text:p>
      <text:p text:style-name="P14"><text:a xlink:type="simple" xlink:href="#_6c832196fd78ec5da9e6b1ddd1779adf" text:style-name="Internet_20_link" text:visited-style-name="Visited_20_Internet_20_Link">Expression Context</text:a></text:p>
      <text:p text:style-name="P7"><text:span text:style-name="Intense_20_Emphasis"><text:span text:style-name="T2">Association Ends</text:span></text:span></text:p>
      <text:p text:style-name="P16"><draw:frame text:anchor-type="as-char" draw:z-index="24" draw:style-name="gr1" draw:text-style-name="P19" svg:width="0.1669in" svg:height="0.1669in"><draw:image xlink:href="Pictures/10000000000000100000001017869183F68EC9F6.png" xlink:type="simple" xlink:show="embed" xlink:actuate="onLoad"><text:p/></draw:image></draw:frame> implemented by<text:alphabetical-index-mark text:string-value=" " text:key1="implemented by"/> : <text:a xlink:type="simple" xlink:href="#_f9bba899ada544a47c36bb071e9024f5" text:style-name="Internet_20_link" text:visited-style-name="Visited_20_Internet_20_Link">Expression Node</text:a> [0..1] <text:s text:c="2"/><text:span text:style-name="T3">Redefines</text:span>: has type: <text:a xlink:type="simple" xlink:href="#_dfe1514224ca21cedba7b2b29802db50" text:style-name="Internet_20_link" text:visited-style-name="Visited_20_Internet_20_Link">Type</text:a> <text:s text:c="3"/></text:p>
      <text:p text:style-name="P17">Expression which defines the implementation of a function.</text:p>
      <text:p text:style-name="P16"><draw:frame text:anchor-type="as-char" draw:z-index="25" draw:style-name="gr1" draw:text-style-name="P19" svg:width="0.1669in" svg:height="0.1669in"><draw:image xlink:href="Pictures/10000000000000100000001017869183F68EC9F6.png" xlink:type="simple" xlink:show="embed" xlink:actuate="onLoad"><text:p/></draw:image></draw:frame> implements<text:alphabetical-index-mark text:string-value=" " text:key1="implements"/> : <text:a xlink:type="simple" xlink:href="#_cff99d2f22ee84a9e95ea582786a897b" text:style-name="Internet_20_link" text:visited-style-name="Visited_20_Internet_20_Link">Function Type</text:a> [0..1] <text:s text:c="2"/><text:span text:style-name="T3">Redefines</text:span>: has type: <text:a xlink:type="simple" xlink:href="#_dfe1514224ca21cedba7b2b29802db50" text:style-name="Internet_20_link" text:visited-style-name="Visited_20_Internet_20_Link">Type</text:a> <text:s text:c="3"/></text:p>
      <text:p text:style-name="P17">Function implemented by an expression</text:p>
      <text:p text:style-name="Standard"/>
      <text:list xml:id="list104639684840756" text:continue-numbering="true" text:style-name="WWNum1">
        <text:list-item>
          <text:list>
            <text:list-item>
              <text:h text:style-name="P1" text:outline-level="2"><text:bookmark-start text:name="_cff99d2f22ee84a9e95ea582786a897b"/>Class Function Type<text:bookmark-end text:name="_cff99d2f22ee84a9e95ea582786a897b"/><text:span text:style-name="T1"> </text:span><text:alphabetical-index-mark text:string-value=" " text:key1="Function Type"/><text:span text:style-name="T1"><text:s/></text:span></text:h>
            </text:list-item>
          </text:list>
        </text:list-item>
      </text:list>
      <text:p text:style-name="Standard">A declaration of a function which performs a calculation on arguments (properties) to produce a result (function result). <text:s/>I.e. the definition of plus(a:Number, b:Number).<text:line-break/><text:line-break/>Functions are intended to be side-effect free and context free (they only depend on their arguments and don't change anything) but assertions to specify that certain functions are pure may be required,<text:line-break/>Note: FUNCTION ARGUMENTS ARE PROPERTIES of the function.<text:line-break/><text:line-break/>[FUML] Operation where ownedParameter corresponds with &lt;has property&gt; and type corresponds with &lt;resulting type&gt;.</text:p>
      <text:p text:style-name="P7"><text:span text:style-name="Intense_20_Emphasis"><text:span text:style-name="T2">Direct Supertypes</text:span></text:span></text:p>
      <text:p text:style-name="P14"><text:a xlink:type="simple" xlink:href="#_d847ee03faa23264a18dd452d21972fc" text:style-name="Internet_20_link" text:visited-style-name="Visited_20_Internet_20_Link">Expression Context</text:a>, <text:a xlink:type="simple" xlink:href="#_3b0c6b335aca4015ef569068da1bec31" text:style-name="Internet_20_link" text:visited-style-name="Visited_20_Internet_20_Link">Property Owner Type</text:a></text:p>
      <text:p text:style-name="P7"><text:span text:style-name="Intense_20_Emphasis"><text:span text:style-name="T2">Associations</text:span></text:span></text:p>
      <text:p text:style-name="P15"><draw:frame text:anchor-type="as-char" draw:z-index="26" draw:style-name="gr1" draw:text-style-name="P19" svg:width="0.1669in" svg:height="0.1669in"><draw:image xlink:href="Pictures/10000000000000100000001017869183F68EC9F6.png" xlink:type="simple" xlink:show="embed" xlink:actuate="onLoad"><text:p/></draw:image></draw:frame> <text:s/>implemented by<text:alphabetical-index-mark text:string-value=" " text:key1="implemented by"/> : <text:a xlink:type="simple" xlink:href="#_f9bba899ada544a47c36bb071e9024f5" text:style-name="Internet_20_link" text:visited-style-name="Visited_20_Internet_20_Link">Expression Node</text:a> [0..1] <text:s text:c="2"/><text:span text:style-name="T3">Subsets</text:span>: contextualizes:<text:a xlink:type="simple" xlink:href="#_a52cb0ff6e414b3170b58afe10b6afcb" text:style-name="Internet_20_link" text:visited-style-name="Visited_20_Internet_20_Link">Thing</text:a> <text:s text:c="3"/></text:p>
      <text:p text:style-name="Standard"><text:tab/><text:span text:style-name="T3">through association:</text:span> <text:a xlink:type="simple" xlink:href="#_84ce1e5601466fe3e5b0f817878a5249" text:style-name="Internet_20_link" text:visited-style-name="Visited_20_Internet_20_Link"><text:span text:style-name="T4">Function Implementation</text:span></text:a> </text:p>
      <text:p text:style-name="P17">Expression which defines the implementation of a function.</text:p>
      <text:p text:style-name="P15"><draw:frame text:anchor-type="as-char" draw:z-index="27" draw:style-name="gr1" draw:text-style-name="P19" svg:width="0.1669in" svg:height="0.1669in"><draw:image xlink:href="Pictures/10000000000000100000001017869183F68EC9F6.png" xlink:type="simple" xlink:show="embed" xlink:actuate="onLoad"><text:p/></draw:image></draw:frame> <text:s/>is used by<text:alphabetical-index-mark text:string-value=" " text:key1="is used by"/> : <text:a xlink:type="simple" xlink:href="#_db3e44e523a232e5b77a133d74842e81" text:style-name="Internet_20_link" text:visited-style-name="Visited_20_Internet_20_Link">Function Call</text:a> [*] <text:s text:c="2"/><text:span text:style-name="T3">Redefines</text:span>: categorizes:<text:a xlink:type="simple" xlink:href="#_a52cb0ff6e414b3170b58afe10b6afcb" text:style-name="Internet_20_link" text:visited-style-name="Visited_20_Internet_20_Link">Thing</text:a> <text:s text:c="3"/></text:p>
      <text:p text:style-name="Standard"><text:tab/><text:span text:style-name="T3">through association:</text:span> <text:a xlink:type="simple" xlink:href="#_eb092a76b87a3aab56fe77b0528535c0" text:style-name="Internet_20_link" text:visited-style-name="Visited_20_Internet_20_Link"><text:span text:style-name="T4">Function Called</text:span></text:a> </text:p>
      <text:p text:style-name="P17">Function calls using a function declaration.</text:p>
      <text:p text:style-name="Standard"><text:soft-page-break/></text:p>
      <text:list xml:id="list104640417760139" text:continue-numbering="true" text:style-name="WWNum1">
        <text:list-item>
          <text:list>
            <text:list-item>
              <text:h text:style-name="P1" text:outline-level="2"><text:bookmark-start text:name="_e6c2e5d52e1652a6c3d27d411345c754"/>Class Object Operation Type<text:bookmark-end text:name="_e6c2e5d52e1652a6c3d27d411345c754"/><text:span text:style-name="T1"> </text:span><text:alphabetical-index-mark text:string-value=" " text:key1="Object Operation Type"/><text:span text:style-name="T1"><text:s/></text:span></text:h>
            </text:list-item>
          </text:list>
        </text:list-item>
      </text:list>
      <text:p text:style-name="Standard">An operation bound to a specific "receiver" in the "Object Oriented" sense.<text:line-break/>[FUML] Operation</text:p>
      <text:p text:style-name="P7"><text:span text:style-name="Intense_20_Emphasis"><text:span text:style-name="T2">Direct Supertypes</text:span></text:span></text:p>
      <text:p text:style-name="P14"><text:a xlink:type="simple" xlink:href="#_cff99d2f22ee84a9e95ea582786a897b" text:style-name="Internet_20_link" text:visited-style-name="Visited_20_Internet_20_Link">Function Type</text:a></text:p>
      <text:p text:style-name="P7"><text:span text:style-name="Intense_20_Emphasis"><text:span text:style-name="T2">Associations</text:span></text:span></text:p>
      <text:p text:style-name="P15"><draw:frame text:anchor-type="as-char" draw:z-index="28" draw:style-name="gr1" draw:text-style-name="P19" svg:width="0.1669in" svg:height="0.1669in"><draw:image xlink:href="Pictures/1000000000000010000000105EA3226BB1CE4DE6.png" xlink:type="simple" xlink:show="embed" xlink:actuate="onLoad"><text:p/></draw:image></draw:frame> <text:s/>receiver<text:alphabetical-index-mark text:string-value=" " text:key1="receiver"/> : <text:a xlink:type="simple" xlink:href="#_aec2b4f875c8e48059ff0f3cf4fdb05d" text:style-name="Internet_20_link" text:visited-style-name="Visited_20_Internet_20_Link">Property Type</text:a> [1] <text:s text:c="2"/><text:span text:style-name="T3">Subsets</text:span>: has property:<text:a xlink:type="simple" xlink:href="#_aec2b4f875c8e48059ff0f3cf4fdb05d" text:style-name="Internet_20_link" text:visited-style-name="Visited_20_Internet_20_Link">Property Type</text:a> <text:s text:c="3"/></text:p>
      <text:p text:style-name="Standard"><text:tab/><text:span text:style-name="T3">through association:</text:span> <text:a xlink:type="simple" xlink:href="#_a02f44bf25ed335a69f70e6854eb4be4" text:style-name="Internet_20_link" text:visited-style-name="Visited_20_Internet_20_Link"><text:span text:style-name="T4">OO Target</text:span></text:a> </text:p>
      <text:p text:style-name="P17">The property that is the receiver of an object operation. <text:line-break/>[UML] class (of Operation)</text:p>
      <text:p text:style-name="Standard"/>
      <text:list xml:id="list104639860600465" text:continue-numbering="true" text:style-name="WWNum1">
        <text:list-item>
          <text:list>
            <text:list-item>
              <text:h text:style-name="P1" text:outline-level="2"><text:bookmark-start text:name="_a02f44bf25ed335a69f70e6854eb4be4"/>Association OO Target<text:bookmark-end text:name="_a02f44bf25ed335a69f70e6854eb4be4"/><text:span text:style-name="T1"> </text:span><text:alphabetical-index-mark text:string-value=" " text:key1="OO Target"/><text:span text:style-name="T1"><text:s/></text:span></text:h>
            </text:list-item>
          </text:list>
        </text:list-item>
      </text:list>
      <text:p text:style-name="Standard">Relationship defining the "target" type of an object oriented function.</text:p>
      <text:p text:style-name="P7"><text:span text:style-name="Intense_20_Emphasis"><text:span text:style-name="T2">Association Ends</text:span></text:span></text:p>
      <text:p text:style-name="P16"><draw:frame text:anchor-type="as-char" draw:z-index="29" draw:style-name="gr1" draw:text-style-name="P19" svg:width="0.1669in" svg:height="0.1669in"><draw:image xlink:href="Pictures/1000000000000010000000105EA3226BB1CE4DE6.png" xlink:type="simple" xlink:show="embed" xlink:actuate="onLoad"><text:p/></draw:image></draw:frame> receiver<text:alphabetical-index-mark text:string-value=" " text:key1="receiver"/> : <text:a xlink:type="simple" xlink:href="#_aec2b4f875c8e48059ff0f3cf4fdb05d" text:style-name="Internet_20_link" text:visited-style-name="Visited_20_Internet_20_Link">Property Type</text:a> [1] <text:s text:c="2"/><text:span text:style-name="T3">Subsets</text:span>: has property:<text:a xlink:type="simple" xlink:href="#_aec2b4f875c8e48059ff0f3cf4fdb05d" text:style-name="Internet_20_link" text:visited-style-name="Visited_20_Internet_20_Link">Property Type</text:a> <text:s text:c="3"/></text:p>
      <text:p text:style-name="P17">The property that is the receiver of an object operation. <text:line-break/>[UML] class (of Operation)</text:p>
      <text:p text:style-name="P16"><draw:frame text:anchor-type="as-char" draw:z-index="30" draw:style-name="gr1" draw:text-style-name="P19" svg:width="0.1669in" svg:height="0.1669in"><draw:image xlink:href="Pictures/1000000000000010000000105EA3226BB1CE4DE6.png" xlink:type="simple" xlink:show="embed" xlink:actuate="onLoad"><text:p/></draw:image></draw:frame> received by<text:alphabetical-index-mark text:string-value=" " text:key1="received by"/> : <text:a xlink:type="simple" xlink:href="#_e6c2e5d52e1652a6c3d27d411345c754" text:style-name="Internet_20_link" text:visited-style-name="Visited_20_Internet_20_Link">Object Operation Type</text:a> [*] <text:s text:c="2"/><text:span text:style-name="T3">Subsets</text:span>: has property:<text:a xlink:type="simple" xlink:href="#_aec2b4f875c8e48059ff0f3cf4fdb05d" text:style-name="Internet_20_link" text:visited-style-name="Visited_20_Internet_20_Link">Property Type</text:a> <text:s text:c="3"/></text:p>
      <text:p text:style-name="P17">The Object Operation for which a receiver is defined.</text:p>
      <text:p text:style-name="Standard"/>
      <text:list xml:id="list104640873491610" text:continue-numbering="true" text:style-name="WWNum1">
        <text:list-item>
          <text:list>
            <text:list-item>
              <text:h text:style-name="P1" text:outline-level="2"><text:bookmark-start text:name="_e835a88d901471c2732c9d670d083de8"/>Association Result type<text:bookmark-end text:name="_e835a88d901471c2732c9d670d083de8"/><text:span text:style-name="T1"> </text:span><text:alphabetical-index-mark text:string-value=" " text:key1="Result type"/><text:span text:style-name="T1"><text:s/></text:span></text:h>
            </text:list-item>
          </text:list>
        </text:list-item>
      </text:list>
      <text:p text:style-name="Standard">Relationship defining the type or types returned by an expression evaluation.</text:p>
      <text:p text:style-name="P7"><text:span text:style-name="Intense_20_Emphasis"><text:span text:style-name="T2">Association Ends</text:span></text:span></text:p>
      <text:p text:style-name="P16"><draw:frame text:anchor-type="as-char" draw:z-index="31" draw:style-name="gr1" draw:text-style-name="P19" svg:width="0.1669in" svg:height="0.1669in"><draw:image xlink:href="Pictures/1000000000000010000000105EA3226BB1CE4DE6.png" xlink:type="simple" xlink:show="embed" xlink:actuate="onLoad"><text:p/></draw:image></draw:frame> resulting type<text:alphabetical-index-mark text:string-value=" " text:key1="resulting type"/> : <text:a xlink:type="simple" xlink:href="#_dfe1514224ca21cedba7b2b29802db50" text:style-name="Internet_20_link" text:visited-style-name="Visited_20_Internet_20_Link">Type</text:a> [1..*] <text:s text:c="2"/><text:span text:style-name="T3">Subsets</text:span>: has property:<text:a xlink:type="simple" xlink:href="#_aec2b4f875c8e48059ff0f3cf4fdb05d" text:style-name="Internet_20_link" text:visited-style-name="Visited_20_Internet_20_Link">Property Type</text:a> <text:s text:c="3"/></text:p>
      <text:p text:style-name="P17">Type of the result of a function<text:line-break/>[UML] type (of an operation or expression).</text:p>
      <text:p text:style-name="P16"><draw:frame text:anchor-type="as-char" draw:z-index="32" draw:style-name="gr1" draw:text-style-name="P19" svg:width="0.1669in" svg:height="0.1669in"><draw:image xlink:href="Pictures/1000000000000010000000105EA3226BB1CE4DE6.png" xlink:type="simple" xlink:show="embed" xlink:actuate="onLoad"><text:p/></draw:image></draw:frame> returned by<text:alphabetical-index-mark text:string-value=" " text:key1="returned by"/> : <text:a xlink:type="simple" xlink:href="#_d847ee03faa23264a18dd452d21972fc" text:style-name="Internet_20_link" text:visited-style-name="Visited_20_Internet_20_Link">Expression Context</text:a> [*] <text:s text:c="2"/><text:span text:style-name="T3">Subsets</text:span>: has property:<text:a xlink:type="simple" xlink:href="#_aec2b4f875c8e48059ff0f3cf4fdb05d" text:style-name="Internet_20_link" text:visited-style-name="Visited_20_Internet_20_Link">Property Type</text:a> <text:s text:c="3"/></text:p>
      <text:p text:style-name="P17">Method returning a type.</text:p>
      <text:p text:style-name="Standard"/>
      <text:list xml:id="list104640109332506" text:continue-numbering="true" text:style-name="WWNum1">
        <text:list-item>
          <text:list>
            <text:list-item>
              <text:h text:style-name="P1" text:outline-level="2"><text:bookmark-start text:name="_0492440b12b90a76377a15324efa2182"/>Class Traversal<text:bookmark-end text:name="_0492440b12b90a76377a15324efa2182"/><text:span text:style-name="T1"> </text:span><text:alphabetical-index-mark text:string-value=" " text:key1="Traversal"/><text:span text:style-name="T1"><text:s/></text:span></text:h>
            </text:list-item>
          </text:list>
        </text:list-item>
      </text:list>
      <text:p text:style-name="Standard">Traversal from the current &lt;evaluates in&gt; context to another across a relation or other structure.<text:line-break/><text:line-break/>A traversal is a structure such that the structure's bindings may hold other properties of a traversal constant as independent variables where &lt;traverses through&gt; is the dependent variable. The traversal shall be considered to have the type of the relation it is traversing. Traversing binary relations does not require any bindings.<text:line-break/><text:line-break/>[OWL] ObjectPropertyChain</text:p>
      <text:p text:style-name="P7"><text:span text:style-name="Intense_20_Emphasis"><text:span text:style-name="T2">Direct Supertypes</text:span></text:span></text:p>
      <text:p text:style-name="P14"><text:a xlink:type="simple" xlink:href="#_f9bba899ada544a47c36bb071e9024f5" text:style-name="Internet_20_link" text:visited-style-name="Visited_20_Internet_20_Link">Expression Node</text:a>, <text:a xlink:type="simple" xlink:href="#_e60871f18b94666411d0d4023a66bd0b" text:style-name="Internet_20_link" text:visited-style-name="Visited_20_Internet_20_Link">Property Owner</text:a></text:p>
      <text:p text:style-name="P7"><text:soft-page-break/><text:span text:style-name="Intense_20_Emphasis"><text:span text:style-name="T2">Attributes</text:span></text:span></text:p>
      <text:p text:style-name="P8"><draw:frame text:anchor-type="as-char" draw:z-index="33" draw:style-name="gr2" draw:text-style-name="P19" svg:width="0.1669in" svg:height="0.1669in"><draw:image xlink:href="Pictures/100000000000001000000010A0E036F24716B2CB.png" xlink:type="simple" xlink:show="embed" xlink:actuate="onLoad"><text:p/></draw:image></draw:frame> traverse to relation<text:alphabetical-index-mark text:string-value=" " text:key1="traverse to relation"/> : <text:a xlink:type="simple" xlink:href="#_6119a00b0834641b9fe3f5ae9f58237f" text:style-name="Internet_20_link" text:visited-style-name="Visited_20_Internet_20_Link">Boolean</text:a> [1] = false</text:p>
      <text:p text:style-name="P18">Where traverse to relation is false, the traversal will return the bound element(s) of the &lt;traverses through&gt; property from the current context via any intermediate relationships.<text:line-break/><text:line-break/>Where traverse to relation is true, the traversal shall return the structure/situation/relationship owning the property binding.<text:line-break/><text:line-break/>By default, traverse to relation is false.</text:p>
      <text:p text:style-name="P8"><draw:frame text:anchor-type="as-char" draw:z-index="34" draw:style-name="gr2" draw:text-style-name="P19" svg:width="0.1669in" svg:height="0.1669in"><draw:image xlink:href="Pictures/100000000000001000000010A0E036F24716B2CB.png" xlink:type="simple" xlink:show="embed" xlink:actuate="onLoad"><text:p/></draw:image></draw:frame> inverse<text:alphabetical-index-mark text:string-value=" " text:key1="inverse"/> : <text:a xlink:type="simple" xlink:href="#_6119a00b0834641b9fe3f5ae9f58237f" text:style-name="Internet_20_link" text:visited-style-name="Visited_20_Internet_20_Link">Boolean</text:a> [1] = false</text:p>
      <text:p text:style-name="P18">Indicates that the traversal is defined based on properties that reference the current context. This results in traversing "backwards" across a property to an inverse property or the relation.<text:line-break/></text:p>
      <text:p text:style-name="P7"><text:span text:style-name="Intense_20_Emphasis"><text:span text:style-name="T2">Associations</text:span></text:span></text:p>
      <text:p text:style-name="P15"><draw:frame text:anchor-type="as-char" draw:z-index="35" draw:style-name="gr1" draw:text-style-name="P19" svg:width="0.1669in" svg:height="0.1669in"><draw:image xlink:href="Pictures/1000000000000010000000105EA3226BB1CE4DE6.png" xlink:type="simple" xlink:show="embed" xlink:actuate="onLoad"><text:p/></draw:image></draw:frame> <text:s/>traverses through<text:alphabetical-index-mark text:string-value=" " text:key1="traverses through"/> : <text:a xlink:type="simple" xlink:href="#_aec2b4f875c8e48059ff0f3cf4fdb05d" text:style-name="Internet_20_link" text:visited-style-name="Visited_20_Internet_20_Link">Property Type</text:a> [1..*] </text:p>
      <text:p text:style-name="Standard"><text:tab/><text:span text:style-name="T3">through association:</text:span> <text:a xlink:type="simple" xlink:href="#_3a4ba02e26abaf7674f57fd630f4dc8e" text:style-name="Internet_20_link" text:visited-style-name="Visited_20_Internet_20_Link"><text:span text:style-name="T4">Traverse Through</text:span></text:a> </text:p>
      <text:p text:style-name="P17">Property or properties through which a traversal traverses as the dependent variable(s).</text:p>
      <text:p text:style-name="Standard"/>
      <text:list xml:id="list104640891175025" text:continue-numbering="true" text:style-name="WWNum1">
        <text:list-item>
          <text:list>
            <text:list-item>
              <text:h text:style-name="P1" text:outline-level="2"><text:bookmark-start text:name="_3a4ba02e26abaf7674f57fd630f4dc8e"/>Association Traverse Through<text:bookmark-end text:name="_3a4ba02e26abaf7674f57fd630f4dc8e"/><text:span text:style-name="T1"> </text:span><text:alphabetical-index-mark text:string-value=" " text:key1="Traverse Through"/><text:span text:style-name="T1"><text:s/></text:span></text:h>
            </text:list-item>
          </text:list>
        </text:list-item>
      </text:list>
      <text:p text:style-name="Standard">Relationship defining the property of the current context which will be traversed.</text:p>
      <text:p text:style-name="P7"><text:span text:style-name="Intense_20_Emphasis"><text:span text:style-name="T2">Association Ends</text:span></text:span></text:p>
      <text:p text:style-name="P16"><draw:frame text:anchor-type="as-char" draw:z-index="36" draw:style-name="gr1" draw:text-style-name="P19" svg:width="0.1669in" svg:height="0.1669in"><draw:image xlink:href="Pictures/1000000000000010000000105EA3226BB1CE4DE6.png" xlink:type="simple" xlink:show="embed" xlink:actuate="onLoad"><text:p/></draw:image></draw:frame> traverses through<text:alphabetical-index-mark text:string-value=" " text:key1="traverses through"/> : <text:a xlink:type="simple" xlink:href="#_aec2b4f875c8e48059ff0f3cf4fdb05d" text:style-name="Internet_20_link" text:visited-style-name="Visited_20_Internet_20_Link">Property Type</text:a> [1..*] </text:p>
      <text:p text:style-name="P17">Property or properties through which a traversal traverses as the dependent variable(s).</text:p>
      <text:p text:style-name="P16"><draw:frame text:anchor-type="as-char" draw:z-index="37" draw:style-name="gr1" draw:text-style-name="P19" svg:width="0.1669in" svg:height="0.1669in"><draw:image xlink:href="Pictures/1000000000000010000000105EA3226BB1CE4DE6.png" xlink:type="simple" xlink:show="embed" xlink:actuate="onLoad"><text:p/></draw:image></draw:frame> traversed by<text:alphabetical-index-mark text:string-value=" " text:key1="traversed by"/> : <text:a xlink:type="simple" xlink:href="#_0492440b12b90a76377a15324efa2182" text:style-name="Internet_20_link" text:visited-style-name="Visited_20_Internet_20_Link">Traversal</text:a> [*] </text:p>
      <text:p text:style-name="P17">Traversals through a property.</text:p>
      <text:p text:style-name="Standard"/>
      <text:p text:style-name="P13"/>
      <text:list xml:id="list104640524082578" text:continue-numbering="true" text:style-name="WWNum1">
        <text:list-item>
          <text:h text:style-name="P5" text:outline-level="1">SMIF Conceptual Model::Facets</text:h>
        </text:list-item>
      </text:list>
      <text:p text:style-name="Text_20_body">The facet package defines facets, roles and phases. Types that "mix in" to other types in a specific context or timeframe.</text:p>
      <text:list xml:id="list104640614686159" text:continue-numbering="true" text:style-name="WWNum1">
        <text:list-item>
          <text:list>
            <text:list-item>
              <text:h text:style-name="P1" text:outline-level="2">Diagram: Facets</text:h>
            </text:list-item>
          </text:list>
        </text:list-item>
      </text:list>
      <text:p text:style-name="P9"><draw:frame text:anchor-type="as-char" draw:z-index="38" draw:name="Picture 509137135.emf" draw:style-name="gr1" draw:text-style-name="P19" svg:width="6.7669in" svg:height="4.7835in"><draw:image xlink:href="Pictures/2000010A000031AD00002ECA9FC9FA4802A60EFB.wmf" xlink:type="simple" xlink:show="embed" xlink:actuate="onLoad"><text:p/></draw:image></draw:frame></text:p>
      <text:list xml:id="list104640987290597" text:continue-list="list104639815646693" text:style-name="WWNum18">
        <text:list-item>
          <text:p text:style-name="P2">Facets</text:p>
        </text:list-item>
      </text:list>
      <text:p text:style-name="Standard"><text:s/></text:p>
      <text:p text:style-name="Standard"/>
      <text:list xml:id="list104639987564771" text:continue-list="list104640614686159" text:style-name="WWNum1">
        <text:list-item>
          <text:list>
            <text:list-item>
              <text:h text:style-name="P1" text:outline-level="2"><text:bookmark-start text:name="_916836a55284f322e1bcfe31dd038553"/>Class Category<text:bookmark-end text:name="_916836a55284f322e1bcfe31dd038553"/><text:span text:style-name="T1"> </text:span><text:alphabetical-index-mark text:string-value=" " text:key1="Category"/><text:span text:style-name="T1"><text:s/></text:span></text:h>
            </text:list-item>
          </text:list>
        </text:list-item>
      </text:list>
      <text:p text:style-name="Standard">A category is a classification or division of people, events or things regarded as having particular shared characteristics. Categorization is typically contextual, potentially transient and may or may not be formally defined.<text:line-break/>As with all facets, categories are non-rigid. Something classified by a category must also be classified by an entity type.</text:p>
      <text:p text:style-name="P7"><text:span text:style-name="Intense_20_Emphasis"><text:span text:style-name="T2">Direct Supertypes</text:span></text:span></text:p>
      <text:p text:style-name="P14"><text:a xlink:type="simple" xlink:href="#_3b2e69eb6121d1e3a1180bbe8ee64013" text:style-name="Internet_20_link" text:visited-style-name="Visited_20_Internet_20_Link">Facet</text:a></text:p>
      <text:p text:style-name="Standard"/>
      <text:list xml:id="list104639810049664" text:continue-numbering="true" text:style-name="WWNum1">
        <text:list-item>
          <text:list>
            <text:list-item>
              <text:h text:style-name="P1" text:outline-level="2"><text:bookmark-start text:name="_3b2e69eb6121d1e3a1180bbe8ee64013"/><text:soft-page-break/>Class Facet<text:bookmark-end text:name="_3b2e69eb6121d1e3a1180bbe8ee64013"/><text:span text:style-name="T1"> </text:span><text:alphabetical-index-mark text:string-value=" " text:key1="Facet"/><text:span text:style-name="T1"><text:s/></text:span></text:h>
            </text:list-item>
          </text:list>
        </text:list-item>
      </text:list>
      <text:p text:style-name="Standard">A facet is a "mix in" type that defines an aspect of something but does not define the identity or "fundamental" (A.K.A. "Rigid") type of that thing, but some potentially transient role, phase or other way to classify it. Something must have at least one type that is not a facet to define that things identity.<text:line-break/>Facets do not define independent identity of the referent but technology implementations may create independent objects to represent a facet.<text:line-break/>An instance of a facet must also have a type that is not a facet to provide the identity of the instance.<text:line-break/>The type(s) a facet may categorize may be constrained by a Facet Generalization Constraint. E.g. Policeman is a role of a person.<text:line-break/><text:line-break/>[Guarino1994] Non-Substantial sortal<text:line-break/>[Guizzard] Non-Rigid Universal: A universal G is non-rigid iff for a w ∈ W There is an x such that x ∈ extw(G), and there is a w∈ W such that x ∉extw(G)<text:line-break/><text:line-break/>[SOWA1999] Prehension (Relative</text:p>
      <text:p text:style-name="P7"><text:span text:style-name="Intense_20_Emphasis"><text:span text:style-name="T2">Direct Supertypes</text:span></text:span></text:p>
      <text:p text:style-name="P14"><text:a xlink:type="simple" xlink:href="#_dfe1514224ca21cedba7b2b29802db50" text:style-name="Internet_20_link" text:visited-style-name="Visited_20_Internet_20_Link">Type</text:a></text:p>
      <text:p text:style-name="P7"><text:span text:style-name="Intense_20_Emphasis"><text:span text:style-name="T2">Associations</text:span></text:span></text:p>
      <text:p text:style-name="P15"><draw:frame text:anchor-type="as-char" draw:z-index="39" draw:style-name="gr1" draw:text-style-name="P19" svg:width="0.1669in" svg:height="0.1669in"><draw:image xlink:href="Pictures/10000000000000100000001017869183F68EC9F6.png" xlink:type="simple" xlink:show="embed" xlink:actuate="onLoad"><text:p/></draw:image></draw:frame> &lt;&lt;Sufficient&gt;&gt; : <text:a xlink:type="simple" xlink:href="#_5a628eea0bece484dee7d3b72103afa0" text:style-name="Internet_20_link" text:visited-style-name="Visited_20_Internet_20_Link">Facet Classification Constraint</text:a> <text:s text:c="2"/><text:span text:style-name="T3">Subsets</text:span>: has general:<text:a xlink:type="simple" xlink:href="#_dfe1514224ca21cedba7b2b29802db50" text:style-name="Internet_20_link" text:visited-style-name="Visited_20_Internet_20_Link">Type</text:a> <text:s text:c="3"/></text:p>
      <text:p text:style-name="Standard"/>
      <text:list xml:id="list104639919148572" text:continue-numbering="true" text:style-name="WWNum1">
        <text:list-item>
          <text:list>
            <text:list-item>
              <text:h text:style-name="P1" text:outline-level="2"><text:bookmark-start text:name="_96894a8e9f850fed1567e4f516f1390e"/>Class Facet of Entity<text:bookmark-end text:name="_96894a8e9f850fed1567e4f516f1390e"/><text:span text:style-name="T1"> </text:span><text:alphabetical-index-mark text:string-value=" " text:key1="Facet of Entity"/><text:span text:style-name="T1"><text:s/>&lt;&lt;Relationship&gt;&gt;</text:span></text:h>
            </text:list-item>
          </text:list>
        </text:list-item>
      </text:list>
      <text:p text:style-name="Standard">Facet of entity is the binding of a particular entity to a facet. May also be considered an "as a" relationship. In the case of a role, it states that an entity plays the role, e.g. "Joe as a policeman". In the case of a phase, it states that an entity has that phase and that it is a phase of that entity, e.g. Sue as a teenager.<text:line-break/>Facet of Entity is a kind of contextual categorization in that the entity assumes all of the characteristics of the facet where the Facet of Entity is asserted. E.g. if Joe has a policeman role, Joe is a policeman.<text:line-break/><text:line-break/>Facet of entity is an "Extent of Type" association reified as a relationship in that the binding of the entity to the facet may be valid in particular context or time frame. Facet of entity may be the consequence of a relationship. Note: Not represented as an association class due to OMG-MOF limitations.<text:line-break/><text:line-break/>Facet of entity may only relate entities that have a type compatible with the type of the facet, as defined by a Facet Classification Rule.<text:line-break/><text:line-break/>[FIBO] (for roles of actors) AgentInRole.<text:line-break/>[FIBO] (for roles of anything else) ThingInRole<text:line-break/>[Guarino1994] Externally Dependent Moment (Also called "Qua individual")<text:line-break/>[SOWA1999] Prehension</text:p>
      <text:p text:style-name="P7"><text:span text:style-name="Intense_20_Emphasis"><text:span text:style-name="T2">Direct Supertypes</text:span></text:span></text:p>
      <text:p text:style-name="P14"><text:a xlink:type="simple" xlink:href="#_f7a7f80baaeb7cc3f36c45e96eacd166" text:style-name="Internet_20_link" text:visited-style-name="Visited_20_Internet_20_Link">Relationship</text:a></text:p>
      <text:p text:style-name="P7"><text:span text:style-name="Intense_20_Emphasis"><text:span text:style-name="T2">Associations</text:span></text:span></text:p>
      <text:p text:style-name="P15"><draw:frame text:anchor-type="as-char" draw:z-index="40" draw:style-name="gr1" draw:text-style-name="P19" svg:width="0.1669in" svg:height="0.1669in"><draw:image xlink:href="Pictures/1000000000000010000000105EA3226BB1CE4DE6.png" xlink:type="simple" xlink:show="embed" xlink:actuate="onLoad"><text:p/></draw:image></draw:frame> <text:s/>has facet<text:alphabetical-index-mark text:string-value=" " text:key1="has facet"/> : <text:a xlink:type="simple" xlink:href="#_3b2e69eb6121d1e3a1180bbe8ee64013" text:style-name="Internet_20_link" text:visited-style-name="Visited_20_Internet_20_Link">Facet</text:a> [1] <text:s text:c="2"/><text:span text:style-name="T3">Subsets</text:span>: has type:<text:a xlink:type="simple" xlink:href="#_dfe1514224ca21cedba7b2b29802db50" text:style-name="Internet_20_link" text:visited-style-name="Visited_20_Internet_20_Link">Type</text:a> <text:s text:c="3"/></text:p>
      <text:p text:style-name="P17">The facet that an entity assumes when it is the facet of an entity.<text:line-break/>[FIBO] (for roles) playsRole</text:p>
      <text:p text:style-name="P15"><draw:frame text:anchor-type="as-char" draw:z-index="41" draw:style-name="gr1" draw:text-style-name="P19" svg:width="0.1669in" svg:height="0.1669in"><draw:image xlink:href="Pictures/1000000000000010000000105EA3226BB1CE4DE6.png" xlink:type="simple" xlink:show="embed" xlink:actuate="onLoad"><text:p/></draw:image></draw:frame> <text:s/>has entity<text:alphabetical-index-mark text:string-value=" " text:key1="has entity"/> : <text:a xlink:type="simple" xlink:href="#_eb8398b5a178c638b98597120ec51c4d" text:style-name="Internet_20_link" text:visited-style-name="Visited_20_Internet_20_Link">Identifiable Entity</text:a> [1] <text:s text:c="2"/><text:span text:style-name="T3">Redefines</text:span>: categorizes:<text:a xlink:type="simple" xlink:href="#_a52cb0ff6e414b3170b58afe10b6afcb" text:style-name="Internet_20_link" text:visited-style-name="Visited_20_Internet_20_Link">Thing</text:a> <text:s text:c="3"/></text:p>
      <text:p text:style-name="P17">The entity having a facet (including roles and phases).<text:line-break/>[FIBO] (for roles) isPlayedBy</text:p>
      <text:p text:style-name="Standard"><text:soft-page-break/></text:p>
      <text:list xml:id="list104641039092564" text:continue-numbering="true" text:style-name="WWNum1">
        <text:list-item>
          <text:list>
            <text:list-item>
              <text:h text:style-name="P1" text:outline-level="2"><text:bookmark-start text:name="_f0bb8218a03b175d2d14803904d73f1c"/>Class Phase<text:bookmark-end text:name="_f0bb8218a03b175d2d14803904d73f1c"/><text:span text:style-name="T1"> </text:span><text:alphabetical-index-mark text:string-value=" " text:key1="Phase"/><text:span text:style-name="T1"><text:s/></text:span></text:h>
            </text:list-item>
          </text:list>
        </text:list-item>
      </text:list>
      <text:p text:style-name="Standard">A phase (or state) is a static characteristic of something that exists for limited time(s). <text:s/>Something takes on or looses a phase as a result of some event. E,g, Teenager, living, closed invoice.<text:line-break/>A Phase is a situation in that there is a situation coincident with each phase.<text:line-break/><text:line-break/>[Guizzardi] (Phased-Sortal): Let PS be a universal and let S be a<text:line-break/>substance sortal specialized (restricted by) PS. Now, let extw(~PS) = extw(S) \ extw(PS)<text:line-break/>be the complement of the extension of PS in world w. In this formula, the<text:line-break/>symbol \ represents the set theoretical operation of set difference. The<text:line-break/>universal PS is a phased-sortal iff for all worlds w ∈ W, there is a w ∈ W such<text:line-break/>that extw(PS) ∩ extw(~PS) ≠ ∅</text:p>
      <text:p text:style-name="P7"><text:span text:style-name="Intense_20_Emphasis"><text:span text:style-name="T2">Direct Supertypes</text:span></text:span></text:p>
      <text:p text:style-name="P14"><text:a xlink:type="simple" xlink:href="#_3b2e69eb6121d1e3a1180bbe8ee64013" text:style-name="Internet_20_link" text:visited-style-name="Visited_20_Internet_20_Link">Facet</text:a>, <text:a xlink:type="simple" xlink:href="#_50241f5936e61055293ca95f860768d8" text:style-name="Internet_20_link" text:visited-style-name="Visited_20_Internet_20_Link">Situation Type</text:a></text:p>
      <text:p text:style-name="Standard"/>
      <text:list xml:id="list104641661134957" text:continue-numbering="true" text:style-name="WWNum1">
        <text:list-item>
          <text:list>
            <text:list-item>
              <text:h text:style-name="P1" text:outline-level="2"><text:bookmark-start text:name="_a8049a836c9b9b5d6df4b578a5836756"/>Class Role<text:bookmark-end text:name="_a8049a836c9b9b5d6df4b578a5836756"/><text:span text:style-name="T1"> </text:span><text:alphabetical-index-mark text:string-value=" " text:key1="Role"/><text:span text:style-name="T1"><text:s/></text:span></text:h>
            </text:list-item>
          </text:list>
        </text:list-item>
      </text:list>
      <text:p text:style-name="Standard">A role is a facet type that defines a specific purpose or behavior of a class of things. <text:s/>E.g. teacher, policeman, or employer.<text:line-break/>[FIBO] Role. Note that partyInRole or thingInRole are implied by classification of a thing.<text:line-break/><text:line-break/></text:p>
      <text:p text:style-name="P7"><text:span text:style-name="Intense_20_Emphasis"><text:span text:style-name="T2">Direct Supertypes</text:span></text:span></text:p>
      <text:p text:style-name="P14"><text:a xlink:type="simple" xlink:href="#_3b2e69eb6121d1e3a1180bbe8ee64013" text:style-name="Internet_20_link" text:visited-style-name="Visited_20_Internet_20_Link">Facet</text:a></text:p>
      <text:p text:style-name="Standard"/>
      <text:p text:style-name="P13"/>
      <text:list xml:id="list104640372350582" text:continue-numbering="true" text:style-name="WWNum1">
        <text:list-item>
          <text:h text:style-name="P5" text:outline-level="1">SMIF Conceptual Model::Identifiers</text:h>
        </text:list-item>
      </text:list>
      <text:p text:style-name="Text_20_body">Terms and identifiers provide for signs for (ways to identify) anything.</text:p>
      <text:list xml:id="list104641645930923" text:continue-numbering="true" text:style-name="WWNum1">
        <text:list-item>
          <text:list>
            <text:list-item>
              <text:h text:style-name="P1" text:outline-level="2">Diagram: Identifiers</text:h>
            </text:list-item>
          </text:list>
        </text:list-item>
      </text:list>
      <text:p text:style-name="P9"><draw:frame text:anchor-type="as-char" draw:z-index="42" draw:name="Picture 902474025.emf" draw:style-name="gr1" draw:text-style-name="P19" svg:width="6.7669in" svg:height="6.2087in"><draw:image xlink:href="Pictures/2000019400002E5B000038B07C468D7357AF38CD.wmf" xlink:type="simple" xlink:show="embed" xlink:actuate="onLoad"><text:p/></draw:image></draw:frame></text:p>
      <text:list xml:id="list104640803108180" text:continue-list="list104640987290597" text:style-name="WWNum18">
        <text:list-item>
          <text:p text:style-name="P2">Identifiers</text:p>
        </text:list-item>
      </text:list>
      <text:p text:style-name="Text_20_body">An identifier that can be represented as text. The text is in the "value" property.<text:line-break/><text:line-break/>[IDEAS] Sign: An Individual that signifies a Thing.</text:p>
      <text:p text:style-name="Standard"><text:soft-page-break/><text:s/></text:p>
      <text:p text:style-name="Standard"/>
      <text:list xml:id="list104640574636035" text:continue-list="list104641645930923" text:style-name="WWNum1">
        <text:list-item>
          <text:list>
            <text:list-item>
              <text:h text:style-name="P1" text:outline-level="2"><text:bookmark-start text:name="_5a0c9611d1c64dcbc0f89b5299e112ed"/>Association Identification<text:bookmark-end text:name="_5a0c9611d1c64dcbc0f89b5299e112ed"/><text:span text:style-name="T1"> </text:span><text:alphabetical-index-mark text:string-value=" " text:key1="Identification"/><text:span text:style-name="T1"><text:s/></text:span></text:h>
            </text:list-item>
          </text:list>
        </text:list-item>
      </text:list>
      <text:p text:style-name="Standard">Relationship defining an identifier for an entity.<text:line-break/><text:line-break/>[IDEAS] namedBy: A couple that asserts that a Name describes a Thing.<text:line-break/><text:line-break/>[ISO 1087] Designation</text:p>
      <text:p text:style-name="P7"><text:span text:style-name="Intense_20_Emphasis"><text:span text:style-name="T2">Association Ends</text:span></text:span></text:p>
      <text:p text:style-name="P16"><draw:frame text:anchor-type="as-char" draw:z-index="43" draw:style-name="gr1" draw:text-style-name="P19" svg:width="0.1669in" svg:height="0.1669in"><draw:image xlink:href="Pictures/10000000000000100000001017869183F68EC9F6.png" xlink:type="simple" xlink:show="embed" xlink:actuate="onLoad"><text:p/></draw:image></draw:frame> identifies<text:alphabetical-index-mark text:string-value=" " text:key1="identifies"/> : <text:a xlink:type="simple" xlink:href="#_eb8398b5a178c638b98597120ec51c4d" text:style-name="Internet_20_link" text:visited-style-name="Visited_20_Internet_20_Link">Identifiable Entity</text:a> [1] <text:s text:c="2"/><text:span text:style-name="T3">Redefines</text:span>: categorizes: <text:a xlink:type="simple" xlink:href="#_a52cb0ff6e414b3170b58afe10b6afcb" text:style-name="Internet_20_link" text:visited-style-name="Visited_20_Internet_20_Link">Thing</text:a> <text:s text:c="3"/></text:p>
      <text:p text:style-name="P17">The entity an identifier identifies.<text:line-break/><text:line-break/>[FIBO] identifies: is the relationship between something and that which provides a unique reference for it<text:line-break/><text:line-break/>[ISO 1087] designator: representation of a concept (3.2.1) by a sign which<text:line-break/>denotes it</text:p>
      <text:p text:style-name="P16"><draw:frame text:anchor-type="as-char" draw:z-index="44" draw:style-name="gr1" draw:text-style-name="P19" svg:width="0.1669in" svg:height="0.1669in"><draw:image xlink:href="Pictures/10000000000000100000001017869183F68EC9F6.png" xlink:type="simple" xlink:show="embed" xlink:actuate="onLoad"><text:p/></draw:image></draw:frame> identified by<text:alphabetical-index-mark text:string-value=" " text:key1="identified by"/> : <text:a xlink:type="simple" xlink:href="#_095e3f15be2ed98da1f28f354699da01" text:style-name="Internet_20_link" text:visited-style-name="Visited_20_Internet_20_Link">Identifier</text:a> [*] <text:s text:c="2"/><text:span text:style-name="T3">Redefines</text:span>: categorizes: <text:a xlink:type="simple" xlink:href="#_a52cb0ff6e414b3170b58afe10b6afcb" text:style-name="Internet_20_link" text:visited-style-name="Visited_20_Internet_20_Link">Thing</text:a> <text:s text:c="3"/></text:p>
      <text:p text:style-name="P17">An identifier for an &lt;Entity&gt;.<text:line-break/>[FIBO] hasDenotation</text:p>
      <text:p text:style-name="Standard"/>
      <text:list xml:id="list104640214851988" text:continue-numbering="true" text:style-name="WWNum1">
        <text:list-item>
          <text:list>
            <text:list-item>
              <text:h text:style-name="P1" text:outline-level="2"><text:bookmark-start text:name="_095e3f15be2ed98da1f28f354699da01"/>Class Identifier<text:bookmark-end text:name="_095e3f15be2ed98da1f28f354699da01"/><text:span text:style-name="T1"> </text:span><text:alphabetical-index-mark text:string-value=" " text:key1="Identifier"/><text:span text:style-name="T1"><text:s/>&lt;&lt;Value&gt;&gt;</text:span></text:h>
            </text:list-item>
          </text:list>
        </text:list-item>
      </text:list>
      <text:p text:style-name="Standard">An identifier is any value that is used to distinguish an entity from other entities. Note that any identifier may be contextualized by one or more context, including language context. Identifiers are a “sign” for an identity where identity is an abstraction of individuality that is the basis for identifiers.<text:line-break/><text:line-break/>[IDEAS] Name: A Representation that identifies a Thing.<text:line-break/>[FIBO] Identifier<text:line-break/>[CL] Term: expression which denotes an individual, consisting of either a name or, recursively, a function term applied to a sequence of arguments, which are themselves terms</text:p>
      <text:p text:style-name="P7"><text:span text:style-name="Intense_20_Emphasis"><text:span text:style-name="T2">Direct Supertypes</text:span></text:span></text:p>
      <text:p text:style-name="P14"><text:a xlink:type="simple" xlink:href="#_a739673c8d53da123e392b7e5059ceec" text:style-name="Internet_20_link" text:visited-style-name="Visited_20_Internet_20_Link">Value</text:a></text:p>
      <text:p text:style-name="P7"><text:span text:style-name="Intense_20_Emphasis"><text:span text:style-name="T2">Associations</text:span></text:span></text:p>
      <text:p text:style-name="P15"><draw:frame text:anchor-type="as-char" draw:z-index="45" draw:style-name="gr1" draw:text-style-name="P19" svg:width="0.1669in" svg:height="0.1669in"><draw:image xlink:href="Pictures/10000000000000100000001017869183F68EC9F6.png" xlink:type="simple" xlink:show="embed" xlink:actuate="onLoad"><text:p/></draw:image></draw:frame> &lt;&lt;Sufficient&gt;&gt; identifies<text:alphabetical-index-mark text:string-value=" " text:key1="identifies"/> : <text:a xlink:type="simple" xlink:href="#_eb8398b5a178c638b98597120ec51c4d" text:style-name="Internet_20_link" text:visited-style-name="Visited_20_Internet_20_Link">Identifiable Entity</text:a> [1] </text:p>
      <text:p text:style-name="Standard"><text:tab/><text:span text:style-name="T3">through association:</text:span> <text:a xlink:type="simple" xlink:href="#_5a0c9611d1c64dcbc0f89b5299e112ed" text:style-name="Internet_20_link" text:visited-style-name="Visited_20_Internet_20_Link"><text:span text:style-name="T4">Identification</text:span></text:a> </text:p>
      <text:p text:style-name="P17">The entity an identifier identifies.<text:line-break/><text:line-break/>[FIBO] identifies: is the relationship between something and that which provides a unique reference for it<text:line-break/><text:line-break/>[ISO 1087] designator: representation of a concept (3.2.1) by a sign which<text:line-break/>denotes it</text:p>
      <text:p text:style-name="Standard"/>
      <text:list xml:id="list104640507902646" text:continue-numbering="true" text:style-name="WWNum1">
        <text:list-item>
          <text:list>
            <text:list-item>
              <text:h text:style-name="P1" text:outline-level="2"><text:bookmark-start text:name="_f299435eb9ee45736534c27bbafd17f2"/>Association Identifier in Namespace<text:bookmark-end text:name="_f299435eb9ee45736534c27bbafd17f2"/><text:span text:style-name="T1"> </text:span><text:alphabetical-index-mark text:string-value=" " text:key1="Identifier in Namespace"/><text:span text:style-name="T1"><text:s/></text:span></text:h>
            </text:list-item>
          </text:list>
        </text:list-item>
      </text:list>
      <text:p text:style-name="Standard">Relationship defining the namespace within which a unique identifier is defined and unique.<text:line-break/><text:line-break/><text:soft-page-break/>[ISO 1087] monosemy: relation between designations (3.4.1) and concepts (3.2.1) in a given language in which one designation only relates to one concept</text:p>
      <text:p text:style-name="P7"><text:span text:style-name="Intense_20_Emphasis"><text:span text:style-name="T2">Direct Supertypes</text:span></text:span></text:p>
      <text:p text:style-name="P14"><text:a xlink:type="simple" xlink:href="#_3f8ee3c0c2369667c3f31d50e0ff6f83" text:style-name="Internet_20_link" text:visited-style-name="Visited_20_Internet_20_Link">Definition</text:a></text:p>
      <text:p text:style-name="P7"><text:span text:style-name="Intense_20_Emphasis"><text:span text:style-name="T2">Association Ends</text:span></text:span></text:p>
      <text:p text:style-name="P16"><draw:frame text:anchor-type="as-char" draw:z-index="46" draw:style-name="gr1" draw:text-style-name="P19" svg:width="0.1669in" svg:height="0.1669in"><draw:image xlink:href="Pictures/10000000000000100000001017869183F68EC9F6.png" xlink:type="simple" xlink:show="embed" xlink:actuate="onLoad"><text:p/></draw:image></draw:frame> unique within<text:alphabetical-index-mark text:string-value=" " text:key1="unique within"/> : <text:a xlink:type="simple" xlink:href="#_9c5aa7f24b9d67e77921e06d105205c0" text:style-name="Internet_20_link" text:visited-style-name="Visited_20_Internet_20_Link">Namespace</text:a> [1] </text:p>
      <text:p text:style-name="P17">The namespace in which an identifier is defined and has a unique value.<text:line-break/>[FUML] memberNamespace</text:p>
      <text:p text:style-name="P16"><draw:frame text:anchor-type="as-char" draw:z-index="47" draw:style-name="gr1" draw:text-style-name="P19" svg:width="0.1669in" svg:height="0.1669in"><draw:image xlink:href="Pictures/10000000000000100000001017869183F68EC9F6.png" xlink:type="simple" xlink:show="embed" xlink:actuate="onLoad"><text:p/></draw:image></draw:frame> scopes identifier<text:alphabetical-index-mark text:string-value=" " text:key1="scopes identifier"/> : <text:a xlink:type="simple" xlink:href="#_18f8ef1b23e6cdf9278bd94f24f73c26" text:style-name="Internet_20_link" text:visited-style-name="Visited_20_Internet_20_Link">Unique Identifier</text:a> [*] </text:p>
      <text:p text:style-name="P17">An Identifier defined within the scope of a namespace.<text:line-break/>[FUML] member</text:p>
      <text:p text:style-name="Standard"/>
      <text:list xml:id="list104641515822218" text:continue-numbering="true" text:style-name="WWNum1">
        <text:list-item>
          <text:list>
            <text:list-item>
              <text:h text:style-name="P1" text:outline-level="2"><text:bookmark-start text:name="_f904ff1da5bfc3387d892b7e0fe9ecb1"/>Class IRI Identifier<text:bookmark-end text:name="_f904ff1da5bfc3387d892b7e0fe9ecb1"/><text:span text:style-name="T1"> </text:span><text:alphabetical-index-mark text:string-value=" " text:key1="IRI Identifier"/><text:span text:style-name="T1"><text:s/>&lt;&lt;Value&gt;&gt;</text:span></text:h>
            </text:list-item>
          </text:list>
        </text:list-item>
      </text:list>
      <text:p text:style-name="Standard">A IRI/URI Identifier for an entity, as defined in [RFC3987].<text:line-break/><text:line-break/>[FIBO] anyURI<text:line-break/></text:p>
      <text:p text:style-name="P7"><text:span text:style-name="Intense_20_Emphasis"><text:span text:style-name="T2">Direct Supertypes</text:span></text:span></text:p>
      <text:p text:style-name="P14"><text:a xlink:type="simple" xlink:href="#_64e77adb9e39a94e091d321b1b778074" text:style-name="Internet_20_link" text:visited-style-name="Visited_20_Internet_20_Link">Technical Identifier</text:a></text:p>
      <text:p text:style-name="Standard"/>
      <text:list xml:id="list104640824328199" text:continue-numbering="true" text:style-name="WWNum1">
        <text:list-item>
          <text:list>
            <text:list-item>
              <text:h text:style-name="P1" text:outline-level="2"><text:bookmark-start text:name="_afe5a48976a2df078be9473827611fb8"/>Class Name<text:bookmark-end text:name="_afe5a48976a2df078be9473827611fb8"/><text:span text:style-name="T1"> </text:span><text:alphabetical-index-mark text:string-value=" " text:key1="Name"/><text:span text:style-name="T1"><text:s/>&lt;&lt;Value&gt;&gt;</text:span></text:h>
            </text:list-item>
          </text:list>
        </text:list-item>
      </text:list>
      <text:p text:style-name="Standard">A word or set of words by which a person, animal, place, or thing is known, addressed, or referred to. Names are not necessarily unique.<text:line-break/><text:line-break/>[IDEAS] Name: A Representation that identifies a Thing.<text:line-break/><text:line-break/>[CL] Discourse Name<text:line-break/></text:p>
      <text:p text:style-name="P7"><text:span text:style-name="Intense_20_Emphasis"><text:span text:style-name="T2">Direct Supertypes</text:span></text:span></text:p>
      <text:p text:style-name="P14"><text:a xlink:type="simple" xlink:href="#_380248073543af7bed8363f2b34ad5f7" text:style-name="Internet_20_link" text:visited-style-name="Visited_20_Internet_20_Link">Text Identifier</text:a></text:p>
      <text:p text:style-name="P7"><text:span text:style-name="Intense_20_Emphasis"><text:span text:style-name="T2">Associations</text:span></text:span></text:p>
      <text:p text:style-name="P15"><draw:frame text:anchor-type="as-char" draw:z-index="48" draw:style-name="gr1" draw:text-style-name="P19" svg:width="0.1669in" svg:height="0.1669in"><draw:image xlink:href="Pictures/10000000000000100000001017869183F68EC9F6.png" xlink:type="simple" xlink:show="embed" xlink:actuate="onLoad"><text:p/></draw:image></draw:frame> <text:s/>names<text:alphabetical-index-mark text:string-value=" " text:key1="names"/> : <text:a xlink:type="simple" xlink:href="#_eb8398b5a178c638b98597120ec51c4d" text:style-name="Internet_20_link" text:visited-style-name="Visited_20_Internet_20_Link">Identifiable Entity</text:a> [1..*] <text:s text:c="2"/><text:span text:style-name="T3">Redefines</text:span>: identifies:<text:a xlink:type="simple" xlink:href="#_eb8398b5a178c638b98597120ec51c4d" text:style-name="Internet_20_link" text:visited-style-name="Visited_20_Internet_20_Link">Identifiable Entity</text:a> <text:s text:c="3"/></text:p>
      <text:p text:style-name="Standard"><text:tab/><text:span text:style-name="T3">through association:</text:span> <text:a xlink:type="simple" xlink:href="#_adf65393f1c35e1696d935e5f2b54d80" text:style-name="Internet_20_link" text:visited-style-name="Visited_20_Internet_20_Link"><text:span text:style-name="T4">Naming</text:span></text:a> </text:p>
      <text:p text:style-name="P17">An entity named by a name.</text:p>
      <text:p text:style-name="Standard"/>
      <text:list xml:id="list104640525717918" text:continue-numbering="true" text:style-name="WWNum1">
        <text:list-item>
          <text:list>
            <text:list-item>
              <text:h text:style-name="P1" text:outline-level="2"><text:bookmark-start text:name="_9c5aa7f24b9d67e77921e06d105205c0"/>Class Namespace<text:bookmark-end text:name="_9c5aa7f24b9d67e77921e06d105205c0"/><text:span text:style-name="T1"> </text:span><text:alphabetical-index-mark text:string-value=" " text:key1="Namespace"/><text:span text:style-name="T1"><text:s/></text:span></text:h>
            </text:list-item>
          </text:list>
        </text:list-item>
      </text:list>
      <text:p text:style-name="Standard">A namespace is a context that provides a way to make identifiers unique and identify exactly one entity. For example, the Virginia driver's license division provides unique driver's license numbers.<text:line-break/><text:line-break/>Similar to [IDEAS] UniqueNamingScheme: A NamingScheme where different Names will not contain tokens of the same Representation Type. <text:line-break/>Note: SMIF identifiers are not instances of their namespace.<text:line-break/><text:line-break/>[FIBO] IdentificationScheme: system for allocating identifiers to objects<text:line-break/><text:soft-page-break/><text:line-break/>[ISO 1087] terminology 1: set of designations (3.4.1) belonging to one special language (3.1.3)<text:line-break/><text:line-break/>[FUML] Namespace<text:line-break/><text:line-break/>[CL] Vocabulary</text:p>
      <text:p text:style-name="P7"><text:span text:style-name="Intense_20_Emphasis"><text:span text:style-name="T2">Direct Supertypes</text:span></text:span></text:p>
      <text:p text:style-name="P14"><text:a xlink:type="simple" xlink:href="#_66d62b068053cee3464e1e03e6035eed" text:style-name="Internet_20_link" text:visited-style-name="Visited_20_Internet_20_Link">Context</text:a></text:p>
      <text:p text:style-name="P7"><text:span text:style-name="Intense_20_Emphasis"><text:span text:style-name="T2">Associations</text:span></text:span></text:p>
      <text:p text:style-name="P15"><draw:frame text:anchor-type="as-char" draw:z-index="49" draw:style-name="gr1" draw:text-style-name="P19" svg:width="0.1669in" svg:height="0.1669in"><draw:image xlink:href="Pictures/10000000000000100000001017869183F68EC9F6.png" xlink:type="simple" xlink:show="embed" xlink:actuate="onLoad"><text:p/></draw:image></draw:frame> &lt;&lt;Sufficient&gt;&gt; scopes identifier<text:alphabetical-index-mark text:string-value=" " text:key1="scopes identifier"/> : <text:a xlink:type="simple" xlink:href="#_18f8ef1b23e6cdf9278bd94f24f73c26" text:style-name="Internet_20_link" text:visited-style-name="Visited_20_Internet_20_Link">Unique Identifier</text:a> [*] <text:s text:c="2"/><text:span text:style-name="T3">Subsets</text:span>: defines:<text:a xlink:type="simple" xlink:href="#_a52cb0ff6e414b3170b58afe10b6afcb" text:style-name="Internet_20_link" text:visited-style-name="Visited_20_Internet_20_Link">Thing</text:a> <text:s text:c="3"/></text:p>
      <text:p text:style-name="Standard"><text:tab/><text:span text:style-name="T3">through association:</text:span> <text:a xlink:type="simple" xlink:href="#_f299435eb9ee45736534c27bbafd17f2" text:style-name="Internet_20_link" text:visited-style-name="Visited_20_Internet_20_Link"><text:span text:style-name="T4">Identifier in Namespace</text:span></text:a> </text:p>
      <text:p text:style-name="P17">An Identifier defined within the scope of a namespace.<text:line-break/>[FUML] member</text:p>
      <text:p text:style-name="Standard"/>
      <text:list xml:id="list104641609433995" text:continue-numbering="true" text:style-name="WWNum1">
        <text:list-item>
          <text:list>
            <text:list-item>
              <text:h text:style-name="P1" text:outline-level="2"><text:bookmark-start text:name="_adf65393f1c35e1696d935e5f2b54d80"/>Association Naming<text:bookmark-end text:name="_adf65393f1c35e1696d935e5f2b54d80"/><text:span text:style-name="T1"> </text:span><text:alphabetical-index-mark text:string-value=" " text:key1="Naming"/><text:span text:style-name="T1"><text:s/></text:span></text:h>
            </text:list-item>
          </text:list>
        </text:list-item>
      </text:list>
      <text:p text:style-name="Standard">Relationship defining a human meaningfully name for an entity.</text:p>
      <text:p text:style-name="P7"><text:span text:style-name="Intense_20_Emphasis"><text:span text:style-name="T2">Direct Supertypes</text:span></text:span></text:p>
      <text:p text:style-name="P14"><text:a xlink:type="simple" xlink:href="#_5a0c9611d1c64dcbc0f89b5299e112ed" text:style-name="Internet_20_link" text:visited-style-name="Visited_20_Internet_20_Link">Identification</text:a></text:p>
      <text:p text:style-name="P7"><text:span text:style-name="Intense_20_Emphasis"><text:span text:style-name="T2">Association Ends</text:span></text:span></text:p>
      <text:p text:style-name="P16"><draw:frame text:anchor-type="as-char" draw:z-index="50" draw:style-name="gr1" draw:text-style-name="P19" svg:width="0.1669in" svg:height="0.1669in"><draw:image xlink:href="Pictures/10000000000000100000001017869183F68EC9F6.png" xlink:type="simple" xlink:show="embed" xlink:actuate="onLoad"><text:p/></draw:image></draw:frame> names<text:alphabetical-index-mark text:string-value=" " text:key1="names"/> : <text:a xlink:type="simple" xlink:href="#_eb8398b5a178c638b98597120ec51c4d" text:style-name="Internet_20_link" text:visited-style-name="Visited_20_Internet_20_Link">Identifiable Entity</text:a> [1..*] <text:s text:c="2"/><text:span text:style-name="T3">Subsets</text:span>: defines:<text:a xlink:type="simple" xlink:href="#_a52cb0ff6e414b3170b58afe10b6afcb" text:style-name="Internet_20_link" text:visited-style-name="Visited_20_Internet_20_Link">Thing</text:a> <text:s text:c="3"/></text:p>
      <text:p text:style-name="P17">An entity named by a name.</text:p>
      <text:p text:style-name="P16"><draw:frame text:anchor-type="as-char" draw:z-index="51" draw:style-name="gr1" draw:text-style-name="P19" svg:width="0.1669in" svg:height="0.1669in"><draw:image xlink:href="Pictures/10000000000000100000001017869183F68EC9F6.png" xlink:type="simple" xlink:show="embed" xlink:actuate="onLoad"><text:p/></draw:image></draw:frame> has name<text:alphabetical-index-mark text:string-value=" " text:key1="has name"/> : <text:a xlink:type="simple" xlink:href="#_afe5a48976a2df078be9473827611fb8" text:style-name="Internet_20_link" text:visited-style-name="Visited_20_Internet_20_Link">Name</text:a> [*] <text:s text:c="2"/><text:span text:style-name="T3">Subsets</text:span>: defines:<text:a xlink:type="simple" xlink:href="#_a52cb0ff6e414b3170b58afe10b6afcb" text:style-name="Internet_20_link" text:visited-style-name="Visited_20_Internet_20_Link">Thing</text:a> <text:s text:c="3"/></text:p>
      <text:p text:style-name="P17">A human meaningful name for an entity.<text:line-break/>[FIBO] hasName: that by which some thing is known; may apply to anything<text:line-break/><text:line-break/>[OWL] rdfs:label</text:p>
      <text:p text:style-name="Standard"/>
      <text:list xml:id="list104641536517181" text:continue-numbering="true" text:style-name="WWNum1">
        <text:list-item>
          <text:list>
            <text:list-item>
              <text:h text:style-name="P1" text:outline-level="2"><text:bookmark-start text:name="_1a5de8051ffc9f353a7d5b53ee7cf413"/>Association Prefered Identification<text:bookmark-end text:name="_1a5de8051ffc9f353a7d5b53ee7cf413"/><text:span text:style-name="T1"> </text:span><text:alphabetical-index-mark text:string-value=" " text:key1="Prefered Identification"/><text:span text:style-name="T1"><text:s/></text:span></text:h>
            </text:list-item>
          </text:list>
        </text:list-item>
      </text:list>
      <text:p text:style-name="Standard">Relationship defining the preferred identifier for an entity.<text:line-break/><text:line-break/>[ISO 1087] preferred term: term (3.4.3) rated according to the scale of the term acceptability rating (3.4.14) as the primary term for a given concept (3.2.1)</text:p>
      <text:p text:style-name="P7"><text:span text:style-name="Intense_20_Emphasis"><text:span text:style-name="T2">Direct Supertypes</text:span></text:span></text:p>
      <text:p text:style-name="P14"><text:a xlink:type="simple" xlink:href="#_5a0c9611d1c64dcbc0f89b5299e112ed" text:style-name="Internet_20_link" text:visited-style-name="Visited_20_Internet_20_Link">Identification</text:a></text:p>
      <text:p text:style-name="P7"><text:span text:style-name="Intense_20_Emphasis"><text:span text:style-name="T2">Association Ends</text:span></text:span></text:p>
      <text:p text:style-name="P16"><draw:frame text:anchor-type="as-char" draw:z-index="52" draw:style-name="gr1" draw:text-style-name="P19" svg:width="0.1669in" svg:height="0.1669in"><draw:image xlink:href="Pictures/1000000000000010000000105EA3226BB1CE4DE6.png" xlink:type="simple" xlink:show="embed" xlink:actuate="onLoad"><text:p/></draw:image></draw:frame> has preferred<text:alphabetical-index-mark text:string-value=" " text:key1="has preferred"/> : <text:a xlink:type="simple" xlink:href="#_095e3f15be2ed98da1f28f354699da01" text:style-name="Internet_20_link" text:visited-style-name="Visited_20_Internet_20_Link">Identifier</text:a> [0..1] <text:s text:c="2"/><text:span text:style-name="T3">Subsets</text:span>: defines:<text:a xlink:type="simple" xlink:href="#_a52cb0ff6e414b3170b58afe10b6afcb" text:style-name="Internet_20_link" text:visited-style-name="Visited_20_Internet_20_Link">Thing</text:a> <text:s text:c="3"/></text:p>
      <text:p text:style-name="P17">Default identifier to use for an entity.<text:line-break/>Where multiple identifiers are preferred in differing context any method for selecting the most preferred identifier is implementation specific and not specified by this standard.<text:line-break/>[FUML] NamedElement.name: Note: An Identifier that is &lt;preferred for&gt; an entity is equivalent to the name of a named element.</text:p>
      <text:p text:style-name="P16"><draw:frame text:anchor-type="as-char" draw:z-index="53" draw:style-name="gr1" draw:text-style-name="P19" svg:width="0.1669in" svg:height="0.1669in"><draw:image xlink:href="Pictures/1000000000000010000000105EA3226BB1CE4DE6.png" xlink:type="simple" xlink:show="embed" xlink:actuate="onLoad"><text:p/></draw:image></draw:frame> preferred for<text:alphabetical-index-mark text:string-value=" " text:key1="preferred for"/> : <text:a xlink:type="simple" xlink:href="#_eb8398b5a178c638b98597120ec51c4d" text:style-name="Internet_20_link" text:visited-style-name="Visited_20_Internet_20_Link">Identifiable Entity</text:a> [0..1] <text:s text:c="2"/><text:span text:style-name="T3">Subsets</text:span>: defines:<text:a xlink:type="simple" xlink:href="#_a52cb0ff6e414b3170b58afe10b6afcb" text:style-name="Internet_20_link" text:visited-style-name="Visited_20_Internet_20_Link">Thing</text:a> <text:s text:c="3"/></text:p>
      <text:p text:style-name="P17">The entity an identifier is preferred for.</text:p>
      <text:p text:style-name="Standard"><text:soft-page-break/></text:p>
      <text:list xml:id="list104641307535209" text:continue-numbering="true" text:style-name="WWNum1">
        <text:list-item>
          <text:list>
            <text:list-item>
              <text:h text:style-name="P1" text:outline-level="2"><text:bookmark-start text:name="_64e77adb9e39a94e091d321b1b778074"/>Class Technical Identifier<text:bookmark-end text:name="_64e77adb9e39a94e091d321b1b778074"/><text:span text:style-name="T1"> </text:span><text:alphabetical-index-mark text:string-value=" " text:key1="Technical Identifier"/><text:span text:style-name="T1"><text:s/>&lt;&lt;Value&gt;&gt;</text:span></text:h>
            </text:list-item>
          </text:list>
        </text:list-item>
      </text:list>
      <text:p text:style-name="Standard">A technical identifier is defined within a technical system, information structure or system of systems for references and identity within that system or information element. Such identifiers may have no meaning outside of that system.<text:line-break/><text:line-break/>Typical technical identifiers include inter document "refs", record numbers, etc. The system should be referenced as the namespace.<text:line-break/></text:p>
      <text:p text:style-name="P7"><text:span text:style-name="Intense_20_Emphasis"><text:span text:style-name="T2">Direct Supertypes</text:span></text:span></text:p>
      <text:p text:style-name="P14"><text:a xlink:type="simple" xlink:href="#_c9d4914a019b89a37f1f18103ebaf817" text:style-name="Internet_20_link" text:visited-style-name="Visited_20_Internet_20_Link">Unique Text Identifier</text:a></text:p>
      <text:p text:style-name="Standard"/>
      <text:list xml:id="list104641271107641" text:continue-numbering="true" text:style-name="WWNum1">
        <text:list-item>
          <text:list>
            <text:list-item>
              <text:h text:style-name="P1" text:outline-level="2"><text:bookmark-start text:name="_1945edd0888993a52c5dc6467a7b3ef8"/>Class Term<text:bookmark-end text:name="_1945edd0888993a52c5dc6467a7b3ef8"/><text:span text:style-name="T1"> </text:span><text:alphabetical-index-mark text:string-value=" " text:key1="Term"/><text:span text:style-name="T1"><text:s/>&lt;&lt;Value&gt;&gt;&lt;&lt;Intersection&gt;&gt;</text:span></text:h>
            </text:list-item>
          </text:list>
        </text:list-item>
      </text:list>
      <text:p text:style-name="Standard">A word, phrase or name used by stakeholders to uniquely identify entities. <text:line-break/><text:line-break/>[ISO 1087] term: verbal designation of a general concept in a specific subject field.</text:p>
      <text:p text:style-name="P7"><text:span text:style-name="Intense_20_Emphasis"><text:span text:style-name="T2">Direct Supertypes</text:span></text:span></text:p>
      <text:p text:style-name="P14"><text:a xlink:type="simple" xlink:href="#_afe5a48976a2df078be9473827611fb8" text:style-name="Internet_20_link" text:visited-style-name="Visited_20_Internet_20_Link">Name</text:a>, <text:a xlink:type="simple" xlink:href="#_c9d4914a019b89a37f1f18103ebaf817" text:style-name="Internet_20_link" text:visited-style-name="Visited_20_Internet_20_Link">Unique Text Identifier</text:a></text:p>
      <text:p text:style-name="Standard"/>
      <text:list xml:id="list104641728403027" text:continue-numbering="true" text:style-name="WWNum1">
        <text:list-item>
          <text:list>
            <text:list-item>
              <text:h text:style-name="P1" text:outline-level="2"><text:bookmark-start text:name="_380248073543af7bed8363f2b34ad5f7"/>Class Text Identifier<text:bookmark-end text:name="_380248073543af7bed8363f2b34ad5f7"/><text:span text:style-name="T1"> </text:span><text:alphabetical-index-mark text:string-value=" " text:key1="Text Identifier"/><text:span text:style-name="T1"><text:s/>&lt;&lt;Value&gt;&gt;</text:span></text:h>
            </text:list-item>
          </text:list>
        </text:list-item>
      </text:list>
      <text:p text:style-name="Standard">A code or other simple value that can be represented as text, identifying something that may or may not be unique. Simple identifiers may be codes, names, numbers or compound values.<text:line-break/>[NIEM] IdentificationType (IdentificationID=value)</text:p>
      <text:p text:style-name="P7"><text:span text:style-name="Intense_20_Emphasis"><text:span text:style-name="T2">Direct Supertypes</text:span></text:span></text:p>
      <text:p text:style-name="P14"><text:a xlink:type="simple" xlink:href="#_095e3f15be2ed98da1f28f354699da01" text:style-name="Internet_20_link" text:visited-style-name="Visited_20_Internet_20_Link">Identifier</text:a></text:p>
      <text:p text:style-name="P7"><text:span text:style-name="Intense_20_Emphasis"><text:span text:style-name="T2">Attributes</text:span></text:span></text:p>
      <text:p text:style-name="P8"><draw:frame text:anchor-type="as-char" draw:z-index="54" draw:style-name="gr2" draw:text-style-name="P19" svg:width="0.1669in" svg:height="0.1669in"><draw:image xlink:href="Pictures/100000000000001000000010A0E036F24716B2CB.png" xlink:type="simple" xlink:show="embed" xlink:actuate="onLoad"><text:p/></draw:image></draw:frame> value<text:alphabetical-index-mark text:string-value=" " text:key1="value"/> : <text:a xlink:type="simple" xlink:href="#_f8b3b1f5ed63755061811cd6b69bc24f" text:style-name="Internet_20_link" text:visited-style-name="Visited_20_Internet_20_Link">Text</text:a></text:p>
      <text:p text:style-name="P18">Text value of an identifier</text:p>
      <text:p text:style-name="Standard"/>
      <text:list xml:id="list104640951038059" text:continue-numbering="true" text:style-name="WWNum1">
        <text:list-item>
          <text:list>
            <text:list-item>
              <text:h text:style-name="P1" text:outline-level="2"><text:bookmark-start text:name="_18f8ef1b23e6cdf9278bd94f24f73c26"/>Class Unique Identifier<text:bookmark-end text:name="_18f8ef1b23e6cdf9278bd94f24f73c26"/><text:span text:style-name="T1"> </text:span><text:alphabetical-index-mark text:string-value=" " text:key1="Unique Identifier"/><text:span text:style-name="T1"><text:s/>&lt;&lt;Value&gt;&gt;</text:span></text:h>
            </text:list-item>
          </text:list>
        </text:list-item>
      </text:list>
      <text:p text:style-name="Standard">A unique identifier is an entity used to uniquely identify something. The identified thing is referenced by what the identifier &lt;identifies&gt;.<text:line-break/>Identifiers are defined and &lt;unique within&gt; a lexical scope as its namespace.<text:line-break/>Multiple identifiers may use the same word or text value (or other forms of values) in differing &lt;unique within&gt; namespaces such that the same word may have different meanings in different context.<text:line-break/>An entity may have any number of identifiers.</text:p>
      <text:p text:style-name="P7"><text:span text:style-name="Intense_20_Emphasis"><text:span text:style-name="T2">Direct Supertypes</text:span></text:span></text:p>
      <text:p text:style-name="P14"><text:a xlink:type="simple" xlink:href="#_095e3f15be2ed98da1f28f354699da01" text:style-name="Internet_20_link" text:visited-style-name="Visited_20_Internet_20_Link">Identifier</text:a></text:p>
      <text:p text:style-name="P7"><text:span text:style-name="Intense_20_Emphasis"><text:span text:style-name="T2">Associations</text:span></text:span></text:p>
      <text:p text:style-name="P15"><draw:frame text:anchor-type="as-char" draw:z-index="55" draw:style-name="gr1" draw:text-style-name="P19" svg:width="0.1669in" svg:height="0.1669in"><draw:image xlink:href="Pictures/10000000000000100000001017869183F68EC9F6.png" xlink:type="simple" xlink:show="embed" xlink:actuate="onLoad"><text:p/></draw:image></draw:frame> &lt;&lt;Sufficient&gt;&gt; unique within<text:alphabetical-index-mark text:string-value=" " text:key1="unique within"/> : <text:a xlink:type="simple" xlink:href="#_9c5aa7f24b9d67e77921e06d105205c0" text:style-name="Internet_20_link" text:visited-style-name="Visited_20_Internet_20_Link">Namespace</text:a> [1] <text:s text:c="2"/><text:span text:style-name="T3">Subsets</text:span>: defined in:<text:a xlink:type="simple" xlink:href="#_693daf0a0de3f4b82a04aee474c3f151" text:style-name="Internet_20_link" text:visited-style-name="Visited_20_Internet_20_Link">Lexical Scope</text:a> <text:s text:c="3"/></text:p>
      <text:p text:style-name="Standard"><text:tab/><text:span text:style-name="T3">through association:</text:span> <text:a xlink:type="simple" xlink:href="#_f299435eb9ee45736534c27bbafd17f2" text:style-name="Internet_20_link" text:visited-style-name="Visited_20_Internet_20_Link"><text:span text:style-name="T4">Identifier in Namespace</text:span></text:a> </text:p>
      <text:p text:style-name="P17">The namespace in which an identifier is defined and has a unique value.<text:line-break/>[FUML] memberNamespace</text:p>
      <text:p text:style-name="Standard"><text:soft-page-break/></text:p>
      <text:list xml:id="list104639815786395" text:continue-numbering="true" text:style-name="WWNum1">
        <text:list-item>
          <text:list>
            <text:list-item>
              <text:h text:style-name="P1" text:outline-level="2"><text:bookmark-start text:name="_c9d4914a019b89a37f1f18103ebaf817"/>Class Unique Text Identifier<text:bookmark-end text:name="_c9d4914a019b89a37f1f18103ebaf817"/><text:span text:style-name="T1"> </text:span><text:alphabetical-index-mark text:string-value=" " text:key1="Unique Text Identifier"/><text:span text:style-name="T1"><text:s/>&lt;&lt;Value&gt;&gt;&lt;&lt;Intersection&gt;&gt;</text:span></text:h>
            </text:list-item>
          </text:list>
        </text:list-item>
      </text:list>
      <text:p text:style-name="Standard">An &lt;Identifier&gt; that is represented using text. e.g. a "word", "phrase" or "name".</text:p>
      <text:p text:style-name="P7"><text:span text:style-name="Intense_20_Emphasis"><text:span text:style-name="T2">Direct Supertypes</text:span></text:span></text:p>
      <text:p text:style-name="P14"><text:a xlink:type="simple" xlink:href="#_380248073543af7bed8363f2b34ad5f7" text:style-name="Internet_20_link" text:visited-style-name="Visited_20_Internet_20_Link">Text Identifier</text:a>, <text:a xlink:type="simple" xlink:href="#_18f8ef1b23e6cdf9278bd94f24f73c26" text:style-name="Internet_20_link" text:visited-style-name="Visited_20_Internet_20_Link">Unique Identifier</text:a></text:p>
      <text:p text:style-name="Standard"/>
      <text:p text:style-name="P13"/>
      <text:list xml:id="list104641854866103" text:continue-numbering="true" text:style-name="WWNum1">
        <text:list-item>
          <text:h text:style-name="P5" text:outline-level="1">SMIF Conceptual Model::Kernel</text:h>
        </text:list-item>
      </text:list>
      <text:p text:style-name="Text_20_body">The kernel subsets the SMIF classes. The diagrams in this package illustrate the concrete classes that are used to define the SMIF language.<text:line-break/>Note that shaded classes are not instantiated in the kernel and may be "flattened". Specifications for each class and association are defined in the corresponding package for that concept.<text:line-break/></text:p>
      <text:list xml:id="list104639851599052" text:continue-numbering="true" text:style-name="WWNum1">
        <text:list-item>
          <text:list>
            <text:list-item>
              <text:h text:style-name="P1" text:outline-level="2">Diagram: Kernel Associations</text:h>
            </text:list-item>
          </text:list>
        </text:list-item>
      </text:list>
      <text:p text:style-name="P9"><draw:frame text:anchor-type="as-char" draw:z-index="56" draw:name="Picture -2107555202.emf" draw:style-name="gr1" draw:text-style-name="P19" svg:width="6.7669in" svg:height="6.0252in"><draw:image xlink:href="Pictures/2000017F000036C100004105E4C639B35FB2EC8B.wmf" xlink:type="simple" xlink:show="embed" xlink:actuate="onLoad"><text:p/></draw:image></draw:frame></text:p>
      <text:list xml:id="list104639818410201" text:continue-list="list104640803108180" text:style-name="WWNum18">
        <text:list-item>
          <text:p text:style-name="P2">Kernel Associations</text:p>
        </text:list-item>
      </text:list>
      <text:list xml:id="list104640855127119" text:continue-list="list104639851599052" text:style-name="WWNum1">
        <text:list-item>
          <text:list>
            <text:list-item>
              <text:h text:style-name="P1" text:outline-level="2"><text:soft-page-break/>Diagram: Kernel Identifiers</text:h>
            </text:list-item>
          </text:list>
        </text:list-item>
      </text:list>
      <text:p text:style-name="P9"><draw:frame text:anchor-type="as-char" draw:z-index="57" draw:name="Picture -1589839955.emf" draw:style-name="gr1" draw:text-style-name="P19" svg:width="6.7669in" svg:height="5.8504in"><draw:image xlink:href="Pictures/200001B2000032C900003A82A1980CBAA702710F.wmf" xlink:type="simple" xlink:show="embed" xlink:actuate="onLoad"><text:p/></draw:image></draw:frame></text:p>
      <text:list xml:id="list104640040975476" text:continue-list="list104639818410201" text:style-name="WWNum18">
        <text:list-item>
          <text:p text:style-name="P2">Kernel Identifiers</text:p>
        </text:list-item>
      </text:list>
      <text:p text:style-name="Text_20_body">An identifier that can be represented as text. The text is in the "value" property.<text:line-break/><text:line-break/>[IDEAS] Sign: An Individual that signifies a Thing.</text:p>
      <text:list xml:id="list104641012346580" text:continue-list="list104640855127119" text:style-name="WWNum1">
        <text:list-item>
          <text:list>
            <text:list-item>
              <text:h text:style-name="P1" text:outline-level="2"><text:soft-page-break/>Diagram: Kernel Lexical Scope</text:h>
            </text:list-item>
          </text:list>
        </text:list-item>
      </text:list>
      <text:p text:style-name="P9"><draw:frame text:anchor-type="as-char" draw:z-index="58" draw:name="Picture -931048839.emf" draw:style-name="gr1" draw:text-style-name="P19" svg:width="6.7669in" svg:height="5.7835in"><draw:image xlink:href="Pictures/2000019000002FA9000036419F5FCF7BAFA37FA7.wmf" xlink:type="simple" xlink:show="embed" xlink:actuate="onLoad"><text:p/></draw:image></draw:frame></text:p>
      <text:list xml:id="list104641544778738" text:continue-list="list104640040975476" text:style-name="WWNum18">
        <text:list-item>
          <text:p text:style-name="P2">Kernel Lexical Scope</text:p>
        </text:list-item>
      </text:list>
      <text:list xml:id="list104641559807619" text:continue-list="list104641012346580" text:style-name="WWNum1">
        <text:list-item>
          <text:list>
            <text:list-item>
              <text:h text:style-name="P1" text:outline-level="2"><text:soft-page-break/>Diagram: Kernel Metadata</text:h>
            </text:list-item>
          </text:list>
        </text:list-item>
      </text:list>
      <text:p text:style-name="P9"><draw:frame text:anchor-type="as-char" draw:z-index="59" draw:name="Picture -1258527893.emf" draw:style-name="gr1" draw:text-style-name="P19" svg:width="6.7669in" svg:height="2.9335in"><draw:image xlink:href="Pictures/200000A300002B5D00001917FEF441CF3312021D.wmf" xlink:type="simple" xlink:show="embed" xlink:actuate="onLoad"><text:p/></draw:image></draw:frame></text:p>
      <text:list xml:id="list104640741854896" text:continue-list="list104641544778738" text:style-name="WWNum18">
        <text:list-item>
          <text:p text:style-name="P2">Kernel Metadata</text:p>
        </text:list-item>
      </text:list>
      <text:list xml:id="list104640922835207" text:continue-list="list104641559807619" text:style-name="WWNum1">
        <text:list-item>
          <text:list>
            <text:list-item>
              <text:h text:style-name="P1" text:outline-level="2">Diagram: Kernel Properties</text:h>
            </text:list-item>
          </text:list>
        </text:list-item>
      </text:list>
      <text:p text:style-name="P9"><draw:frame text:anchor-type="as-char" draw:z-index="60" draw:name="Picture -281755597.emf" draw:style-name="gr1" draw:text-style-name="P19" svg:width="6.7669in" svg:height="4.7004in"><draw:image xlink:href="Pictures/2000015200003B0D000036B1BC034B1D3483164A.wmf" xlink:type="simple" xlink:show="embed" xlink:actuate="onLoad"><text:p/></draw:image></draw:frame></text:p>
      <text:list xml:id="list104640883284791" text:continue-list="list104640741854896" text:style-name="WWNum18">
        <text:list-item>
          <text:p text:style-name="P2">Kernel Properties</text:p>
        </text:list-item>
      </text:list>
      <text:list xml:id="list104641266756319" text:continue-list="list104640922835207" text:style-name="WWNum1">
        <text:list-item>
          <text:list>
            <text:list-item>
              <text:h text:style-name="P1" text:outline-level="2"><text:soft-page-break/>Diagram: Kernel Rules Summary</text:h>
            </text:list-item>
          </text:list>
        </text:list-item>
      </text:list>
      <text:p text:style-name="P9"><draw:frame text:anchor-type="as-char" draw:z-index="61" draw:name="Picture -522033972.emf" draw:style-name="gr1" draw:text-style-name="P19" svg:width="5.6169in" svg:height="7.8504in"><draw:image xlink:href="Pictures/200001B700002BC100005183AAEE82F749941832.wmf" xlink:type="simple" xlink:show="embed" xlink:actuate="onLoad"><text:p/></draw:image></draw:frame></text:p>
      <text:list xml:id="list104641017701840" text:continue-list="list104640883284791" text:style-name="WWNum18">
        <text:list-item>
          <text:p text:style-name="P2">Kernel Rules Summary</text:p>
        </text:list-item>
      </text:list>
      <text:p text:style-name="Text_20_body">This diagram shown a summary of the primary rules.</text:p>
      <text:list xml:id="list104640886312335" text:continue-list="list104641266756319" text:style-name="WWNum1">
        <text:list-item>
          <text:list>
            <text:list-item>
              <text:h text:style-name="P1" text:outline-level="2"><text:soft-page-break/>Diagram: Kernel Top Level</text:h>
            </text:list-item>
          </text:list>
        </text:list-item>
      </text:list>
      <text:p text:style-name="P9"><draw:frame text:anchor-type="as-char" draw:z-index="62" draw:name="Picture -629609218.emf" draw:style-name="gr1" draw:text-style-name="P19" svg:width="6.7669in" svg:height="5.8504in"><draw:image xlink:href="Pictures/200000C20000327500003A290C99FAE5801FAAE5.wmf" xlink:type="simple" xlink:show="embed" xlink:actuate="onLoad"><text:p/></draw:image></draw:frame></text:p>
      <text:list xml:id="list104641569946298" text:continue-list="list104641017701840" text:style-name="WWNum18">
        <text:list-item>
          <text:p text:style-name="P2">Kernel Top Level</text:p>
        </text:list-item>
      </text:list>
      <text:p text:style-name="Text_20_body">Diagram showing summary of top level classes and significant subtypes.</text:p>
      <text:list xml:id="list104641013602668" text:continue-list="list104640886312335" text:style-name="WWNum1">
        <text:list-item>
          <text:list>
            <text:list-item>
              <text:h text:style-name="P1" text:outline-level="2"><text:soft-page-break/>Diagram: Kernel Types</text:h>
            </text:list-item>
          </text:list>
        </text:list-item>
      </text:list>
      <text:p text:style-name="P9"><draw:frame text:anchor-type="as-char" draw:z-index="63" draw:name="Picture -164944547.emf" draw:style-name="gr1" draw:text-style-name="P19" svg:width="6.7669in" svg:height="4.8421in"><draw:image xlink:href="Pictures/2000014C00003553000032DF6DAD116BC6706A59.wmf" xlink:type="simple" xlink:show="embed" xlink:actuate="onLoad"><text:p/></draw:image></draw:frame></text:p>
      <text:list xml:id="list104641674912651" text:continue-list="list104641569946298" text:style-name="WWNum18">
        <text:list-item>
          <text:p text:style-name="P2">Kernel Types</text:p>
        </text:list-item>
      </text:list>
      <text:list xml:id="list104641126158811" text:continue-list="list104641013602668" text:style-name="WWNum1">
        <text:list-item>
          <text:list>
            <text:list-item>
              <text:h text:style-name="P1" text:outline-level="2"><text:soft-page-break/>Diagram: Kernel Values</text:h>
            </text:list-item>
          </text:list>
        </text:list-item>
      </text:list>
      <text:p text:style-name="P9"><draw:frame text:anchor-type="as-char" draw:z-index="64" draw:name="Picture -1906661175.emf" draw:style-name="gr1" draw:text-style-name="P19" svg:width="4.7835in" svg:height="7.5335in"><draw:image xlink:href="Pictures/200001EA00001DE300003EC3EF39B776F13F31A7.wmf" xlink:type="simple" xlink:show="embed" xlink:actuate="onLoad"><text:p/></draw:image></draw:frame></text:p>
      <text:list xml:id="list104640592282932" text:continue-list="list104641674912651" text:style-name="WWNum18">
        <text:list-item>
          <text:p text:style-name="P2">Kernel Values</text:p>
        </text:list-item>
      </text:list>
      <text:p text:style-name="Standard"><text:s/></text:p>
      <text:p text:style-name="Standard"/>
      <text:p text:style-name="P13"/>
      <text:list xml:id="list104640736903564" text:continue-list="list104641126158811" text:style-name="WWNum1">
        <text:list-item>
          <text:h text:style-name="P5" text:outline-level="1">SMIF Conceptual Model::Lexical Scope</text:h>
        </text:list-item>
      </text:list>
      <text:p text:style-name="Text_20_body">Lexical scope defines the structure of models and the ownership of model elements.</text:p>
      <text:list xml:id="list104640635858036" text:continue-numbering="true" text:style-name="WWNum1">
        <text:list-item>
          <text:list>
            <text:list-item>
              <text:h text:style-name="P1" text:outline-level="2">Diagram: Lexical Scope</text:h>
            </text:list-item>
          </text:list>
        </text:list-item>
      </text:list>
      <text:p text:style-name="P9"><draw:frame text:anchor-type="as-char" draw:z-index="65" draw:name="Picture 2046292961.emf" draw:style-name="gr1" draw:text-style-name="P19" svg:width="6.7669in" svg:height="5.1087in"><draw:image xlink:href="Pictures/200001B30000317B000031D418958CA819EF3155.wmf" xlink:type="simple" xlink:show="embed" xlink:actuate="onLoad"><text:p/></draw:image></draw:frame></text:p>
      <text:list xml:id="list104641032354471" text:continue-list="list104640592282932" text:style-name="WWNum18">
        <text:list-item>
          <text:p text:style-name="P2">Lexical Scope</text:p>
        </text:list-item>
      </text:list>
      <text:p text:style-name="Standard"><text:s/></text:p>
      <text:p text:style-name="Standard"/>
      <text:list xml:id="list104640083804968" text:continue-list="list104640635858036" text:style-name="WWNum1">
        <text:list-item>
          <text:list>
            <text:list-item>
              <text:h text:style-name="P1" text:outline-level="2"><text:bookmark-start text:name="_d495fd45ae4417cb926eed8d908b4729"/>Class Conceptual Package<text:bookmark-end text:name="_d495fd45ae4417cb926eed8d908b4729"/><text:span text:style-name="T1"> </text:span><text:alphabetical-index-mark text:string-value=" " text:key1="Conceptual Package"/><text:span text:style-name="T1"><text:s/></text:span></text:h>
            </text:list-item>
          </text:list>
        </text:list-item>
      </text:list>
      <text:p text:style-name="Standard">A model of a real or possible world as conceived by the model authors.</text:p>
      <text:p text:style-name="P7"><text:span text:style-name="Intense_20_Emphasis"><text:span text:style-name="T2">Direct Supertypes</text:span></text:span></text:p>
      <text:p text:style-name="P14"><text:a xlink:type="simple" xlink:href="#_0506f167988dfda7ae188b66aefe4f05" text:style-name="Internet_20_link" text:visited-style-name="Visited_20_Internet_20_Link">Package</text:a></text:p>
      <text:p text:style-name="Standard"/>
      <text:list xml:id="list104640921182184" text:continue-numbering="true" text:style-name="WWNum1">
        <text:list-item>
          <text:list>
            <text:list-item>
              <text:h text:style-name="P1" text:outline-level="2"><text:bookmark-start text:name="_3f8ee3c0c2369667c3f31d50e0ff6f83"/><text:soft-page-break/>Association Definition<text:bookmark-end text:name="_3f8ee3c0c2369667c3f31d50e0ff6f83"/><text:span text:style-name="T1"> </text:span><text:alphabetical-index-mark text:string-value=" " text:key1="Definition"/><text:span text:style-name="T1"><text:s/></text:span></text:h>
            </text:list-item>
          </text:list>
        </text:list-item>
      </text:list>
      <text:p text:style-name="Standard">Relationship defining the set of elements defined within a lexical scope.<text:line-break/>[OWL] RDF Graph</text:p>
      <text:p text:style-name="P7"><text:span text:style-name="Intense_20_Emphasis"><text:span text:style-name="T2">Direct Supertypes</text:span></text:span></text:p>
      <text:p text:style-name="P14"><text:a xlink:type="simple" xlink:href="#_52c887644007b8e51a1f6e976113707a" text:style-name="Internet_20_link" text:visited-style-name="Visited_20_Internet_20_Link">Extent of Context</text:a></text:p>
      <text:p text:style-name="P7"><text:span text:style-name="Intense_20_Emphasis"><text:span text:style-name="T2">Association Ends</text:span></text:span></text:p>
      <text:p text:style-name="P16"><draw:frame text:anchor-type="as-char" draw:z-index="66" draw:style-name="gr1" draw:text-style-name="P19" svg:width="0.1669in" svg:height="0.1669in"><draw:image xlink:href="Pictures/10000000000000100000001052B31E068C1936DD.png" xlink:type="simple" xlink:show="embed" xlink:actuate="onLoad"><text:p/></draw:image></draw:frame> defines<text:alphabetical-index-mark text:string-value=" " text:key1="defines"/> : <text:a xlink:type="simple" xlink:href="#_a52cb0ff6e414b3170b58afe10b6afcb" text:style-name="Internet_20_link" text:visited-style-name="Visited_20_Internet_20_Link">Thing</text:a> [*] <text:s text:c="2"/><text:span text:style-name="T3">Subsets</text:span>: defined in:<text:a xlink:type="simple" xlink:href="#_693daf0a0de3f4b82a04aee474c3f151" text:style-name="Internet_20_link" text:visited-style-name="Visited_20_Internet_20_Link">Lexical Scope</text:a> <text:s text:c="3"/></text:p>
      <text:p text:style-name="P17">A model element defined within a lexical scope.<text:line-break/>Definition within a scope does not <text:s/>assert everything within a scope but the lexical scope may be independently asserted, thus asserting what it defines.<text:line-break/>[FUML] ownedElement, ownedMember<text:line-break/></text:p>
      <text:p text:style-name="P16"><draw:frame text:anchor-type="as-char" draw:z-index="67" draw:style-name="gr1" draw:text-style-name="P19" svg:width="0.1669in" svg:height="0.1669in"><draw:image xlink:href="Pictures/10000000000000100000001052B31E068C1936DD.png" xlink:type="simple" xlink:show="embed" xlink:actuate="onLoad"><text:p/></draw:image></draw:frame> defined in<text:alphabetical-index-mark text:string-value=" " text:key1="defined in"/> : <text:a xlink:type="simple" xlink:href="#_693daf0a0de3f4b82a04aee474c3f151" text:style-name="Internet_20_link" text:visited-style-name="Visited_20_Internet_20_Link">Lexical Scope</text:a> [1] <text:s text:c="2"/><text:span text:style-name="T3">Subsets</text:span>: defined in:<text:a xlink:type="simple" xlink:href="#_693daf0a0de3f4b82a04aee474c3f151" text:style-name="Internet_20_link" text:visited-style-name="Visited_20_Internet_20_Link">Lexical Scope</text:a> <text:s text:c="3"/></text:p>
      <text:p text:style-name="P17">Lexical scope defining model elements.<text:line-break/>[UML]owner</text:p>
      <text:p text:style-name="Standard"/>
      <text:list xml:id="list104640888564373" text:continue-numbering="true" text:style-name="WWNum1">
        <text:list-item>
          <text:list>
            <text:list-item>
              <text:h text:style-name="P1" text:outline-level="2"><text:bookmark-start text:name="_63373b0346ad3a4e524d65160b8f5793"/>Class Include<text:bookmark-end text:name="_63373b0346ad3a4e524d65160b8f5793"/><text:span text:style-name="T1"> </text:span><text:alphabetical-index-mark text:string-value=" " text:key1="Include"/><text:span text:style-name="T1"><text:s/></text:span></text:h>
            </text:list-item>
          </text:list>
        </text:list-item>
      </text:list>
      <text:p text:style-name="Standard">An "Include" is an external scope that is visible and asserted by the owning lexical scope. <text:line-break/>[FUML] PackageImport<text:line-break/>[CL] Importation: An importation contains a name. The intention is that the name identifies a piece of Common Logic content represented externally to the text, and the importation re-asserts that content in the text.</text:p>
      <text:p text:style-name="P7"><text:span text:style-name="Intense_20_Emphasis"><text:span text:style-name="T2">Direct Supertypes</text:span></text:span></text:p>
      <text:p text:style-name="P14"><text:a xlink:type="simple" xlink:href="#_0315319befc74caa0a2a7d36cff333c0" text:style-name="Internet_20_link" text:visited-style-name="Visited_20_Internet_20_Link">Lexical Reference</text:a></text:p>
      <text:p text:style-name="Standard"/>
      <text:list xml:id="list104640175145065" text:continue-numbering="true" text:style-name="WWNum1">
        <text:list-item>
          <text:list>
            <text:list-item>
              <text:h text:style-name="P1" text:outline-level="2"><text:bookmark-start text:name="_0315319befc74caa0a2a7d36cff333c0"/>Class Lexical Reference<text:bookmark-end text:name="_0315319befc74caa0a2a7d36cff333c0"/><text:span text:style-name="T1"> </text:span><text:alphabetical-index-mark text:string-value=" " text:key1="Lexical Reference"/><text:span text:style-name="T1"><text:s/></text:span></text:h>
            </text:list-item>
          </text:list>
        </text:list-item>
      </text:list>
      <text:p text:style-name="Standard">A Lexical Reference is an external scope that is visible to but not necessarily asserted by the owning lexical scope. </text:p>
      <text:p text:style-name="P7"><text:span text:style-name="Intense_20_Emphasis"><text:span text:style-name="T2">Direct Supertypes</text:span></text:span></text:p>
      <text:p text:style-name="P14"><text:a xlink:type="simple" xlink:href="#_66d62b068053cee3464e1e03e6035eed" text:style-name="Internet_20_link" text:visited-style-name="Visited_20_Internet_20_Link">Context</text:a></text:p>
      <text:p text:style-name="P7"><text:span text:style-name="Intense_20_Emphasis"><text:span text:style-name="T2">Associations</text:span></text:span></text:p>
      <text:p text:style-name="P15"><draw:frame text:anchor-type="as-char" draw:z-index="68" draw:style-name="gr1" draw:text-style-name="P19" svg:width="0.1669in" svg:height="0.1669in"><draw:image xlink:href="Pictures/1000000000000010000000105EA3226BB1CE4DE6.png" xlink:type="simple" xlink:show="embed" xlink:actuate="onLoad"><text:p/></draw:image></draw:frame> <text:s/>Referenced scope<text:alphabetical-index-mark text:string-value=" " text:key1="Referenced scope"/> : <text:a xlink:type="simple" xlink:href="#_66d62b068053cee3464e1e03e6035eed" text:style-name="Internet_20_link" text:visited-style-name="Visited_20_Internet_20_Link">Context</text:a> [1] </text:p>
      <text:p text:style-name="Standard"><text:tab/><text:span text:style-name="T3">through association:</text:span> <text:a xlink:type="simple" xlink:href="#_ed317a7ba5c1c957dc9712f5c71e1dab" text:style-name="Internet_20_link" text:visited-style-name="Visited_20_Internet_20_Link"><text:span text:style-name="T4">Scope of Reference</text:span></text:a> </text:p>
      <text:p text:style-name="P17">A referenced context, potentially in another model, that provides visibility to the elements in that context.<text:line-break/>[FUML] importedPackage<text:line-break/>[OWL] directlyImports (implies "Include")</text:p>
      <text:p text:style-name="P15"><draw:frame text:anchor-type="as-char" draw:z-index="69" draw:style-name="gr1" draw:text-style-name="P19" svg:width="0.1669in" svg:height="0.1669in"><draw:image xlink:href="Pictures/10000000000000100000001052B31E068C1936DD.png" xlink:type="simple" xlink:show="embed" xlink:actuate="onLoad"><text:p/></draw:image></draw:frame> <text:s/>extends scope<text:alphabetical-index-mark text:string-value=" " text:key1="extends scope"/> : <text:a xlink:type="simple" xlink:href="#_693daf0a0de3f4b82a04aee474c3f151" text:style-name="Internet_20_link" text:visited-style-name="Visited_20_Internet_20_Link">Lexical Scope</text:a> [1] </text:p>
      <text:p text:style-name="Standard"><text:tab/><text:span text:style-name="T3">through association:</text:span> <text:a xlink:type="simple" xlink:href="#_94cc9f0718de5f9ba339cefb72b8874b" text:style-name="Internet_20_link" text:visited-style-name="Visited_20_Internet_20_Link"><text:span text:style-name="T4">Scope Reference</text:span></text:a> </text:p>
      <text:p text:style-name="P17">A lexical scope that is extended by a lexical reference.<text:line-break/>[FUML] importingNamespace</text:p>
      <text:p text:style-name="Standard"/>
      <text:list xml:id="list104640158388993" text:continue-numbering="true" text:style-name="WWNum1">
        <text:list-item>
          <text:list>
            <text:list-item>
              <text:h text:style-name="P1" text:outline-level="2"><text:bookmark-start text:name="_693daf0a0de3f4b82a04aee474c3f151"/>Class Lexical Scope<text:bookmark-end text:name="_693daf0a0de3f4b82a04aee474c3f151"/><text:span text:style-name="T1"> </text:span><text:alphabetical-index-mark text:string-value=" " text:key1="Lexical Scope"/><text:span text:style-name="T1"><text:s/></text:span></text:h>
            </text:list-item>
          </text:list>
        </text:list-item>
      </text:list>
      <text:p text:style-name="Standard">Lexical scope represents model content (the lexical structure of the model) that then models an area of concern. A lexical scope may define model elements representing anything.<text:line-break/><text:soft-page-break/>[CL] Text: A text is a set, list, or bag of phrases. A piece of text shall optionally be identified by a name.<text:line-break/>[OWL] Potential scope of a RDF graph defined by &lt;defines&gt;</text:p>
      <text:p text:style-name="P7"><text:span text:style-name="Intense_20_Emphasis"><text:span text:style-name="T2">Direct Supertypes</text:span></text:span></text:p>
      <text:p text:style-name="P14"><text:a xlink:type="simple" xlink:href="#_9c5aa7f24b9d67e77921e06d105205c0" text:style-name="Internet_20_link" text:visited-style-name="Visited_20_Internet_20_Link">Namespace</text:a></text:p>
      <text:p text:style-name="P7"><text:span text:style-name="Intense_20_Emphasis"><text:span text:style-name="T2">Associations</text:span></text:span></text:p>
      <text:p text:style-name="P15"><draw:frame text:anchor-type="as-char" draw:z-index="70" draw:style-name="gr1" draw:text-style-name="P19" svg:width="0.1669in" svg:height="0.1669in"><draw:image xlink:href="Pictures/10000000000000100000001052B31E068C1936DD.png" xlink:type="simple" xlink:show="embed" xlink:actuate="onLoad"><text:p/></draw:image></draw:frame> <text:s/>defines<text:alphabetical-index-mark text:string-value=" " text:key1="defines"/> : <text:a xlink:type="simple" xlink:href="#_a52cb0ff6e414b3170b58afe10b6afcb" text:style-name="Internet_20_link" text:visited-style-name="Visited_20_Internet_20_Link">Thing</text:a> [*] <text:s text:c="2"/><text:span text:style-name="T3">Subsets</text:span>: contextualizes:<text:a xlink:type="simple" xlink:href="#_a52cb0ff6e414b3170b58afe10b6afcb" text:style-name="Internet_20_link" text:visited-style-name="Visited_20_Internet_20_Link">Thing</text:a> <text:s text:c="3"/></text:p>
      <text:p text:style-name="Standard"><text:tab/><text:span text:style-name="T3">through association:</text:span> <text:a xlink:type="simple" xlink:href="#_3f8ee3c0c2369667c3f31d50e0ff6f83" text:style-name="Internet_20_link" text:visited-style-name="Visited_20_Internet_20_Link"><text:span text:style-name="T4">Definition</text:span></text:a> </text:p>
      <text:p text:style-name="P17">A model element defined within a lexical scope.<text:line-break/>Definition within a scope does not <text:s/>assert everything within a scope but the lexical scope may be independently asserted, thus asserting what it defines.<text:line-break/>[FUML] ownedElement, ownedMember<text:line-break/></text:p>
      <text:p text:style-name="P15"><draw:frame text:anchor-type="as-char" draw:z-index="71" draw:style-name="gr1" draw:text-style-name="P19" svg:width="0.1669in" svg:height="0.1669in"><draw:image xlink:href="Pictures/10000000000000100000001052B31E068C1936DD.png" xlink:type="simple" xlink:show="embed" xlink:actuate="onLoad"><text:p/></draw:image></draw:frame> <text:s/>references<text:alphabetical-index-mark text:string-value=" " text:key1="references"/> : <text:a xlink:type="simple" xlink:href="#_0315319befc74caa0a2a7d36cff333c0" text:style-name="Internet_20_link" text:visited-style-name="Visited_20_Internet_20_Link">Lexical Reference</text:a> [*] </text:p>
      <text:p text:style-name="Standard"><text:tab/><text:span text:style-name="T3">through association:</text:span> <text:a xlink:type="simple" xlink:href="#_94cc9f0718de5f9ba339cefb72b8874b" text:style-name="Internet_20_link" text:visited-style-name="Visited_20_Internet_20_Link"><text:span text:style-name="T4">Scope Reference</text:span></text:a> </text:p>
      <text:p text:style-name="P17">A reference providing visibility of a lexical scope to an internal or external context.</text:p>
      <text:p text:style-name="P15"><draw:frame text:anchor-type="as-char" draw:z-index="72" draw:style-name="gr1" draw:text-style-name="P19" svg:width="0.1669in" svg:height="0.1669in"><draw:image xlink:href="Pictures/10000000000000100000001052B31E068C1936DD.png" xlink:type="simple" xlink:show="embed" xlink:actuate="onLoad"><text:p/></draw:image></draw:frame> <text:s/>states<text:alphabetical-index-mark text:string-value=" " text:key1="states"/> : <text:a xlink:type="simple" xlink:href="#_a52cb0ff6e414b3170b58afe10b6afcb" text:style-name="Internet_20_link" text:visited-style-name="Visited_20_Internet_20_Link">Thing</text:a> [*] <text:s text:c="2"/><text:span text:style-name="T3">Subsets</text:span>: defines:<text:a xlink:type="simple" xlink:href="#_a52cb0ff6e414b3170b58afe10b6afcb" text:style-name="Internet_20_link" text:visited-style-name="Visited_20_Internet_20_Link">Thing</text:a> <text:s text:c="2"/>asserts:<text:a xlink:type="simple" xlink:href="#_3bd7c7d249201ad6f2447c6d182ba7f1" text:style-name="Internet_20_link" text:visited-style-name="Visited_20_Internet_20_Link">Proposition</text:a> <text:s text:c="3"/></text:p>
      <text:p text:style-name="Standard"><text:tab/><text:span text:style-name="T3">through association:</text:span> <text:a xlink:type="simple" xlink:href="#_ae63cfff50cedcc072b5771554ea61a3" text:style-name="Internet_20_link" text:visited-style-name="Visited_20_Internet_20_Link"><text:span text:style-name="T4">Statement</text:span></text:a> </text:p>
      <text:p text:style-name="P17">&lt;states&gt; combines &lt;defines&gt; with &lt;has assertion&gt; to both define and assert an element within a lexical scope. &lt;states&gt; provides a more "structural" organization of concepts that are both defined and asserted in the same structure.<text:line-break/><text:line-break/>&lt;states&gt; is a convenience for the common case where assertion and lexical containment are combined.<text:line-break/><text:line-break/></text:p>
      <text:p text:style-name="Standard"/>
      <text:list xml:id="list104641176597583" text:continue-numbering="true" text:style-name="WWNum1">
        <text:list-item>
          <text:list>
            <text:list-item>
              <text:h text:style-name="P1" text:outline-level="2"><text:bookmark-start text:name="_889ee49b354f339e48a0f7197f84aa16"/>Class Logical Package<text:bookmark-end text:name="_889ee49b354f339e48a0f7197f84aa16"/><text:span text:style-name="T1"> </text:span><text:alphabetical-index-mark text:string-value=" " text:key1="Logical Package"/><text:span text:style-name="T1"><text:s/></text:span></text:h>
            </text:list-item>
          </text:list>
        </text:list-item>
      </text:list>
      <text:p text:style-name="Standard">A model of information about systems independent of technical representation.</text:p>
      <text:p text:style-name="P7"><text:span text:style-name="Intense_20_Emphasis"><text:span text:style-name="T2">Direct Supertypes</text:span></text:span></text:p>
      <text:p text:style-name="P14"><text:a xlink:type="simple" xlink:href="#_0506f167988dfda7ae188b66aefe4f05" text:style-name="Internet_20_link" text:visited-style-name="Visited_20_Internet_20_Link">Package</text:a></text:p>
      <text:p text:style-name="Standard"/>
      <text:list xml:id="list104641664818553" text:continue-numbering="true" text:style-name="WWNum1">
        <text:list-item>
          <text:list>
            <text:list-item>
              <text:h text:style-name="P1" text:outline-level="2"><text:bookmark-start text:name="_4ba82665673b893f1166686a19220944"/>Class Mapping Package<text:bookmark-end text:name="_4ba82665673b893f1166686a19220944"/><text:span text:style-name="T1"> </text:span><text:alphabetical-index-mark text:string-value=" " text:key1="Mapping Package"/><text:span text:style-name="T1"><text:s/></text:span></text:h>
            </text:list-item>
          </text:list>
        </text:list-item>
      </text:list>
      <text:p text:style-name="Standard">A model defining relationships between other models.</text:p>
      <text:p text:style-name="P7"><text:span text:style-name="Intense_20_Emphasis"><text:span text:style-name="T2">Direct Supertypes</text:span></text:span></text:p>
      <text:p text:style-name="P14"><text:a xlink:type="simple" xlink:href="#_0506f167988dfda7ae188b66aefe4f05" text:style-name="Internet_20_link" text:visited-style-name="Visited_20_Internet_20_Link">Package</text:a></text:p>
      <text:p text:style-name="Standard"/>
      <text:list xml:id="list104639867169737" text:continue-numbering="true" text:style-name="WWNum1">
        <text:list-item>
          <text:list>
            <text:list-item>
              <text:h text:style-name="P1" text:outline-level="2"><text:bookmark-start text:name="_dd8aaeec86b7d8c1bfe7420e9594a71b"/>Class Model<text:bookmark-end text:name="_dd8aaeec86b7d8c1bfe7420e9594a71b"/><text:span text:style-name="T1"> </text:span><text:alphabetical-index-mark text:string-value=" " text:key1="Model"/><text:span text:style-name="T1"><text:s/></text:span></text:h>
            </text:list-item>
          </text:list>
        </text:list-item>
      </text:list>
      <text:p text:style-name="Standard">A root package. A model has no owner and may be directly referenced as an independent information resource. A model is defined in it's self.</text:p>
      <text:p text:style-name="P7"><text:span text:style-name="Intense_20_Emphasis"><text:span text:style-name="T2">Direct Supertypes</text:span></text:span></text:p>
      <text:p text:style-name="P14"><text:a xlink:type="simple" xlink:href="#_0506f167988dfda7ae188b66aefe4f05" text:style-name="Internet_20_link" text:visited-style-name="Visited_20_Internet_20_Link">Package</text:a></text:p>
      <text:p text:style-name="P7"><text:span text:style-name="Intense_20_Emphasis"><text:span text:style-name="T2">Associations</text:span></text:span></text:p>
      <text:p text:style-name="P15"><draw:frame text:anchor-type="as-char" draw:z-index="73" draw:style-name="gr1" draw:text-style-name="P19" svg:width="0.1669in" svg:height="0.1669in"><draw:image xlink:href="Pictures/10000000000000100000001052B31E068C1936DD.png" xlink:type="simple" xlink:show="embed" xlink:actuate="onLoad"><text:p/></draw:image></draw:frame> <text:s/>: <text:a xlink:type="simple" xlink:href="#_a52cb0ff6e414b3170b58afe10b6afcb" text:style-name="Internet_20_link" text:visited-style-name="Visited_20_Internet_20_Link">Thing</text:a> [*] <text:s text:c="2"/><text:span text:style-name="T3">Subsets</text:span>: defines:<text:a xlink:type="simple" xlink:href="#_a52cb0ff6e414b3170b58afe10b6afcb" text:style-name="Internet_20_link" text:visited-style-name="Visited_20_Internet_20_Link">Thing</text:a> <text:s text:c="2"/>asserts:<text:a xlink:type="simple" xlink:href="#_3bd7c7d249201ad6f2447c6d182ba7f1" text:style-name="Internet_20_link" text:visited-style-name="Visited_20_Internet_20_Link">Proposition</text:a> <text:s text:c="3"/></text:p>
      <text:p text:style-name="P15"><draw:frame text:anchor-type="as-char" draw:z-index="74" draw:style-name="gr1" draw:text-style-name="P19" svg:width="0.1669in" svg:height="0.1669in"><draw:image xlink:href="Pictures/10000000000000100000001052B31E068C1936DD.png" xlink:type="simple" xlink:show="embed" xlink:actuate="onLoad"><text:p/></draw:image></draw:frame> <text:s/>: <text:a xlink:type="simple" xlink:href="#_a52cb0ff6e414b3170b58afe10b6afcb" text:style-name="Internet_20_link" text:visited-style-name="Visited_20_Internet_20_Link">Thing</text:a> [*] <text:s text:c="2"/><text:span text:style-name="T3">Subsets</text:span>: defines:<text:a xlink:type="simple" xlink:href="#_a52cb0ff6e414b3170b58afe10b6afcb" text:style-name="Internet_20_link" text:visited-style-name="Visited_20_Internet_20_Link">Thing</text:a> <text:s text:c="2"/>asserts:<text:a xlink:type="simple" xlink:href="#_3bd7c7d249201ad6f2447c6d182ba7f1" text:style-name="Internet_20_link" text:visited-style-name="Visited_20_Internet_20_Link">Proposition</text:a> <text:s text:c="3"/></text:p>
      <text:p text:style-name="Standard"><text:soft-page-break/></text:p>
      <text:list xml:id="list104640157723967" text:continue-numbering="true" text:style-name="WWNum1">
        <text:list-item>
          <text:list>
            <text:list-item>
              <text:h text:style-name="P1" text:outline-level="2"><text:bookmark-start text:name="_0506f167988dfda7ae188b66aefe4f05"/>Class Package<text:bookmark-end text:name="_0506f167988dfda7ae188b66aefe4f05"/><text:span text:style-name="T1"> </text:span><text:alphabetical-index-mark text:string-value=" " text:key1="Package"/><text:span text:style-name="T1"><text:s/></text:span></text:h>
            </text:list-item>
          </text:list>
        </text:list-item>
      </text:list>
      <text:p text:style-name="Standard">A model element that provides a definitional scope for other model elements. A package may be represented as a "graph".<text:line-break/><text:line-break/>[ISO 1087] concept system: system of concepts set of concepts (3.2.1) structured according to the<text:line-break/>relations among them<text:line-break/><text:line-break/>[FUML] Package. FUML ownedMember corresponds with SMIF &lt;defines&gt;. FUML "nestedPackage" corresponds with "defines" where the element defined is a package.<text:line-break/><text:line-break/>[CL] Module: A module consists of a name, an optional set of names called the exclusion set, and a text called the body text.</text:p>
      <text:p text:style-name="P7"><text:span text:style-name="Intense_20_Emphasis"><text:span text:style-name="T2">Direct Supertypes</text:span></text:span></text:p>
      <text:p text:style-name="P14"><text:a xlink:type="simple" xlink:href="#_693daf0a0de3f4b82a04aee474c3f151" text:style-name="Internet_20_link" text:visited-style-name="Visited_20_Internet_20_Link">Lexical Scope</text:a></text:p>
      <text:p text:style-name="P7"><text:span text:style-name="Intense_20_Emphasis"><text:span text:style-name="T2">Associations</text:span></text:span></text:p>
      <text:p text:style-name="P15"><draw:frame text:anchor-type="as-char" draw:z-index="75" draw:style-name="gr1" draw:text-style-name="P19" svg:width="0.1669in" svg:height="0.1669in"><draw:image xlink:href="Pictures/10000000000000100000001017869183F68EC9F6.png" xlink:type="simple" xlink:show="embed" xlink:actuate="onLoad"><text:p/></draw:image></draw:frame> &lt;&lt;Sufficient&gt;&gt; has prefix<text:alphabetical-index-mark text:string-value=" " text:key1="has prefix"/> : <text:a xlink:type="simple" xlink:href="#_f02d6606b404e367c8d0a72afd7f68e5" text:style-name="Internet_20_link" text:visited-style-name="Visited_20_Internet_20_Link">Prefix</text:a> [0..1] <text:s text:c="2"/><text:span text:style-name="T3">Subsets</text:span>: identified by:<text:a xlink:type="simple" xlink:href="#_095e3f15be2ed98da1f28f354699da01" text:style-name="Internet_20_link" text:visited-style-name="Visited_20_Internet_20_Link">Identifier</text:a> <text:s text:c="3"/></text:p>
      <text:p text:style-name="Standard"><text:tab/><text:span text:style-name="T3">through association:</text:span> <text:a xlink:type="simple" xlink:href="#_f65e1fea73d421619a0591236adee128" text:style-name="Internet_20_link" text:visited-style-name="Visited_20_Internet_20_Link"><text:span text:style-name="T4">Prefix</text:span></text:a> </text:p>
      <text:p text:style-name="P17">An abbreviation that can be used to identify a package.</text:p>
      <text:p text:style-name="Standard"/>
      <text:list xml:id="list104641860143390" text:continue-numbering="true" text:style-name="WWNum1">
        <text:list-item>
          <text:list>
            <text:list-item>
              <text:h text:style-name="P1" text:outline-level="2"><text:bookmark-start text:name="_9d4f434e427f44a68fc2f43c37308fcc"/>Class Physical Package<text:bookmark-end text:name="_9d4f434e427f44a68fc2f43c37308fcc"/><text:span text:style-name="T1"> </text:span><text:alphabetical-index-mark text:string-value=" " text:key1="Physical Package"/><text:span text:style-name="T1"><text:s/></text:span></text:h>
            </text:list-item>
          </text:list>
        </text:list-item>
      </text:list>
      <text:p text:style-name="Standard">A physical, technology specific, data schema representing information about a real or possible world.</text:p>
      <text:p text:style-name="P7"><text:span text:style-name="Intense_20_Emphasis"><text:span text:style-name="T2">Direct Supertypes</text:span></text:span></text:p>
      <text:p text:style-name="P14"><text:a xlink:type="simple" xlink:href="#_0506f167988dfda7ae188b66aefe4f05" text:style-name="Internet_20_link" text:visited-style-name="Visited_20_Internet_20_Link">Package</text:a></text:p>
      <text:p text:style-name="Standard"/>
      <text:list xml:id="list104641777432023" text:continue-numbering="true" text:style-name="WWNum1">
        <text:list-item>
          <text:list>
            <text:list-item>
              <text:h text:style-name="P1" text:outline-level="2"><text:bookmark-start text:name="_f65e1fea73d421619a0591236adee128"/>Association Prefix<text:bookmark-end text:name="_f65e1fea73d421619a0591236adee128"/><text:span text:style-name="T1"> </text:span><text:alphabetical-index-mark text:string-value=" " text:key1="Prefix"/><text:span text:style-name="T1"><text:s/></text:span></text:h>
            </text:list-item>
          </text:list>
        </text:list-item>
      </text:list>
      <text:p text:style-name="Standard">Relationship defining the prefix for a package.</text:p>
      <text:p text:style-name="P7"><text:span text:style-name="Intense_20_Emphasis"><text:span text:style-name="T2">Direct Supertypes</text:span></text:span></text:p>
      <text:p text:style-name="P14"><text:a xlink:type="simple" xlink:href="#_5a0c9611d1c64dcbc0f89b5299e112ed" text:style-name="Internet_20_link" text:visited-style-name="Visited_20_Internet_20_Link">Identification</text:a></text:p>
      <text:p text:style-name="P7"><text:span text:style-name="Intense_20_Emphasis"><text:span text:style-name="T2">Association Ends</text:span></text:span></text:p>
      <text:p text:style-name="P16"><draw:frame text:anchor-type="as-char" draw:z-index="76" draw:style-name="gr1" draw:text-style-name="P19" svg:width="0.1669in" svg:height="0.1669in"><draw:image xlink:href="Pictures/10000000000000100000001017869183F68EC9F6.png" xlink:type="simple" xlink:show="embed" xlink:actuate="onLoad"><text:p/></draw:image></draw:frame> has prefix<text:alphabetical-index-mark text:string-value=" " text:key1="has prefix"/> : <text:a xlink:type="simple" xlink:href="#_f02d6606b404e367c8d0a72afd7f68e5" text:style-name="Internet_20_link" text:visited-style-name="Visited_20_Internet_20_Link">Prefix</text:a> [0..1] <text:s text:c="2"/><text:span text:style-name="T3">Subsets</text:span>: identified by:<text:a xlink:type="simple" xlink:href="#_095e3f15be2ed98da1f28f354699da01" text:style-name="Internet_20_link" text:visited-style-name="Visited_20_Internet_20_Link">Identifier</text:a> <text:s text:c="3"/></text:p>
      <text:p text:style-name="P17">An abbreviation that can be used to identify a package.</text:p>
      <text:p text:style-name="P16"><draw:frame text:anchor-type="as-char" draw:z-index="77" draw:style-name="gr1" draw:text-style-name="P19" svg:width="0.1669in" svg:height="0.1669in"><draw:image xlink:href="Pictures/10000000000000100000001017869183F68EC9F6.png" xlink:type="simple" xlink:show="embed" xlink:actuate="onLoad"><text:p/></draw:image></draw:frame> prefix of<text:alphabetical-index-mark text:string-value=" " text:key1="prefix of"/> : <text:a xlink:type="simple" xlink:href="#_0506f167988dfda7ae188b66aefe4f05" text:style-name="Internet_20_link" text:visited-style-name="Visited_20_Internet_20_Link">Package</text:a> [1] <text:s text:c="2"/><text:span text:style-name="T3">Subsets</text:span>: identified by:<text:a xlink:type="simple" xlink:href="#_095e3f15be2ed98da1f28f354699da01" text:style-name="Internet_20_link" text:visited-style-name="Visited_20_Internet_20_Link">Identifier</text:a> <text:s text:c="3"/></text:p>
      <text:p text:style-name="P17">An abbreviation for a package.</text:p>
      <text:p text:style-name="Standard"/>
      <text:list xml:id="list104640053395393" text:continue-numbering="true" text:style-name="WWNum1">
        <text:list-item>
          <text:list>
            <text:list-item>
              <text:h text:style-name="P1" text:outline-level="2"><text:bookmark-start text:name="_f02d6606b404e367c8d0a72afd7f68e5"/>Class Prefix<text:bookmark-end text:name="_f02d6606b404e367c8d0a72afd7f68e5"/><text:span text:style-name="T1"> </text:span><text:alphabetical-index-mark text:string-value=" " text:key1="Prefix"/><text:span text:style-name="T1"><text:s/>&lt;&lt;Value&gt;&gt;</text:span></text:h>
            </text:list-item>
          </text:list>
        </text:list-item>
      </text:list>
      <text:p text:style-name="Standard">A technical abbreviation for a package.</text:p>
      <text:p text:style-name="P7"><text:span text:style-name="Intense_20_Emphasis"><text:span text:style-name="T2">Direct Supertypes</text:span></text:span></text:p>
      <text:p text:style-name="P14"><text:a xlink:type="simple" xlink:href="#_c9d4914a019b89a37f1f18103ebaf817" text:style-name="Internet_20_link" text:visited-style-name="Visited_20_Internet_20_Link">Unique Text Identifier</text:a></text:p>
      <text:p text:style-name="P7"><text:span text:style-name="Intense_20_Emphasis"><text:span text:style-name="T2">Associations</text:span></text:span></text:p>
      <text:p text:style-name="P15"><draw:frame text:anchor-type="as-char" draw:z-index="78" draw:style-name="gr1" draw:text-style-name="P19" svg:width="0.1669in" svg:height="0.1669in"><draw:image xlink:href="Pictures/10000000000000100000001017869183F68EC9F6.png" xlink:type="simple" xlink:show="embed" xlink:actuate="onLoad"><text:p/></draw:image></draw:frame> &lt;&lt;Sufficient&gt;&gt; prefix of<text:alphabetical-index-mark text:string-value=" " text:key1="prefix of"/> : <text:a xlink:type="simple" xlink:href="#_0506f167988dfda7ae188b66aefe4f05" text:style-name="Internet_20_link" text:visited-style-name="Visited_20_Internet_20_Link">Package</text:a> [1] <text:s text:c="2"/><text:span text:style-name="T3">Subsets</text:span>: identifies:<text:a xlink:type="simple" xlink:href="#_eb8398b5a178c638b98597120ec51c4d" text:style-name="Internet_20_link" text:visited-style-name="Visited_20_Internet_20_Link">Identifiable Entity</text:a> <text:s text:c="3"/></text:p>
      <text:p text:style-name="Standard"><text:soft-page-break/><text:tab/><text:span text:style-name="T3">through association:</text:span> <text:a xlink:type="simple" xlink:href="#_f65e1fea73d421619a0591236adee128" text:style-name="Internet_20_link" text:visited-style-name="Visited_20_Internet_20_Link"><text:span text:style-name="T4">Prefix</text:span></text:a> </text:p>
      <text:p text:style-name="P17">An abbreviation for a package.</text:p>
      <text:p text:style-name="Standard"/>
      <text:list xml:id="list104639864233384" text:continue-numbering="true" text:style-name="WWNum1">
        <text:list-item>
          <text:list>
            <text:list-item>
              <text:h text:style-name="P1" text:outline-level="2"><text:bookmark-start text:name="_ed317a7ba5c1c957dc9712f5c71e1dab"/>Association Scope of Reference<text:bookmark-end text:name="_ed317a7ba5c1c957dc9712f5c71e1dab"/><text:span text:style-name="T1"> </text:span><text:alphabetical-index-mark text:string-value=" " text:key1="Scope of Reference"/><text:span text:style-name="T1"><text:s/></text:span></text:h>
            </text:list-item>
          </text:list>
        </text:list-item>
      </text:list>
      <text:p text:style-name="Standard">Relationship defining internal or external context that are referenced by a lexical scope using a lexical reference.</text:p>
      <text:p text:style-name="P7"><text:span text:style-name="Intense_20_Emphasis"><text:span text:style-name="T2">Association Ends</text:span></text:span></text:p>
      <text:p text:style-name="P16"><draw:frame text:anchor-type="as-char" draw:z-index="79" draw:style-name="gr1" draw:text-style-name="P19" svg:width="0.1669in" svg:height="0.1669in"><draw:image xlink:href="Pictures/1000000000000010000000105EA3226BB1CE4DE6.png" xlink:type="simple" xlink:show="embed" xlink:actuate="onLoad"><text:p/></draw:image></draw:frame> Referenced scope<text:alphabetical-index-mark text:string-value=" " text:key1="Referenced scope"/> : <text:a xlink:type="simple" xlink:href="#_66d62b068053cee3464e1e03e6035eed" text:style-name="Internet_20_link" text:visited-style-name="Visited_20_Internet_20_Link">Context</text:a> [1] <text:s text:c="2"/><text:span text:style-name="T3">Subsets</text:span>: identifies:<text:a xlink:type="simple" xlink:href="#_eb8398b5a178c638b98597120ec51c4d" text:style-name="Internet_20_link" text:visited-style-name="Visited_20_Internet_20_Link">Identifiable Entity</text:a> <text:s text:c="3"/></text:p>
      <text:p text:style-name="P17">A referenced context, potentially in another model, that provides visibility to the elements in that context.<text:line-break/>[FUML] importedPackage<text:line-break/>[OWL] directlyImports (implies "Include")</text:p>
      <text:p text:style-name="P16"><draw:frame text:anchor-type="as-char" draw:z-index="80" draw:style-name="gr1" draw:text-style-name="P19" svg:width="0.1669in" svg:height="0.1669in"><draw:image xlink:href="Pictures/1000000000000010000000105EA3226BB1CE4DE6.png" xlink:type="simple" xlink:show="embed" xlink:actuate="onLoad"><text:p/></draw:image></draw:frame> referenced by<text:alphabetical-index-mark text:string-value=" " text:key1="referenced by"/> : <text:a xlink:type="simple" xlink:href="#_0315319befc74caa0a2a7d36cff333c0" text:style-name="Internet_20_link" text:visited-style-name="Visited_20_Internet_20_Link">Lexical Reference</text:a> [*] <text:s text:c="2"/><text:span text:style-name="T3">Subsets</text:span>: identifies:<text:a xlink:type="simple" xlink:href="#_eb8398b5a178c638b98597120ec51c4d" text:style-name="Internet_20_link" text:visited-style-name="Visited_20_Internet_20_Link">Identifiable Entity</text:a> <text:s text:c="3"/></text:p>
      <text:p text:style-name="P17">References to a context.</text:p>
      <text:p text:style-name="Standard"/>
      <text:list xml:id="list104640287536218" text:continue-numbering="true" text:style-name="WWNum1">
        <text:list-item>
          <text:list>
            <text:list-item>
              <text:h text:style-name="P1" text:outline-level="2"><text:bookmark-start text:name="_94cc9f0718de5f9ba339cefb72b8874b"/>Association Scope Reference<text:bookmark-end text:name="_94cc9f0718de5f9ba339cefb72b8874b"/><text:span text:style-name="T1"> </text:span><text:alphabetical-index-mark text:string-value=" " text:key1="Scope Reference"/><text:span text:style-name="T1"><text:s/></text:span></text:h>
            </text:list-item>
          </text:list>
        </text:list-item>
      </text:list>
      <text:p text:style-name="Standard">Relationship defining references for a scope.</text:p>
      <text:p text:style-name="P7"><text:span text:style-name="Intense_20_Emphasis"><text:span text:style-name="T2">Association Ends</text:span></text:span></text:p>
      <text:p text:style-name="P16"><draw:frame text:anchor-type="as-char" draw:z-index="81" draw:style-name="gr1" draw:text-style-name="P19" svg:width="0.1669in" svg:height="0.1669in"><draw:image xlink:href="Pictures/10000000000000100000001052B31E068C1936DD.png" xlink:type="simple" xlink:show="embed" xlink:actuate="onLoad"><text:p/></draw:image></draw:frame> references<text:alphabetical-index-mark text:string-value=" " text:key1="references"/> : <text:a xlink:type="simple" xlink:href="#_0315319befc74caa0a2a7d36cff333c0" text:style-name="Internet_20_link" text:visited-style-name="Visited_20_Internet_20_Link">Lexical Reference</text:a> [*] <text:s text:c="2"/><text:span text:style-name="T3">Subsets</text:span>: identifies:<text:a xlink:type="simple" xlink:href="#_eb8398b5a178c638b98597120ec51c4d" text:style-name="Internet_20_link" text:visited-style-name="Visited_20_Internet_20_Link">Identifiable Entity</text:a> <text:s text:c="3"/></text:p>
      <text:p text:style-name="P17">A reference providing visibility of a lexical scope to an internal or external context.</text:p>
      <text:p text:style-name="P16"><draw:frame text:anchor-type="as-char" draw:z-index="82" draw:style-name="gr1" draw:text-style-name="P19" svg:width="0.1669in" svg:height="0.1669in"><draw:image xlink:href="Pictures/10000000000000100000001052B31E068C1936DD.png" xlink:type="simple" xlink:show="embed" xlink:actuate="onLoad"><text:p/></draw:image></draw:frame> extends scope<text:alphabetical-index-mark text:string-value=" " text:key1="extends scope"/> : <text:a xlink:type="simple" xlink:href="#_693daf0a0de3f4b82a04aee474c3f151" text:style-name="Internet_20_link" text:visited-style-name="Visited_20_Internet_20_Link">Lexical Scope</text:a> [1] <text:s text:c="2"/><text:span text:style-name="T3">Subsets</text:span>: identifies:<text:a xlink:type="simple" xlink:href="#_eb8398b5a178c638b98597120ec51c4d" text:style-name="Internet_20_link" text:visited-style-name="Visited_20_Internet_20_Link">Identifiable Entity</text:a> <text:s text:c="3"/></text:p>
      <text:p text:style-name="P17">A lexical scope that is extended by a lexical reference.<text:line-break/>[FUML] importingNamespace</text:p>
      <text:p text:style-name="Standard"/>
      <text:list xml:id="list104641527857420" text:continue-numbering="true" text:style-name="WWNum1">
        <text:list-item>
          <text:list>
            <text:list-item>
              <text:h text:style-name="P1" text:outline-level="2"><text:bookmark-start text:name="_ae63cfff50cedcc072b5771554ea61a3"/>Association Statement<text:bookmark-end text:name="_ae63cfff50cedcc072b5771554ea61a3"/><text:span text:style-name="T1"> </text:span><text:alphabetical-index-mark text:string-value=" " text:key1="Statement"/><text:span text:style-name="T1"><text:s/></text:span></text:h>
            </text:list-item>
          </text:list>
        </text:list-item>
      </text:list>
      <text:p text:style-name="Standard">Relationship defining the set of elements defined within and asserted by a lexical scope.</text:p>
      <text:p text:style-name="P7"><text:span text:style-name="Intense_20_Emphasis"><text:span text:style-name="T2">Direct Supertypes</text:span></text:span></text:p>
      <text:p text:style-name="P14"><text:a xlink:type="simple" xlink:href="#_3f8ee3c0c2369667c3f31d50e0ff6f83" text:style-name="Internet_20_link" text:visited-style-name="Visited_20_Internet_20_Link">Definition</text:a></text:p>
      <text:p text:style-name="P7"><text:span text:style-name="Intense_20_Emphasis"><text:span text:style-name="T2">Association Ends</text:span></text:span></text:p>
      <text:p text:style-name="P16"><draw:frame text:anchor-type="as-char" draw:z-index="83" draw:style-name="gr1" draw:text-style-name="P19" svg:width="0.1669in" svg:height="0.1669in"><draw:image xlink:href="Pictures/10000000000000100000001052B31E068C1936DD.png" xlink:type="simple" xlink:show="embed" xlink:actuate="onLoad"><text:p/></draw:image></draw:frame> states<text:alphabetical-index-mark text:string-value=" " text:key1="states"/> : <text:a xlink:type="simple" xlink:href="#_a52cb0ff6e414b3170b58afe10b6afcb" text:style-name="Internet_20_link" text:visited-style-name="Visited_20_Internet_20_Link">Thing</text:a> [*] <text:s text:c="2"/><text:span text:style-name="T3">Subsets</text:span>: identifies:<text:a xlink:type="simple" xlink:href="#_eb8398b5a178c638b98597120ec51c4d" text:style-name="Internet_20_link" text:visited-style-name="Visited_20_Internet_20_Link">Identifiable Entity</text:a> <text:s text:c="3"/></text:p>
      <text:p text:style-name="P17">&lt;states&gt; combines &lt;defines&gt; with &lt;has assertion&gt; to both define and assert an element within a lexical scope. &lt;states&gt; provides a more "structural" organization of concepts that are both defined and asserted in the same structure.<text:line-break/><text:line-break/>&lt;states&gt; is a convenience for the common case where assertion and lexical containment are combined.<text:line-break/><text:line-break/></text:p>
      <text:p text:style-name="P16"><draw:frame text:anchor-type="as-char" draw:z-index="84" draw:style-name="gr1" draw:text-style-name="P19" svg:width="0.1669in" svg:height="0.1669in"><draw:image xlink:href="Pictures/10000000000000100000001052B31E068C1936DD.png" xlink:type="simple" xlink:show="embed" xlink:actuate="onLoad"><text:p/></draw:image></draw:frame> stated by<text:alphabetical-index-mark text:string-value=" " text:key1="stated by"/> : <text:a xlink:type="simple" xlink:href="#_693daf0a0de3f4b82a04aee474c3f151" text:style-name="Internet_20_link" text:visited-style-name="Visited_20_Internet_20_Link">Lexical Scope</text:a> [0..1] <text:s text:c="2"/><text:span text:style-name="T3">Subsets</text:span>: identifies:<text:a xlink:type="simple" xlink:href="#_eb8398b5a178c638b98597120ec51c4d" text:style-name="Internet_20_link" text:visited-style-name="Visited_20_Internet_20_Link">Identifiable Entity</text:a> <text:s text:c="3"/></text:p>
      <text:p text:style-name="P17">&lt;stated by&gt; is a lexical scope that both defines and asserts a model element.</text:p>
      <text:p text:style-name="Standard"/>
      <text:p text:style-name="P13"/>
      <text:list xml:id="list104640718647218" text:continue-numbering="true" text:style-name="WWNum1">
        <text:list-item>
          <text:h text:style-name="P5" text:outline-level="1">SMIF Conceptual Model::Mapping</text:h>
        </text:list-item>
      </text:list>
      <text:p text:style-name="Text_20_body">Mapping rules define how data represents concepts or how different data representations are related.</text:p>
      <text:list xml:id="list104640809396537" text:continue-numbering="true" text:style-name="WWNum1">
        <text:list-item>
          <text:list>
            <text:list-item>
              <text:h text:style-name="P1" text:outline-level="2">Diagram: Facades</text:h>
            </text:list-item>
          </text:list>
        </text:list-item>
      </text:list>
      <text:p text:style-name="P9"><draw:frame text:anchor-type="as-char" draw:z-index="85" draw:name="Picture 2075336209.emf" draw:style-name="gr1" draw:text-style-name="P19" svg:width="3.3252in" svg:height="2.6169in"><draw:image xlink:href="Pictures/2000005F000014C5000015CAC1717792CE78CC2C.wmf" xlink:type="simple" xlink:show="embed" xlink:actuate="onLoad"><text:p/></draw:image></draw:frame></text:p>
      <text:list xml:id="list104640078779085" text:continue-list="list104641032354471" text:style-name="WWNum18">
        <text:list-item>
          <text:p text:style-name="P2">Facades</text:p>
        </text:list-item>
      </text:list>
      <text:list xml:id="list104641408419687" text:continue-list="list104640809396537" text:style-name="WWNum1">
        <text:list-item>
          <text:list>
            <text:list-item>
              <text:h text:style-name="P1" text:outline-level="2"><text:soft-page-break/>Diagram: Mapping Rules</text:h>
            </text:list-item>
          </text:list>
        </text:list-item>
      </text:list>
      <text:p text:style-name="P9"><draw:frame text:anchor-type="as-char" draw:z-index="86" draw:name="Picture 524478482.emf" draw:style-name="gr1" draw:text-style-name="P19" svg:width="6.7669in" svg:height="5.4252in"><draw:image xlink:href="Pictures/200001B700003E2D0000426946D61B52A600095D.wmf" xlink:type="simple" xlink:show="embed" xlink:actuate="onLoad"><text:p/></draw:image></draw:frame></text:p>
      <text:list xml:id="list104640179116012" text:continue-list="list104640078779085" text:style-name="WWNum18">
        <text:list-item>
          <text:p text:style-name="P2">Mapping Rules</text:p>
        </text:list-item>
      </text:list>
      <text:p text:style-name="Standard"><text:s/></text:p>
      <text:p text:style-name="Standard"/>
      <text:list xml:id="list104640515421273" text:continue-list="list104641408419687" text:style-name="WWNum1">
        <text:list-item>
          <text:list>
            <text:list-item>
              <text:h text:style-name="P1" text:outline-level="2"><text:bookmark-start text:name="_b974779d477683a374f9ba2baafd6876"/>Class Computed Facade<text:bookmark-end text:name="_b974779d477683a374f9ba2baafd6876"/><text:span text:style-name="T1"> </text:span><text:alphabetical-index-mark text:string-value=" " text:key1="Computed Facade"/><text:span text:style-name="T1"><text:s/></text:span></text:h>
            </text:list-item>
          </text:list>
        </text:list-item>
      </text:list>
      <text:p text:style-name="Standard">A facade that is computed by calling external methods.</text:p>
      <text:p text:style-name="P7"><text:span text:style-name="Intense_20_Emphasis"><text:span text:style-name="T2">Direct Supertypes</text:span></text:span></text:p>
      <text:p text:style-name="P14"><text:a xlink:type="simple" xlink:href="#_90ac762f4f29c31e6c33236231df6a9a" text:style-name="Internet_20_link" text:visited-style-name="Visited_20_Internet_20_Link">Facade</text:a></text:p>
      <text:p text:style-name="P7"><text:span text:style-name="Intense_20_Emphasis"><text:span text:style-name="T2">Operations</text:span></text:span></text:p>
      <text:p text:style-name="P15"><draw:frame text:anchor-type="as-char" draw:z-index="87" draw:style-name="gr1" draw:text-style-name="P19" svg:width="0.1669in" svg:height="0.1669in"><draw:image xlink:href="Pictures/100000000000001000000010183640388A45E6F8.png" xlink:type="simple" xlink:show="embed" xlink:actuate="onLoad"><text:p/></draw:image></draw:frame> public push ()</text:p>
      <text:p text:style-name="Text_20_body">An operation called to evoke the behavior associated with a new facade element being created or modified. Push asserts the more concrete type based on a reference type.</text:p>
      <text:p text:style-name="P15"><draw:frame text:anchor-type="as-char" draw:z-index="88" draw:name="Picture -327914248.emf" draw:style-name="gr1" draw:text-style-name="P19" svg:width="0.1669in" svg:height="0.1669in"><draw:image xlink:href="Pictures/100000000000001000000010183640388A45E6F8.png" xlink:type="simple" xlink:show="embed" xlink:actuate="onLoad"><text:p/></draw:image></draw:frame> public pull ()</text:p>
      <text:p text:style-name="Text_20_body">An operation called to evoke the behavior associated with a facade representing existing elements. Pull asserts the reference type based on a more concrete type.</text:p>
      <text:p text:style-name="Standard"><text:soft-page-break/></text:p>
      <text:list xml:id="list104641421324881" text:continue-numbering="true" text:style-name="WWNum1">
        <text:list-item>
          <text:list>
            <text:list-item>
              <text:h text:style-name="P1" text:outline-level="2"><text:bookmark-start text:name="_7baa13dc928dc3743d803b95f44bc462"/>Association Concrete Map End<text:bookmark-end text:name="_7baa13dc928dc3743d803b95f44bc462"/><text:span text:style-name="T1"> </text:span><text:alphabetical-index-mark text:string-value=" " text:key1="Concrete Map End"/><text:span text:style-name="T1"><text:s/></text:span></text:h>
            </text:list-item>
          </text:list>
        </text:list-item>
      </text:list>
      <text:p text:style-name="Standard">Relationship to the more concrete end of a match rule.</text:p>
      <text:p text:style-name="P7"><text:span text:style-name="Intense_20_Emphasis"><text:span text:style-name="T2">Association Ends</text:span></text:span></text:p>
      <text:p text:style-name="P16"><draw:frame text:anchor-type="as-char" draw:z-index="89" draw:style-name="gr1" draw:text-style-name="P19" svg:width="0.1669in" svg:height="0.1669in"><draw:image xlink:href="Pictures/100000000000001000000010C94DA277080319A3.png" xlink:type="simple" xlink:show="embed" xlink:actuate="onLoad"><text:p/></draw:image></draw:frame> concrete end<text:alphabetical-index-mark text:string-value=" " text:key1="concrete end"/> : <text:a xlink:type="simple" xlink:href="#_0d8a19bfafdae6e590a12e54ebcff122" text:style-name="Internet_20_link" text:visited-style-name="Visited_20_Internet_20_Link">Match End</text:a> [1] <text:s text:c="2"/><text:span text:style-name="T3">Subsets</text:span>: identifies:<text:a xlink:type="simple" xlink:href="#_eb8398b5a178c638b98597120ec51c4d" text:style-name="Internet_20_link" text:visited-style-name="Visited_20_Internet_20_Link">Identifiable Entity</text:a> <text:s text:c="3"/></text:p>
      <text:p text:style-name="P17">One end of a mapping, to be used for more concrete end.</text:p>
      <text:p text:style-name="P16"><draw:frame text:anchor-type="as-char" draw:z-index="90" draw:style-name="gr1" draw:text-style-name="P19" svg:width="0.1669in" svg:height="0.1669in"><draw:image xlink:href="Pictures/100000000000001000000010C94DA277080319A3.png" xlink:type="simple" xlink:show="embed" xlink:actuate="onLoad"><text:p/></draw:image></draw:frame> match from<text:alphabetical-index-mark text:string-value=" " text:key1="match from"/> : <text:a xlink:type="simple" xlink:href="#_63d69e49de8214503f0947e7f9dbc652" text:style-name="Internet_20_link" text:visited-style-name="Visited_20_Internet_20_Link">Match Rule</text:a> [0..1] <text:s text:c="2"/><text:span text:style-name="T3">Subsets</text:span>: identifies:<text:a xlink:type="simple" xlink:href="#_eb8398b5a178c638b98597120ec51c4d" text:style-name="Internet_20_link" text:visited-style-name="Visited_20_Internet_20_Link">Identifiable Entity</text:a> <text:s text:c="3"/></text:p>
      <text:p text:style-name="P17">Mapping rule owning a "concrete" end.</text:p>
      <text:p text:style-name="Standard"/>
      <text:list xml:id="list104641046906475" text:continue-numbering="true" text:style-name="WWNum1">
        <text:list-item>
          <text:list>
            <text:list-item>
              <text:h text:style-name="P1" text:outline-level="2"><text:bookmark-start text:name="_261bc50ae657ccc8f82cb301075a0f0c"/>Association Concrete Pattern Body<text:bookmark-end text:name="_261bc50ae657ccc8f82cb301075a0f0c"/><text:span text:style-name="T1"> </text:span><text:alphabetical-index-mark text:string-value=" " text:key1="Concrete Pattern Body"/><text:span text:style-name="T1"><text:s/></text:span></text:h>
            </text:list-item>
          </text:list>
        </text:list-item>
      </text:list>
      <text:p text:style-name="Standard">Relationship between a mapping and a pattern of the more concrete concepts to be mapped.</text:p>
      <text:p text:style-name="P7"><text:span text:style-name="Intense_20_Emphasis"><text:span text:style-name="T2">Association Ends</text:span></text:span></text:p>
      <text:p text:style-name="P16"><draw:frame text:anchor-type="as-char" draw:z-index="91" draw:style-name="gr1" draw:text-style-name="P19" svg:width="0.1669in" svg:height="0.1669in"><draw:image xlink:href="Pictures/100000000000001000000010C94DA277080319A3.png" xlink:type="simple" xlink:show="embed" xlink:actuate="onLoad"><text:p/></draw:image></draw:frame> concrete focus<text:alphabetical-index-mark text:string-value=" " text:key1="concrete focus"/> : <text:a xlink:type="simple" xlink:href="#_4d83e476040c7444758dda440d3096fc" text:style-name="Internet_20_link" text:visited-style-name="Visited_20_Internet_20_Link">Pattern Variable</text:a> [1] <text:s text:c="2"/><text:span text:style-name="T3">Subsets</text:span>: identifies:<text:a xlink:type="simple" xlink:href="#_eb8398b5a178c638b98597120ec51c4d" text:style-name="Internet_20_link" text:visited-style-name="Visited_20_Internet_20_Link">Identifiable Entity</text:a> <text:s text:c="3"/></text:p>
      <text:p text:style-name="P17">The variable or variables that form the basis for the portion of the pattern for the more concrete (physical) model. The concrete portion of the pattern is derived from the transitive closure of all variables reachable from the pattern variable via characteristics, associations or relationships.<text:line-break/>When a pattern matching the set of concrete variables is created or altered the mapping "fires" and the reference pattern is asserted.<text:line-break/>The qualification of the referenced variable is constrained to be ""select".</text:p>
      <text:p text:style-name="P16"><draw:frame text:anchor-type="as-char" draw:z-index="92" draw:style-name="gr1" draw:text-style-name="P19" svg:width="0.1669in" svg:height="0.1669in"><draw:image xlink:href="Pictures/100000000000001000000010C94DA277080319A3.png" xlink:type="simple" xlink:show="embed" xlink:actuate="onLoad"><text:p/></draw:image></draw:frame> concrete mapping<text:alphabetical-index-mark text:string-value=" " text:key1="concrete mapping"/> : <text:a xlink:type="simple" xlink:href="#_551417ad3c6e740d8b880bee8085a718" text:style-name="Internet_20_link" text:visited-style-name="Visited_20_Internet_20_Link">Mapping</text:a> [0..1] <text:s text:c="2"/><text:span text:style-name="T3">Subsets</text:span>: identifies:<text:a xlink:type="simple" xlink:href="#_eb8398b5a178c638b98597120ec51c4d" text:style-name="Internet_20_link" text:visited-style-name="Visited_20_Internet_20_Link">Identifiable Entity</text:a> <text:s text:c="3"/></text:p>
      <text:p text:style-name="P17">Mapping for which a more concrete pattern is defined.</text:p>
      <text:p text:style-name="Standard"/>
      <text:list xml:id="list104640551363606" text:continue-numbering="true" text:style-name="WWNum1">
        <text:list-item>
          <text:list>
            <text:list-item>
              <text:h text:style-name="P1" text:outline-level="2"><text:bookmark-start text:name="_90ac762f4f29c31e6c33236231df6a9a"/>Class Facade<text:bookmark-end text:name="_90ac762f4f29c31e6c33236231df6a9a"/><text:span text:style-name="T1"> </text:span><text:alphabetical-index-mark text:string-value=" " text:key1="Facade"/><text:span text:style-name="T1"><text:s/></text:span></text:h>
            </text:list-item>
          </text:list>
        </text:list-item>
      </text:list>
      <text:p text:style-name="Standard">An intermediary data type used to hold common mappings. Facades may be computed and/or have mapping rules.</text:p>
      <text:p text:style-name="P7"><text:span text:style-name="Intense_20_Emphasis"><text:span text:style-name="T2">Direct Supertypes</text:span></text:span></text:p>
      <text:p text:style-name="P14"><text:a xlink:type="simple" xlink:href="#_d2ebf1b96697234b6aef9b3bfac15784" text:style-name="Internet_20_link" text:visited-style-name="Visited_20_Internet_20_Link">Record Type</text:a></text:p>
      <text:p text:style-name="Standard"/>
      <text:list xml:id="list104639911917817" text:continue-numbering="true" text:style-name="WWNum1">
        <text:list-item>
          <text:list>
            <text:list-item>
              <text:h text:style-name="P1" text:outline-level="2"><text:bookmark-start text:name="_f73560bcb69b98854b78c16f10b9e480"/>Association Map Rule Type Assertion<text:bookmark-end text:name="_f73560bcb69b98854b78c16f10b9e480"/><text:span text:style-name="T1"> </text:span><text:alphabetical-index-mark text:string-value=" " text:key1="Map Rule Type Assertion"/><text:span text:style-name="T1"><text:s/></text:span></text:h>
            </text:list-item>
          </text:list>
        </text:list-item>
      </text:list>
      <text:p text:style-name="Standard">Relationship defining more concrete types that shall be asserted for an end of a match rule.</text:p>
      <text:p text:style-name="P7"><text:span text:style-name="Intense_20_Emphasis"><text:span text:style-name="T2">Association Ends</text:span></text:span></text:p>
      <text:p text:style-name="P16"><draw:frame text:anchor-type="as-char" draw:z-index="93" draw:style-name="gr1" draw:text-style-name="P19" svg:width="0.1669in" svg:height="0.1669in"><draw:image xlink:href="Pictures/1000000000000010000000105EA3226BB1CE4DE6.png" xlink:type="simple" xlink:show="embed" xlink:actuate="onLoad"><text:p/></draw:image></draw:frame> asserted type<text:alphabetical-index-mark text:string-value=" " text:key1="asserted type"/> : <text:a xlink:type="simple" xlink:href="#_dfe1514224ca21cedba7b2b29802db50" text:style-name="Internet_20_link" text:visited-style-name="Visited_20_Internet_20_Link">Type</text:a> [*] <text:s text:c="2"/><text:span text:style-name="T3">Subsets</text:span>: identifies:<text:a xlink:type="simple" xlink:href="#_eb8398b5a178c638b98597120ec51c4d" text:style-name="Internet_20_link" text:visited-style-name="Visited_20_Internet_20_Link">Identifiable Entity</text:a> <text:s text:c="3"/></text:p>
      <text:p text:style-name="P17">Type that will be asserted for the end that is more concrete than the defined type of a property or relationship. e.g. a unit type.</text:p>
      <text:p text:style-name="P16"><draw:frame text:anchor-type="as-char" draw:z-index="94" draw:style-name="gr1" draw:text-style-name="P19" svg:width="0.1669in" svg:height="0.1669in"><draw:image xlink:href="Pictures/1000000000000010000000105EA3226BB1CE4DE6.png" xlink:type="simple" xlink:show="embed" xlink:actuate="onLoad"><text:p/></draw:image></draw:frame> asserted by<text:alphabetical-index-mark text:string-value=" " text:key1="asserted by"/> : <text:a xlink:type="simple" xlink:href="#_0d8a19bfafdae6e590a12e54ebcff122" text:style-name="Internet_20_link" text:visited-style-name="Visited_20_Internet_20_Link">Match End</text:a> [*] <text:s text:c="2"/><text:span text:style-name="T3">Subsets</text:span>: identifies:<text:a xlink:type="simple" xlink:href="#_eb8398b5a178c638b98597120ec51c4d" text:style-name="Internet_20_link" text:visited-style-name="Visited_20_Internet_20_Link">Identifiable Entity</text:a> <text:s text:c="3"/></text:p>
      <text:p text:style-name="P17">Map rule and that asserts a type</text:p>
      <text:p text:style-name="Standard"/>
      <text:list xml:id="list104640587630939" text:continue-numbering="true" text:style-name="WWNum1">
        <text:list-item>
          <text:list>
            <text:list-item>
              <text:h text:style-name="P1" text:outline-level="2"><text:bookmark-start text:name="_91103665260372b118a216a1491f090f"/>Association Mapped variable<text:bookmark-end text:name="_91103665260372b118a216a1491f090f"/><text:span text:style-name="T1"> </text:span><text:alphabetical-index-mark text:string-value=" " text:key1="Mapped variable"/><text:span text:style-name="T1"><text:s/></text:span></text:h>
            </text:list-item>
          </text:list>
        </text:list-item>
      </text:list>
      <text:p text:style-name="Standard">Relationship defining the property that is the source or target of a mapping</text:p>
      <text:p text:style-name="P7"><text:soft-page-break/><text:span text:style-name="Intense_20_Emphasis"><text:span text:style-name="T2">Association Ends</text:span></text:span></text:p>
      <text:p text:style-name="P16"><draw:frame text:anchor-type="as-char" draw:z-index="95" draw:style-name="gr1" draw:text-style-name="P19" svg:width="0.1669in" svg:height="0.1669in"><draw:image xlink:href="Pictures/10000000000000100000001017869183F68EC9F6.png" xlink:type="simple" xlink:show="embed" xlink:actuate="onLoad"><text:p/></draw:image></draw:frame> maps variable<text:alphabetical-index-mark text:string-value=" " text:key1="maps variable"/> : <text:a xlink:type="simple" xlink:href="#_4d83e476040c7444758dda440d3096fc" text:style-name="Internet_20_link" text:visited-style-name="Visited_20_Internet_20_Link">Pattern Variable</text:a> [1] <text:s text:c="2"/><text:span text:style-name="T3">Subsets</text:span>: identifies:<text:a xlink:type="simple" xlink:href="#_eb8398b5a178c638b98597120ec51c4d" text:style-name="Internet_20_link" text:visited-style-name="Visited_20_Internet_20_Link">Identifiable Entity</text:a> <text:s text:c="3"/></text:p>
      <text:p text:style-name="P17">Variable that defines a set of elements to map to the other side of the mapping rule. The set of elements shall be those bound to the property on evaluation of the mapping.</text:p>
      <text:p text:style-name="P16"><draw:frame text:anchor-type="as-char" draw:z-index="96" draw:style-name="gr1" draw:text-style-name="P19" svg:width="0.1669in" svg:height="0.1669in"><draw:image xlink:href="Pictures/10000000000000100000001017869183F68EC9F6.png" xlink:type="simple" xlink:show="embed" xlink:actuate="onLoad"><text:p/></draw:image></draw:frame> maps to<text:alphabetical-index-mark text:string-value=" " text:key1="maps to"/> : <text:a xlink:type="simple" xlink:href="#_0d8a19bfafdae6e590a12e54ebcff122" text:style-name="Internet_20_link" text:visited-style-name="Visited_20_Internet_20_Link">Match End</text:a> [*] <text:s text:c="2"/><text:span text:style-name="T3">Subsets</text:span>: identifies:<text:a xlink:type="simple" xlink:href="#_eb8398b5a178c638b98597120ec51c4d" text:style-name="Internet_20_link" text:visited-style-name="Visited_20_Internet_20_Link">Identifiable Entity</text:a> <text:s text:c="3"/></text:p>
      <text:p text:style-name="P17">Map rule end for a property</text:p>
      <text:p text:style-name="Standard"/>
      <text:list xml:id="list104641508395969" text:continue-numbering="true" text:style-name="WWNum1">
        <text:list-item>
          <text:list>
            <text:list-item>
              <text:h text:style-name="P1" text:outline-level="2"><text:bookmark-start text:name="_551417ad3c6e740d8b880bee8085a718"/>Class Mapping<text:bookmark-end text:name="_551417ad3c6e740d8b880bee8085a718"/><text:span text:style-name="T1"> </text:span><text:alphabetical-index-mark text:string-value=" " text:key1="Mapping"/><text:span text:style-name="T1"><text:s/></text:span></text:h>
            </text:list-item>
          </text:list>
        </text:list-item>
      </text:list>
      <text:p text:style-name="Standard">A mapping is a rule based on a pattern that defines how different representations of the same things correspond. There are two "sub patterns", defined by the concrete and reference variables and other variables reachable from them via characteristics, associations and relationships. These sub-patterns are matched (made to correspond) using "Match Rules"<text:line-break/>Patterns define a set of related elements to be mapped based on two distinguished variables, the "concrete body" and the "reference body".<text:line-break/>Types in a "concrete" body may be defined to be a representation (data about) a concept in a "reference" pattern.<text:line-break/>Match rules define how elements in each of the sub-patterns are mapped, bidirectionally.<text:line-break/>A mapping utilizing more specific types subsumes maps for more general types.<text:line-break/>Note that the roles of "concrete" and "reference" may or may not reflect different levels of abstraction and in some cases the choice may be arbitrary.</text:p>
      <text:p text:style-name="P7"><text:span text:style-name="Intense_20_Emphasis"><text:span text:style-name="T2">Direct Supertypes</text:span></text:span></text:p>
      <text:p text:style-name="P14"><text:a xlink:type="simple" xlink:href="#_8d9c945b6f864c34fdd7a91d4d62755f" text:style-name="Internet_20_link" text:visited-style-name="Visited_20_Internet_20_Link">Pattern</text:a>, <text:a xlink:type="simple" xlink:href="#_82919e40af9ad2e13647e9d37bbf0956" text:style-name="Internet_20_link" text:visited-style-name="Visited_20_Internet_20_Link">Rule</text:a></text:p>
      <text:p text:style-name="P7"><text:span text:style-name="Intense_20_Emphasis"><text:span text:style-name="T2">Attributes</text:span></text:span></text:p>
      <text:p text:style-name="P8"><draw:frame text:anchor-type="as-char" draw:z-index="97" draw:style-name="gr2" draw:text-style-name="P19" svg:width="0.1669in" svg:height="0.1669in"><draw:image xlink:href="Pictures/100000000000001000000010A0E036F24716B2CB.png" xlink:type="simple" xlink:show="embed" xlink:actuate="onLoad"><text:p/></draw:image></draw:frame> strength<text:alphabetical-index-mark text:string-value=" " text:key1="strength"/> : <text:a xlink:type="simple" xlink:href="#_c47d7d621e74b5dd3aff594080ceb456" text:style-name="Internet_20_link" text:visited-style-name="Visited_20_Internet_20_Link">Assertion Strength</text:a></text:p>
      <text:p text:style-name="P18">Strength defines what will cause a rule to be considered for being asserted (firing). </text:p>
      <text:p text:style-name="P7"><text:span text:style-name="Intense_20_Emphasis"><text:span text:style-name="T2">Associations</text:span></text:span></text:p>
      <text:p text:style-name="P15"><draw:frame text:anchor-type="as-char" draw:z-index="98" draw:style-name="gr1" draw:text-style-name="P19" svg:width="0.1669in" svg:height="0.1669in"><draw:image xlink:href="Pictures/100000000000001000000010C94DA277080319A3.png" xlink:type="simple" xlink:show="embed" xlink:actuate="onLoad"><text:p/></draw:image></draw:frame> <text:s/>concrete focus<text:alphabetical-index-mark text:string-value=" " text:key1="concrete focus"/> : <text:a xlink:type="simple" xlink:href="#_4d83e476040c7444758dda440d3096fc" text:style-name="Internet_20_link" text:visited-style-name="Visited_20_Internet_20_Link">Pattern Variable</text:a> [1] <text:s text:c="2"/><text:span text:style-name="T3">Subsets</text:span>: owns variable:<text:a xlink:type="simple" xlink:href="#_4d83e476040c7444758dda440d3096fc" text:style-name="Internet_20_link" text:visited-style-name="Visited_20_Internet_20_Link">Pattern Variable</text:a> <text:s text:c="3"/></text:p>
      <text:p text:style-name="Standard"><text:tab/><text:span text:style-name="T3">through association:</text:span> <text:a xlink:type="simple" xlink:href="#_261bc50ae657ccc8f82cb301075a0f0c" text:style-name="Internet_20_link" text:visited-style-name="Visited_20_Internet_20_Link"><text:span text:style-name="T4">Concrete Pattern Body</text:span></text:a> </text:p>
      <text:p text:style-name="P17">The variable or variables that form the basis for the portion of the pattern for the more concrete (physical) model. The concrete portion of the pattern is derived from the transitive closure of all variables reachable from the pattern variable via characteristics, associations or relationships.<text:line-break/>When a pattern matching the set of concrete variables is created or altered the mapping "fires" and the reference pattern is asserted.<text:line-break/>The qualification of the referenced variable is constrained to be ""select".</text:p>
      <text:p text:style-name="P15"><draw:frame text:anchor-type="as-char" draw:z-index="99" draw:style-name="gr1" draw:text-style-name="P19" svg:width="0.1669in" svg:height="0.1669in"><draw:image xlink:href="Pictures/10000000000000100000001052B31E068C1936DD.png" xlink:type="simple" xlink:show="embed" xlink:actuate="onLoad"><text:p/></draw:image></draw:frame> <text:s/>has map rule<text:alphabetical-index-mark text:string-value=" " text:key1="has map rule"/> : <text:a xlink:type="simple" xlink:href="#_63d69e49de8214503f0947e7f9dbc652" text:style-name="Internet_20_link" text:visited-style-name="Visited_20_Internet_20_Link">Match Rule</text:a> [*] <text:s text:c="2"/><text:span text:style-name="T3">Subsets</text:span>: constrained by:<text:a xlink:type="simple" xlink:href="#_82919e40af9ad2e13647e9d37bbf0956" text:style-name="Internet_20_link" text:visited-style-name="Visited_20_Internet_20_Link">Rule</text:a> <text:s text:c="2"/>states:<text:a xlink:type="simple" xlink:href="#_a52cb0ff6e414b3170b58afe10b6afcb" text:style-name="Internet_20_link" text:visited-style-name="Visited_20_Internet_20_Link">Thing</text:a> <text:s text:c="3"/></text:p>
      <text:p text:style-name="Standard"><text:tab/><text:span text:style-name="T3">through association:</text:span> <text:a xlink:type="simple" xlink:href="#_1e33feddacadc61f30aaafa02fe01139" text:style-name="Internet_20_link" text:visited-style-name="Visited_20_Internet_20_Link"><text:span text:style-name="T4">Match Rules</text:span></text:a> </text:p>
      <text:p text:style-name="P17">Map rule that is asserted by a mapping.</text:p>
      <text:p text:style-name="P15"><draw:frame text:anchor-type="as-char" draw:z-index="100" draw:style-name="gr1" draw:text-style-name="P19" svg:width="0.1669in" svg:height="0.1669in"><draw:image xlink:href="Pictures/100000000000001000000010C94DA277080319A3.png" xlink:type="simple" xlink:show="embed" xlink:actuate="onLoad"><text:p/></draw:image></draw:frame> <text:s/>reference focus<text:alphabetical-index-mark text:string-value=" " text:key1="reference focus"/> : <text:a xlink:type="simple" xlink:href="#_4d83e476040c7444758dda440d3096fc" text:style-name="Internet_20_link" text:visited-style-name="Visited_20_Internet_20_Link">Pattern Variable</text:a> [1] <text:s text:c="2"/><text:span text:style-name="T3">Subsets</text:span>: owns variable:<text:a xlink:type="simple" xlink:href="#_4d83e476040c7444758dda440d3096fc" text:style-name="Internet_20_link" text:visited-style-name="Visited_20_Internet_20_Link">Pattern Variable</text:a> <text:s text:c="3"/></text:p>
      <text:p text:style-name="Standard"><text:tab/><text:span text:style-name="T3">through association:</text:span> <text:a xlink:type="simple" xlink:href="#_9211321c8048c7519d88faa3b156adda" text:style-name="Internet_20_link" text:visited-style-name="Visited_20_Internet_20_Link"><text:span text:style-name="T4">Reference Pattern Body</text:span></text:a> </text:p>
      <text:p text:style-name="P17">The variable or variables that form the basis for the portion of the pattern for the more abstract/reference (conceptual) model. The reference portion of the pattern is derived from the transitive closure of all variables reachable from the pattern variable via characteristics, associations or relationships.<text:line-break/>When a pattern matching the set of reference variables is created or altered the mapping "fires" and the concrete pattern is asserted.<text:line-break/>The qualification of the referenced variable is constrained to be ""select".</text:p>
      <text:p text:style-name="Standard"/>
      <text:list xml:id="list104641837505327" text:continue-numbering="true" text:style-name="WWNum1">
        <text:list-item>
          <text:list>
            <text:list-item>
              <text:h text:style-name="P1" text:outline-level="2"><text:bookmark-start text:name="_0d8a19bfafdae6e590a12e54ebcff122"/><text:soft-page-break/>Class Match End<text:bookmark-end text:name="_0d8a19bfafdae6e590a12e54ebcff122"/><text:span text:style-name="T1"> </text:span><text:alphabetical-index-mark text:string-value=" " text:key1="Match End"/><text:span text:style-name="T1"><text:s/></text:span></text:h>
            </text:list-item>
          </text:list>
        </text:list-item>
      </text:list>
      <text:p text:style-name="Standard">One end of a mapping from one thing to another that may be qualified with a condition.<text:line-break/>The set of elements to be mapped is the union of the sets of all mapped types and mapped variables that conform to the condition.<text:line-break/>Match rules are constrained to apply to only conforming types or types that represent the mapped ends (as specified by a representation rule). <text:line-break/>Representation rules applied to a supertype apply to a subtype unless a more specific representation rule is specified for the corresponding types.<text:line-break/><text:line-break/></text:p>
      <text:p text:style-name="P7"><text:span text:style-name="Intense_20_Emphasis"><text:span text:style-name="T2">Direct Supertypes</text:span></text:span></text:p>
      <text:p text:style-name="P14"><text:a xlink:type="simple" xlink:href="#_62f071d7d61a4484a3f7bf8dcee5d752" text:style-name="Internet_20_link" text:visited-style-name="Visited_20_Internet_20_Link">Computed</text:a>, <text:a xlink:type="simple" xlink:href="#_427524974c4369f7794806aec01e4e88" text:style-name="Internet_20_link" text:visited-style-name="Visited_20_Internet_20_Link">Conditional</text:a></text:p>
      <text:p text:style-name="P7"><text:span text:style-name="Intense_20_Emphasis"><text:span text:style-name="T2">Associations</text:span></text:span></text:p>
      <text:p text:style-name="P15"><draw:frame text:anchor-type="as-char" draw:z-index="101" draw:style-name="gr1" draw:text-style-name="P19" svg:width="0.1669in" svg:height="0.1669in"><draw:image xlink:href="Pictures/1000000000000010000000105EA3226BB1CE4DE6.png" xlink:type="simple" xlink:show="embed" xlink:actuate="onLoad"><text:p/></draw:image></draw:frame> <text:s/>asserted type<text:alphabetical-index-mark text:string-value=" " text:key1="asserted type"/> : <text:a xlink:type="simple" xlink:href="#_dfe1514224ca21cedba7b2b29802db50" text:style-name="Internet_20_link" text:visited-style-name="Visited_20_Internet_20_Link">Type</text:a> [*] </text:p>
      <text:p text:style-name="Standard"><text:tab/><text:span text:style-name="T3">through association:</text:span> <text:a xlink:type="simple" xlink:href="#_f73560bcb69b98854b78c16f10b9e480" text:style-name="Internet_20_link" text:visited-style-name="Visited_20_Internet_20_Link"><text:span text:style-name="T4">Map Rule Type Assertion</text:span></text:a> </text:p>
      <text:p text:style-name="P17">Type that will be asserted for the end that is more concrete than the defined type of a property or relationship. e.g. a unit type.</text:p>
      <text:p text:style-name="P15"><draw:frame text:anchor-type="as-char" draw:z-index="102" draw:style-name="gr1" draw:text-style-name="P19" svg:width="0.1669in" svg:height="0.1669in"><draw:image xlink:href="Pictures/10000000000000100000001017869183F68EC9F6.png" xlink:type="simple" xlink:show="embed" xlink:actuate="onLoad"><text:p/></draw:image></draw:frame> <text:s/>maps variable<text:alphabetical-index-mark text:string-value=" " text:key1="maps variable"/> : <text:a xlink:type="simple" xlink:href="#_4d83e476040c7444758dda440d3096fc" text:style-name="Internet_20_link" text:visited-style-name="Visited_20_Internet_20_Link">Pattern Variable</text:a> [1] </text:p>
      <text:p text:style-name="Standard"><text:tab/><text:span text:style-name="T3">through association:</text:span> <text:a xlink:type="simple" xlink:href="#_91103665260372b118a216a1491f090f" text:style-name="Internet_20_link" text:visited-style-name="Visited_20_Internet_20_Link"><text:span text:style-name="T4">Mapped variable</text:span></text:a> </text:p>
      <text:p text:style-name="P17">Variable that defines a set of elements to map to the other side of the mapping rule. The set of elements shall be those bound to the property on evaluation of the mapping.</text:p>
      <text:p text:style-name="Standard"/>
      <text:list xml:id="list104640102694417" text:continue-numbering="true" text:style-name="WWNum1">
        <text:list-item>
          <text:list>
            <text:list-item>
              <text:h text:style-name="P1" text:outline-level="2"><text:bookmark-start text:name="_63d69e49de8214503f0947e7f9dbc652"/>Class Match Rule<text:bookmark-end text:name="_63d69e49de8214503f0947e7f9dbc652"/><text:span text:style-name="T1"> </text:span><text:alphabetical-index-mark text:string-value=" " text:key1="Match Rule"/><text:span text:style-name="T1"><text:s/></text:span></text:h>
            </text:list-item>
          </text:list>
        </text:list-item>
      </text:list>
      <text:p text:style-name="Standard">A rule that the 2 ends represent the same things or information about a thing.<text:line-break/>Redundant mappings are ignored and identity is preserved across all mappings.<text:line-break/></text:p>
      <text:p text:style-name="P7"><text:span text:style-name="Intense_20_Emphasis"><text:span text:style-name="T2">Direct Supertypes</text:span></text:span></text:p>
      <text:p text:style-name="P14"><text:a xlink:type="simple" xlink:href="#_82919e40af9ad2e13647e9d37bbf0956" text:style-name="Internet_20_link" text:visited-style-name="Visited_20_Internet_20_Link">Rule</text:a></text:p>
      <text:p text:style-name="P7"><text:span text:style-name="Intense_20_Emphasis"><text:span text:style-name="T2">Attributes</text:span></text:span></text:p>
      <text:p text:style-name="P8"><draw:frame text:anchor-type="as-char" draw:z-index="103" draw:style-name="gr2" draw:text-style-name="P19" svg:width="0.1669in" svg:height="0.1669in"><draw:image xlink:href="Pictures/100000000000001000000010A0E036F24716B2CB.png" xlink:type="simple" xlink:show="embed" xlink:actuate="onLoad"><text:p/></draw:image></draw:frame> coerce<text:alphabetical-index-mark text:string-value=" " text:key1="coerce"/> : <text:a xlink:type="simple" xlink:href="#_6119a00b0834641b9fe3f5ae9f58237f" text:style-name="Internet_20_link" text:visited-style-name="Visited_20_Internet_20_Link">Boolean</text:a></text:p>
      <text:p text:style-name="P18">Where &lt;coerce&gt; has a value of TRUE <text:s/>a map rule will be evaluated even if the &lt;reference end&gt; is not type compatible with the &lt;concrete end&gt; type.<text:line-break/>Where &lt;coerce&gt; is FALSE or unstated a map rule will be evaluated only if the &lt;reference end&gt; is type compatible with the &lt;concrete end&gt; type.<text:line-break/>Type compatible shall be defined as one of: Being the same type, &lt;concrete end&gt; being a subtype of &lt;reference end&gt; (as defined by a type generalization rule), &lt;concrete end&gt; being a representation of &lt;reference end&gt; (as defined by a representation rule).<text:line-break/>Representation rules applied to a supertype apply to a subtype.</text:p>
      <text:p text:style-name="P7"><text:span text:style-name="Intense_20_Emphasis"><text:span text:style-name="T2">Associations</text:span></text:span></text:p>
      <text:p text:style-name="P15"><draw:frame text:anchor-type="as-char" draw:z-index="104" draw:style-name="gr1" draw:text-style-name="P19" svg:width="0.1669in" svg:height="0.1669in"><draw:image xlink:href="Pictures/100000000000001000000010C94DA277080319A3.png" xlink:type="simple" xlink:show="embed" xlink:actuate="onLoad"><text:p/></draw:image></draw:frame> <text:s/>concrete end<text:alphabetical-index-mark text:string-value=" " text:key1="concrete end"/> : <text:a xlink:type="simple" xlink:href="#_0d8a19bfafdae6e590a12e54ebcff122" text:style-name="Internet_20_link" text:visited-style-name="Visited_20_Internet_20_Link">Match End</text:a> [1] </text:p>
      <text:p text:style-name="Standard"><text:tab/><text:span text:style-name="T3">through association:</text:span> <text:a xlink:type="simple" xlink:href="#_7baa13dc928dc3743d803b95f44bc462" text:style-name="Internet_20_link" text:visited-style-name="Visited_20_Internet_20_Link"><text:span text:style-name="T4">Concrete Map End</text:span></text:a> </text:p>
      <text:p text:style-name="P17">One end of a mapping, to be used for more concrete end.</text:p>
      <text:p text:style-name="P15"><draw:frame text:anchor-type="as-char" draw:z-index="105" draw:style-name="gr1" draw:text-style-name="P19" svg:width="0.1669in" svg:height="0.1669in"><draw:image xlink:href="Pictures/100000000000001000000010C94DA277080319A3.png" xlink:type="simple" xlink:show="embed" xlink:actuate="onLoad"><text:p/></draw:image></draw:frame> <text:s/>reference end<text:alphabetical-index-mark text:string-value=" " text:key1="reference end"/> : <text:a xlink:type="simple" xlink:href="#_0d8a19bfafdae6e590a12e54ebcff122" text:style-name="Internet_20_link" text:visited-style-name="Visited_20_Internet_20_Link">Match End</text:a> [1] </text:p>
      <text:p text:style-name="Standard"><text:tab/><text:span text:style-name="T3">through association:</text:span> <text:a xlink:type="simple" xlink:href="#_f7d454ad9e5925135bec3fd5cdc0a2de" text:style-name="Internet_20_link" text:visited-style-name="Visited_20_Internet_20_Link"><text:span text:style-name="T4">Reference Map End</text:span></text:a> </text:p>
      <text:p text:style-name="P17">One end of a match rule, to be used for more abstract end.</text:p>
      <text:p text:style-name="P15"><text:soft-page-break/><draw:frame text:anchor-type="as-char" draw:z-index="106" draw:style-name="gr1" draw:text-style-name="P19" svg:width="0.1669in" svg:height="0.1669in"><draw:image xlink:href="Pictures/10000000000000100000001052B31E068C1936DD.png" xlink:type="simple" xlink:show="embed" xlink:actuate="onLoad"><text:p/></draw:image></draw:frame> <text:s/>map rule of<text:alphabetical-index-mark text:string-value=" " text:key1="map rule of"/> : <text:a xlink:type="simple" xlink:href="#_551417ad3c6e740d8b880bee8085a718" text:style-name="Internet_20_link" text:visited-style-name="Visited_20_Internet_20_Link">Mapping</text:a> [1] <text:s text:c="2"/><text:span text:style-name="T3">Redefines</text:span>: constrains:<text:a xlink:type="simple" xlink:href="#_eb8398b5a178c638b98597120ec51c4d" text:style-name="Internet_20_link" text:visited-style-name="Visited_20_Internet_20_Link">Identifiable Entity</text:a> <text:s text:c="2"/>stated by:<text:a xlink:type="simple" xlink:href="#_693daf0a0de3f4b82a04aee474c3f151" text:style-name="Internet_20_link" text:visited-style-name="Visited_20_Internet_20_Link">Lexical Scope</text:a> <text:s text:c="3"/></text:p>
      <text:p text:style-name="Standard"><text:tab/><text:span text:style-name="T3">through association:</text:span> <text:a xlink:type="simple" xlink:href="#_1e33feddacadc61f30aaafa02fe01139" text:style-name="Internet_20_link" text:visited-style-name="Visited_20_Internet_20_Link"><text:span text:style-name="T4">Match Rules</text:span></text:a> </text:p>
      <text:p text:style-name="P17">Mapping containing a map rule.</text:p>
      <text:p text:style-name="Standard"/>
      <text:list xml:id="list104641075501883" text:continue-numbering="true" text:style-name="WWNum1">
        <text:list-item>
          <text:list>
            <text:list-item>
              <text:h text:style-name="P1" text:outline-level="2"><text:bookmark-start text:name="_f7d454ad9e5925135bec3fd5cdc0a2de"/>Association Reference Map End<text:bookmark-end text:name="_f7d454ad9e5925135bec3fd5cdc0a2de"/><text:span text:style-name="T1"> </text:span><text:alphabetical-index-mark text:string-value=" " text:key1="Reference Map End"/><text:span text:style-name="T1"><text:s/></text:span></text:h>
            </text:list-item>
          </text:list>
        </text:list-item>
      </text:list>
      <text:p text:style-name="Standard">Relationship to the reference end of a match rule.</text:p>
      <text:p text:style-name="P7"><text:span text:style-name="Intense_20_Emphasis"><text:span text:style-name="T2">Association Ends</text:span></text:span></text:p>
      <text:p text:style-name="P16"><draw:frame text:anchor-type="as-char" draw:z-index="107" draw:style-name="gr1" draw:text-style-name="P19" svg:width="0.1669in" svg:height="0.1669in"><draw:image xlink:href="Pictures/100000000000001000000010C94DA277080319A3.png" xlink:type="simple" xlink:show="embed" xlink:actuate="onLoad"><text:p/></draw:image></draw:frame> reference end<text:alphabetical-index-mark text:string-value=" " text:key1="reference end"/> : <text:a xlink:type="simple" xlink:href="#_0d8a19bfafdae6e590a12e54ebcff122" text:style-name="Internet_20_link" text:visited-style-name="Visited_20_Internet_20_Link">Match End</text:a> [1] <text:s text:c="2"/><text:span text:style-name="T3">Redefines</text:span>: constrains: <text:a xlink:type="simple" xlink:href="#_eb8398b5a178c638b98597120ec51c4d" text:style-name="Internet_20_link" text:visited-style-name="Visited_20_Internet_20_Link">Identifiable Entity</text:a> <text:s text:c="2"/>stated by: <text:a xlink:type="simple" xlink:href="#_693daf0a0de3f4b82a04aee474c3f151" text:style-name="Internet_20_link" text:visited-style-name="Visited_20_Internet_20_Link">Lexical Scope</text:a> <text:s text:c="3"/></text:p>
      <text:p text:style-name="P17">One end of a match rule, to be used for more abstract end.</text:p>
      <text:p text:style-name="P16"><draw:frame text:anchor-type="as-char" draw:z-index="108" draw:style-name="gr1" draw:text-style-name="P19" svg:width="0.1669in" svg:height="0.1669in"><draw:image xlink:href="Pictures/100000000000001000000010C94DA277080319A3.png" xlink:type="simple" xlink:show="embed" xlink:actuate="onLoad"><text:p/></draw:image></draw:frame> match to<text:alphabetical-index-mark text:string-value=" " text:key1="match to"/> : <text:a xlink:type="simple" xlink:href="#_63d69e49de8214503f0947e7f9dbc652" text:style-name="Internet_20_link" text:visited-style-name="Visited_20_Internet_20_Link">Match Rule</text:a> [0..1] <text:s text:c="2"/><text:span text:style-name="T3">Redefines</text:span>: constrains: <text:a xlink:type="simple" xlink:href="#_eb8398b5a178c638b98597120ec51c4d" text:style-name="Internet_20_link" text:visited-style-name="Visited_20_Internet_20_Link">Identifiable Entity</text:a> <text:s text:c="2"/>stated by: <text:a xlink:type="simple" xlink:href="#_693daf0a0de3f4b82a04aee474c3f151" text:style-name="Internet_20_link" text:visited-style-name="Visited_20_Internet_20_Link">Lexical Scope</text:a> <text:s text:c="3"/></text:p>
      <text:p text:style-name="P17">Mapping rule owning a reference" end.</text:p>
      <text:p text:style-name="Standard"/>
      <text:list xml:id="list104640450861204" text:continue-numbering="true" text:style-name="WWNum1">
        <text:list-item>
          <text:list>
            <text:list-item>
              <text:h text:style-name="P1" text:outline-level="2"><text:bookmark-start text:name="_9211321c8048c7519d88faa3b156adda"/>Association Reference Pattern Body<text:bookmark-end text:name="_9211321c8048c7519d88faa3b156adda"/><text:span text:style-name="T1"> </text:span><text:alphabetical-index-mark text:string-value=" " text:key1="Reference Pattern Body"/><text:span text:style-name="T1"><text:s/></text:span></text:h>
            </text:list-item>
          </text:list>
        </text:list-item>
      </text:list>
      <text:p text:style-name="Standard">Relationship between a mapping and a pattern of the more abstract concepts to be mapped.</text:p>
      <text:p text:style-name="P7"><text:span text:style-name="Intense_20_Emphasis"><text:span text:style-name="T2">Association Ends</text:span></text:span></text:p>
      <text:p text:style-name="P16"><draw:frame text:anchor-type="as-char" draw:z-index="109" draw:style-name="gr1" draw:text-style-name="P19" svg:width="0.1669in" svg:height="0.1669in"><draw:image xlink:href="Pictures/100000000000001000000010C94DA277080319A3.png" xlink:type="simple" xlink:show="embed" xlink:actuate="onLoad"><text:p/></draw:image></draw:frame> reference focus<text:alphabetical-index-mark text:string-value=" " text:key1="reference focus"/> : <text:a xlink:type="simple" xlink:href="#_4d83e476040c7444758dda440d3096fc" text:style-name="Internet_20_link" text:visited-style-name="Visited_20_Internet_20_Link">Pattern Variable</text:a> [1] <text:s text:c="2"/><text:span text:style-name="T3">Redefines</text:span>: constrains: <text:a xlink:type="simple" xlink:href="#_eb8398b5a178c638b98597120ec51c4d" text:style-name="Internet_20_link" text:visited-style-name="Visited_20_Internet_20_Link">Identifiable Entity</text:a> <text:s text:c="2"/>stated by: <text:a xlink:type="simple" xlink:href="#_693daf0a0de3f4b82a04aee474c3f151" text:style-name="Internet_20_link" text:visited-style-name="Visited_20_Internet_20_Link">Lexical Scope</text:a> <text:s text:c="3"/></text:p>
      <text:p text:style-name="P17">The variable or variables that form the basis for the portion of the pattern for the more abstract/reference (conceptual) model. The reference portion of the pattern is derived from the transitive closure of all variables reachable from the pattern variable via characteristics, associations or relationships.<text:line-break/>When a pattern matching the set of reference variables is created or altered the mapping "fires" and the concrete pattern is asserted.<text:line-break/>The qualification of the referenced variable is constrained to be ""select".</text:p>
      <text:p text:style-name="P16"><draw:frame text:anchor-type="as-char" draw:z-index="110" draw:name="Picture 400231234.emf" draw:style-name="gr1" draw:text-style-name="P19" svg:width="0.1669in" svg:height="0.1669in"><draw:image xlink:href="Pictures/100000000000001000000010C94DA277080319A3.png" xlink:type="simple" xlink:show="embed" xlink:actuate="onLoad"><text:p/></draw:image></draw:frame> reference mapping<text:alphabetical-index-mark text:string-value=" " text:key1="reference mapping"/> : <text:a xlink:type="simple" xlink:href="#_551417ad3c6e740d8b880bee8085a718" text:style-name="Internet_20_link" text:visited-style-name="Visited_20_Internet_20_Link">Mapping</text:a> [0..1] <text:s text:c="2"/><text:span text:style-name="T3">Redefines</text:span>: constrains: <text:a xlink:type="simple" xlink:href="#_eb8398b5a178c638b98597120ec51c4d" text:style-name="Internet_20_link" text:visited-style-name="Visited_20_Internet_20_Link">Identifiable Entity</text:a> <text:s text:c="2"/>stated by: <text:a xlink:type="simple" xlink:href="#_693daf0a0de3f4b82a04aee474c3f151" text:style-name="Internet_20_link" text:visited-style-name="Visited_20_Internet_20_Link">Lexical Scope</text:a> <text:s text:c="3"/></text:p>
      <text:p text:style-name="P17">Mapping for which a more abstract pattern is defined.</text:p>
      <text:p text:style-name="Standard"/>
      <text:list xml:id="list104640331897421" text:continue-numbering="true" text:style-name="WWNum1">
        <text:list-item>
          <text:list>
            <text:list-item>
              <text:h text:style-name="P1" text:outline-level="2"><text:bookmark-start text:name="_0b7a05e824fb351b47bcd9fe489fad6c"/>Association Representation<text:bookmark-end text:name="_0b7a05e824fb351b47bcd9fe489fad6c"/><text:span text:style-name="T1"> </text:span><text:alphabetical-index-mark text:string-value=" " text:key1="Representation"/><text:span text:style-name="T1"><text:s/></text:span></text:h>
            </text:list-item>
          </text:list>
        </text:list-item>
      </text:list>
      <text:p text:style-name="Standard">More concrete type that represents information about the represented concept of a representation rule.</text:p>
      <text:p text:style-name="P7"><text:span text:style-name="Intense_20_Emphasis"><text:span text:style-name="T2">Association Ends</text:span></text:span></text:p>
      <text:p text:style-name="P16"><draw:frame text:anchor-type="as-char" draw:z-index="111" draw:style-name="gr1" draw:text-style-name="P19" svg:width="0.1669in" svg:height="0.1669in"><draw:image xlink:href="Pictures/1000000000000010000000105EA3226BB1CE4DE6.png" xlink:type="simple" xlink:show="embed" xlink:actuate="onLoad"><text:p/></draw:image></draw:frame> represented by<text:alphabetical-index-mark text:string-value=" " text:key1="represented by"/> : <text:a xlink:type="simple" xlink:href="#_dfe1514224ca21cedba7b2b29802db50" text:style-name="Internet_20_link" text:visited-style-name="Visited_20_Internet_20_Link">Type</text:a> [1] <text:s text:c="2"/><text:span text:style-name="T3">Redefines</text:span>: constrains: <text:a xlink:type="simple" xlink:href="#_eb8398b5a178c638b98597120ec51c4d" text:style-name="Internet_20_link" text:visited-style-name="Visited_20_Internet_20_Link">Identifiable Entity</text:a> <text:s text:c="2"/>stated by: <text:a xlink:type="simple" xlink:href="#_693daf0a0de3f4b82a04aee474c3f151" text:style-name="Internet_20_link" text:visited-style-name="Visited_20_Internet_20_Link">Lexical Scope</text:a> <text:s text:c="3"/></text:p>
      <text:p text:style-name="P17">The representation of a concept in a more specific form</text:p>
      <text:p text:style-name="P16"><draw:frame text:anchor-type="as-char" draw:z-index="112" draw:style-name="gr1" draw:text-style-name="P19" svg:width="0.1669in" svg:height="0.1669in"><draw:image xlink:href="Pictures/1000000000000010000000105EA3226BB1CE4DE6.png" xlink:type="simple" xlink:show="embed" xlink:actuate="onLoad"><text:p/></draw:image></draw:frame> represents rule<text:alphabetical-index-mark text:string-value=" " text:key1="represents rule"/> : <text:a xlink:type="simple" xlink:href="#_e2101d86d43ebb1c6717af7a9f48ebc1" text:style-name="Internet_20_link" text:visited-style-name="Visited_20_Internet_20_Link">Representation Rule</text:a> <text:s text:c="2"/><text:span text:style-name="T3">Redefines</text:span>: constrains: <text:a xlink:type="simple" xlink:href="#_eb8398b5a178c638b98597120ec51c4d" text:style-name="Internet_20_link" text:visited-style-name="Visited_20_Internet_20_Link">Identifiable Entity</text:a> <text:s text:c="2"/>stated by: <text:a xlink:type="simple" xlink:href="#_693daf0a0de3f4b82a04aee474c3f151" text:style-name="Internet_20_link" text:visited-style-name="Visited_20_Internet_20_Link">Lexical Scope</text:a> <text:s text:c="3"/></text:p>
      <text:p text:style-name="P17">Rule defining a representation of a type.</text:p>
      <text:p text:style-name="Standard"/>
      <text:list xml:id="list104640078375373" text:continue-numbering="true" text:style-name="WWNum1">
        <text:list-item>
          <text:list>
            <text:list-item>
              <text:h text:style-name="P1" text:outline-level="2"><text:bookmark-start text:name="_e2101d86d43ebb1c6717af7a9f48ebc1"/>Class Representation Rule<text:bookmark-end text:name="_e2101d86d43ebb1c6717af7a9f48ebc1"/><text:span text:style-name="T1"> </text:span><text:alphabetical-index-mark text:string-value=" " text:key1="Representation Rule"/><text:span text:style-name="T1"><text:s/></text:span></text:h>
            </text:list-item>
          </text:list>
        </text:list-item>
      </text:list>
      <text:p text:style-name="Standard">A representation rule states that the &lt;represented type&gt; has a representation defined by the &lt;represented by&gt; type.<text:line-break/>Representation rules are used to filter Map Rules such that only represented concepts may be mapped.<text:line-break/>A representation is usually complimented with one or more mapping rules.<text:line-break/></text:p>
      <text:p text:style-name="P7"><text:span text:style-name="Intense_20_Emphasis"><text:span text:style-name="T2">Direct Supertypes</text:span></text:span></text:p>
      <text:p text:style-name="P14"><text:soft-page-break/><text:a xlink:type="simple" xlink:href="#_3d425949001fb1cb0502a6157c8cf51e" text:style-name="Internet_20_link" text:visited-style-name="Visited_20_Internet_20_Link">Conditional Rule</text:a></text:p>
      <text:p text:style-name="P7"><text:span text:style-name="Intense_20_Emphasis"><text:span text:style-name="T2">Attributes</text:span></text:span></text:p>
      <text:p text:style-name="P8"><draw:frame text:anchor-type="as-char" draw:z-index="113" draw:style-name="gr2" draw:text-style-name="P19" svg:width="0.1669in" svg:height="0.1669in"><draw:image xlink:href="Pictures/100000000000001000000010A0E036F24716B2CB.png" xlink:type="simple" xlink:show="embed" xlink:actuate="onLoad"><text:p/></draw:image></draw:frame> map all<text:alphabetical-index-mark text:string-value=" " text:key1="map all"/> : <text:a xlink:type="simple" xlink:href="#_6119a00b0834641b9fe3f5ae9f58237f" text:style-name="Internet_20_link" text:visited-style-name="Visited_20_Internet_20_Link">Boolean</text:a></text:p>
      <text:p text:style-name="P18">Specifies a direct mapping between instances of the types in both directions.<text:line-break/>&lt;map all&gt; is equivalent to a mapping with a rule mapping properties of each type but is lower precedence than other mappings - if types have a more specific map it will apply first.</text:p>
      <text:p text:style-name="P7"><text:span text:style-name="Intense_20_Emphasis"><text:span text:style-name="T2">Associations</text:span></text:span></text:p>
      <text:p text:style-name="P15"><draw:frame text:anchor-type="as-char" draw:z-index="114" draw:style-name="gr1" draw:text-style-name="P19" svg:width="0.1669in" svg:height="0.1669in"><draw:image xlink:href="Pictures/1000000000000010000000105EA3226BB1CE4DE6.png" xlink:type="simple" xlink:show="embed" xlink:actuate="onLoad"><text:p/></draw:image></draw:frame> <text:s/>represented by<text:alphabetical-index-mark text:string-value=" " text:key1="represented by"/> : <text:a xlink:type="simple" xlink:href="#_dfe1514224ca21cedba7b2b29802db50" text:style-name="Internet_20_link" text:visited-style-name="Visited_20_Internet_20_Link">Type</text:a> [1] </text:p>
      <text:p text:style-name="Standard"><text:tab/><text:span text:style-name="T3">through association:</text:span> <text:a xlink:type="simple" xlink:href="#_0b7a05e824fb351b47bcd9fe489fad6c" text:style-name="Internet_20_link" text:visited-style-name="Visited_20_Internet_20_Link"><text:span text:style-name="T4">Representation</text:span></text:a> </text:p>
      <text:p text:style-name="P17">The representation of a concept in a more specific form</text:p>
      <text:p text:style-name="P15"><draw:frame text:anchor-type="as-char" draw:z-index="115" draw:style-name="gr1" draw:text-style-name="P19" svg:width="0.1669in" svg:height="0.1669in"><draw:image xlink:href="Pictures/1000000000000010000000105EA3226BB1CE4DE6.png" xlink:type="simple" xlink:show="embed" xlink:actuate="onLoad"><text:p/></draw:image></draw:frame> <text:s/>represented type<text:alphabetical-index-mark text:string-value=" " text:key1="represented type"/> : <text:a xlink:type="simple" xlink:href="#_dfe1514224ca21cedba7b2b29802db50" text:style-name="Internet_20_link" text:visited-style-name="Visited_20_Internet_20_Link">Type</text:a> [1..*] </text:p>
      <text:p text:style-name="Standard"><text:tab/><text:span text:style-name="T3">through association:</text:span> <text:a xlink:type="simple" xlink:href="#_2deca1eb9ba5dadfc13b0bb2700bb02e" text:style-name="Internet_20_link" text:visited-style-name="Visited_20_Internet_20_Link"><text:span text:style-name="T4">Represented Concept</text:span></text:a> </text:p>
      <text:p text:style-name="P17">A more general or abstract concept that is being represented.</text:p>
      <text:p text:style-name="Standard"/>
      <text:list xml:id="list104641430726161" text:continue-numbering="true" text:style-name="WWNum1">
        <text:list-item>
          <text:list>
            <text:list-item>
              <text:h text:style-name="P1" text:outline-level="2"><text:bookmark-start text:name="_2deca1eb9ba5dadfc13b0bb2700bb02e"/>Association Represented Concept<text:bookmark-end text:name="_2deca1eb9ba5dadfc13b0bb2700bb02e"/><text:span text:style-name="T1"> </text:span><text:alphabetical-index-mark text:string-value=" " text:key1="Represented Concept"/><text:span text:style-name="T1"><text:s/></text:span></text:h>
            </text:list-item>
          </text:list>
        </text:list-item>
      </text:list>
      <text:p text:style-name="Standard">More abstract type that is &lt;represented by&gt; a more concrete type of a representation rule.</text:p>
      <text:p text:style-name="P7"><text:span text:style-name="Intense_20_Emphasis"><text:span text:style-name="T2">Association Ends</text:span></text:span></text:p>
      <text:p text:style-name="P16"><draw:frame text:anchor-type="as-char" draw:z-index="116" draw:style-name="gr1" draw:text-style-name="P19" svg:width="0.1669in" svg:height="0.1669in"><draw:image xlink:href="Pictures/1000000000000010000000105EA3226BB1CE4DE6.png" xlink:type="simple" xlink:show="embed" xlink:actuate="onLoad"><text:p/></draw:image></draw:frame> represented type<text:alphabetical-index-mark text:string-value=" " text:key1="represented type"/> : <text:a xlink:type="simple" xlink:href="#_dfe1514224ca21cedba7b2b29802db50" text:style-name="Internet_20_link" text:visited-style-name="Visited_20_Internet_20_Link">Type</text:a> [1..*] </text:p>
      <text:p text:style-name="P17">A more general or abstract concept that is being represented.</text:p>
      <text:p text:style-name="P16"><draw:frame text:anchor-type="as-char" draw:z-index="117" draw:style-name="gr1" draw:text-style-name="P19" svg:width="0.1669in" svg:height="0.1669in"><draw:image xlink:href="Pictures/1000000000000010000000105EA3226BB1CE4DE6.png" xlink:type="simple" xlink:show="embed" xlink:actuate="onLoad"><text:p/></draw:image></draw:frame> concept rule<text:alphabetical-index-mark text:string-value=" " text:key1="concept rule"/> : <text:a xlink:type="simple" xlink:href="#_e2101d86d43ebb1c6717af7a9f48ebc1" text:style-name="Internet_20_link" text:visited-style-name="Visited_20_Internet_20_Link">Representation Rule</text:a> </text:p>
      <text:p text:style-name="P17">Rule defining a concept that is represented by another, more concrete, concept.</text:p>
      <text:p text:style-name="Standard"/>
      <text:list xml:id="list104641668341805" text:continue-numbering="true" text:style-name="WWNum1">
        <text:list-item>
          <text:list>
            <text:list-item>
              <text:list>
                <text:list-item>
                  <text:h text:style-name="P4" text:outline-level="3"><text:bookmark-start text:name="_c47d7d621e74b5dd3aff594080ceb456"/>Enumeration Assertion Strength<text:bookmark-end text:name="_c47d7d621e74b5dd3aff594080ceb456"/><text:span text:style-name="T1"> </text:span><text:alphabetical-index-mark text:string-value=" " text:key1="Assertion Strength"/><text:span text:style-name="T1"><text:s/></text:span></text:h>
                </text:list-item>
              </text:list>
            </text:list-item>
          </text:list>
        </text:list-item>
      </text:list>
      <text:p text:style-name="Text_20_body">Rule strength defines what will cause a rule to be considered for being asserted (firing). </text:p>
      <text:p text:style-name="Code">package SMIF Conceptual Model::Mapping</text:p>
      <text:p text:style-name="Code">public enum Assertion Strength</text:p>
      <text:p text:style-name="Code">{Global, Local}</text:p>
      <text:p text:style-name="Code"/>
      <text:p text:style-name="P7"><text:span text:style-name="Intense_20_Emphasis"><text:span text:style-name="T2">Literals</text:span></text:span></text:p>
      <text:p text:style-name="P15"><draw:frame text:anchor-type="as-char" draw:z-index="118" draw:style-name="gr1" draw:text-style-name="P19" svg:width="0.1669in" svg:height="0.1669in"><draw:image xlink:href="Pictures/10000000000000100000001004F54D2D8F8876D2.png" xlink:type="simple" xlink:show="embed" xlink:actuate="onLoad"><text:p/></draw:image></draw:frame> Global<text:alphabetical-index-mark text:string-value=" " text:key1="Global"/></text:p>
      <text:p text:style-name="Text_20_body">The rule will be in effect globally.</text:p>
      <text:p text:style-name="P15"><draw:frame text:anchor-type="as-char" draw:z-index="119" draw:style-name="gr1" draw:text-style-name="P19" svg:width="0.1669in" svg:height="0.1669in"><draw:image xlink:href="Pictures/10000000000000100000001004F54D2D8F8876D2.png" xlink:type="simple" xlink:show="embed" xlink:actuate="onLoad"><text:p/></draw:image></draw:frame> Local<text:alphabetical-index-mark text:string-value=" " text:key1="Local"/></text:p>
      <text:p text:style-name="Text_20_body">The rule will only be in effect if required to fulfill another rule.</text:p>
      <text:p text:style-name="P7"><text:span text:style-name="Intense_20_Emphasis"><text:span text:style-name="T2">Known other enumerations</text:span></text:span></text:p>
      <text:p text:style-name="P14"><text:a xlink:type="simple" xlink:href="#_c47d7d621e74b5dd3aff594080ceb456" text:style-name="Internet_20_link" text:visited-style-name="Visited_20_Internet_20_Link">Enumeration Assertion Strength</text:a></text:p>
      <text:p text:style-name="Standard"/>
      <text:p text:style-name="P13"/>
      <text:list xml:id="list104641993331970" text:continue-numbering="true" text:style-name="WWNum1">
        <text:list-item>
          <text:h text:style-name="P5" text:outline-level="1">SMIF Conceptual Model::Metadata</text:h>
        </text:list-item>
      </text:list>
      <text:p text:style-name="Text_20_body">Metadata defines data about model elements (their source, definition or trust), which can be differentiated from model elements about the subject domain.</text:p>
      <text:list xml:id="list104641636188278" text:continue-numbering="true" text:style-name="WWNum1">
        <text:list-item>
          <text:list>
            <text:list-item>
              <text:h text:style-name="P1" text:outline-level="2">Diagram: Metadata</text:h>
            </text:list-item>
          </text:list>
        </text:list-item>
      </text:list>
      <text:p text:style-name="P9"><draw:frame text:anchor-type="as-char" draw:z-index="120" draw:name="Picture 819830099.emf" draw:style-name="gr1" draw:text-style-name="P19" svg:width="6.7669in" svg:height="5.9669in"><draw:image xlink:href="Pictures/200001200000352100003E6A3A23406FFA8DB385.wmf" xlink:type="simple" xlink:show="embed" xlink:actuate="onLoad"><text:p/></draw:image></draw:frame></text:p>
      <text:list xml:id="list104641008993893" text:continue-list="list104640179116012" text:style-name="WWNum18">
        <text:list-item>
          <text:p text:style-name="P2">Metadata</text:p>
        </text:list-item>
      </text:list>
      <text:p text:style-name="Standard"><text:s/></text:p>
      <text:p text:style-name="Standard"/>
      <text:list xml:id="list104640794467666" text:continue-list="list104641636188278" text:style-name="WWNum1">
        <text:list-item>
          <text:list>
            <text:list-item>
              <text:h text:style-name="P1" text:outline-level="2"><text:bookmark-start text:name="_fe7255919a52e809b34fbe6ab9a9c4c7"/><text:soft-page-break/>Association Assertion Statement<text:bookmark-end text:name="_fe7255919a52e809b34fbe6ab9a9c4c7"/><text:span text:style-name="T1"> </text:span><text:alphabetical-index-mark text:string-value=" " text:key1="Assertion Statement"/><text:span text:style-name="T1"><text:s/></text:span></text:h>
            </text:list-item>
          </text:list>
        </text:list-item>
      </text:list>
      <text:p text:style-name="Standard">Relationship defining the original statement, speech act or information artifact that asserted something in a model.</text:p>
      <text:p text:style-name="P7"><text:span text:style-name="Intense_20_Emphasis"><text:span text:style-name="T2">Direct Supertypes</text:span></text:span></text:p>
      <text:p text:style-name="P14"><text:a xlink:type="simple" xlink:href="#_b8c1a19be638ded573b2848c849fee69" text:style-name="Internet_20_link" text:visited-style-name="Visited_20_Internet_20_Link">Metadata relationship</text:a></text:p>
      <text:p text:style-name="P7"><text:span text:style-name="Intense_20_Emphasis"><text:span text:style-name="T2">Association Ends</text:span></text:span></text:p>
      <text:p text:style-name="P16"><draw:frame text:anchor-type="as-char" draw:z-index="121" draw:style-name="gr1" draw:text-style-name="P19" svg:width="0.1669in" svg:height="0.1669in"><draw:image xlink:href="Pictures/1000000000000010000000105EA3226BB1CE4DE6.png" xlink:type="simple" xlink:show="embed" xlink:actuate="onLoad"><text:p/></draw:image></draw:frame> was stated in<text:alphabetical-index-mark text:string-value=" " text:key1="was stated in"/> : <text:a xlink:type="simple" xlink:href="#_fa97e8600fa5d7e45f0100b981e94ee8" text:style-name="Internet_20_link" text:visited-style-name="Visited_20_Internet_20_Link">Statement</text:a> [*] </text:p>
      <text:p text:style-name="P17">Metadata representing the speech act, document or other record where a statement captured in a model was made.<text:line-break/>[OWL] rdfs:isDefinedBy</text:p>
      <text:p text:style-name="P16"><draw:frame text:anchor-type="as-char" draw:z-index="122" draw:style-name="gr1" draw:text-style-name="P19" svg:width="0.1669in" svg:height="0.1669in"><draw:image xlink:href="Pictures/1000000000000010000000105EA3226BB1CE4DE6.png" xlink:type="simple" xlink:show="embed" xlink:actuate="onLoad"><text:p/></draw:image></draw:frame> resulted in<text:alphabetical-index-mark text:string-value=" " text:key1="resulted in"/> : <text:a xlink:type="simple" xlink:href="#_eb8398b5a178c638b98597120ec51c4d" text:style-name="Internet_20_link" text:visited-style-name="Visited_20_Internet_20_Link">Identifiable Entity</text:a> </text:p>
      <text:p text:style-name="P17">Statement made in a statement by an information source.</text:p>
      <text:p text:style-name="Standard"/>
      <text:list xml:id="list104641399554103" text:continue-numbering="true" text:style-name="WWNum1">
        <text:list-item>
          <text:list>
            <text:list-item>
              <text:h text:style-name="P1" text:outline-level="2"><text:bookmark-start text:name="_1a6d88e097d757268d09f68af82fbd34"/>Class Definition<text:bookmark-end text:name="_1a6d88e097d757268d09f68af82fbd34"/><text:span text:style-name="T1"> </text:span><text:alphabetical-index-mark text:string-value=" " text:key1="Definition"/><text:span text:style-name="T1"><text:s/></text:span></text:h>
            </text:list-item>
          </text:list>
        </text:list-item>
      </text:list>
      <text:p text:style-name="Standard">An informal or natural language definition of a something and potentially a reference to external definitions.<text:line-break/>A Definition may be in the context of a natural language to scope the language it is expressed in.<text:line-break/><text:line-break/>[ISO 1087] definition: representation of a concept (3.2.1) by a descriptive statement which serves to differentiate it from related concepts<text:line-break/><text:line-break/>[FUML] Comment (where body corresponds with "text definition").</text:p>
      <text:p text:style-name="P7"><text:span text:style-name="Intense_20_Emphasis"><text:span text:style-name="T2">Direct Supertypes</text:span></text:span></text:p>
      <text:p text:style-name="P14"><text:a xlink:type="simple" xlink:href="#_083d03a8bb38e1a0cab92a7dc3f1cf03" text:style-name="Internet_20_link" text:visited-style-name="Visited_20_Internet_20_Link">Metadata</text:a></text:p>
      <text:p text:style-name="P7"><text:span text:style-name="Intense_20_Emphasis"><text:span text:style-name="T2">Attributes</text:span></text:span></text:p>
      <text:p text:style-name="P8"><draw:frame text:anchor-type="as-char" draw:z-index="123" draw:style-name="gr2" draw:text-style-name="P19" svg:width="0.1669in" svg:height="0.1669in"><draw:image xlink:href="Pictures/100000000000001000000010A0E036F24716B2CB.png" xlink:type="simple" xlink:show="embed" xlink:actuate="onLoad"><text:p/></draw:image></draw:frame> text definition<text:alphabetical-index-mark text:string-value=" " text:key1="text definition"/> : <text:a xlink:type="simple" xlink:href="#_f8b3b1f5ed63755061811cd6b69bc24f" text:style-name="Internet_20_link" text:visited-style-name="Visited_20_Internet_20_Link">Text</text:a></text:p>
      <text:p text:style-name="P18">Text describing a something in natural language. The language may be indicated by a context of the definition.<text:line-break/>[OWL] rdfs:comment</text:p>
      <text:p text:style-name="P8"><draw:frame text:anchor-type="as-char" draw:z-index="124" draw:style-name="gr2" draw:text-style-name="P19" svg:width="0.1669in" svg:height="0.1669in"><draw:image xlink:href="Pictures/100000000000001000000010A0E036F24716B2CB.png" xlink:type="simple" xlink:show="embed" xlink:actuate="onLoad"><text:p/></draw:image></draw:frame> external reference<text:alphabetical-index-mark text:string-value=" " text:key1="external reference"/> : <text:a xlink:type="simple" xlink:href="#_f904ff1da5bfc3387d892b7e0fe9ecb1" text:style-name="Internet_20_link" text:visited-style-name="Visited_20_Internet_20_Link">IRI Identifier</text:a></text:p>
      <text:p text:style-name="P18">A reference to an external information resource that further defines something.<text:line-break/>[FIBO] ReferenceDOcument</text:p>
      <text:p text:style-name="P8"><draw:frame text:anchor-type="as-char" draw:z-index="125" draw:style-name="gr2" draw:text-style-name="P19" svg:width="0.1669in" svg:height="0.1669in"><draw:image xlink:href="Pictures/100000000000001000000010A0E036F24716B2CB.png" xlink:type="simple" xlink:show="embed" xlink:actuate="onLoad"><text:p/></draw:image></draw:frame> external term<text:alphabetical-index-mark text:string-value=" " text:key1="external term"/> : <text:a xlink:type="simple" xlink:href="#_1945edd0888993a52c5dc6467a7b3ef8" text:style-name="Internet_20_link" text:visited-style-name="Visited_20_Internet_20_Link">Term</text:a></text:p>
      <text:p text:style-name="P18">Specific term in an external resource that further defines something.</text:p>
      <text:p text:style-name="P8"><draw:frame text:anchor-type="as-char" draw:z-index="126" draw:style-name="gr2" draw:text-style-name="P19" svg:width="0.1669in" svg:height="0.1669in"><draw:image xlink:href="Pictures/100000000000001000000010A0E036F24716B2CB.png" xlink:type="simple" xlink:show="embed" xlink:actuate="onLoad"><text:p/></draw:image></draw:frame> summary description<text:alphabetical-index-mark text:string-value=" " text:key1="summary description"/> : <text:a xlink:type="simple" xlink:href="#_f8b3b1f5ed63755061811cd6b69bc24f" text:style-name="Internet_20_link" text:visited-style-name="Visited_20_Internet_20_Link">Text</text:a></text:p>
      <text:p text:style-name="P18">A short description of something.</text:p>
      <text:p text:style-name="P7"><text:span text:style-name="Intense_20_Emphasis"><text:span text:style-name="T2">Associations</text:span></text:span></text:p>
      <text:p text:style-name="P15"><draw:frame text:anchor-type="as-char" draw:z-index="127" draw:style-name="gr1" draw:text-style-name="P19" svg:width="0.1669in" svg:height="0.1669in"><draw:image xlink:href="Pictures/10000000000000100000001017869183F68EC9F6.png" xlink:type="simple" xlink:show="embed" xlink:actuate="onLoad"><text:p/></draw:image></draw:frame> &lt;&lt;Annotation Property&gt;&gt; defines<text:alphabetical-index-mark text:string-value=" " text:key1="defines"/> : <text:a xlink:type="simple" xlink:href="#_eb8398b5a178c638b98597120ec51c4d" text:style-name="Internet_20_link" text:visited-style-name="Visited_20_Internet_20_Link">Identifiable Entity</text:a> [1] <text:s text:c="2"/><text:span text:style-name="T3">Redefines</text:span>: metadata about:<text:a xlink:type="simple" xlink:href="#_eb8398b5a178c638b98597120ec51c4d" text:style-name="Internet_20_link" text:visited-style-name="Visited_20_Internet_20_Link">Identifiable Entity</text:a> <text:s text:c="3"/></text:p>
      <text:p text:style-name="Standard"><text:tab/><text:span text:style-name="T3">through association:</text:span> <text:a xlink:type="simple" xlink:href="#_7c14183741a6bbb21d2fd7dc5685175f" text:style-name="Internet_20_link" text:visited-style-name="Visited_20_Internet_20_Link"><text:span text:style-name="T4">Definition Relationship</text:span></text:a> </text:p>
      <text:p text:style-name="P17">Some thing described by a definition.<text:line-break/>[FIBO] defines<text:line-break/>[FUML]annotatedElement</text:p>
      <text:p text:style-name="Standard"/>
      <text:list xml:id="list104639933259474" text:continue-numbering="true" text:style-name="WWNum1">
        <text:list-item>
          <text:list>
            <text:list-item>
              <text:h text:style-name="P1" text:outline-level="2"><text:bookmark-start text:name="_7c14183741a6bbb21d2fd7dc5685175f"/><text:soft-page-break/>Association Definition Relationship<text:bookmark-end text:name="_7c14183741a6bbb21d2fd7dc5685175f"/><text:span text:style-name="T1"> </text:span><text:alphabetical-index-mark text:string-value=" " text:key1="Definition Relationship"/><text:span text:style-name="T1"><text:s/></text:span></text:h>
            </text:list-item>
          </text:list>
        </text:list-item>
      </text:list>
      <text:p text:style-name="Standard">Relationship between a thing and its definitions.</text:p>
      <text:p text:style-name="P7"><text:span text:style-name="Intense_20_Emphasis"><text:span text:style-name="T2">Direct Supertypes</text:span></text:span></text:p>
      <text:p text:style-name="P14"><text:a xlink:type="simple" xlink:href="#_b8c1a19be638ded573b2848c849fee69" text:style-name="Internet_20_link" text:visited-style-name="Visited_20_Internet_20_Link">Metadata relationship</text:a></text:p>
      <text:p text:style-name="P7"><text:span text:style-name="Intense_20_Emphasis"><text:span text:style-name="T2">Association Ends</text:span></text:span></text:p>
      <text:p text:style-name="P16"><draw:frame text:anchor-type="as-char" draw:z-index="128" draw:style-name="gr1" draw:text-style-name="P19" svg:width="0.1669in" svg:height="0.1669in"><draw:image xlink:href="Pictures/10000000000000100000001017869183F68EC9F6.png" xlink:type="simple" xlink:show="embed" xlink:actuate="onLoad"><text:p/></draw:image></draw:frame> defines<text:alphabetical-index-mark text:string-value=" " text:key1="defines"/> : <text:a xlink:type="simple" xlink:href="#_eb8398b5a178c638b98597120ec51c4d" text:style-name="Internet_20_link" text:visited-style-name="Visited_20_Internet_20_Link">Identifiable Entity</text:a> [1] <text:s text:c="2"/><text:span text:style-name="T3">Redefines</text:span>: metadata about: <text:a xlink:type="simple" xlink:href="#_eb8398b5a178c638b98597120ec51c4d" text:style-name="Internet_20_link" text:visited-style-name="Visited_20_Internet_20_Link">Identifiable Entity</text:a> <text:s text:c="3"/></text:p>
      <text:p text:style-name="P17">Some thing described by a definition.<text:line-break/>[FIBO] defines<text:line-break/>[FUML]annotatedElement</text:p>
      <text:p text:style-name="P16"><draw:frame text:anchor-type="as-char" draw:z-index="129" draw:style-name="gr1" draw:text-style-name="P19" svg:width="0.1669in" svg:height="0.1669in"><draw:image xlink:href="Pictures/10000000000000100000001017869183F68EC9F6.png" xlink:type="simple" xlink:show="embed" xlink:actuate="onLoad"><text:p/></draw:image></draw:frame> defined by<text:alphabetical-index-mark text:string-value=" " text:key1="defined by"/> : <text:a xlink:type="simple" xlink:href="#_1a6d88e097d757268d09f68af82fbd34" text:style-name="Internet_20_link" text:visited-style-name="Visited_20_Internet_20_Link">Definition</text:a> [*] <text:s text:c="2"/><text:span text:style-name="T3">Redefines</text:span>: metadata about: <text:a xlink:type="simple" xlink:href="#_eb8398b5a178c638b98597120ec51c4d" text:style-name="Internet_20_link" text:visited-style-name="Visited_20_Internet_20_Link">Identifiable Entity</text:a> <text:s text:c="3"/></text:p>
      <text:p text:style-name="P17">An informal description of something.<text:line-break/>[FIBO] hasDefinition<text:line-break/>[UML] comment<text:line-break/>[FUML] ownedComment<text:line-break/></text:p>
      <text:p text:style-name="Standard"/>
      <text:list xml:id="list104640768416689" text:continue-numbering="true" text:style-name="WWNum1">
        <text:list-item>
          <text:list>
            <text:list-item>
              <text:h text:style-name="P1" text:outline-level="2"><text:bookmark-start text:name="_1e4f4f7a2bb7525a97cda0bc61f02036"/>Class Information Source<text:bookmark-end text:name="_1e4f4f7a2bb7525a97cda0bc61f02036"/><text:span text:style-name="T1"> </text:span><text:alphabetical-index-mark text:string-value=" " text:key1="Information Source"/><text:span text:style-name="T1"><text:s/>&lt;&lt;Role&gt;&gt;</text:span></text:h>
            </text:list-item>
          </text:list>
        </text:list-item>
      </text:list>
      <text:p text:style-name="Standard">Metadata defining the origin or provenance of a set of statements in a model or data.<text:line-break/>Note that the source could be a human, an organization, a mapping or other automated processes.</text:p>
      <text:p text:style-name="P7"><text:span text:style-name="Intense_20_Emphasis"><text:span text:style-name="T2">Direct Supertypes</text:span></text:span></text:p>
      <text:p text:style-name="P14"><text:a xlink:type="simple" xlink:href="#_e075b03ae73f89f5fcb1481cd5a16cbe" text:style-name="Internet_20_link" text:visited-style-name="Visited_20_Internet_20_Link">Actual Entity</text:a>, <text:a xlink:type="simple" xlink:href="#_083d03a8bb38e1a0cab92a7dc3f1cf03" text:style-name="Internet_20_link" text:visited-style-name="Visited_20_Internet_20_Link">Metadata</text:a></text:p>
      <text:p text:style-name="P7"><text:span text:style-name="Intense_20_Emphasis"><text:span text:style-name="T2">Associations</text:span></text:span></text:p>
      <text:p text:style-name="P15"><draw:frame text:anchor-type="as-char" draw:z-index="130" draw:style-name="gr1" draw:text-style-name="P19" svg:width="0.1669in" svg:height="0.1669in"><draw:image xlink:href="Pictures/10000000000000100000001017869183F68EC9F6.png" xlink:type="simple" xlink:show="embed" xlink:actuate="onLoad"><text:p/></draw:image></draw:frame> &lt;&lt;Annotation Property&gt;&gt; made statement<text:alphabetical-index-mark text:string-value=" " text:key1="made statement"/> : <text:a xlink:type="simple" xlink:href="#_eb8398b5a178c638b98597120ec51c4d" text:style-name="Internet_20_link" text:visited-style-name="Visited_20_Internet_20_Link">Identifiable Entity</text:a> [1..*] <text:s text:c="2"/><text:span text:style-name="T3">Subsets</text:span>: metadata about:<text:a xlink:type="simple" xlink:href="#_eb8398b5a178c638b98597120ec51c4d" text:style-name="Internet_20_link" text:visited-style-name="Visited_20_Internet_20_Link">Identifiable Entity</text:a> <text:s text:c="3"/></text:p>
      <text:p text:style-name="Standard"><text:tab/><text:span text:style-name="T3">through association:</text:span> <text:a xlink:type="simple" xlink:href="#_62905418636fcf47a2b411ae4bbe9114" text:style-name="Internet_20_link" text:visited-style-name="Visited_20_Internet_20_Link"><text:span text:style-name="T4">Source of Information</text:span></text:a> </text:p>
      <text:p text:style-name="P17">Metadata representing statements made by an authoritative source. <text:line-break/>Sources may be people, organizations, documents, information systems, etc. </text:p>
      <text:p text:style-name="Standard"/>
      <text:list xml:id="list104640996313800" text:continue-numbering="true" text:style-name="WWNum1">
        <text:list-item>
          <text:list>
            <text:list-item>
              <text:h text:style-name="P1" text:outline-level="2"><text:bookmark-start text:name="_083d03a8bb38e1a0cab92a7dc3f1cf03"/>Class Metadata<text:bookmark-end text:name="_083d03a8bb38e1a0cab92a7dc3f1cf03"/><text:span text:style-name="T1"> </text:span><text:alphabetical-index-mark text:string-value=" " text:key1="Metadata"/><text:span text:style-name="T1"><text:s/></text:span></text:h>
            </text:list-item>
          </text:list>
        </text:list-item>
      </text:list>
      <text:p text:style-name="Standard">Information about the source, provenance or origin of information. Metadata may be a managed entity, providing for provenance.<text:line-break/>[NIEM] MetadataType</text:p>
      <text:p text:style-name="P7"><text:span text:style-name="Intense_20_Emphasis"><text:span text:style-name="T2">Direct Supertypes</text:span></text:span></text:p>
      <text:p text:style-name="P14"><text:a xlink:type="simple" xlink:href="#_8b38efa9c56da3bc8ecb501e56419e41" text:style-name="Internet_20_link" text:visited-style-name="Visited_20_Internet_20_Link">Record</text:a></text:p>
      <text:p text:style-name="P7"><text:span text:style-name="Intense_20_Emphasis"><text:span text:style-name="T2">Associations</text:span></text:span></text:p>
      <text:p text:style-name="P15"><draw:frame text:anchor-type="as-char" draw:z-index="131" draw:style-name="gr1" draw:text-style-name="P19" svg:width="0.1669in" svg:height="0.1669in"><draw:image xlink:href="Pictures/10000000000000100000001017869183F68EC9F6.png" xlink:type="simple" xlink:show="embed" xlink:actuate="onLoad"><text:p/></draw:image></draw:frame> &lt;&lt;Annotation Property&gt;&gt; metadata about<text:alphabetical-index-mark text:string-value=" " text:key1="metadata about"/> : <text:a xlink:type="simple" xlink:href="#_eb8398b5a178c638b98597120ec51c4d" text:style-name="Internet_20_link" text:visited-style-name="Visited_20_Internet_20_Link">Identifiable Entity</text:a> [*] <text:s text:c="2"/><text:span text:style-name="T3">Subsets</text:span>: about:<text:a xlink:type="simple" xlink:href="#_eb8398b5a178c638b98597120ec51c4d" text:style-name="Internet_20_link" text:visited-style-name="Visited_20_Internet_20_Link">Identifiable Entity</text:a> <text:s text:c="3"/></text:p>
      <text:p text:style-name="Standard"><text:tab/><text:span text:style-name="T3">through association:</text:span> <text:a xlink:type="simple" xlink:href="#_b8c1a19be638ded573b2848c849fee69" text:style-name="Internet_20_link" text:visited-style-name="Visited_20_Internet_20_Link"><text:span text:style-name="T4">Metadata relationship</text:span></text:a> </text:p>
      <text:p text:style-name="P17">The subject of metadata, the entity described by the metadata.<text:line-break/>[OWL] annotationSubject of Annotation Assertion</text:p>
      <text:p text:style-name="Standard"/>
      <text:list xml:id="list104641235790215" text:continue-numbering="true" text:style-name="WWNum1">
        <text:list-item>
          <text:list>
            <text:list-item>
              <text:h text:style-name="P1" text:outline-level="2"><text:bookmark-start text:name="_b8c1a19be638ded573b2848c849fee69"/><text:soft-page-break/>Association Metadata relationship<text:bookmark-end text:name="_b8c1a19be638ded573b2848c849fee69"/><text:span text:style-name="T1"> </text:span><text:alphabetical-index-mark text:string-value=" " text:key1="Metadata relationship"/><text:span text:style-name="T1"><text:s/></text:span></text:h>
            </text:list-item>
          </text:list>
        </text:list-item>
      </text:list>
      <text:p text:style-name="Standard">Relationship between something and metadata about that thing; data about data.<text:line-break/>[OWL] AnnotationAssertion<text:line-break/><text:line-break/></text:p>
      <text:p text:style-name="P7"><text:span text:style-name="Intense_20_Emphasis"><text:span text:style-name="T2">Association Ends</text:span></text:span></text:p>
      <text:p text:style-name="P16"><draw:frame text:anchor-type="as-char" draw:z-index="132" draw:style-name="gr1" draw:text-style-name="P19" svg:width="0.1669in" svg:height="0.1669in"><draw:image xlink:href="Pictures/10000000000000100000001017869183F68EC9F6.png" xlink:type="simple" xlink:show="embed" xlink:actuate="onLoad"><text:p/></draw:image></draw:frame> metadata about<text:alphabetical-index-mark text:string-value=" " text:key1="metadata about"/> : <text:a xlink:type="simple" xlink:href="#_eb8398b5a178c638b98597120ec51c4d" text:style-name="Internet_20_link" text:visited-style-name="Visited_20_Internet_20_Link">Identifiable Entity</text:a> [*] <text:s text:c="2"/><text:span text:style-name="T3">Subsets</text:span>: about:<text:a xlink:type="simple" xlink:href="#_eb8398b5a178c638b98597120ec51c4d" text:style-name="Internet_20_link" text:visited-style-name="Visited_20_Internet_20_Link">Identifiable Entity</text:a> <text:s text:c="3"/></text:p>
      <text:p text:style-name="P17">The subject of metadata, the entity described by the metadata.<text:line-break/>[OWL] annotationSubject of Annotation Assertion</text:p>
      <text:p text:style-name="P16"><draw:frame text:anchor-type="as-char" draw:z-index="133" draw:style-name="gr1" draw:text-style-name="P19" svg:width="0.1669in" svg:height="0.1669in"><draw:image xlink:href="Pictures/10000000000000100000001017869183F68EC9F6.png" xlink:type="simple" xlink:show="embed" xlink:actuate="onLoad"><text:p/></draw:image></draw:frame> has metadata<text:alphabetical-index-mark text:string-value=" " text:key1="has metadata"/> : <text:a xlink:type="simple" xlink:href="#_083d03a8bb38e1a0cab92a7dc3f1cf03" text:style-name="Internet_20_link" text:visited-style-name="Visited_20_Internet_20_Link">Metadata</text:a> [*] <text:s text:c="2"/><text:span text:style-name="T3">Subsets</text:span>: about:<text:a xlink:type="simple" xlink:href="#_eb8398b5a178c638b98597120ec51c4d" text:style-name="Internet_20_link" text:visited-style-name="Visited_20_Internet_20_Link">Identifiable Entity</text:a> <text:s text:c="3"/></text:p>
      <text:p text:style-name="P17">Metadata associated with (data about the information concerning) the subject entity.<text:line-break/>[OWL] AnnotationProperty, annotationValue of Annotation Assertion</text:p>
      <text:p text:style-name="Standard"/>
      <text:list xml:id="list104641959322752" text:continue-numbering="true" text:style-name="WWNum1">
        <text:list-item>
          <text:list>
            <text:list-item>
              <text:h text:style-name="P1" text:outline-level="2"><text:bookmark-start text:name="_23f8eba7f34f310faa376a3f5159c46b"/>Association Record of an Entity<text:bookmark-end text:name="_23f8eba7f34f310faa376a3f5159c46b"/><text:span text:style-name="T1"> </text:span><text:alphabetical-index-mark text:string-value=" " text:key1="Record of an Entity"/><text:span text:style-name="T1"><text:s/></text:span></text:h>
            </text:list-item>
          </text:list>
        </text:list-item>
      </text:list>
      <text:p text:style-name="Standard">Relationship between a thing and records (or information) about that thing.<text:line-break/>Note that in SMIF, things refer to the actual thing they represent, not data about it (unless the type is a record, in which case the "thing" is the data). This relationship recognizes that both a thing and data about the thing are things.<text:line-break/><text:line-break/>[IDEAS] describedBy: A representedBy that asserts that a Description describes a Thing.</text:p>
      <text:p text:style-name="P7"><text:span text:style-name="Intense_20_Emphasis"><text:span text:style-name="T2">Association Ends</text:span></text:span></text:p>
      <text:p text:style-name="P16"><draw:frame text:anchor-type="as-char" draw:z-index="134" draw:style-name="gr1" draw:text-style-name="P19" svg:width="0.1669in" svg:height="0.1669in"><draw:image xlink:href="Pictures/10000000000000100000001017869183F68EC9F6.png" xlink:type="simple" xlink:show="embed" xlink:actuate="onLoad"><text:p/></draw:image></draw:frame> about<text:alphabetical-index-mark text:string-value=" " text:key1="about"/> : <text:a xlink:type="simple" xlink:href="#_eb8398b5a178c638b98597120ec51c4d" text:style-name="Internet_20_link" text:visited-style-name="Visited_20_Internet_20_Link">Identifiable Entity</text:a> [*] <text:s text:c="2"/><text:span text:style-name="T3">Subsets</text:span>: about:<text:a xlink:type="simple" xlink:href="#_eb8398b5a178c638b98597120ec51c4d" text:style-name="Internet_20_link" text:visited-style-name="Visited_20_Internet_20_Link">Identifiable Entity</text:a> <text:s text:c="3"/></text:p>
      <text:p text:style-name="P17">The thing described by a record.</text:p>
      <text:p text:style-name="P16"><draw:frame text:anchor-type="as-char" draw:z-index="135" draw:style-name="gr1" draw:text-style-name="P19" svg:width="0.1669in" svg:height="0.1669in"><draw:image xlink:href="Pictures/10000000000000100000001017869183F68EC9F6.png" xlink:type="simple" xlink:show="embed" xlink:actuate="onLoad"><text:p/></draw:image></draw:frame> has record<text:alphabetical-index-mark text:string-value=" " text:key1="has record"/> : <text:a xlink:type="simple" xlink:href="#_8b38efa9c56da3bc8ecb501e56419e41" text:style-name="Internet_20_link" text:visited-style-name="Visited_20_Internet_20_Link">Record</text:a> [*] <text:s text:c="2"/><text:span text:style-name="T3">Subsets</text:span>: about:<text:a xlink:type="simple" xlink:href="#_eb8398b5a178c638b98597120ec51c4d" text:style-name="Internet_20_link" text:visited-style-name="Visited_20_Internet_20_Link">Identifiable Entity</text:a> <text:s text:c="3"/></text:p>
      <text:p text:style-name="P17">A record about something.</text:p>
      <text:p text:style-name="Standard"/>
      <text:list xml:id="list104640677554800" text:continue-numbering="true" text:style-name="WWNum1">
        <text:list-item>
          <text:list>
            <text:list-item>
              <text:h text:style-name="P1" text:outline-level="2"><text:bookmark-start text:name="_62905418636fcf47a2b411ae4bbe9114"/>Association Source of Information<text:bookmark-end text:name="_62905418636fcf47a2b411ae4bbe9114"/><text:span text:style-name="T1"> </text:span><text:alphabetical-index-mark text:string-value=" " text:key1="Source of Information"/><text:span text:style-name="T1"><text:s/></text:span></text:h>
            </text:list-item>
          </text:list>
        </text:list-item>
      </text:list>
      <text:p text:style-name="Standard">Relation defining an entity making a statement represented within a model. E.g. the person or organization that made a statement.<text:line-break/><text:line-break/>[ISO 1087] source identifier: information in a terminological entry (3.8.2) which indicates the source documenting the terminological data (3.8.1)</text:p>
      <text:p text:style-name="P7"><text:span text:style-name="Intense_20_Emphasis"><text:span text:style-name="T2">Association Ends</text:span></text:span></text:p>
      <text:p text:style-name="P16"><draw:frame text:anchor-type="as-char" draw:z-index="136" draw:style-name="gr1" draw:text-style-name="P19" svg:width="0.1669in" svg:height="0.1669in"><draw:image xlink:href="Pictures/10000000000000100000001017869183F68EC9F6.png" xlink:type="simple" xlink:show="embed" xlink:actuate="onLoad"><text:p/></draw:image></draw:frame> made statement<text:alphabetical-index-mark text:string-value=" " text:key1="made statement"/> : <text:a xlink:type="simple" xlink:href="#_eb8398b5a178c638b98597120ec51c4d" text:style-name="Internet_20_link" text:visited-style-name="Visited_20_Internet_20_Link">Identifiable Entity</text:a> [1..*] <text:s text:c="2"/><text:span text:style-name="T3">Subsets</text:span>: about:<text:a xlink:type="simple" xlink:href="#_eb8398b5a178c638b98597120ec51c4d" text:style-name="Internet_20_link" text:visited-style-name="Visited_20_Internet_20_Link">Identifiable Entity</text:a> <text:s text:c="3"/></text:p>
      <text:p text:style-name="P17">Metadata representing statements made by an authoritative source. <text:line-break/>Sources may be people, organizations, documents, information systems, etc. </text:p>
      <text:p text:style-name="P16"><draw:frame text:anchor-type="as-char" draw:z-index="137" draw:style-name="gr1" draw:text-style-name="P19" svg:width="0.1669in" svg:height="0.1669in"><draw:image xlink:href="Pictures/10000000000000100000001017869183F68EC9F6.png" xlink:type="simple" xlink:show="embed" xlink:actuate="onLoad"><text:p/></draw:image></draw:frame> has authoritative source<text:alphabetical-index-mark text:string-value=" " text:key1="has authoritative source"/> : <text:a xlink:type="simple" xlink:href="#_1e4f4f7a2bb7525a97cda0bc61f02036" text:style-name="Internet_20_link" text:visited-style-name="Visited_20_Internet_20_Link">Information Source</text:a> [*] <text:s text:c="2"/><text:span text:style-name="T3">Subsets</text:span>: about:<text:a xlink:type="simple" xlink:href="#_eb8398b5a178c638b98597120ec51c4d" text:style-name="Internet_20_link" text:visited-style-name="Visited_20_Internet_20_Link">Identifiable Entity</text:a> <text:s text:c="3"/></text:p>
      <text:p text:style-name="P17">Metadata representing the authority behind a statement - who or what made a statement captured in a model.</text:p>
      <text:p text:style-name="Standard"/>
      <text:list xml:id="list104640636534312" text:continue-numbering="true" text:style-name="WWNum1">
        <text:list-item>
          <text:list>
            <text:list-item>
              <text:h text:style-name="P1" text:outline-level="2"><text:bookmark-start text:name="_fa97e8600fa5d7e45f0100b981e94ee8"/>Class Statement<text:bookmark-end text:name="_fa97e8600fa5d7e45f0100b981e94ee8"/><text:span text:style-name="T1"> </text:span><text:alphabetical-index-mark text:string-value=" " text:key1="Statement"/><text:span text:style-name="T1"><text:s/></text:span></text:h>
            </text:list-item>
          </text:list>
        </text:list-item>
      </text:list>
      <text:p text:style-name="Standard">Statements provide metadata as to the source of information - who or what said it.<text:line-break/>This source of the information may be captured using "InformationSource" metadata about the metadata.<text:line-break/><text:soft-page-break/><text:line-break/>[ISO11404] provision that conveys information</text:p>
      <text:p text:style-name="P7"><text:span text:style-name="Intense_20_Emphasis"><text:span text:style-name="T2">Direct Supertypes</text:span></text:span></text:p>
      <text:p text:style-name="P14"><text:a xlink:type="simple" xlink:href="#_083d03a8bb38e1a0cab92a7dc3f1cf03" text:style-name="Internet_20_link" text:visited-style-name="Visited_20_Internet_20_Link">Metadata</text:a></text:p>
      <text:p text:style-name="P7"><text:span text:style-name="Intense_20_Emphasis"><text:span text:style-name="T2">Attributes</text:span></text:span></text:p>
      <text:p text:style-name="P8"><draw:frame text:anchor-type="as-char" draw:z-index="138" draw:style-name="gr2" draw:text-style-name="P19" svg:width="0.1669in" svg:height="0.1669in"><draw:image xlink:href="Pictures/100000000000001000000010A0E036F24716B2CB.png" xlink:type="simple" xlink:show="embed" xlink:actuate="onLoad"><text:p/></draw:image></draw:frame> statement date and time<text:alphabetical-index-mark text:string-value=" " text:key1="statement date and time"/> : <text:a xlink:type="simple" xlink:href="#_b08132d9b30f1d47632a28aa6e4894bf" text:style-name="Internet_20_link" text:visited-style-name="Visited_20_Internet_20_Link">Value Type</text:a></text:p>
      <text:p text:style-name="P18">Metadata representing the date and time the statement was made or modified.</text:p>
      <text:p text:style-name="P8"><draw:frame text:anchor-type="as-char" draw:z-index="139" draw:style-name="gr2" draw:text-style-name="P19" svg:width="0.1669in" svg:height="0.1669in"><draw:image xlink:href="Pictures/100000000000001000000010A0E036F24716B2CB.png" xlink:type="simple" xlink:show="embed" xlink:actuate="onLoad"><text:p/></draw:image></draw:frame> version<text:alphabetical-index-mark text:string-value=" " text:key1="version"/> : <text:a xlink:type="simple" xlink:href="#_b08132d9b30f1d47632a28aa6e4894bf" text:style-name="Internet_20_link" text:visited-style-name="Visited_20_Internet_20_Link">Value Type</text:a></text:p>
      <text:p text:style-name="P18">Metadata representing an identifier for a version of information.</text:p>
      <text:p text:style-name="P8"><draw:frame text:anchor-type="as-char" draw:z-index="140" draw:style-name="gr2" draw:text-style-name="P19" svg:width="0.1669in" svg:height="0.1669in"><draw:image xlink:href="Pictures/100000000000001000000010A0E036F24716B2CB.png" xlink:type="simple" xlink:show="embed" xlink:actuate="onLoad"><text:p/></draw:image></draw:frame> transaction id<text:alphabetical-index-mark text:string-value=" " text:key1="transaction id"/> : <text:a xlink:type="simple" xlink:href="#_b08132d9b30f1d47632a28aa6e4894bf" text:style-name="Internet_20_link" text:visited-style-name="Visited_20_Internet_20_Link">Value Type</text:a></text:p>
      <text:p text:style-name="P18">Identifier for an act or transaction creating or modifying information.</text:p>
      <text:p text:style-name="Standard"/>
      <text:p text:style-name="P13"/>
      <text:list xml:id="list104641010544330" text:continue-numbering="true" text:style-name="WWNum1">
        <text:list-item>
          <text:h text:style-name="P5" text:outline-level="1">SMIF Conceptual Model::Patterns</text:h>
        </text:list-item>
      </text:list>
      <text:p text:style-name="Text_20_body">Patterns are templates for structures or compositions of things that may then be expressed as instances of the pattern.</text:p>
      <text:list xml:id="list104641279458199" text:continue-numbering="true" text:style-name="WWNum1">
        <text:list-item>
          <text:list>
            <text:list-item>
              <text:h text:style-name="P1" text:outline-level="2">Diagram: Patterns</text:h>
            </text:list-item>
          </text:list>
        </text:list-item>
      </text:list>
      <text:p text:style-name="P9"><draw:frame text:anchor-type="as-char" draw:z-index="141" draw:style-name="gr1" draw:text-style-name="P19" svg:width="6.7669in" svg:height="6.4004in"><draw:image xlink:href="Pictures/200002A800003AEC00004A4FDDD7B7A843A8C7EA.wmf" xlink:type="simple" xlink:show="embed" xlink:actuate="onLoad"><text:p/></draw:image></draw:frame></text:p>
      <text:list xml:id="list104641335657234" text:continue-list="list104641008993893" text:style-name="WWNum18">
        <text:list-item>
          <text:p text:style-name="P2">Patterns</text:p>
        </text:list-item>
      </text:list>
      <text:p text:style-name="Standard"><text:s/></text:p>
      <text:p text:style-name="Standard"/>
      <text:list xml:id="list104640280937446" text:continue-list="list104641279458199" text:style-name="WWNum1">
        <text:list-item>
          <text:list>
            <text:list-item>
              <text:h text:style-name="P1" text:outline-level="2"><text:bookmark-start text:name="_62f071d7d61a4484a3f7bf8dcee5d752"/><text:soft-page-break/>Class Computed<text:bookmark-end text:name="_62f071d7d61a4484a3f7bf8dcee5d752"/><text:span text:style-name="T1"> </text:span><text:alphabetical-index-mark text:string-value=" " text:key1="Computed"/><text:span text:style-name="T1"><text:s/></text:span></text:h>
            </text:list-item>
          </text:list>
        </text:list-item>
      </text:list>
      <text:p text:style-name="P7"><text:span text:style-name="Intense_20_Emphasis"><text:span text:style-name="T2">Attributes</text:span></text:span></text:p>
      <text:p text:style-name="P8"><draw:frame text:anchor-type="as-char" draw:z-index="142" draw:style-name="gr2" draw:text-style-name="P19" svg:width="0.1669in" svg:height="0.1669in"><draw:image xlink:href="Pictures/100000000000001000000010A0E036F24716B2CB.png" xlink:type="simple" xlink:show="embed" xlink:actuate="onLoad"><text:p/></draw:image></draw:frame> computation<text:alphabetical-index-mark text:string-value=" " text:key1="computation"/> : <text:a xlink:type="simple" xlink:href="#_f9bba899ada544a47c36bb071e9024f5" text:style-name="Internet_20_link" text:visited-style-name="Visited_20_Internet_20_Link">Expression Node</text:a> [0..1]</text:p>
      <text:p text:style-name="P18">&lt;computation&gt; provides an expression that computes a value for the <text:s/>variable based on the expression applied to the current context.. <text:line-break/></text:p>
      <text:p text:style-name="Standard"/>
      <text:list xml:id="list104641255945165" text:continue-numbering="true" text:style-name="WWNum1">
        <text:list-item>
          <text:list>
            <text:list-item>
              <text:h text:style-name="P1" text:outline-level="2"><text:bookmark-start text:name="_e9aa91a37dccbb98a7afa8915ae49efa"/>Association Exclusion<text:bookmark-end text:name="_e9aa91a37dccbb98a7afa8915ae49efa"/><text:span text:style-name="T1"> </text:span><text:alphabetical-index-mark text:string-value=" " text:key1="Exclusion"/><text:span text:style-name="T1"><text:s/></text:span></text:h>
            </text:list-item>
          </text:list>
        </text:list-item>
      </text:list>
      <text:p text:style-name="P7"><text:span text:style-name="Intense_20_Emphasis"><text:span text:style-name="T2">Association Ends</text:span></text:span></text:p>
      <text:p text:style-name="P16"><draw:frame text:anchor-type="as-char" draw:z-index="143" draw:style-name="gr1" draw:text-style-name="P19" svg:width="0.1669in" svg:height="0.1669in"><draw:image xlink:href="Pictures/10000000000000100000001017869183F68EC9F6.png" xlink:type="simple" xlink:show="embed" xlink:actuate="onLoad"><text:p/></draw:image></draw:frame> excluded by<text:alphabetical-index-mark text:string-value=" " text:key1="excluded by"/> : <text:a xlink:type="simple" xlink:href="#_4d83e476040c7444758dda440d3096fc" text:style-name="Internet_20_link" text:visited-style-name="Visited_20_Internet_20_Link">Pattern Variable</text:a> [*] <text:s text:c="2"/><text:span text:style-name="T3">Subsets</text:span>: about:<text:a xlink:type="simple" xlink:href="#_eb8398b5a178c638b98597120ec51c4d" text:style-name="Internet_20_link" text:visited-style-name="Visited_20_Internet_20_Link">Identifiable Entity</text:a> <text:s text:c="3"/></text:p>
      <text:p text:style-name="P16"><draw:frame text:anchor-type="as-char" draw:z-index="144" draw:style-name="gr1" draw:text-style-name="P19" svg:width="0.1669in" svg:height="0.1669in"><draw:image xlink:href="Pictures/10000000000000100000001017869183F68EC9F6.png" xlink:type="simple" xlink:show="embed" xlink:actuate="onLoad"><text:p/></draw:image></draw:frame> excludes<text:alphabetical-index-mark text:string-value=" " text:key1="excludes"/> : <text:a xlink:type="simple" xlink:href="#_4d83e476040c7444758dda440d3096fc" text:style-name="Internet_20_link" text:visited-style-name="Visited_20_Internet_20_Link">Pattern Variable</text:a> [*] <text:s text:c="2"/><text:span text:style-name="T3">Subsets</text:span>: about:<text:a xlink:type="simple" xlink:href="#_eb8398b5a178c638b98597120ec51c4d" text:style-name="Internet_20_link" text:visited-style-name="Visited_20_Internet_20_Link">Identifiable Entity</text:a> <text:s text:c="3"/></text:p>
      <text:p text:style-name="Standard"/>
      <text:list xml:id="list104641193339818" text:continue-numbering="true" text:style-name="WWNum1">
        <text:list-item>
          <text:list>
            <text:list-item>
              <text:h text:style-name="P1" text:outline-level="2"><text:bookmark-start text:name="_ea6776cff1b39b709bc823e54dd8cd52"/>Class Expression Variable<text:bookmark-end text:name="_ea6776cff1b39b709bc823e54dd8cd52"/><text:span text:style-name="T1"> </text:span><text:alphabetical-index-mark text:string-value=" " text:key1="Expression Variable"/><text:span text:style-name="T1"><text:s/></text:span></text:h>
            </text:list-item>
          </text:list>
        </text:list-item>
      </text:list>
      <text:p text:style-name="Standard">An expression variable defines the value of the variable as computed by &lt;computation&gt;. Note that expression variables are not always able to be asserted or reversed and may therefore not provide for bi-directional mapping patterns. Any ability to assert or reverse a computation is implementation specific.</text:p>
      <text:p text:style-name="P7"><text:span text:style-name="Intense_20_Emphasis"><text:span text:style-name="T2">Direct Supertypes</text:span></text:span></text:p>
      <text:p text:style-name="P14"><text:a xlink:type="simple" xlink:href="#_62f071d7d61a4484a3f7bf8dcee5d752" text:style-name="Internet_20_link" text:visited-style-name="Visited_20_Internet_20_Link">Computed</text:a>, <text:a xlink:type="simple" xlink:href="#_4d83e476040c7444758dda440d3096fc" text:style-name="Internet_20_link" text:visited-style-name="Visited_20_Internet_20_Link">Pattern Variable</text:a></text:p>
      <text:p text:style-name="Standard"/>
      <text:list xml:id="list104640654711298" text:continue-numbering="true" text:style-name="WWNum1">
        <text:list-item>
          <text:list>
            <text:list-item>
              <text:h text:style-name="P1" text:outline-level="2"><text:bookmark-start text:name="_83fe0e6c1023324f4ff77a689f4824f6"/>Class Focus Variable<text:bookmark-end text:name="_83fe0e6c1023324f4ff77a689f4824f6"/><text:span text:style-name="T1"> </text:span><text:alphabetical-index-mark text:string-value=" " text:key1="Focus Variable"/><text:span text:style-name="T1"><text:s/></text:span></text:h>
            </text:list-item>
          </text:list>
        </text:list-item>
      </text:list>
      <text:p text:style-name="Standard">A property variable of a pattern representing the extent of the subject type within the context of the owning pattern.<text:line-break/>The value of qualification shall be "Select".<text:line-break/>The &lt;has type&gt; of the variable is asserted be the same as the subject type of the pattern.</text:p>
      <text:p text:style-name="P7"><text:span text:style-name="Intense_20_Emphasis"><text:span text:style-name="T2">Direct Supertypes</text:span></text:span></text:p>
      <text:p text:style-name="P14"><text:a xlink:type="simple" xlink:href="#_e31b27a7745289f6f0e539acb4a8b867" text:style-name="Internet_20_link" text:visited-style-name="Visited_20_Internet_20_Link">Type Pattern Variable</text:a></text:p>
      <text:p text:style-name="Standard"/>
      <text:list xml:id="list104641350750265" text:continue-numbering="true" text:style-name="WWNum1">
        <text:list-item>
          <text:list>
            <text:list-item>
              <text:h text:style-name="P1" text:outline-level="2"><text:bookmark-start text:name="_1e33feddacadc61f30aaafa02fe01139"/>Association Match Rules<text:bookmark-end text:name="_1e33feddacadc61f30aaafa02fe01139"/><text:span text:style-name="T1"> </text:span><text:alphabetical-index-mark text:string-value=" " text:key1="Match Rules"/><text:span text:style-name="T1"><text:s/></text:span></text:h>
            </text:list-item>
          </text:list>
        </text:list-item>
      </text:list>
      <text:p text:style-name="Standard">Relationship defining the match rules for a mapping.</text:p>
      <text:p text:style-name="P7"><text:span text:style-name="Intense_20_Emphasis"><text:span text:style-name="T2">Direct Supertypes</text:span></text:span></text:p>
      <text:p text:style-name="P14"><text:a xlink:type="simple" xlink:href="#_9562d6c08cbe5eb32022ec9309bb6160" text:style-name="Internet_20_link" text:visited-style-name="Visited_20_Internet_20_Link">Rule Constrains</text:a>, <text:a xlink:type="simple" xlink:href="#_ae63cfff50cedcc072b5771554ea61a3" text:style-name="Internet_20_link" text:visited-style-name="Visited_20_Internet_20_Link">Statement</text:a></text:p>
      <text:p text:style-name="P7"><text:span text:style-name="Intense_20_Emphasis"><text:span text:style-name="T2">Association Ends</text:span></text:span></text:p>
      <text:p text:style-name="P16"><draw:frame text:anchor-type="as-char" draw:z-index="145" draw:style-name="gr1" draw:text-style-name="P19" svg:width="0.1669in" svg:height="0.1669in"><draw:image xlink:href="Pictures/10000000000000100000001052B31E068C1936DD.png" xlink:type="simple" xlink:show="embed" xlink:actuate="onLoad"><text:p/></draw:image></draw:frame> has map rule<text:alphabetical-index-mark text:string-value=" " text:key1="has map rule"/> : <text:a xlink:type="simple" xlink:href="#_63d69e49de8214503f0947e7f9dbc652" text:style-name="Internet_20_link" text:visited-style-name="Visited_20_Internet_20_Link">Match Rule</text:a> [*] <text:s text:c="2"/><text:span text:style-name="T3">Subsets</text:span>: about:<text:a xlink:type="simple" xlink:href="#_eb8398b5a178c638b98597120ec51c4d" text:style-name="Internet_20_link" text:visited-style-name="Visited_20_Internet_20_Link">Identifiable Entity</text:a> <text:s text:c="3"/></text:p>
      <text:p text:style-name="P17">Map rule that is asserted by a mapping.</text:p>
      <text:p text:style-name="P16"><draw:frame text:anchor-type="as-char" draw:z-index="146" draw:style-name="gr1" draw:text-style-name="P19" svg:width="0.1669in" svg:height="0.1669in"><draw:image xlink:href="Pictures/10000000000000100000001052B31E068C1936DD.png" xlink:type="simple" xlink:show="embed" xlink:actuate="onLoad"><text:p/></draw:image></draw:frame> map rule of<text:alphabetical-index-mark text:string-value=" " text:key1="map rule of"/> : <text:a xlink:type="simple" xlink:href="#_551417ad3c6e740d8b880bee8085a718" text:style-name="Internet_20_link" text:visited-style-name="Visited_20_Internet_20_Link">Mapping</text:a> [1] <text:s text:c="2"/><text:span text:style-name="T3">Subsets</text:span>: about:<text:a xlink:type="simple" xlink:href="#_eb8398b5a178c638b98597120ec51c4d" text:style-name="Internet_20_link" text:visited-style-name="Visited_20_Internet_20_Link">Identifiable Entity</text:a> <text:s text:c="3"/></text:p>
      <text:p text:style-name="P17">Mapping containing a map rule.</text:p>
      <text:p text:style-name="Standard"/>
      <text:list xml:id="list104640810526400" text:continue-numbering="true" text:style-name="WWNum1">
        <text:list-item>
          <text:list>
            <text:list-item>
              <text:h text:style-name="P1" text:outline-level="2"><text:bookmark-start text:name="_77e24f666183243de30c7f285ef38731"/><text:soft-page-break/>Class Part Variable<text:bookmark-end text:name="_77e24f666183243de30c7f285ef38731"/><text:span text:style-name="T1"> </text:span><text:alphabetical-index-mark text:string-value=" " text:key1="Part Variable"/><text:span text:style-name="T1"><text:s/></text:span></text:h>
            </text:list-item>
          </text:list>
        </text:list-item>
      </text:list>
      <text:p text:style-name="Standard">A pattern property variable representing a part of the subject type. Additional relations and rules may be made about the part. A type with parts is by its nature a composition.<text:line-break/></text:p>
      <text:p text:style-name="P7"><text:span text:style-name="Intense_20_Emphasis"><text:span text:style-name="T2">Direct Supertypes</text:span></text:span></text:p>
      <text:p text:style-name="P14"><text:a xlink:type="simple" xlink:href="#_e31b27a7745289f6f0e539acb4a8b867" text:style-name="Internet_20_link" text:visited-style-name="Visited_20_Internet_20_Link">Type Pattern Variable</text:a></text:p>
      <text:p text:style-name="P7"><text:span text:style-name="Intense_20_Emphasis"><text:span text:style-name="T2">Attributes</text:span></text:span></text:p>
      <text:p text:style-name="P8"><draw:frame text:anchor-type="as-char" draw:z-index="147" draw:style-name="gr2" draw:text-style-name="P19" svg:width="0.1669in" svg:height="0.1669in"><draw:image xlink:href="Pictures/100000000000001000000010A0E036F24716B2CB.png" xlink:type="simple" xlink:show="embed" xlink:actuate="onLoad"><text:p/></draw:image></draw:frame> is boundary part<text:alphabetical-index-mark text:string-value=" " text:key1="is boundary part"/> : <text:a xlink:type="simple" xlink:href="#_6119a00b0834641b9fe3f5ae9f58237f" text:style-name="Internet_20_link" text:visited-style-name="Visited_20_Internet_20_Link">Boolean</text:a> [0..1]</text:p>
      <text:p text:style-name="P18">True if the property is on the boundary of the pattern and connectible (may have relationships) external to the pattern. e.g. "Port"</text:p>
      <text:p text:style-name="Standard"/>
      <text:list xml:id="list104639988625080" text:continue-numbering="true" text:style-name="WWNum1">
        <text:list-item>
          <text:list>
            <text:list-item>
              <text:h text:style-name="P1" text:outline-level="2"><text:bookmark-start text:name="_8d9c945b6f864c34fdd7a91d4d62755f"/>Class Pattern<text:bookmark-end text:name="_8d9c945b6f864c34fdd7a91d4d62755f"/><text:span text:style-name="T1"> </text:span><text:alphabetical-index-mark text:string-value=" " text:key1="Pattern"/><text:span text:style-name="T1"><text:s/>&lt;&lt;Intersection&gt;&gt;</text:span></text:h>
            </text:list-item>
          </text:list>
        </text:list-item>
      </text:list>
      <text:p text:style-name="Standard">A pattern represents a set of assertions true about individuals or sets of individuals qualified by pattern properties. All propositions asserted or negated by a pattern (as a context) are considered "templates" where identity is not required to match.<text:line-break/> <text:line-break/>The structure of the pattern is defined by the properties and asserted (sub) situations (including relationships) that are asserted by the pattern.<text:line-break/><text:line-break/>In many cases the relationships and rules defined for a pattern will reference pattern properties. These relationships will hold for instances of the pattern where things are bound to the pattern properties.<text:line-break/><text:line-break/>[DTV] general situation kind: situation kind that is not an individual situation kind. A situation kind is a general situation kind if it can be exemplified by more than one Event in some possible world, even when it cannot have more than one Event in the possible world chosen to be the universe of discourse.<text:line-break/><text:line-break/>[UML] StructuredClassifier. Also Similarity with TemplateSignature <text:line-break/><text:line-break/>[OWL] May be used to represent Class Expressions</text:p>
      <text:p text:style-name="P7"><text:span text:style-name="Intense_20_Emphasis"><text:span text:style-name="T2">Direct Supertypes</text:span></text:span></text:p>
      <text:p text:style-name="P14"><text:a xlink:type="simple" xlink:href="#_693daf0a0de3f4b82a04aee474c3f151" text:style-name="Internet_20_link" text:visited-style-name="Visited_20_Internet_20_Link">Lexical Scope</text:a>, <text:a xlink:type="simple" xlink:href="#_e60871f18b94666411d0d4023a66bd0b" text:style-name="Internet_20_link" text:visited-style-name="Visited_20_Internet_20_Link">Property Owner</text:a>, <text:a xlink:type="simple" xlink:href="#_8c517cf1950741c0f89edebf828214cc" text:style-name="Internet_20_link" text:visited-style-name="Visited_20_Internet_20_Link">Situation</text:a>, <text:a xlink:type="simple" xlink:href="#_50241f5936e61055293ca95f860768d8" text:style-name="Internet_20_link" text:visited-style-name="Visited_20_Internet_20_Link">Situation Type</text:a></text:p>
      <text:p text:style-name="P7"><text:span text:style-name="Intense_20_Emphasis"><text:span text:style-name="T2">Associations</text:span></text:span></text:p>
      <text:p text:style-name="P15"><draw:frame text:anchor-type="as-char" draw:z-index="148" draw:style-name="gr1" draw:text-style-name="P19" svg:width="0.1669in" svg:height="0.1669in"><draw:image xlink:href="Pictures/10000000000000100000001052B31E068C1936DD.png" xlink:type="simple" xlink:show="embed" xlink:actuate="onLoad"><text:p/></draw:image></draw:frame> &lt;&lt;Sufficient&gt;&gt; owns variable<text:alphabetical-index-mark text:string-value=" " text:key1="owns variable"/> : <text:a xlink:type="simple" xlink:href="#_4d83e476040c7444758dda440d3096fc" text:style-name="Internet_20_link" text:visited-style-name="Visited_20_Internet_20_Link">Pattern Variable</text:a> [*] <text:s text:c="2"/><text:span text:style-name="T3">Subsets</text:span>: states:<text:a xlink:type="simple" xlink:href="#_a52cb0ff6e414b3170b58afe10b6afcb" text:style-name="Internet_20_link" text:visited-style-name="Visited_20_Internet_20_Link">Thing</text:a> <text:s text:c="5"/><text:span text:style-name="T3">Redefines</text:span>: has property:<text:a xlink:type="simple" xlink:href="#_aec2b4f875c8e48059ff0f3cf4fdb05d" text:style-name="Internet_20_link" text:visited-style-name="Visited_20_Internet_20_Link">Property Type</text:a> <text:s text:c="3"/></text:p>
      <text:p text:style-name="Standard"><text:tab/><text:span text:style-name="T3">through association:</text:span> <text:a xlink:type="simple" xlink:href="#_1ca0eead3b0232123ed6f8fbaf154524" text:style-name="Internet_20_link" text:visited-style-name="Visited_20_Internet_20_Link"><text:span text:style-name="T4">Pattern Variables</text:span></text:a> </text:p>
      <text:p text:style-name="P17">A variable property defined within the context of a pattern that is used as part of the patterns definition.<text:line-break/>[UML] ownedAttribute</text:p>
      <text:p text:style-name="P15"><draw:frame text:anchor-type="as-char" draw:z-index="149" draw:style-name="gr1" draw:text-style-name="P19" svg:width="0.1669in" svg:height="0.1669in"><draw:image xlink:href="Pictures/10000000000000100000001017869183F68EC9F6.png" xlink:type="simple" xlink:show="embed" xlink:actuate="onLoad"><text:p/></draw:image></draw:frame> <text:s/>satisfied by<text:alphabetical-index-mark text:string-value=" " text:key1="satisfied by"/> : <text:a xlink:type="simple" xlink:href="#_20441cde84fc110fd98c6fa01fbf663f" text:style-name="Internet_20_link" text:visited-style-name="Visited_20_Internet_20_Link">Pattern Match</text:a> [*] </text:p>
      <text:p text:style-name="Standard"><text:tab/><text:span text:style-name="T3">through association:</text:span> <text:a xlink:type="simple" xlink:href="#_7b9b536f391ef0e6d564ff2688a17b6c" text:style-name="Internet_20_link" text:visited-style-name="Visited_20_Internet_20_Link"><text:span text:style-name="T4">Pattern Matches</text:span></text:a> </text:p>
      <text:p text:style-name="P17">Pattern match that satisfies a pattern.</text:p>
      <text:p text:style-name="Standard"/>
      <text:list xml:id="list104640341954990" text:continue-numbering="true" text:style-name="WWNum1">
        <text:list-item>
          <text:list>
            <text:list-item>
              <text:h text:style-name="P1" text:outline-level="2"><text:bookmark-start text:name="_a03c330ee6bad05b889429f3ac24755e"/>Association Pattern Bindings<text:bookmark-end text:name="_a03c330ee6bad05b889429f3ac24755e"/><text:span text:style-name="T1"> </text:span><text:alphabetical-index-mark text:string-value=" " text:key1="Pattern Bindings"/><text:span text:style-name="T1"><text:s/></text:span></text:h>
            </text:list-item>
          </text:list>
        </text:list-item>
      </text:list>
      <text:p text:style-name="P7"><text:span text:style-name="Intense_20_Emphasis"><text:span text:style-name="T2">Association Ends</text:span></text:span></text:p>
      <text:p text:style-name="P16"><draw:frame text:anchor-type="as-char" draw:z-index="150" draw:style-name="gr1" draw:text-style-name="P19" svg:width="0.1669in" svg:height="0.1669in"><draw:image xlink:href="Pictures/10000000000000100000001052B31E068C1936DD.png" xlink:type="simple" xlink:show="embed" xlink:actuate="onLoad"><text:p/></draw:image></draw:frame> <text:s/>: <text:a xlink:type="simple" xlink:href="#_ac5a167de63e72c31b8944200289955d" text:style-name="Internet_20_link" text:visited-style-name="Visited_20_Internet_20_Link">Variable Binding</text:a> [*] </text:p>
      <text:p text:style-name="P16"><text:soft-page-break/><draw:frame text:anchor-type="as-char" draw:z-index="151" draw:style-name="gr1" draw:text-style-name="P19" svg:width="0.1669in" svg:height="0.1669in"><draw:image xlink:href="Pictures/10000000000000100000001052B31E068C1936DD.png" xlink:type="simple" xlink:show="embed" xlink:actuate="onLoad"><text:p/></draw:image></draw:frame> <text:s/>: <text:a xlink:type="simple" xlink:href="#_20441cde84fc110fd98c6fa01fbf663f" text:style-name="Internet_20_link" text:visited-style-name="Visited_20_Internet_20_Link">Pattern Match</text:a> [1] </text:p>
      <text:p text:style-name="Standard"/>
      <text:list xml:id="list104640230051385" text:continue-numbering="true" text:style-name="WWNum1">
        <text:list-item>
          <text:list>
            <text:list-item>
              <text:h text:style-name="P1" text:outline-level="2"><text:bookmark-start text:name="_20441cde84fc110fd98c6fa01fbf663f"/>Class Pattern Match<text:bookmark-end text:name="_20441cde84fc110fd98c6fa01fbf663f"/><text:span text:style-name="T1"> </text:span><text:alphabetical-index-mark text:string-value=" " text:key1="Pattern Match"/><text:span text:style-name="T1"><text:s/></text:span></text:h>
            </text:list-item>
          </text:list>
        </text:list-item>
      </text:list>
      <text:p text:style-name="Standard">A pattern match provides the corespondents between a pattern and the situations it matches using variable bindings. <text:line-break/>A pattern match implies and proves that the pattern &lt;categorizes&gt; the situation.<text:line-break/>The matched pattern &lt;states&gt; any consequences of the matching, such as the pattern &lt;categorizes&gt; the pattern instance.</text:p>
      <text:p text:style-name="P9"><draw:frame text:anchor-type="as-char" draw:z-index="152" draw:name="Picture -1837247845.emf" draw:style-name="gr1" draw:text-style-name="P19" svg:width="6.7669in" svg:height="4.2252in"><draw:image xlink:href="Pictures/200000F600002FEB000027D94D63D6CA4D15CAFE.wmf" xlink:type="simple" xlink:show="embed" xlink:actuate="onLoad"><text:p/></draw:image></draw:frame></text:p>
      <text:list xml:id="list7619688003257370662" text:style-name="WWNum21">
        <text:list-item>
          <text:p text:style-name="P3">Pattern Match</text:p>
        </text:list-item>
      </text:list>
      <text:p text:style-name="P7"><text:span text:style-name="Intense_20_Emphasis"><text:span text:style-name="T2">Direct Supertypes</text:span></text:span></text:p>
      <text:p text:style-name="P14"><text:a xlink:type="simple" xlink:href="#_318306db8339a16351b356169444c6ed" text:style-name="Internet_20_link" text:visited-style-name="Visited_20_Internet_20_Link">Actual Situation</text:a></text:p>
      <text:p text:style-name="P7"><text:span text:style-name="Intense_20_Emphasis"><text:span text:style-name="T2">Associations</text:span></text:span></text:p>
      <text:p text:style-name="P15"><draw:frame text:anchor-type="as-char" draw:z-index="153" draw:style-name="gr1" draw:text-style-name="P19" svg:width="0.1669in" svg:height="0.1669in"><draw:image xlink:href="Pictures/10000000000000100000001052B31E068C1936DD.png" xlink:type="simple" xlink:show="embed" xlink:actuate="onLoad"><text:p/></draw:image></draw:frame> <text:s/>: <text:a xlink:type="simple" xlink:href="#_ac5a167de63e72c31b8944200289955d" text:style-name="Internet_20_link" text:visited-style-name="Visited_20_Internet_20_Link">Variable Binding</text:a> [*] <text:s text:c="2"/><text:span text:style-name="T3">Subsets</text:span>: states:<text:a xlink:type="simple" xlink:href="#_a52cb0ff6e414b3170b58afe10b6afcb" text:style-name="Internet_20_link" text:visited-style-name="Visited_20_Internet_20_Link">Thing</text:a> <text:s text:c="3"/></text:p>
      <text:p text:style-name="Standard"><text:tab/><text:span text:style-name="T3">through association:</text:span> <text:a xlink:type="simple" xlink:href="#_a03c330ee6bad05b889429f3ac24755e" text:style-name="Internet_20_link" text:visited-style-name="Visited_20_Internet_20_Link"><text:span text:style-name="T4">Pattern Bindings</text:span></text:a> </text:p>
      <text:p text:style-name="P15"><draw:frame text:anchor-type="as-char" draw:z-index="154" draw:style-name="gr1" draw:text-style-name="P19" svg:width="0.1669in" svg:height="0.1669in"><draw:image xlink:href="Pictures/10000000000000100000001017869183F68EC9F6.png" xlink:type="simple" xlink:show="embed" xlink:actuate="onLoad"><text:p/></draw:image></draw:frame> <text:s/>satisfies<text:alphabetical-index-mark text:string-value=" " text:key1="satisfies"/> : <text:a xlink:type="simple" xlink:href="#_8d9c945b6f864c34fdd7a91d4d62755f" text:style-name="Internet_20_link" text:visited-style-name="Visited_20_Internet_20_Link">Pattern</text:a> [1] </text:p>
      <text:p text:style-name="Standard"><text:tab/><text:span text:style-name="T3">through association:</text:span> <text:a xlink:type="simple" xlink:href="#_7b9b536f391ef0e6d564ff2688a17b6c" text:style-name="Internet_20_link" text:visited-style-name="Visited_20_Internet_20_Link"><text:span text:style-name="T4">Pattern Matches</text:span></text:a> </text:p>
      <text:p text:style-name="P17">Pattern that is satisfied by a "Pattern Match" based on a set of "Variable Bindings".</text:p>
      <text:p text:style-name="P15"><draw:frame text:anchor-type="as-char" draw:z-index="155" draw:style-name="gr1" draw:text-style-name="P19" svg:width="0.1669in" svg:height="0.1669in"><draw:image xlink:href="Pictures/10000000000000100000001017869183F68EC9F6.png" xlink:type="simple" xlink:show="embed" xlink:actuate="onLoad"><text:p/></draw:image></draw:frame> <text:s/>matches<text:alphabetical-index-mark text:string-value=" " text:key1="matches"/> : <text:a xlink:type="simple" xlink:href="#_8c517cf1950741c0f89edebf828214cc" text:style-name="Internet_20_link" text:visited-style-name="Visited_20_Internet_20_Link">Situation</text:a> [1] </text:p>
      <text:p text:style-name="Standard"><text:tab/><text:span text:style-name="T3">through association:</text:span> <text:a xlink:type="simple" xlink:href="#_ce6e922a72c133e1ca5060d9703cff15" text:style-name="Internet_20_link" text:visited-style-name="Visited_20_Internet_20_Link"><text:span text:style-name="T4">Situation Matches</text:span></text:a> </text:p>
      <text:p text:style-name="P17">The situation qualified as matching the &lt;satisfies&gt; pattern based on the set of "Variable Bindings" stated.</text:p>
      <text:p text:style-name="Standard"/>
      <text:list xml:id="list104640391139608" text:continue-list="list104640230051385" text:style-name="WWNum1">
        <text:list-item>
          <text:list>
            <text:list-item>
              <text:h text:style-name="P1" text:outline-level="2"><text:bookmark-start text:name="_7b9b536f391ef0e6d564ff2688a17b6c"/><text:soft-page-break/>Association Pattern Matches<text:bookmark-end text:name="_7b9b536f391ef0e6d564ff2688a17b6c"/><text:span text:style-name="T1"> </text:span><text:alphabetical-index-mark text:string-value=" " text:key1="Pattern Matches"/><text:span text:style-name="T1"><text:s/></text:span></text:h>
            </text:list-item>
          </text:list>
        </text:list-item>
      </text:list>
      <text:p text:style-name="P7"><text:span text:style-name="Intense_20_Emphasis"><text:span text:style-name="T2">Association Ends</text:span></text:span></text:p>
      <text:p text:style-name="P16"><draw:frame text:anchor-type="as-char" draw:z-index="156" draw:style-name="gr1" draw:text-style-name="P19" svg:width="0.1669in" svg:height="0.1669in"><draw:image xlink:href="Pictures/10000000000000100000001017869183F68EC9F6.png" xlink:type="simple" xlink:show="embed" xlink:actuate="onLoad"><text:p/></draw:image></draw:frame> satisfies<text:alphabetical-index-mark text:string-value=" " text:key1="satisfies"/> : <text:a xlink:type="simple" xlink:href="#_8d9c945b6f864c34fdd7a91d4d62755f" text:style-name="Internet_20_link" text:visited-style-name="Visited_20_Internet_20_Link">Pattern</text:a> [1] </text:p>
      <text:p text:style-name="P17">Pattern that is satisfied by a "Pattern Match" based on a set of "Variable Bindings".</text:p>
      <text:p text:style-name="P16"><draw:frame text:anchor-type="as-char" draw:z-index="157" draw:style-name="gr1" draw:text-style-name="P19" svg:width="0.1669in" svg:height="0.1669in"><draw:image xlink:href="Pictures/10000000000000100000001017869183F68EC9F6.png" xlink:type="simple" xlink:show="embed" xlink:actuate="onLoad"><text:p/></draw:image></draw:frame> satisfied by<text:alphabetical-index-mark text:string-value=" " text:key1="satisfied by"/> : <text:a xlink:type="simple" xlink:href="#_20441cde84fc110fd98c6fa01fbf663f" text:style-name="Internet_20_link" text:visited-style-name="Visited_20_Internet_20_Link">Pattern Match</text:a> [*] </text:p>
      <text:p text:style-name="P17">Pattern match that satisfies a pattern.</text:p>
      <text:p text:style-name="Standard"/>
      <text:list xml:id="list104641225745352" text:continue-numbering="true" text:style-name="WWNum1">
        <text:list-item>
          <text:list>
            <text:list-item>
              <text:h text:style-name="P1" text:outline-level="2"><text:bookmark-start text:name="_d887c32e4bfb53e43fcdbf0a0fa25c0f"/>Class Pattern of Type<text:bookmark-end text:name="_d887c32e4bfb53e43fcdbf0a0fa25c0f"/><text:span text:style-name="T1"> </text:span><text:alphabetical-index-mark text:string-value=" " text:key1="Pattern of Type"/><text:span text:style-name="T1"><text:s/></text:span></text:h>
            </text:list-item>
          </text:list>
        </text:list-item>
      </text:list>
      <text:p text:style-name="Standard">A pattern of type defines a set of properties and relationships that must hold true for all instances of a type. Where the pattern includes parts, the subject type is a composition.<text:line-break/>Patterns augment the semantics of th subject type in the context of the pattern.</text:p>
      <text:p text:style-name="P7"><text:span text:style-name="Intense_20_Emphasis"><text:span text:style-name="T2">Direct Supertypes</text:span></text:span></text:p>
      <text:p text:style-name="P14"><text:a xlink:type="simple" xlink:href="#_8d9c945b6f864c34fdd7a91d4d62755f" text:style-name="Internet_20_link" text:visited-style-name="Visited_20_Internet_20_Link">Pattern</text:a></text:p>
      <text:p text:style-name="P7"><text:span text:style-name="Intense_20_Emphasis"><text:span text:style-name="T2">Associations</text:span></text:span></text:p>
      <text:p text:style-name="P15"><draw:frame text:anchor-type="as-char" draw:z-index="158" draw:style-name="gr1" draw:text-style-name="P19" svg:width="0.1669in" svg:height="0.1669in"><draw:image xlink:href="Pictures/10000000000000100000001052B31E068C1936DD.png" xlink:type="simple" xlink:show="embed" xlink:actuate="onLoad"><text:p/></draw:image></draw:frame> &lt;&lt;Restriction&gt;&gt; : <text:a xlink:type="simple" xlink:href="#_e31b27a7745289f6f0e539acb4a8b867" text:style-name="Internet_20_link" text:visited-style-name="Visited_20_Internet_20_Link">Type Pattern Variable</text:a> <text:s text:c="2"/><text:span text:style-name="T3">Subsets</text:span>: owns variable:<text:a xlink:type="simple" xlink:href="#_4d83e476040c7444758dda440d3096fc" text:style-name="Internet_20_link" text:visited-style-name="Visited_20_Internet_20_Link">Pattern Variable</text:a> <text:s text:c="3"/></text:p>
      <text:p text:style-name="P15"><draw:frame text:anchor-type="as-char" draw:z-index="159" draw:style-name="gr1" draw:text-style-name="P19" svg:width="0.1669in" svg:height="0.1669in"><draw:image xlink:href="Pictures/10000000000000100000001017869183F68EC9F6.png" xlink:type="simple" xlink:show="embed" xlink:actuate="onLoad"><text:p/></draw:image></draw:frame> &lt;&lt;Sufficient&gt;&gt; subject type<text:alphabetical-index-mark text:string-value=" " text:key1="subject type"/> : <text:a xlink:type="simple" xlink:href="#_dfe1514224ca21cedba7b2b29802db50" text:style-name="Internet_20_link" text:visited-style-name="Visited_20_Internet_20_Link">Type</text:a> [1] <text:s text:c="2"/><text:span text:style-name="T3">Redefines</text:span>: holds within:<text:a xlink:type="simple" xlink:href="#_66d62b068053cee3464e1e03e6035eed" text:style-name="Internet_20_link" text:visited-style-name="Visited_20_Internet_20_Link">Context</text:a> <text:s text:c="3"/></text:p>
      <text:p text:style-name="Standard"><text:tab/><text:span text:style-name="T3">through association:</text:span> <text:a xlink:type="simple" xlink:href="#_c626cad4685e2f60e9e1375bf07a99b6" text:style-name="Internet_20_link" text:visited-style-name="Visited_20_Internet_20_Link"><text:span text:style-name="T4">Subject of Pattern Relationship</text:span></text:a> </text:p>
      <text:p text:style-name="P17">The type which is the context of a pattern of type. The pattern is "about" the subject type.</text:p>
      <text:p text:style-name="Standard"/>
      <text:list xml:id="list104640721797373" text:continue-numbering="true" text:style-name="WWNum1">
        <text:list-item>
          <text:list>
            <text:list-item>
              <text:h text:style-name="P1" text:outline-level="2"><text:bookmark-start text:name="_4d83e476040c7444758dda440d3096fc"/>Class Pattern Variable<text:bookmark-end text:name="_4d83e476040c7444758dda440d3096fc"/><text:span text:style-name="T1"> </text:span><text:alphabetical-index-mark text:string-value=" " text:key1="Pattern Variable"/><text:span text:style-name="T1"><text:s/></text:span></text:h>
            </text:list-item>
          </text:list>
        </text:list-item>
      </text:list>
      <text:p text:style-name="Standard">A pattern variable is a property of a pattern that provides a contextual property within that pattern for rules and relationships to be bound to.<text:line-break/>A pattern variable is a placeholder for all or a subset of the instances of the variables type.<text:line-break/>Properties of an association or relationship may be bound to a pattern variable where the type of the pattern variable is compatible with the type of the relationship's property type.<text:line-break/><text:line-break/>[UML] Similarity with TemplateParameter<text:line-break/>[CL] Functional Term<text:line-break/><text:line-break/></text:p>
      <text:p text:style-name="P7"><text:span text:style-name="Intense_20_Emphasis"><text:span text:style-name="T2">Direct Supertypes</text:span></text:span></text:p>
      <text:p text:style-name="P14"><text:a xlink:type="simple" xlink:href="#_427524974c4369f7794806aec01e4e88" text:style-name="Internet_20_link" text:visited-style-name="Visited_20_Internet_20_Link">Conditional</text:a>, <text:a xlink:type="simple" xlink:href="#_cc714987ac5e349f6ecd9f040ecbe525" text:style-name="Internet_20_link" text:visited-style-name="Visited_20_Internet_20_Link">Owned Property Type</text:a></text:p>
      <text:p text:style-name="P7"><text:span text:style-name="Intense_20_Emphasis"><text:span text:style-name="T2">Attributes</text:span></text:span></text:p>
      <text:p text:style-name="P8"><draw:frame text:anchor-type="as-char" draw:z-index="160" draw:style-name="gr2" draw:text-style-name="P19" svg:width="0.1669in" svg:height="0.1669in"><draw:image xlink:href="Pictures/100000000000001000000010A0E036F24716B2CB.png" xlink:type="simple" xlink:show="embed" xlink:actuate="onLoad"><text:p/></draw:image></draw:frame> qualification<text:alphabetical-index-mark text:string-value=" " text:key1="qualification"/> : <text:a xlink:type="simple" xlink:href="#_8e8a996acf04b8f7f4fbad8fd901f2c2" text:style-name="Internet_20_link" text:visited-style-name="Visited_20_Internet_20_Link">Variable Qualification</text:a> [1]</text:p>
      <text:p text:style-name="P18">&lt;qualification&gt; defines the behavior of an element with respect to a pattern - how the variable impacts the selection, evaluation or assertion of the pattern.</text:p>
      <text:p text:style-name="P8"><draw:frame text:anchor-type="as-char" draw:z-index="161" draw:style-name="gr2" draw:text-style-name="P19" svg:width="0.1669in" svg:height="0.1669in"><draw:image xlink:href="Pictures/100000000000001000000010A0E036F24716B2CB.png" xlink:type="simple" xlink:show="embed" xlink:actuate="onLoad"><text:p/></draw:image></draw:frame> explicit<text:alphabetical-index-mark text:string-value=" " text:key1="explicit"/> : <text:a xlink:type="simple" xlink:href="#_6119a00b0834641b9fe3f5ae9f58237f" text:style-name="Internet_20_link" text:visited-style-name="Visited_20_Internet_20_Link">Boolean</text:a></text:p>
      <text:p text:style-name="P18">If true, Element must be explicitly asserted as the indicted type, not derived or inferred from a supertype or super property.</text:p>
      <text:p text:style-name="P7"><text:span text:style-name="Intense_20_Emphasis"><text:span text:style-name="T2">Associations</text:span></text:span></text:p>
      <text:p text:style-name="P15"><draw:frame text:anchor-type="as-char" draw:z-index="162" draw:style-name="gr1" draw:text-style-name="P19" svg:width="0.1669in" svg:height="0.1669in"><draw:image xlink:href="Pictures/10000000000000100000001017869183F68EC9F6.png" xlink:type="simple" xlink:show="embed" xlink:actuate="onLoad"><text:p/></draw:image></draw:frame> &lt;&lt;Restriction&gt;&gt; : <text:a xlink:type="simple" xlink:href="#_ac5a167de63e72c31b8944200289955d" text:style-name="Internet_20_link" text:visited-style-name="Visited_20_Internet_20_Link">Variable Binding</text:a> [*] <text:s text:c="2"/><text:span text:style-name="T3">Redefines</text:span>: has binding:<text:a xlink:type="simple" xlink:href="#_e829344c78ea1a9e5e18c7bc51ff8f64" text:style-name="Internet_20_link" text:visited-style-name="Visited_20_Internet_20_Link">Property Binding</text:a> <text:s text:c="3"/></text:p>
      <text:p text:style-name="P15"><text:soft-page-break/><draw:frame text:anchor-type="as-char" draw:z-index="163" draw:style-name="gr1" draw:text-style-name="P19" svg:width="0.1669in" svg:height="0.1669in"><draw:image xlink:href="Pictures/10000000000000100000001052B31E068C1936DD.png" xlink:type="simple" xlink:show="embed" xlink:actuate="onLoad"><text:p/></draw:image></draw:frame> &lt;&lt;Sufficient&gt;&gt; has owning pattern<text:alphabetical-index-mark text:string-value=" " text:key1="has owning pattern"/> : <text:a xlink:type="simple" xlink:href="#_8d9c945b6f864c34fdd7a91d4d62755f" text:style-name="Internet_20_link" text:visited-style-name="Visited_20_Internet_20_Link">Pattern</text:a> [1] <text:s text:c="2"/><text:span text:style-name="T3">Redefines</text:span>: property of:<text:a xlink:type="simple" xlink:href="#_dfe1514224ca21cedba7b2b29802db50" text:style-name="Internet_20_link" text:visited-style-name="Visited_20_Internet_20_Link">Type</text:a> <text:s text:c="2"/>stated by:<text:a xlink:type="simple" xlink:href="#_693daf0a0de3f4b82a04aee474c3f151" text:style-name="Internet_20_link" text:visited-style-name="Visited_20_Internet_20_Link">Lexical Scope</text:a> <text:s text:c="3"/></text:p>
      <text:p text:style-name="Standard"><text:tab/><text:span text:style-name="T3">through association:</text:span> <text:a xlink:type="simple" xlink:href="#_1ca0eead3b0232123ed6f8fbaf154524" text:style-name="Internet_20_link" text:visited-style-name="Visited_20_Internet_20_Link"><text:span text:style-name="T4">Pattern Variables</text:span></text:a> </text:p>
      <text:p text:style-name="P17">Pattern owning a pattern variable.</text:p>
      <text:p text:style-name="P15"><draw:frame text:anchor-type="as-char" draw:z-index="164" draw:style-name="gr1" draw:text-style-name="P19" svg:width="0.1669in" svg:height="0.1669in"><draw:image xlink:href="Pictures/10000000000000100000001017869183F68EC9F6.png" xlink:type="simple" xlink:show="embed" xlink:actuate="onLoad"><text:p/></draw:image></draw:frame> <text:s/>has subset<text:alphabetical-index-mark text:string-value=" " text:key1="has subset"/> : <text:a xlink:type="simple" xlink:href="#_8d9c945b6f864c34fdd7a91d4d62755f" text:style-name="Internet_20_link" text:visited-style-name="Visited_20_Internet_20_Link">Pattern</text:a> [1] <text:s text:c="2"/><text:span text:style-name="T3">Redefines</text:span>: property of:<text:a xlink:type="simple" xlink:href="#_dfe1514224ca21cedba7b2b29802db50" text:style-name="Internet_20_link" text:visited-style-name="Visited_20_Internet_20_Link">Type</text:a> <text:s text:c="2"/>stated by:<text:a xlink:type="simple" xlink:href="#_693daf0a0de3f4b82a04aee474c3f151" text:style-name="Internet_20_link" text:visited-style-name="Visited_20_Internet_20_Link">Lexical Scope</text:a> <text:s text:c="3"/></text:p>
      <text:p text:style-name="Standard"><text:tab/><text:span text:style-name="T3">through association:</text:span> <text:a xlink:type="simple" xlink:href="#_db3584921c2bbbb3ffc7bb9b672cb4c2" text:style-name="Internet_20_link" text:visited-style-name="Visited_20_Internet_20_Link"><text:span text:style-name="T4">Subsetting</text:span></text:a> </text:p>
      <text:p text:style-name="P17">Subsets of the variable.</text:p>
      <text:p text:style-name="P15"><draw:frame text:anchor-type="as-char" draw:z-index="165" draw:style-name="gr1" draw:text-style-name="P19" svg:width="0.1669in" svg:height="0.1669in"><draw:image xlink:href="Pictures/10000000000000100000001017869183F68EC9F6.png" xlink:type="simple" xlink:show="embed" xlink:actuate="onLoad"><text:p/></draw:image></draw:frame> <text:s/>maps to<text:alphabetical-index-mark text:string-value=" " text:key1="maps to"/> : <text:a xlink:type="simple" xlink:href="#_0d8a19bfafdae6e590a12e54ebcff122" text:style-name="Internet_20_link" text:visited-style-name="Visited_20_Internet_20_Link">Match End</text:a> [*] </text:p>
      <text:p text:style-name="Standard"><text:tab/><text:span text:style-name="T3">through association:</text:span> <text:a xlink:type="simple" xlink:href="#_91103665260372b118a216a1491f090f" text:style-name="Internet_20_link" text:visited-style-name="Visited_20_Internet_20_Link"><text:span text:style-name="T4">Mapped variable</text:span></text:a> </text:p>
      <text:p text:style-name="P17">Map rule end for a property</text:p>
      <text:p text:style-name="P15"><draw:frame text:anchor-type="as-char" draw:z-index="166" draw:style-name="gr1" draw:text-style-name="P19" svg:width="0.1669in" svg:height="0.1669in"><draw:image xlink:href="Pictures/10000000000000100000001017869183F68EC9F6.png" xlink:type="simple" xlink:show="embed" xlink:actuate="onLoad"><text:p/></draw:image></draw:frame> <text:s/>subsets<text:alphabetical-index-mark text:string-value=" " text:key1="subsets"/> : <text:a xlink:type="simple" xlink:href="#_0d8a19bfafdae6e590a12e54ebcff122" text:style-name="Internet_20_link" text:visited-style-name="Visited_20_Internet_20_Link">Match End</text:a> [*] </text:p>
      <text:p text:style-name="Standard"><text:tab/><text:span text:style-name="T3">through association:</text:span> <text:a xlink:type="simple" xlink:href="#_db3584921c2bbbb3ffc7bb9b672cb4c2" text:style-name="Internet_20_link" text:visited-style-name="Visited_20_Internet_20_Link"><text:span text:style-name="T4">Subsetting</text:span></text:a> </text:p>
      <text:p text:style-name="P17">Variable that a subset variable subsets. The subset variable shall be populated by a subset of the &lt;subsets&gt; variable based on the type and constraints of the subset variable.</text:p>
      <text:p text:style-name="P15"><draw:frame text:anchor-type="as-char" draw:z-index="167" draw:style-name="gr1" draw:text-style-name="P19" svg:width="0.1669in" svg:height="0.1669in"><draw:image xlink:href="Pictures/10000000000000100000001017869183F68EC9F6.png" xlink:type="simple" xlink:show="embed" xlink:actuate="onLoad"><text:p/></draw:image></draw:frame> <text:s/>excluded by<text:alphabetical-index-mark text:string-value=" " text:key1="excluded by"/> : <text:a xlink:type="simple" xlink:href="#_0d8a19bfafdae6e590a12e54ebcff122" text:style-name="Internet_20_link" text:visited-style-name="Visited_20_Internet_20_Link">Match End</text:a> [*] </text:p>
      <text:p text:style-name="Standard"><text:tab/><text:span text:style-name="T3">through association:</text:span> <text:a xlink:type="simple" xlink:href="#_e9aa91a37dccbb98a7afa8915ae49efa" text:style-name="Internet_20_link" text:visited-style-name="Visited_20_Internet_20_Link"><text:span text:style-name="T4">Exclusion</text:span></text:a> </text:p>
      <text:p text:style-name="P15"><draw:frame text:anchor-type="as-char" draw:z-index="168" draw:style-name="gr1" draw:text-style-name="P19" svg:width="0.1669in" svg:height="0.1669in"><draw:image xlink:href="Pictures/10000000000000100000001017869183F68EC9F6.png" xlink:type="simple" xlink:show="embed" xlink:actuate="onLoad"><text:p/></draw:image></draw:frame> <text:s/>excludes<text:alphabetical-index-mark text:string-value=" " text:key1="excludes"/> : <text:a xlink:type="simple" xlink:href="#_0d8a19bfafdae6e590a12e54ebcff122" text:style-name="Internet_20_link" text:visited-style-name="Visited_20_Internet_20_Link">Match End</text:a> [*] </text:p>
      <text:p text:style-name="Standard"><text:tab/><text:span text:style-name="T3">through association:</text:span> <text:a xlink:type="simple" xlink:href="#_e9aa91a37dccbb98a7afa8915ae49efa" text:style-name="Internet_20_link" text:visited-style-name="Visited_20_Internet_20_Link"><text:span text:style-name="T4">Exclusion</text:span></text:a> </text:p>
      <text:p text:style-name="Standard"/>
      <text:list xml:id="list104640497136148" text:continue-numbering="true" text:style-name="WWNum1">
        <text:list-item>
          <text:list>
            <text:list-item>
              <text:h text:style-name="P1" text:outline-level="2"><text:bookmark-start text:name="_1ca0eead3b0232123ed6f8fbaf154524"/>Association Pattern Variables<text:bookmark-end text:name="_1ca0eead3b0232123ed6f8fbaf154524"/><text:span text:style-name="T1"> </text:span><text:alphabetical-index-mark text:string-value=" " text:key1="Pattern Variables"/><text:span text:style-name="T1"><text:s/></text:span></text:h>
            </text:list-item>
          </text:list>
        </text:list-item>
      </text:list>
      <text:p text:style-name="Standard">Relationship defining variable properties within a pattern.</text:p>
      <text:p text:style-name="P7"><text:span text:style-name="Intense_20_Emphasis"><text:span text:style-name="T2">Direct Supertypes</text:span></text:span></text:p>
      <text:p text:style-name="P14"><text:a xlink:type="simple" xlink:href="#_ae63cfff50cedcc072b5771554ea61a3" text:style-name="Internet_20_link" text:visited-style-name="Visited_20_Internet_20_Link">Statement</text:a></text:p>
      <text:p text:style-name="P7"><text:span text:style-name="Intense_20_Emphasis"><text:span text:style-name="T2">Association Ends</text:span></text:span></text:p>
      <text:p text:style-name="P16"><draw:frame text:anchor-type="as-char" draw:z-index="169" draw:style-name="gr1" draw:text-style-name="P19" svg:width="0.1669in" svg:height="0.1669in"><draw:image xlink:href="Pictures/10000000000000100000001052B31E068C1936DD.png" xlink:type="simple" xlink:show="embed" xlink:actuate="onLoad"><text:p/></draw:image></draw:frame> owns variable<text:alphabetical-index-mark text:string-value=" " text:key1="owns variable"/> : <text:a xlink:type="simple" xlink:href="#_4d83e476040c7444758dda440d3096fc" text:style-name="Internet_20_link" text:visited-style-name="Visited_20_Internet_20_Link">Pattern Variable</text:a> [*] </text:p>
      <text:p text:style-name="P17">A variable property defined within the context of a pattern that is used as part of the patterns definition.<text:line-break/>[UML] ownedAttribute</text:p>
      <text:p text:style-name="P16"><draw:frame text:anchor-type="as-char" draw:z-index="170" draw:style-name="gr1" draw:text-style-name="P19" svg:width="0.1669in" svg:height="0.1669in"><draw:image xlink:href="Pictures/10000000000000100000001052B31E068C1936DD.png" xlink:type="simple" xlink:show="embed" xlink:actuate="onLoad"><text:p/></draw:image></draw:frame> has owning pattern<text:alphabetical-index-mark text:string-value=" " text:key1="has owning pattern"/> : <text:a xlink:type="simple" xlink:href="#_8d9c945b6f864c34fdd7a91d4d62755f" text:style-name="Internet_20_link" text:visited-style-name="Visited_20_Internet_20_Link">Pattern</text:a> [1] </text:p>
      <text:p text:style-name="P17">Pattern owning a pattern variable.</text:p>
      <text:p text:style-name="Standard"/>
      <text:list xml:id="list104640210817193" text:continue-numbering="true" text:style-name="WWNum1">
        <text:list-item>
          <text:list>
            <text:list-item>
              <text:h text:style-name="P1" text:outline-level="2"><text:bookmark-start text:name="_ef18e024624b062995d1bb5acd223c15"/>Class Proposition Variable<text:bookmark-end text:name="_ef18e024624b062995d1bb5acd223c15"/><text:span text:style-name="T1"> </text:span><text:alphabetical-index-mark text:string-value=" " text:key1="Proposition Variable"/><text:span text:style-name="T1"><text:s/></text:span></text:h>
            </text:list-item>
          </text:list>
        </text:list-item>
      </text:list>
      <text:p text:style-name="Standard">A proposition variable utilizes some proposition (e.g. relationships) as a part of the definition of a pattern, it extends a basic proposition in that it adds properties to determine the effect the assertion has on pattern instances.<text:line-break/>A Proposition Variable is a lexical scope context that &lt;asserts&gt; or &lt;negates&gt; other propositions qualified by &lt;has strength&gt; and &lt;explicit&gt;. As a lexical scope it may "own" the asserted propositions.<text:line-break/>Proposition Variable is often used with associations and relationships to define the way pattern properties are related to other pattern properties or actual entities.<text:line-break/>For a pattern associations, [UML] Connector. (type = has type). Each ConnectorEnd corresponds with a Structured Property Binding.</text:p>
      <text:p text:style-name="P7"><text:span text:style-name="Intense_20_Emphasis"><text:span text:style-name="T2">Direct Supertypes</text:span></text:span></text:p>
      <text:p text:style-name="P14"><text:a xlink:type="simple" xlink:href="#_4d83e476040c7444758dda440d3096fc" text:style-name="Internet_20_link" text:visited-style-name="Visited_20_Internet_20_Link">Pattern Variable</text:a></text:p>
      <text:p text:style-name="P7"><text:span text:style-name="Intense_20_Emphasis"><text:span text:style-name="T2">Associations</text:span></text:span></text:p>
      <text:p text:style-name="P15"><draw:frame text:anchor-type="as-char" draw:z-index="171" draw:style-name="gr1" draw:text-style-name="P19" svg:width="0.1669in" svg:height="0.1669in"><draw:image xlink:href="Pictures/10000000000000100000001017869183F68EC9F6.png" xlink:type="simple" xlink:show="embed" xlink:actuate="onLoad"><text:p/></draw:image></draw:frame> <text:s/>qualifies<text:alphabetical-index-mark text:string-value=" " text:key1="qualifies"/> : <text:a xlink:type="simple" xlink:href="#_3bd7c7d249201ad6f2447c6d182ba7f1" text:style-name="Internet_20_link" text:visited-style-name="Visited_20_Internet_20_Link">Proposition</text:a> [1] </text:p>
      <text:p text:style-name="Standard"><text:soft-page-break/><text:tab/><text:span text:style-name="T3">through association:</text:span> <text:a xlink:type="simple" xlink:href="#_198cd837d516346ff8e3a9ae24a3caf2" text:style-name="Internet_20_link" text:visited-style-name="Visited_20_Internet_20_Link"><text:span text:style-name="T4">Qualified Proposition</text:span></text:a> </text:p>
      <text:p text:style-name="Standard"/>
      <text:list xml:id="list104640856365812" text:continue-numbering="true" text:style-name="WWNum1">
        <text:list-item>
          <text:list>
            <text:list-item>
              <text:h text:style-name="P1" text:outline-level="2"><text:bookmark-start text:name="_198cd837d516346ff8e3a9ae24a3caf2"/>Association Qualified Proposition<text:bookmark-end text:name="_198cd837d516346ff8e3a9ae24a3caf2"/><text:span text:style-name="T1"> </text:span><text:alphabetical-index-mark text:string-value=" " text:key1="Qualified Proposition"/><text:span text:style-name="T1"><text:s/></text:span></text:h>
            </text:list-item>
          </text:list>
        </text:list-item>
      </text:list>
      <text:p text:style-name="Standard">Association defining exactly one proposition (such as an association) qualified by a qualified proposition variable.</text:p>
      <text:p text:style-name="P7"><text:span text:style-name="Intense_20_Emphasis"><text:span text:style-name="T2">Association Ends</text:span></text:span></text:p>
      <text:p text:style-name="P16"><draw:frame text:anchor-type="as-char" draw:z-index="172" draw:style-name="gr1" draw:text-style-name="P19" svg:width="0.1669in" svg:height="0.1669in"><draw:image xlink:href="Pictures/10000000000000100000001017869183F68EC9F6.png" xlink:type="simple" xlink:show="embed" xlink:actuate="onLoad"><text:p/></draw:image></draw:frame> qualifies<text:alphabetical-index-mark text:string-value=" " text:key1="qualifies"/> : <text:a xlink:type="simple" xlink:href="#_3bd7c7d249201ad6f2447c6d182ba7f1" text:style-name="Internet_20_link" text:visited-style-name="Visited_20_Internet_20_Link">Proposition</text:a> [1] </text:p>
      <text:p text:style-name="P16"><draw:frame text:anchor-type="as-char" draw:z-index="173" draw:style-name="gr1" draw:text-style-name="P19" svg:width="0.1669in" svg:height="0.1669in"><draw:image xlink:href="Pictures/10000000000000100000001017869183F68EC9F6.png" xlink:type="simple" xlink:show="embed" xlink:actuate="onLoad"><text:p/></draw:image></draw:frame> qualified within<text:alphabetical-index-mark text:string-value=" " text:key1="qualified within"/> : <text:a xlink:type="simple" xlink:href="#_ef18e024624b062995d1bb5acd223c15" text:style-name="Internet_20_link" text:visited-style-name="Visited_20_Internet_20_Link">Proposition Variable</text:a> [0..1] </text:p>
      <text:p text:style-name="Standard"/>
      <text:list xml:id="list104640766311000" text:continue-numbering="true" text:style-name="WWNum1">
        <text:list-item>
          <text:list>
            <text:list-item>
              <text:h text:style-name="P1" text:outline-level="2"><text:bookmark-start text:name="_ce6e922a72c133e1ca5060d9703cff15"/>Association Situation Matches<text:bookmark-end text:name="_ce6e922a72c133e1ca5060d9703cff15"/><text:span text:style-name="T1"> </text:span><text:alphabetical-index-mark text:string-value=" " text:key1="Situation Matches"/><text:span text:style-name="T1"><text:s/></text:span></text:h>
            </text:list-item>
          </text:list>
        </text:list-item>
      </text:list>
      <text:p text:style-name="P7"><text:span text:style-name="Intense_20_Emphasis"><text:span text:style-name="T2">Association Ends</text:span></text:span></text:p>
      <text:p text:style-name="P16"><draw:frame text:anchor-type="as-char" draw:z-index="174" draw:style-name="gr1" draw:text-style-name="P19" svg:width="0.1669in" svg:height="0.1669in"><draw:image xlink:href="Pictures/10000000000000100000001017869183F68EC9F6.png" xlink:type="simple" xlink:show="embed" xlink:actuate="onLoad"><text:p/></draw:image></draw:frame> matches<text:alphabetical-index-mark text:string-value=" " text:key1="matches"/> : <text:a xlink:type="simple" xlink:href="#_8c517cf1950741c0f89edebf828214cc" text:style-name="Internet_20_link" text:visited-style-name="Visited_20_Internet_20_Link">Situation</text:a> [1] </text:p>
      <text:p text:style-name="P17">The situation qualified as matching the &lt;satisfies&gt; pattern based on the set of "Variable Bindings" stated.</text:p>
      <text:p text:style-name="P16"><draw:frame text:anchor-type="as-char" draw:z-index="175" draw:style-name="gr1" draw:text-style-name="P19" svg:width="0.1669in" svg:height="0.1669in"><draw:image xlink:href="Pictures/10000000000000100000001017869183F68EC9F6.png" xlink:type="simple" xlink:show="embed" xlink:actuate="onLoad"><text:p/></draw:image></draw:frame> matched by<text:alphabetical-index-mark text:string-value=" " text:key1="matched by"/> : <text:a xlink:type="simple" xlink:href="#_20441cde84fc110fd98c6fa01fbf663f" text:style-name="Internet_20_link" text:visited-style-name="Visited_20_Internet_20_Link">Pattern Match</text:a> [*] </text:p>
      <text:p text:style-name="P17">Pattern matches that match the subject situation.</text:p>
      <text:p text:style-name="Standard"/>
      <text:list xml:id="list104640459260078" text:continue-numbering="true" text:style-name="WWNum1">
        <text:list-item>
          <text:list>
            <text:list-item>
              <text:h text:style-name="P1" text:outline-level="2"><text:bookmark-start text:name="_c626cad4685e2f60e9e1375bf07a99b6"/>Association Subject of Pattern Relationship<text:bookmark-end text:name="_c626cad4685e2f60e9e1375bf07a99b6"/><text:span text:style-name="T1"> </text:span><text:alphabetical-index-mark text:string-value=" " text:key1="Subject of Pattern Relationship"/><text:span text:style-name="T1"><text:s/></text:span></text:h>
            </text:list-item>
          </text:list>
        </text:list-item>
      </text:list>
      <text:p text:style-name="Standard">Relationship defining the subject pattern of a type specific pattern.</text:p>
      <text:p text:style-name="P7"><text:span text:style-name="Intense_20_Emphasis"><text:span text:style-name="T2">Direct Supertypes</text:span></text:span></text:p>
      <text:p text:style-name="P14"><text:a xlink:type="simple" xlink:href="#_98ff7066ce9f28f3ab4a80f88bc3fddc" text:style-name="Internet_20_link" text:visited-style-name="Visited_20_Internet_20_Link">Assertion</text:a></text:p>
      <text:p text:style-name="P7"><text:span text:style-name="Intense_20_Emphasis"><text:span text:style-name="T2">Association Ends</text:span></text:span></text:p>
      <text:p text:style-name="P16"><draw:frame text:anchor-type="as-char" draw:z-index="176" draw:style-name="gr1" draw:text-style-name="P19" svg:width="0.1669in" svg:height="0.1669in"><draw:image xlink:href="Pictures/10000000000000100000001017869183F68EC9F6.png" xlink:type="simple" xlink:show="embed" xlink:actuate="onLoad"><text:p/></draw:image></draw:frame> asserts pattern<text:alphabetical-index-mark text:string-value=" " text:key1="asserts pattern"/> : <text:a xlink:type="simple" xlink:href="#_d887c32e4bfb53e43fcdbf0a0fa25c0f" text:style-name="Internet_20_link" text:visited-style-name="Visited_20_Internet_20_Link">Pattern of Type</text:a> [0..*] </text:p>
      <text:p text:style-name="P17">A pattern asserted for all instances of a type. Where the pattern includes parts, the type defines a composition.</text:p>
      <text:p text:style-name="P16"><draw:frame text:anchor-type="as-char" draw:z-index="177" draw:style-name="gr1" draw:text-style-name="P19" svg:width="0.1669in" svg:height="0.1669in"><draw:image xlink:href="Pictures/10000000000000100000001017869183F68EC9F6.png" xlink:type="simple" xlink:show="embed" xlink:actuate="onLoad"><text:p/></draw:image></draw:frame> subject type<text:alphabetical-index-mark text:string-value=" " text:key1="subject type"/> : <text:a xlink:type="simple" xlink:href="#_dfe1514224ca21cedba7b2b29802db50" text:style-name="Internet_20_link" text:visited-style-name="Visited_20_Internet_20_Link">Type</text:a> [1] </text:p>
      <text:p text:style-name="P17">The type which is the context of a pattern of type. The pattern is "about" the subject type.</text:p>
      <text:p text:style-name="Standard"/>
      <text:list xml:id="list104640389260508" text:continue-numbering="true" text:style-name="WWNum1">
        <text:list-item>
          <text:list>
            <text:list-item>
              <text:h text:style-name="P1" text:outline-level="2"><text:bookmark-start text:name="_db3584921c2bbbb3ffc7bb9b672cb4c2"/>Association Subsetting<text:bookmark-end text:name="_db3584921c2bbbb3ffc7bb9b672cb4c2"/><text:span text:style-name="T1"> </text:span><text:alphabetical-index-mark text:string-value=" " text:key1="Subsetting"/><text:span text:style-name="T1"><text:s/></text:span></text:h>
            </text:list-item>
          </text:list>
        </text:list-item>
      </text:list>
      <text:p text:style-name="Standard">In a pattern or mapping rule, defines a variable that represents a subset of another property (or if multiple, their union). The subset may be constrained by a more specific type, expressions or required cardinalities.<text:line-break/>Subset: Set A is a subset of set B if all of the elements (if any) of set A are contained in set B</text:p>
      <text:p text:style-name="P7"><text:span text:style-name="Intense_20_Emphasis"><text:span text:style-name="T2">Association Ends</text:span></text:span></text:p>
      <text:p text:style-name="P16"><draw:frame text:anchor-type="as-char" draw:z-index="178" draw:style-name="gr1" draw:text-style-name="P19" svg:width="0.1669in" svg:height="0.1669in"><draw:image xlink:href="Pictures/10000000000000100000001017869183F68EC9F6.png" xlink:type="simple" xlink:show="embed" xlink:actuate="onLoad"><text:p/></draw:image></draw:frame> subsets<text:alphabetical-index-mark text:string-value=" " text:key1="subsets"/> : <text:a xlink:type="simple" xlink:href="#_4d83e476040c7444758dda440d3096fc" text:style-name="Internet_20_link" text:visited-style-name="Visited_20_Internet_20_Link">Pattern Variable</text:a> [*] </text:p>
      <text:p text:style-name="P17">Variable that a subset variable subsets. The subset variable shall be populated by a subset of the &lt;subsets&gt; variable based on the type and constraints of the subset variable.</text:p>
      <text:p text:style-name="P16"><draw:frame text:anchor-type="as-char" draw:z-index="179" draw:style-name="gr1" draw:text-style-name="P19" svg:width="0.1669in" svg:height="0.1669in"><draw:image xlink:href="Pictures/10000000000000100000001017869183F68EC9F6.png" xlink:type="simple" xlink:show="embed" xlink:actuate="onLoad"><text:p/></draw:image></draw:frame> has subset<text:alphabetical-index-mark text:string-value=" " text:key1="has subset"/> : <text:a xlink:type="simple" xlink:href="#_4d83e476040c7444758dda440d3096fc" text:style-name="Internet_20_link" text:visited-style-name="Visited_20_Internet_20_Link">Pattern Variable</text:a> [*] </text:p>
      <text:p text:style-name="P17">Subsets of the variable.</text:p>
      <text:p text:style-name="Standard"/>
      <text:list xml:id="list104642111375198" text:continue-numbering="true" text:style-name="WWNum1">
        <text:list-item>
          <text:list>
            <text:list-item>
              <text:h text:style-name="P1" text:outline-level="2"><text:bookmark-start text:name="_e31b27a7745289f6f0e539acb4a8b867"/><text:soft-page-break/>Class Type Pattern Variable<text:bookmark-end text:name="_e31b27a7745289f6f0e539acb4a8b867"/><text:span text:style-name="T1"> </text:span><text:alphabetical-index-mark text:string-value=" " text:key1="Type Pattern Variable"/><text:span text:style-name="T1"><text:s/></text:span></text:h>
            </text:list-item>
          </text:list>
        </text:list-item>
      </text:list>
      <text:p text:style-name="Standard">Type Pattern variable is an abstract supertype that provides for a restriction that parts and focus properties must be owned by a pattern of a type.</text:p>
      <text:p text:style-name="P7"><text:span text:style-name="Intense_20_Emphasis"><text:span text:style-name="T2">Direct Supertypes</text:span></text:span></text:p>
      <text:p text:style-name="P14"><text:a xlink:type="simple" xlink:href="#_4d83e476040c7444758dda440d3096fc" text:style-name="Internet_20_link" text:visited-style-name="Visited_20_Internet_20_Link">Pattern Variable</text:a></text:p>
      <text:p text:style-name="P7"><text:span text:style-name="Intense_20_Emphasis"><text:span text:style-name="T2">Associations</text:span></text:span></text:p>
      <text:p text:style-name="P15"><draw:frame text:anchor-type="as-char" draw:z-index="180" draw:style-name="gr1" draw:text-style-name="P19" svg:width="0.1669in" svg:height="0.1669in"><draw:image xlink:href="Pictures/10000000000000100000001052B31E068C1936DD.png" xlink:type="simple" xlink:show="embed" xlink:actuate="onLoad"><text:p/></draw:image></draw:frame> &lt;&lt;Restriction&gt;&gt; : <text:a xlink:type="simple" xlink:href="#_d887c32e4bfb53e43fcdbf0a0fa25c0f" text:style-name="Internet_20_link" text:visited-style-name="Visited_20_Internet_20_Link">Pattern of Type</text:a> <text:s text:c="2"/><text:span text:style-name="T3">Redefines</text:span>: has owning pattern:<text:a xlink:type="simple" xlink:href="#_8d9c945b6f864c34fdd7a91d4d62755f" text:style-name="Internet_20_link" text:visited-style-name="Visited_20_Internet_20_Link">Pattern</text:a> <text:s text:c="3"/></text:p>
      <text:p text:style-name="Standard"/>
      <text:list xml:id="list104640348486472" text:continue-numbering="true" text:style-name="WWNum1">
        <text:list-item>
          <text:list>
            <text:list-item>
              <text:h text:style-name="P1" text:outline-level="2"><text:bookmark-start text:name="_ac5a167de63e72c31b8944200289955d"/>Class Variable Binding<text:bookmark-end text:name="_ac5a167de63e72c31b8944200289955d"/><text:span text:style-name="T1"> </text:span><text:alphabetical-index-mark text:string-value=" " text:key1="Variable Binding"/><text:span text:style-name="T1"><text:s/></text:span></text:h>
            </text:list-item>
          </text:list>
        </text:list-item>
      </text:list>
      <text:p text:style-name="Standard">A variable binding defines a value for a particular variable of a particular owning pattern as part of a pattern match.<text:line-break/></text:p>
      <text:p text:style-name="P7"><text:span text:style-name="Intense_20_Emphasis"><text:span text:style-name="T2">Direct Supertypes</text:span></text:span></text:p>
      <text:p text:style-name="P14"><text:a xlink:type="simple" xlink:href="#_fc2f0705a64d5c70ef77abee949487df" text:style-name="Internet_20_link" text:visited-style-name="Visited_20_Internet_20_Link">Owned Property Binding</text:a></text:p>
      <text:p text:style-name="P7"><text:span text:style-name="Intense_20_Emphasis"><text:span text:style-name="T2">Associations</text:span></text:span></text:p>
      <text:p text:style-name="P15"><draw:frame text:anchor-type="as-char" draw:z-index="181" draw:style-name="gr1" draw:text-style-name="P19" svg:width="0.1669in" svg:height="0.1669in"><draw:image xlink:href="Pictures/10000000000000100000001017869183F68EC9F6.png" xlink:type="simple" xlink:show="embed" xlink:actuate="onLoad"><text:p/></draw:image></draw:frame> &lt;&lt;Restriction&gt;&gt; : <text:a xlink:type="simple" xlink:href="#_4d83e476040c7444758dda440d3096fc" text:style-name="Internet_20_link" text:visited-style-name="Visited_20_Internet_20_Link">Pattern Variable</text:a> [1] <text:s text:c="2"/><text:span text:style-name="T3">Redefines</text:span>: bound by:<text:a xlink:type="simple" xlink:href="#_aec2b4f875c8e48059ff0f3cf4fdb05d" text:style-name="Internet_20_link" text:visited-style-name="Visited_20_Internet_20_Link">Property Type</text:a> <text:s text:c="3"/></text:p>
      <text:p text:style-name="P15"><draw:frame text:anchor-type="as-char" draw:z-index="182" draw:style-name="gr1" draw:text-style-name="P19" svg:width="0.1669in" svg:height="0.1669in"><draw:image xlink:href="Pictures/10000000000000100000001052B31E068C1936DD.png" xlink:type="simple" xlink:show="embed" xlink:actuate="onLoad"><text:p/></draw:image></draw:frame> <text:s/>: <text:a xlink:type="simple" xlink:href="#_20441cde84fc110fd98c6fa01fbf663f" text:style-name="Internet_20_link" text:visited-style-name="Visited_20_Internet_20_Link">Pattern Match</text:a> [1] <text:s text:c="2"/><text:span text:style-name="T3">Redefines</text:span>: stated by:<text:a xlink:type="simple" xlink:href="#_693daf0a0de3f4b82a04aee474c3f151" text:style-name="Internet_20_link" text:visited-style-name="Visited_20_Internet_20_Link">Lexical Scope</text:a> <text:s text:c="3"/></text:p>
      <text:p text:style-name="Standard"><text:tab/><text:span text:style-name="T3">through association:</text:span> <text:a xlink:type="simple" xlink:href="#_a03c330ee6bad05b889429f3ac24755e" text:style-name="Internet_20_link" text:visited-style-name="Visited_20_Internet_20_Link"><text:span text:style-name="T4">Pattern Bindings</text:span></text:a> </text:p>
      <text:p text:style-name="Standard"/>
      <text:list xml:id="list104640542500007" text:continue-numbering="true" text:style-name="WWNum1">
        <text:list-item>
          <text:list>
            <text:list-item>
              <text:list>
                <text:list-item>
                  <text:h text:style-name="P4" text:outline-level="3"><text:bookmark-start text:name="_8e8a996acf04b8f7f4fbad8fd901f2c2"/>Enumeration Variable Qualification<text:bookmark-end text:name="_8e8a996acf04b8f7f4fbad8fd901f2c2"/><text:span text:style-name="T1"> </text:span><text:alphabetical-index-mark text:string-value=" " text:key1="Variable Qualification"/><text:span text:style-name="T1"><text:s/></text:span></text:h>
                </text:list-item>
              </text:list>
            </text:list-item>
          </text:list>
        </text:list-item>
      </text:list>
      <text:p text:style-name="Text_20_body">Variable qualification values define the behavior of an element with respect to a pattern - how it impacts the selection, evaluation or assertion of the pattern.</text:p>
      <text:p text:style-name="Code">package SMIF Conceptual Model::Patterns</text:p>
      <text:p text:style-name="Code">public enum Variable Qualification</text:p>
      <text:p text:style-name="Code">{Select, Optional, Assert, Negate, Exactly One, There Exists, All}</text:p>
      <text:p text:style-name="Code"/>
      <text:p text:style-name="P7"><text:span text:style-name="Intense_20_Emphasis"><text:span text:style-name="T2">Literals</text:span></text:span></text:p>
      <text:p text:style-name="P15"><draw:frame text:anchor-type="as-char" draw:z-index="183" draw:style-name="gr1" draw:text-style-name="P19" svg:width="0.1669in" svg:height="0.1669in"><draw:image xlink:href="Pictures/10000000000000100000001004F54D2D8F8876D2.png" xlink:type="simple" xlink:show="embed" xlink:actuate="onLoad"><text:p/></draw:image></draw:frame> Select<text:alphabetical-index-mark text:string-value=" " text:key1="Select"/></text:p>
      <text:p text:style-name="Text_20_body">Select is used in query and mapping patterns, all elements of the classified type that match the pattern are selected as instances of the pattern.<text:line-break/>Select may be considered a qualified "All". Select does not assert the existence of something, it determines the existence of a pattern match such that other assertions may be made.<text:line-break/>Where a pattern is asserted, "Select" variables shall be asserted.<text:line-break/>Relationships between properties with &lt;quantifier&gt;=Select must hold between the selected properties for the pattern to be asserted.<text:line-break/><text:line-break/></text:p>
      <text:p text:style-name="P15"><draw:frame text:anchor-type="as-char" draw:z-index="184" draw:style-name="gr1" draw:text-style-name="P19" svg:width="0.1669in" svg:height="0.1669in"><draw:image xlink:href="Pictures/10000000000000100000001004F54D2D8F8876D2.png" xlink:type="simple" xlink:show="embed" xlink:actuate="onLoad"><text:p/></draw:image></draw:frame> Optional<text:alphabetical-index-mark text:string-value=" " text:key1="Optional"/></text:p>
      <text:p text:style-name="Text_20_body">Optional is used in query and mapping patterns, the property shall be populated as a consequence of the pattern matching.<text:line-break/>Where a pattern is asserted, "Optional" variables shall not be asserted.<text:line-break/>Optional is the default if no qualification is stated.</text:p>
      <text:p text:style-name="P15"><draw:frame text:anchor-type="as-char" draw:z-index="185" draw:style-name="gr1" draw:text-style-name="P19" svg:width="0.1669in" svg:height="0.1669in"><draw:image xlink:href="Pictures/10000000000000100000001004F54D2D8F8876D2.png" xlink:type="simple" xlink:show="embed" xlink:actuate="onLoad"><text:p/></draw:image></draw:frame> Assert<text:alphabetical-index-mark text:string-value=" " text:key1="Assert"/></text:p>
      <text:p text:style-name="Text_20_body">The property does not impact the selection of the pattern, it is an asserted consequence of the pattern.</text:p>
      <text:p text:style-name="P15"><draw:frame text:anchor-type="as-char" draw:z-index="186" draw:style-name="gr1" draw:text-style-name="P19" svg:width="0.1669in" svg:height="0.1669in"><draw:image xlink:href="Pictures/10000000000000100000001004F54D2D8F8876D2.png" xlink:type="simple" xlink:show="embed" xlink:actuate="onLoad"><text:p/></draw:image></draw:frame> Negate<text:alphabetical-index-mark text:string-value=" " text:key1="Negate"/></text:p>
      <text:p text:style-name="Text_20_body"><text:soft-page-break/>The property does not impact the selection of the pattern, it is negated consequence of the pattern - it may not exist.</text:p>
      <text:p text:style-name="P15"><draw:frame text:anchor-type="as-char" draw:z-index="187" draw:style-name="gr1" draw:text-style-name="P19" svg:width="0.1669in" svg:height="0.1669in"><draw:image xlink:href="Pictures/10000000000000100000001004F54D2D8F8876D2.png" xlink:type="simple" xlink:show="embed" xlink:actuate="onLoad"><text:p/></draw:image></draw:frame> Exactly One<text:alphabetical-index-mark text:string-value=" " text:key1="Exactly One"/></text:p>
      <text:p text:style-name="Text_20_body">The existential quantifier limited to exactly one of a potentially larger set of the properties type.</text:p>
      <text:p text:style-name="P15"><draw:frame text:anchor-type="as-char" draw:z-index="188" draw:style-name="gr1" draw:text-style-name="P19" svg:width="0.1669in" svg:height="0.1669in"><draw:image xlink:href="Pictures/10000000000000100000001004F54D2D8F8876D2.png" xlink:type="simple" xlink:show="embed" xlink:actuate="onLoad"><text:p/></draw:image></draw:frame> There Exists<text:alphabetical-index-mark text:string-value=" " text:key1="There Exists"/></text:p>
      <text:p text:style-name="Text_20_body">The existential quantifier - at least one of the properties type. <text:s/></text:p>
      <text:p text:style-name="P15"><draw:frame text:anchor-type="as-char" draw:z-index="189" draw:name="Picture -2119591614.emf" draw:style-name="gr1" draw:text-style-name="P19" svg:width="0.1669in" svg:height="0.1669in"><draw:image xlink:href="Pictures/10000000000000100000001004F54D2D8F8876D2.png" xlink:type="simple" xlink:show="embed" xlink:actuate="onLoad"><text:p/></draw:image></draw:frame> All<text:alphabetical-index-mark text:string-value=" " text:key1="All"/></text:p>
      <text:p text:style-name="Text_20_body">The universal quantifier - the quantified property is a stand-in for all elements of <text:s/>the existent of the quantified type</text:p>
      <text:p text:style-name="P9"><draw:frame text:anchor-type="as-char" draw:z-index="190" draw:name="Picture 1441964904.emf" draw:style-name="gr1" draw:text-style-name="P19" svg:width="6.7669in" svg:height="6.4004in"><draw:image xlink:href="Pictures/200002A800003AEC00004A4FDDD7B7A843A8C7EA.wmf" xlink:type="simple" xlink:show="embed" xlink:actuate="onLoad"><text:p/></draw:image></draw:frame></text:p>
      <text:list xml:id="list104640632127136" text:continue-list="list104641335657234" text:style-name="WWNum18">
        <text:list-item>
          <text:p text:style-name="P2">Patterns</text:p>
        </text:list-item>
      </text:list>
      <text:p text:style-name="Standard"/>
      <text:p text:style-name="P13"/>
      <text:list xml:id="list104640419803571" text:continue-list="list104640542500007" text:style-name="WWNum1">
        <text:list-item>
          <text:h text:style-name="P5" text:outline-level="1">SMIF Conceptual Model::Properties</text:h>
        </text:list-item>
      </text:list>
      <text:p text:style-name="Text_20_body">Properties define the most granular connections between entities or values. Properties may be used as the ends of relationships, to represent individual characteristics or as elements of a data structure.</text:p>
      <text:list xml:id="list104641920902319" text:continue-numbering="true" text:style-name="WWNum1">
        <text:list-item>
          <text:list>
            <text:list-item>
              <text:h text:style-name="P1" text:outline-level="2">Diagram: Characteristics</text:h>
            </text:list-item>
          </text:list>
        </text:list-item>
      </text:list>
      <text:p text:style-name="P9"><draw:frame text:anchor-type="as-char" draw:z-index="191" draw:name="Picture -878115595.emf" draw:style-name="gr1" draw:text-style-name="P19" svg:width="6.7669in" svg:height="5.4835in"><draw:image xlink:href="Pictures/200001630000360A00003A5696523392F9B24186.wmf" xlink:type="simple" xlink:show="embed" xlink:actuate="onLoad"><text:p/></draw:image></draw:frame></text:p>
      <text:list xml:id="list104642134865402" text:continue-list="list104640632127136" text:style-name="WWNum18">
        <text:list-item>
          <text:p text:style-name="P2">Characteristics</text:p>
        </text:list-item>
      </text:list>
      <text:list xml:id="list104640743698088" text:continue-list="list104641920902319" text:style-name="WWNum1">
        <text:list-item>
          <text:list>
            <text:list-item>
              <text:h text:style-name="P1" text:outline-level="2"><text:soft-page-break/>Diagram: Properties</text:h>
            </text:list-item>
          </text:list>
        </text:list-item>
      </text:list>
      <text:p text:style-name="P9"><draw:frame text:anchor-type="as-char" draw:z-index="192" draw:name="Picture 1387659996.emf" draw:style-name="gr1" draw:text-style-name="P19" svg:width="6.7669in" svg:height="5.9004in"><draw:image xlink:href="Pictures/200001890000352100003DB95955E986C07176F2.wmf" xlink:type="simple" xlink:show="embed" xlink:actuate="onLoad"><text:p/></draw:image></draw:frame></text:p>
      <text:list xml:id="list104641079669961" text:continue-list="list104642134865402" text:style-name="WWNum18">
        <text:list-item>
          <text:p text:style-name="P2">Properties</text:p>
        </text:list-item>
      </text:list>
      <text:p text:style-name="Standard"><text:s/></text:p>
      <text:p text:style-name="Standard"/>
      <text:list xml:id="list104641784235792" text:continue-list="list104640743698088" text:style-name="WWNum1">
        <text:list-item>
          <text:list>
            <text:list-item>
              <text:h text:style-name="P1" text:outline-level="2"><text:bookmark-start text:name="_630a40beaf4bbbac635cfcacaaf353d1"/>Class Annotation Property<text:bookmark-end text:name="_630a40beaf4bbbac635cfcacaaf353d1"/><text:span text:style-name="T1"> </text:span><text:alphabetical-index-mark text:string-value=" " text:key1="Annotation Property"/><text:span text:style-name="T1"><text:s/></text:span></text:h>
            </text:list-item>
          </text:list>
        </text:list-item>
      </text:list>
      <text:p text:style-name="Standard">An annotation property is a specialization of property where the referenced elements represent metadata about the related proposition, structure or information (or model element) rather than a fact or condition of the domain being represented.<text:line-break/>For an annotation property, &lt;is of type&gt; describes instances of the structured type for which the property is defined.<text:line-break/>Typical uses of annotations include provenance of information, when a record was created, etc.<text:line-break/>[ISO11404] annotation: descriptive information unit attached to a datatype, or a component of a datatype, or a procedure (value), to characterize some aspect of the representations, variables, or operations associated with values of the datatype</text:p>
      <text:p text:style-name="P7"><text:span text:style-name="Intense_20_Emphasis"><text:span text:style-name="T2">Direct Supertypes</text:span></text:span></text:p>
      <text:p text:style-name="P14"><text:a xlink:type="simple" xlink:href="#_9ee6787ca6750591f74aeb580057443b" text:style-name="Internet_20_link" text:visited-style-name="Visited_20_Internet_20_Link">Characteristic Type</text:a></text:p>
      <text:p text:style-name="Standard"/>
      <text:list xml:id="list104641292777240" text:continue-numbering="true" text:style-name="WWNum1">
        <text:list-item>
          <text:list>
            <text:list-item>
              <text:h text:style-name="P1" text:outline-level="2"><text:bookmark-start text:name="_444acb79998335389f7e87d5befeeb68"/><text:soft-page-break/>Association Bound Individual<text:bookmark-end text:name="_444acb79998335389f7e87d5befeeb68"/><text:span text:style-name="T1"> </text:span><text:alphabetical-index-mark text:string-value=" " text:key1="Bound Individual"/><text:span text:style-name="T1"><text:s/></text:span></text:h>
            </text:list-item>
          </text:list>
        </text:list-item>
      </text:list>
      <text:p text:style-name="Standard">Relationship defining the thing bound to a subject based on a bound property - the "object" of the property binding.</text:p>
      <text:p text:style-name="P7"><text:span text:style-name="Intense_20_Emphasis"><text:span text:style-name="T2">Association Ends</text:span></text:span></text:p>
      <text:p text:style-name="P16"><draw:frame text:anchor-type="as-char" draw:z-index="193" draw:style-name="gr1" draw:text-style-name="P19" svg:width="0.1669in" svg:height="0.1669in"><draw:image xlink:href="Pictures/1000000000000010000000105EA3226BB1CE4DE6.png" xlink:type="simple" xlink:show="embed" xlink:actuate="onLoad"><text:p/></draw:image></draw:frame> binds<text:alphabetical-index-mark text:string-value=" " text:key1="binds"/> : <text:a xlink:type="simple" xlink:href="#_a52cb0ff6e414b3170b58afe10b6afcb" text:style-name="Internet_20_link" text:visited-style-name="Visited_20_Internet_20_Link">Thing</text:a> [1] <text:s text:c="2"/><text:span text:style-name="T3">Redefines</text:span>: stated by: <text:a xlink:type="simple" xlink:href="#_693daf0a0de3f4b82a04aee474c3f151" text:style-name="Internet_20_link" text:visited-style-name="Visited_20_Internet_20_Link">Lexical Scope</text:a> <text:s text:c="3"/></text:p>
      <text:p text:style-name="P17">The thing bound to a property in a specific situation. E.g. if the weight of truck-XYZ is 4500 LBS, the bound individual would be "4500 LBS".<text:line-break/>[FUML] value<text:line-break/>[OWL] rdf:object</text:p>
      <text:p text:style-name="P16"><draw:frame text:anchor-type="as-char" draw:z-index="194" draw:style-name="gr1" draw:text-style-name="P19" svg:width="0.1669in" svg:height="0.1669in"><draw:image xlink:href="Pictures/1000000000000010000000105EA3226BB1CE4DE6.png" xlink:type="simple" xlink:show="embed" xlink:actuate="onLoad"><text:p/></draw:image></draw:frame> bound in<text:alphabetical-index-mark text:string-value=" " text:key1="bound in"/> : <text:a xlink:type="simple" xlink:href="#_e829344c78ea1a9e5e18c7bc51ff8f64" text:style-name="Internet_20_link" text:visited-style-name="Visited_20_Internet_20_Link">Property Binding</text:a> [*] <text:s text:c="2"/><text:span text:style-name="T3">Redefines</text:span>: stated by: <text:a xlink:type="simple" xlink:href="#_693daf0a0de3f4b82a04aee474c3f151" text:style-name="Internet_20_link" text:visited-style-name="Visited_20_Internet_20_Link">Lexical Scope</text:a> <text:s text:c="3"/></text:p>
      <text:p text:style-name="P17">Bindings in which a thing participates.</text:p>
      <text:p text:style-name="Standard"/>
      <text:list xml:id="list104642083170545" text:continue-numbering="true" text:style-name="WWNum1">
        <text:list-item>
          <text:list>
            <text:list-item>
              <text:h text:style-name="P1" text:outline-level="2"><text:bookmark-start text:name="_05fe47ba9f82b41047c153424cdf5894"/>Association Bound Property<text:bookmark-end text:name="_05fe47ba9f82b41047c153424cdf5894"/><text:span text:style-name="T1"> </text:span><text:alphabetical-index-mark text:string-value=" " text:key1="Bound Property"/><text:span text:style-name="T1"><text:s/></text:span></text:h>
            </text:list-item>
          </text:list>
        </text:list-item>
      </text:list>
      <text:p text:style-name="Standard">Relationship defining the property type that defines the semantics of a property binding. E.g. if the weight of truck-XYZ is 4500 LBS, the bound property could be "has weight".</text:p>
      <text:p text:style-name="P7"><text:span text:style-name="Intense_20_Emphasis"><text:span text:style-name="T2">Direct Supertypes</text:span></text:span></text:p>
      <text:p text:style-name="P14"><text:a xlink:type="simple" xlink:href="#_7930d7b301f56f0155603422a27ad833" text:style-name="Internet_20_link" text:visited-style-name="Visited_20_Internet_20_Link">Extent of Type</text:a></text:p>
      <text:p text:style-name="P7"><text:span text:style-name="Intense_20_Emphasis"><text:span text:style-name="T2">Association Ends</text:span></text:span></text:p>
      <text:p text:style-name="P16"><draw:frame text:anchor-type="as-char" draw:z-index="195" draw:style-name="gr1" draw:text-style-name="P19" svg:width="0.1669in" svg:height="0.1669in"><draw:image xlink:href="Pictures/1000000000000010000000105EA3226BB1CE4DE6.png" xlink:type="simple" xlink:show="embed" xlink:actuate="onLoad"><text:p/></draw:image></draw:frame> has binding<text:alphabetical-index-mark text:string-value=" " text:key1="has binding"/> : <text:a xlink:type="simple" xlink:href="#_e829344c78ea1a9e5e18c7bc51ff8f64" text:style-name="Internet_20_link" text:visited-style-name="Visited_20_Internet_20_Link">Property Binding</text:a> [*] <text:s text:c="2"/><text:span text:style-name="T3">Redefines</text:span>: stated by: <text:a xlink:type="simple" xlink:href="#_693daf0a0de3f4b82a04aee474c3f151" text:style-name="Internet_20_link" text:visited-style-name="Visited_20_Internet_20_Link">Lexical Scope</text:a> <text:s text:c="3"/></text:p>
      <text:p text:style-name="P17">Bindings referencing a property.</text:p>
      <text:p text:style-name="P16"><draw:frame text:anchor-type="as-char" draw:z-index="196" draw:style-name="gr1" draw:text-style-name="P19" svg:width="0.1669in" svg:height="0.1669in"><draw:image xlink:href="Pictures/1000000000000010000000105EA3226BB1CE4DE6.png" xlink:type="simple" xlink:show="embed" xlink:actuate="onLoad"><text:p/></draw:image></draw:frame> bound by<text:alphabetical-index-mark text:string-value=" " text:key1="bound by"/> : <text:a xlink:type="simple" xlink:href="#_aec2b4f875c8e48059ff0f3cf4fdb05d" text:style-name="Internet_20_link" text:visited-style-name="Visited_20_Internet_20_Link">Property Type</text:a> [1] <text:s text:c="2"/><text:span text:style-name="T3">Redefines</text:span>: stated by: <text:a xlink:type="simple" xlink:href="#_693daf0a0de3f4b82a04aee474c3f151" text:style-name="Internet_20_link" text:visited-style-name="Visited_20_Internet_20_Link">Lexical Scope</text:a> <text:s text:c="3"/></text:p>
      <text:p text:style-name="P17">The property a binding binds a thing to.<text:line-break/>[FUML] definingFeature<text:line-break/>[OWL] rdf:predicate</text:p>
      <text:p text:style-name="Standard"/>
      <text:list xml:id="list104641800989650" text:continue-numbering="true" text:style-name="WWNum1">
        <text:list-item>
          <text:list>
            <text:list-item>
              <text:h text:style-name="P1" text:outline-level="2"><text:bookmark-start text:name="_cecbcb963a1ccbfd64958a6886273e2c"/>Association Bound Subject<text:bookmark-end text:name="_cecbcb963a1ccbfd64958a6886273e2c"/><text:span text:style-name="T1"> </text:span><text:alphabetical-index-mark text:string-value=" " text:key1="Bound Subject"/><text:span text:style-name="T1"><text:s/></text:span></text:h>
            </text:list-item>
          </text:list>
        </text:list-item>
      </text:list>
      <text:p text:style-name="Standard">Relationship defining the subject of a bound property. Where the subject is a relationship, the relationship becomes transparent and the applicable subject(s) are the other ends of the relationship. E.g. if the weight of truck-XYZ is 4500 LBS, the bound subject would be Truck-XYZ".</text:p>
      <text:p text:style-name="P7"><text:span text:style-name="Intense_20_Emphasis"><text:span text:style-name="T2">Association Ends</text:span></text:span></text:p>
      <text:p text:style-name="P16"><draw:frame text:anchor-type="as-char" draw:z-index="197" draw:style-name="gr1" draw:text-style-name="P19" svg:width="0.1669in" svg:height="0.1669in"><draw:image xlink:href="Pictures/10000000000000100000001017869183F68EC9F6.png" xlink:type="simple" xlink:show="embed" xlink:actuate="onLoad"><text:p/></draw:image></draw:frame> has binding<text:alphabetical-index-mark text:string-value=" " text:key1="has binding"/> : <text:a xlink:type="simple" xlink:href="#_e829344c78ea1a9e5e18c7bc51ff8f64" text:style-name="Internet_20_link" text:visited-style-name="Visited_20_Internet_20_Link">Property Binding</text:a> [*] <text:s text:c="2"/><text:span text:style-name="T3">Redefines</text:span>: stated by: <text:a xlink:type="simple" xlink:href="#_693daf0a0de3f4b82a04aee474c3f151" text:style-name="Internet_20_link" text:visited-style-name="Visited_20_Internet_20_Link">Lexical Scope</text:a> <text:s text:c="3"/></text:p>
      <text:p text:style-name="P17">Bindings asserted for properties within a situation.</text:p>
      <text:p text:style-name="P16"><draw:frame text:anchor-type="as-char" draw:z-index="198" draw:style-name="gr1" draw:text-style-name="P19" svg:width="0.1669in" svg:height="0.1669in"><draw:image xlink:href="Pictures/10000000000000100000001017869183F68EC9F6.png" xlink:type="simple" xlink:show="embed" xlink:actuate="onLoad"><text:p/></draw:image></draw:frame> bound to<text:alphabetical-index-mark text:string-value=" " text:key1="bound to"/> : <text:a xlink:type="simple" xlink:href="#_eb8398b5a178c638b98597120ec51c4d" text:style-name="Internet_20_link" text:visited-style-name="Visited_20_Internet_20_Link">Identifiable Entity</text:a> [1] <text:s text:c="2"/><text:span text:style-name="T3">Redefines</text:span>: stated by: <text:a xlink:type="simple" xlink:href="#_693daf0a0de3f4b82a04aee474c3f151" text:style-name="Internet_20_link" text:visited-style-name="Visited_20_Internet_20_Link">Lexical Scope</text:a> <text:s text:c="3"/></text:p>
      <text:p text:style-name="P17">The subject of a property binding.<text:line-break/>[FUML] owningInstance (note that in SMIF the owner and subject may not be the same). Where the are the same, the semantics are the same as FUML.<text:line-break/>[OWL] rdf:subject</text:p>
      <text:p text:style-name="Standard"/>
      <text:list xml:id="list104640544182311" text:continue-numbering="true" text:style-name="WWNum1">
        <text:list-item>
          <text:list>
            <text:list-item>
              <text:h text:style-name="P1" text:outline-level="2"><text:bookmark-start text:name="_5c6d6f43423a3230f0d5ed0876850222"/>Class Characteristic Binding<text:bookmark-end text:name="_5c6d6f43423a3230f0d5ed0876850222"/><text:span text:style-name="T1"> </text:span><text:alphabetical-index-mark text:string-value=" " text:key1="Characteristic Binding"/><text:span text:style-name="T1"><text:s/></text:span></text:h>
            </text:list-item>
          </text:list>
        </text:list-item>
      </text:list>
      <text:p text:style-name="Standard">A characteristic of a specific thing, e.g. the color of Pump-1234 in the &lt;bound to&gt; entity. A characteristic is a "first class" element and may participate in relationships and have annotations.<text:line-break/><text:soft-page-break/><text:line-break/>[IDEAS] measureOfIndividual: A typeInstance that asserts an Individual is an instance of a Measure - i.e. the Individual "has" a property corresponding to the Measure.<text:line-break/><text:line-break/>[ISO 1087] characteristic: abstraction of a property of an object (3.1.1) or of a<text:line-break/>set of objects<text:line-break/><text:line-break/>[Guizzardi] <text:s/>quality(x) =def ∃!U qualityUniversal(U) ∧ (x::U)<text:line-break/><text:line-break/>[DOLCE] Quality</text:p>
      <text:p text:style-name="P7"><text:span text:style-name="Intense_20_Emphasis"><text:span text:style-name="T2">Direct Supertypes</text:span></text:span></text:p>
      <text:p text:style-name="P14"><text:a xlink:type="simple" xlink:href="#_318306db8339a16351b356169444c6ed" text:style-name="Internet_20_link" text:visited-style-name="Visited_20_Internet_20_Link">Actual Situation</text:a>, <text:a xlink:type="simple" xlink:href="#_e829344c78ea1a9e5e18c7bc51ff8f64" text:style-name="Internet_20_link" text:visited-style-name="Visited_20_Internet_20_Link">Property Binding</text:a></text:p>
      <text:p text:style-name="P7"><text:span text:style-name="Intense_20_Emphasis"><text:span text:style-name="T2">Associations</text:span></text:span></text:p>
      <text:p text:style-name="P15"><draw:frame text:anchor-type="as-char" draw:z-index="199" draw:style-name="gr1" draw:text-style-name="P19" svg:width="0.1669in" svg:height="0.1669in"><draw:image xlink:href="Pictures/10000000000000100000001017869183F68EC9F6.png" xlink:type="simple" xlink:show="embed" xlink:actuate="onLoad"><text:p/></draw:image></draw:frame> &lt;&lt;Restriction&gt;&gt; : <text:a xlink:type="simple" xlink:href="#_9ee6787ca6750591f74aeb580057443b" text:style-name="Internet_20_link" text:visited-style-name="Visited_20_Internet_20_Link">Characteristic Type</text:a> <text:s text:c="2"/><text:span text:style-name="T3">Redefines</text:span>: bound by:<text:a xlink:type="simple" xlink:href="#_aec2b4f875c8e48059ff0f3cf4fdb05d" text:style-name="Internet_20_link" text:visited-style-name="Visited_20_Internet_20_Link">Property Type</text:a> <text:s text:c="3"/></text:p>
      <text:p text:style-name="Standard"/>
      <text:list xml:id="list104641949461259" text:continue-numbering="true" text:style-name="WWNum1">
        <text:list-item>
          <text:list>
            <text:list-item>
              <text:h text:style-name="P1" text:outline-level="2"><text:bookmark-start text:name="_9ee6787ca6750591f74aeb580057443b"/>Class Characteristic Type<text:bookmark-end text:name="_9ee6787ca6750591f74aeb580057443b"/><text:span text:style-name="T1"> </text:span><text:alphabetical-index-mark text:string-value=" " text:key1="Characteristic Type"/><text:span text:style-name="T1"><text:s/></text:span></text:h>
            </text:list-item>
          </text:list>
        </text:list-item>
      </text:list>
      <text:p text:style-name="Standard">A kind of characteristic a type of thing may have, e.g. paint may have a color. Characteristic type is the type of characteristic bindings which are "first class" elements and may participate in relationships and have other characteristics.<text:line-break/><text:line-break/>[IDEAS] Property: An IndividualType whose members all exhibit a common trait or feature. Often the Individuals are states having a property (the state of being 18 degrees centigrade), where this property can be a CategoricalProperty (qv.) or a DispositionalProperty (qv.).<text:line-break/><text:line-break/>[ISO 1087] type of characteristics: category of characteristics (3.2.4) which serves as the criterion of subdivision when establishing concept systems. NOTE The type of characteristics colour embraces characteristics (3.2.4) being red, blue, green, etc. The type of characteristics material embraces characteristics made of wood, metal, etc.<text:line-break/><text:line-break/>[FIBO] Simple Property: Simple Properties are assertions about things in a class, which may be framed in terms of some simple type of information. <text:line-break/><text:line-break/>[Guizzardi] <text:s/>qualityUniversal(U) <text:line-break/><text:line-break/>[DOLCE] Quality Type<text:line-break/><text:line-break/>[OWL] rdf:Statement<text:line-break/><text:line-break/>[UML] Property<text:line-break/></text:p>
      <text:p text:style-name="P7"><text:span text:style-name="Intense_20_Emphasis"><text:span text:style-name="T2">Direct Supertypes</text:span></text:span></text:p>
      <text:p text:style-name="P14"><text:a xlink:type="simple" xlink:href="#_aec2b4f875c8e48059ff0f3cf4fdb05d" text:style-name="Internet_20_link" text:visited-style-name="Visited_20_Internet_20_Link">Property Type</text:a>, <text:a xlink:type="simple" xlink:href="#_50241f5936e61055293ca95f860768d8" text:style-name="Internet_20_link" text:visited-style-name="Visited_20_Internet_20_Link">Situation Type</text:a></text:p>
      <text:p text:style-name="P7"><text:span text:style-name="Intense_20_Emphasis"><text:span text:style-name="T2">Associations</text:span></text:span></text:p>
      <text:p text:style-name="P15"><draw:frame text:anchor-type="as-char" draw:z-index="200" draw:style-name="gr1" draw:text-style-name="P19" svg:width="0.1669in" svg:height="0.1669in"><draw:image xlink:href="Pictures/10000000000000100000001017869183F68EC9F6.png" xlink:type="simple" xlink:show="embed" xlink:actuate="onLoad"><text:p/></draw:image></draw:frame> &lt;&lt;Restriction&gt;&gt; : <text:a xlink:type="simple" xlink:href="#_5c6d6f43423a3230f0d5ed0876850222" text:style-name="Internet_20_link" text:visited-style-name="Visited_20_Internet_20_Link">Characteristic Binding</text:a> <text:s text:c="2"/><text:span text:style-name="T3">Redefines</text:span>: has binding:<text:a xlink:type="simple" xlink:href="#_e829344c78ea1a9e5e18c7bc51ff8f64" text:style-name="Internet_20_link" text:visited-style-name="Visited_20_Internet_20_Link">Property Binding</text:a> <text:s text:c="3"/></text:p>
      <text:p text:style-name="Standard"/>
      <text:list xml:id="list104640868647589" text:continue-numbering="true" text:style-name="WWNum1">
        <text:list-item>
          <text:list>
            <text:list-item>
              <text:h text:style-name="P1" text:outline-level="2"><text:bookmark-start text:name="_fc2f0705a64d5c70ef77abee949487df"/>Class Owned Property Binding<text:bookmark-end text:name="_fc2f0705a64d5c70ef77abee949487df"/><text:span text:style-name="T1"> </text:span><text:alphabetical-index-mark text:string-value=" " text:key1="Owned Property Binding"/><text:span text:style-name="T1"><text:s/></text:span></text:h>
            </text:list-item>
          </text:list>
        </text:list-item>
      </text:list>
      <text:p text:style-name="Standard">An owned property binding defines a value for a particular property of a particular owning property type (or structure).<text:line-break/>Similar to an OWL triple, an owned property binding does not have independent identity.<text:line-break/>Constraint: Each owned property binding must be &lt;bound by&gt; an owned property type that is owned by the &lt;has type&gt; owned type of the &lt;bound to&gt; property owner.<text:line-break/><text:soft-page-break/><text:line-break/>Owned property type is abstract and not intended to directly represent semantic elements.</text:p>
      <text:p text:style-name="P7"><text:span text:style-name="Intense_20_Emphasis"><text:span text:style-name="T2">Direct Supertypes</text:span></text:span></text:p>
      <text:p text:style-name="P14"><text:a xlink:type="simple" xlink:href="#_e829344c78ea1a9e5e18c7bc51ff8f64" text:style-name="Internet_20_link" text:visited-style-name="Visited_20_Internet_20_Link">Property Binding</text:a></text:p>
      <text:p text:style-name="P7"><text:span text:style-name="Intense_20_Emphasis"><text:span text:style-name="T2">Associations</text:span></text:span></text:p>
      <text:p text:style-name="P15"><draw:frame text:anchor-type="as-char" draw:z-index="201" draw:style-name="gr1" draw:text-style-name="P19" svg:width="0.1669in" svg:height="0.1669in"><draw:image xlink:href="Pictures/10000000000000100000001017869183F68EC9F6.png" xlink:type="simple" xlink:show="embed" xlink:actuate="onLoad"><text:p/></draw:image></draw:frame> &lt;&lt;Restriction&gt;&gt; : <text:a xlink:type="simple" xlink:href="#_cc714987ac5e349f6ecd9f040ecbe525" text:style-name="Internet_20_link" text:visited-style-name="Visited_20_Internet_20_Link">Owned Property Type</text:a> [1] <text:s text:c="2"/><text:span text:style-name="T3">Subsets</text:span>: bound by:<text:a xlink:type="simple" xlink:href="#_aec2b4f875c8e48059ff0f3cf4fdb05d" text:style-name="Internet_20_link" text:visited-style-name="Visited_20_Internet_20_Link">Property Type</text:a> <text:s text:c="3"/></text:p>
      <text:p text:style-name="P17">A structure property binding may bind a characteristic.</text:p>
      <text:p text:style-name="P15"><draw:frame text:anchor-type="as-char" draw:z-index="202" draw:style-name="gr1" draw:text-style-name="P19" svg:width="0.1669in" svg:height="0.1669in"><draw:image xlink:href="Pictures/10000000000000100000001052B31E068C1936DD.png" xlink:type="simple" xlink:show="embed" xlink:actuate="onLoad"><text:p/></draw:image></draw:frame> &lt;&lt;Restriction&gt;&gt; : <text:a xlink:type="simple" xlink:href="#_e60871f18b94666411d0d4023a66bd0b" text:style-name="Internet_20_link" text:visited-style-name="Visited_20_Internet_20_Link">Property Owner</text:a> [1] <text:s text:c="2"/><text:span text:style-name="T3">Redefines</text:span>: bound to:<text:a xlink:type="simple" xlink:href="#_eb8398b5a178c638b98597120ec51c4d" text:style-name="Internet_20_link" text:visited-style-name="Visited_20_Internet_20_Link">Identifiable Entity</text:a> <text:s text:c="2"/>stated by:<text:a xlink:type="simple" xlink:href="#_693daf0a0de3f4b82a04aee474c3f151" text:style-name="Internet_20_link" text:visited-style-name="Visited_20_Internet_20_Link">Lexical Scope</text:a> <text:s text:c="3"/></text:p>
      <text:p text:style-name="Standard"/>
      <text:list xml:id="list104640780923316" text:continue-numbering="true" text:style-name="WWNum1">
        <text:list-item>
          <text:list>
            <text:list-item>
              <text:h text:style-name="P1" text:outline-level="2"><text:bookmark-start text:name="_cc714987ac5e349f6ecd9f040ecbe525"/>Class Owned Property Type<text:bookmark-end text:name="_cc714987ac5e349f6ecd9f040ecbe525"/><text:span text:style-name="T1"> </text:span><text:alphabetical-index-mark text:string-value=" " text:key1="Owned Property Type"/><text:span text:style-name="T1"><text:s/></text:span></text:h>
            </text:list-item>
          </text:list>
        </text:list-item>
      </text:list>
      <text:p text:style-name="Standard">An owned property type is a property definition defined as a composite part of an association type - most often used in data structures and relationships. Association property types are the types of association property bindings. Also known as "association end".<text:line-break/><text:line-break/>[FIBO] Relationship Property<text:line-break/>[FUML] memberEnd (of association) Property</text:p>
      <text:p text:style-name="P7"><text:span text:style-name="Intense_20_Emphasis"><text:span text:style-name="T2">Direct Supertypes</text:span></text:span></text:p>
      <text:p text:style-name="P14"><text:a xlink:type="simple" xlink:href="#_aec2b4f875c8e48059ff0f3cf4fdb05d" text:style-name="Internet_20_link" text:visited-style-name="Visited_20_Internet_20_Link">Property Type</text:a></text:p>
      <text:p text:style-name="P7"><text:span text:style-name="Intense_20_Emphasis"><text:span text:style-name="T2">Associations</text:span></text:span></text:p>
      <text:p text:style-name="P15"><draw:frame text:anchor-type="as-char" draw:z-index="203" draw:style-name="gr1" draw:text-style-name="P19" svg:width="0.1669in" svg:height="0.1669in"><draw:image xlink:href="Pictures/10000000000000100000001017869183F68EC9F6.png" xlink:type="simple" xlink:show="embed" xlink:actuate="onLoad"><text:p/></draw:image></draw:frame> &lt;&lt;Restriction&gt;&gt; : <text:a xlink:type="simple" xlink:href="#_fc2f0705a64d5c70ef77abee949487df" text:style-name="Internet_20_link" text:visited-style-name="Visited_20_Internet_20_Link">Owned Property Binding</text:a> [*] <text:s text:c="2"/><text:span text:style-name="T3">Redefines</text:span>: has binding:<text:a xlink:type="simple" xlink:href="#_e829344c78ea1a9e5e18c7bc51ff8f64" text:style-name="Internet_20_link" text:visited-style-name="Visited_20_Internet_20_Link">Property Binding</text:a> <text:s text:c="3"/></text:p>
      <text:p text:style-name="P15"><draw:frame text:anchor-type="as-char" draw:z-index="204" draw:style-name="gr1" draw:text-style-name="P19" svg:width="0.1669in" svg:height="0.1669in"><draw:image xlink:href="Pictures/10000000000000100000001052B31E068C1936DD.png" xlink:type="simple" xlink:show="embed" xlink:actuate="onLoad"><text:p/></draw:image></draw:frame> &lt;&lt;Restriction&gt;&gt; : <text:a xlink:type="simple" xlink:href="#_3b0c6b335aca4015ef569068da1bec31" text:style-name="Internet_20_link" text:visited-style-name="Visited_20_Internet_20_Link">Property Owner Type</text:a> [1] <text:s text:c="2"/><text:span text:style-name="T3">Redefines</text:span>: stated by:<text:a xlink:type="simple" xlink:href="#_693daf0a0de3f4b82a04aee474c3f151" text:style-name="Internet_20_link" text:visited-style-name="Visited_20_Internet_20_Link">Lexical Scope</text:a> <text:s text:c="2"/>property of:<text:a xlink:type="simple" xlink:href="#_dfe1514224ca21cedba7b2b29802db50" text:style-name="Internet_20_link" text:visited-style-name="Visited_20_Internet_20_Link">Type</text:a> <text:s text:c="3"/></text:p>
      <text:p text:style-name="Standard"/>
      <text:list xml:id="list104640807963267" text:continue-numbering="true" text:style-name="WWNum1">
        <text:list-item>
          <text:list>
            <text:list-item>
              <text:h text:style-name="P1" text:outline-level="2"><text:bookmark-start text:name="_fb9773c1339db51431ac49244bf66cf0"/>Association Properties Relationship<text:bookmark-end text:name="_fb9773c1339db51431ac49244bf66cf0"/><text:span text:style-name="T1"> </text:span><text:alphabetical-index-mark text:string-value=" " text:key1="Properties Relationship"/><text:span text:style-name="T1"><text:s/></text:span></text:h>
            </text:list-item>
          </text:list>
        </text:list-item>
      </text:list>
      <text:p text:style-name="Standard">Relationship defining the set of properties defined for a type.<text:line-break/>Where the &lt;property of&gt; type is a relationship type, the "subject" of the property is the other ends (properties) of the relationship.<text:line-break/>Where the &lt;property of&gt; type is not a relationship, the subject of the property is the &lt;property of&gt; type.</text:p>
      <text:p text:style-name="P7"><text:span text:style-name="Intense_20_Emphasis"><text:span text:style-name="T2">Association Ends</text:span></text:span></text:p>
      <text:p text:style-name="P16"><draw:frame text:anchor-type="as-char" draw:z-index="205" draw:style-name="gr1" draw:text-style-name="P19" svg:width="0.1669in" svg:height="0.1669in"><draw:image xlink:href="Pictures/10000000000000100000001017869183F68EC9F6.png" xlink:type="simple" xlink:show="embed" xlink:actuate="onLoad"><text:p/></draw:image></draw:frame> has property<text:alphabetical-index-mark text:string-value=" " text:key1="has property"/> : <text:a xlink:type="simple" xlink:href="#_aec2b4f875c8e48059ff0f3cf4fdb05d" text:style-name="Internet_20_link" text:visited-style-name="Visited_20_Internet_20_Link">Property Type</text:a> [*] <text:s text:c="2"/><text:span text:style-name="T3">Redefines</text:span>: stated by: <text:a xlink:type="simple" xlink:href="#_693daf0a0de3f4b82a04aee474c3f151" text:style-name="Internet_20_link" text:visited-style-name="Visited_20_Internet_20_Link">Lexical Scope</text:a> <text:s text:c="2"/>property of: <text:a xlink:type="simple" xlink:href="#_dfe1514224ca21cedba7b2b29802db50" text:style-name="Internet_20_link" text:visited-style-name="Visited_20_Internet_20_Link">Type</text:a> <text:s text:c="3"/></text:p>
      <text:p text:style-name="P17">A property of a structured type such that there may be bindings of a thing to instances of the structured type with reference to the property which defines the semantics of the bound thing withing the context of the structure.<text:line-break/>[FUML] feature<text:line-break/>[UML] memberEnd. attribute (of classifier).</text:p>
      <text:p text:style-name="P16"><draw:frame text:anchor-type="as-char" draw:z-index="206" draw:style-name="gr1" draw:text-style-name="P19" svg:width="0.1669in" svg:height="0.1669in"><draw:image xlink:href="Pictures/10000000000000100000001017869183F68EC9F6.png" xlink:type="simple" xlink:show="embed" xlink:actuate="onLoad"><text:p/></draw:image></draw:frame> property of<text:alphabetical-index-mark text:string-value=" " text:key1="property of"/> : <text:a xlink:type="simple" xlink:href="#_dfe1514224ca21cedba7b2b29802db50" text:style-name="Internet_20_link" text:visited-style-name="Visited_20_Internet_20_Link">Type</text:a> [0..1] <text:s text:c="2"/><text:span text:style-name="T3">Redefines</text:span>: stated by: <text:a xlink:type="simple" xlink:href="#_693daf0a0de3f4b82a04aee474c3f151" text:style-name="Internet_20_link" text:visited-style-name="Visited_20_Internet_20_Link">Lexical Scope</text:a> <text:s text:c="2"/>property of: <text:a xlink:type="simple" xlink:href="#_dfe1514224ca21cedba7b2b29802db50" text:style-name="Internet_20_link" text:visited-style-name="Visited_20_Internet_20_Link">Type</text:a> <text:s text:c="3"/></text:p>
      <text:p text:style-name="P17">Type for which a property is relevant. The domain of the property. <text:line-break/>&lt;property of&gt; excludes "Owned Property Type" and ("Association Type" that is not "Relationship Type")<text:line-break/>[FUML] featuringClassifier<text:line-break/>[OWL] Domain</text:p>
      <text:p text:style-name="Standard"/>
      <text:list xml:id="list104641215677242" text:continue-numbering="true" text:style-name="WWNum1">
        <text:list-item>
          <text:list>
            <text:list-item>
              <text:h text:style-name="P1" text:outline-level="2"><text:bookmark-start text:name="_e829344c78ea1a9e5e18c7bc51ff8f64"/>Class Property Binding<text:bookmark-end text:name="_e829344c78ea1a9e5e18c7bc51ff8f64"/><text:span text:style-name="T1"> </text:span><text:alphabetical-index-mark text:string-value=" " text:key1="Property Binding"/><text:span text:style-name="T1"><text:s/></text:span></text:h>
            </text:list-item>
          </text:list>
        </text:list-item>
      </text:list>
      <text:p text:style-name="Standard">A property value binding binds a particular thing (the value) to a situation based on a defined property.<text:line-break/><text:line-break/>Where &lt;binds&gt; is an expression evaluation, the property value shall evaluate to the evaluation of the expression.<text:line-break/><text:soft-page-break/><text:line-break/>Where &lt;binds&gt; is a property, the property value shall be the property values bound to that property in &lt;bound to&gt; situation.<text:line-break/><text:line-break/>The bound to thing must conform with the &lt;is of type&gt; type of the property. If the bound individual conforms to the "requires type" of the property, the &lt;is of type&gt; of the bound thing will be asserted.<text:line-break/><text:line-break/>The type of the &lt;bound to&gt; structure must (directly or indirectly) have the type the &lt;bound by&gt; properties &lt;property of&gt; type.<text:line-break/><text:line-break/>[FUML] Slot (Noting that in SMIF the binding may or may not be owned by the subject, depending on the subtype of property).<text:line-break/><text:line-break/>[CL] Binding: <text:line-break/><text:line-break/>[OWL] Union(ObjectPropertyAssertion, DataPropertyAssertion, AnnotationAssertion), RDF Triple<text:line-break/>=Note: RDF Triples do not have identity where as some subtypes of SMIF:Property Type do have identity and are therefor statements.</text:p>
      <text:p text:style-name="P7"><text:span text:style-name="Intense_20_Emphasis"><text:span text:style-name="T2">Direct Supertypes</text:span></text:span></text:p>
      <text:p text:style-name="P14"><text:a xlink:type="simple" xlink:href="#_a52cb0ff6e414b3170b58afe10b6afcb" text:style-name="Internet_20_link" text:visited-style-name="Visited_20_Internet_20_Link">Thing</text:a></text:p>
      <text:p text:style-name="P7"><text:span text:style-name="Intense_20_Emphasis"><text:span text:style-name="T2">Associations</text:span></text:span></text:p>
      <text:p text:style-name="P15"><draw:frame text:anchor-type="as-char" draw:z-index="207" draw:style-name="gr1" draw:text-style-name="P19" svg:width="0.1669in" svg:height="0.1669in"><draw:image xlink:href="Pictures/1000000000000010000000105EA3226BB1CE4DE6.png" xlink:type="simple" xlink:show="embed" xlink:actuate="onLoad"><text:p/></draw:image></draw:frame> <text:s/>binds<text:alphabetical-index-mark text:string-value=" " text:key1="binds"/> : <text:a xlink:type="simple" xlink:href="#_a52cb0ff6e414b3170b58afe10b6afcb" text:style-name="Internet_20_link" text:visited-style-name="Visited_20_Internet_20_Link">Thing</text:a> [1] </text:p>
      <text:p text:style-name="Standard"><text:tab/><text:span text:style-name="T3">through association:</text:span> <text:a xlink:type="simple" xlink:href="#_444acb79998335389f7e87d5befeeb68" text:style-name="Internet_20_link" text:visited-style-name="Visited_20_Internet_20_Link"><text:span text:style-name="T4">Bound Individual</text:span></text:a> </text:p>
      <text:p text:style-name="P17">The thing bound to a property in a specific situation. E.g. if the weight of truck-XYZ is 4500 LBS, the bound individual would be "4500 LBS".<text:line-break/>[FUML] value<text:line-break/>[OWL] rdf:object</text:p>
      <text:p text:style-name="P15"><draw:frame text:anchor-type="as-char" draw:z-index="208" draw:style-name="gr1" draw:text-style-name="P19" svg:width="0.1669in" svg:height="0.1669in"><draw:image xlink:href="Pictures/1000000000000010000000105EA3226BB1CE4DE6.png" xlink:type="simple" xlink:show="embed" xlink:actuate="onLoad"><text:p/></draw:image></draw:frame> <text:s/>bound by<text:alphabetical-index-mark text:string-value=" " text:key1="bound by"/> : <text:a xlink:type="simple" xlink:href="#_aec2b4f875c8e48059ff0f3cf4fdb05d" text:style-name="Internet_20_link" text:visited-style-name="Visited_20_Internet_20_Link">Property Type</text:a> [1] <text:s text:c="2"/><text:span text:style-name="T3">Redefines</text:span>: has type:<text:a xlink:type="simple" xlink:href="#_dfe1514224ca21cedba7b2b29802db50" text:style-name="Internet_20_link" text:visited-style-name="Visited_20_Internet_20_Link">Type</text:a> <text:s text:c="3"/></text:p>
      <text:p text:style-name="Standard"><text:tab/><text:span text:style-name="T3">through association:</text:span> <text:a xlink:type="simple" xlink:href="#_05fe47ba9f82b41047c153424cdf5894" text:style-name="Internet_20_link" text:visited-style-name="Visited_20_Internet_20_Link"><text:span text:style-name="T4">Bound Property</text:span></text:a> </text:p>
      <text:p text:style-name="P17">The property a binding binds a thing to.<text:line-break/>[FUML] definingFeature<text:line-break/>[OWL] rdf:predicate</text:p>
      <text:p text:style-name="P15"><draw:frame text:anchor-type="as-char" draw:z-index="209" draw:style-name="gr1" draw:text-style-name="P19" svg:width="0.1669in" svg:height="0.1669in"><draw:image xlink:href="Pictures/10000000000000100000001017869183F68EC9F6.png" xlink:type="simple" xlink:show="embed" xlink:actuate="onLoad"><text:p/></draw:image></draw:frame> <text:s/>bound to<text:alphabetical-index-mark text:string-value=" " text:key1="bound to"/> : <text:a xlink:type="simple" xlink:href="#_eb8398b5a178c638b98597120ec51c4d" text:style-name="Internet_20_link" text:visited-style-name="Visited_20_Internet_20_Link">Identifiable Entity</text:a> [1] </text:p>
      <text:p text:style-name="Standard"><text:tab/><text:span text:style-name="T3">through association:</text:span> <text:a xlink:type="simple" xlink:href="#_cecbcb963a1ccbfd64958a6886273e2c" text:style-name="Internet_20_link" text:visited-style-name="Visited_20_Internet_20_Link"><text:span text:style-name="T4">Bound Subject</text:span></text:a> </text:p>
      <text:p text:style-name="P17">The subject of a property binding.<text:line-break/>[FUML] owningInstance (note that in SMIF the owner and subject may not be the same). Where the are the same, the semantics are the same as FUML.<text:line-break/>[OWL] rdf:subject</text:p>
      <text:p text:style-name="Standard"/>
      <text:list xml:id="list104640598220837" text:continue-numbering="true" text:style-name="WWNum1">
        <text:list-item>
          <text:list>
            <text:list-item>
              <text:h text:style-name="P1" text:outline-level="2"><text:bookmark-start text:name="_e60871f18b94666411d0d4023a66bd0b"/>Class Property Owner<text:bookmark-end text:name="_e60871f18b94666411d0d4023a66bd0b"/><text:span text:style-name="T1"> </text:span><text:alphabetical-index-mark text:string-value=" " text:key1="Property Owner"/><text:span text:style-name="T1"><text:s/></text:span></text:h>
            </text:list-item>
          </text:list>
        </text:list-item>
      </text:list>
      <text:p text:style-name="Standard">Property Owner is an abstract element for anything that may own a set of property bindings. This element is abstract and not intended to directly represent domain concepts. Subtypes of property owner provide semantic interpretation.</text:p>
      <text:p text:style-name="P7"><text:span text:style-name="Intense_20_Emphasis"><text:span text:style-name="T2">Direct Supertypes</text:span></text:span></text:p>
      <text:p text:style-name="P14"><text:a xlink:type="simple" xlink:href="#_a52cb0ff6e414b3170b58afe10b6afcb" text:style-name="Internet_20_link" text:visited-style-name="Visited_20_Internet_20_Link">Thing</text:a></text:p>
      <text:p text:style-name="P7"><text:span text:style-name="Intense_20_Emphasis"><text:span text:style-name="T2">Associations</text:span></text:span></text:p>
      <text:p text:style-name="P15"><draw:frame text:anchor-type="as-char" draw:z-index="210" draw:style-name="gr1" draw:text-style-name="P19" svg:width="0.1669in" svg:height="0.1669in"><draw:image xlink:href="Pictures/10000000000000100000001052B31E068C1936DD.png" xlink:type="simple" xlink:show="embed" xlink:actuate="onLoad"><text:p/></draw:image></draw:frame> &lt;&lt;Restriction&gt;&gt; : <text:a xlink:type="simple" xlink:href="#_fc2f0705a64d5c70ef77abee949487df" text:style-name="Internet_20_link" text:visited-style-name="Visited_20_Internet_20_Link">Owned Property Binding</text:a> [*] <text:s text:c="2"/><text:span text:style-name="T3">Subsets</text:span>: states:<text:a xlink:type="simple" xlink:href="#_a52cb0ff6e414b3170b58afe10b6afcb" text:style-name="Internet_20_link" text:visited-style-name="Visited_20_Internet_20_Link">Thing</text:a> <text:s text:c="5"/><text:span text:style-name="T3">Redefines</text:span>: has binding:<text:a xlink:type="simple" xlink:href="#_e829344c78ea1a9e5e18c7bc51ff8f64" text:style-name="Internet_20_link" text:visited-style-name="Visited_20_Internet_20_Link">Property Binding</text:a> <text:s text:c="3"/></text:p>
      <text:p text:style-name="P15"><text:soft-page-break/><draw:frame text:anchor-type="as-char" draw:z-index="211" draw:style-name="gr1" draw:text-style-name="P19" svg:width="0.1669in" svg:height="0.1669in"><draw:image xlink:href="Pictures/10000000000000100000001017869183F68EC9F6.png" xlink:type="simple" xlink:show="embed" xlink:actuate="onLoad"><text:p/></draw:image></draw:frame> &lt;&lt;Sufficient&gt;&gt;&lt;&lt;Restriction&gt;&gt; : <text:a xlink:type="simple" xlink:href="#_3b0c6b335aca4015ef569068da1bec31" text:style-name="Internet_20_link" text:visited-style-name="Visited_20_Internet_20_Link">Property Owner Type</text:a> [1..*] <text:s text:c="2"/><text:span text:style-name="T3">Redefines</text:span>: has type:<text:a xlink:type="simple" xlink:href="#_dfe1514224ca21cedba7b2b29802db50" text:style-name="Internet_20_link" text:visited-style-name="Visited_20_Internet_20_Link">Type</text:a> <text:s text:c="3"/></text:p>
      <text:p text:style-name="Standard"/>
      <text:list xml:id="list104640925517405" text:continue-numbering="true" text:style-name="WWNum1">
        <text:list-item>
          <text:list>
            <text:list-item>
              <text:h text:style-name="P1" text:outline-level="2"><text:bookmark-start text:name="_3b0c6b335aca4015ef569068da1bec31"/>Class Property Owner Type<text:bookmark-end text:name="_3b0c6b335aca4015ef569068da1bec31"/><text:span text:style-name="T1"> </text:span><text:alphabetical-index-mark text:string-value=" " text:key1="Property Owner Type"/><text:span text:style-name="T1"><text:s/></text:span></text:h>
            </text:list-item>
          </text:list>
        </text:list-item>
      </text:list>
      <text:p text:style-name="Standard">A type of Property Owner (See Property Owner for details) which defines a set of "Owned Property Types" which are the types of owned property bindings.<text:line-break/>Property owner is abstract and not intended to directly represent semantic elements.<text:line-break/></text:p>
      <text:p text:style-name="P7"><text:span text:style-name="Intense_20_Emphasis"><text:span text:style-name="T2">Direct Supertypes</text:span></text:span></text:p>
      <text:p text:style-name="P14"><text:a xlink:type="simple" xlink:href="#_dfe1514224ca21cedba7b2b29802db50" text:style-name="Internet_20_link" text:visited-style-name="Visited_20_Internet_20_Link">Type</text:a></text:p>
      <text:p text:style-name="P7"><text:span text:style-name="Intense_20_Emphasis"><text:span text:style-name="T2">Associations</text:span></text:span></text:p>
      <text:p text:style-name="P15"><draw:frame text:anchor-type="as-char" draw:z-index="212" draw:style-name="gr1" draw:text-style-name="P19" svg:width="0.1669in" svg:height="0.1669in"><draw:image xlink:href="Pictures/10000000000000100000001017869183F68EC9F6.png" xlink:type="simple" xlink:show="embed" xlink:actuate="onLoad"><text:p/></draw:image></draw:frame> &lt;&lt;Sufficient&gt;&gt;&lt;&lt;Restriction&gt;&gt; : <text:a xlink:type="simple" xlink:href="#_e60871f18b94666411d0d4023a66bd0b" text:style-name="Internet_20_link" text:visited-style-name="Visited_20_Internet_20_Link">Property Owner</text:a> [*] <text:s text:c="2"/><text:span text:style-name="T3">Redefines</text:span>: categorizes:<text:a xlink:type="simple" xlink:href="#_a52cb0ff6e414b3170b58afe10b6afcb" text:style-name="Internet_20_link" text:visited-style-name="Visited_20_Internet_20_Link">Thing</text:a> <text:s text:c="3"/></text:p>
      <text:p text:style-name="P15"><draw:frame text:anchor-type="as-char" draw:z-index="213" draw:style-name="gr1" draw:text-style-name="P19" svg:width="0.1669in" svg:height="0.1669in"><draw:image xlink:href="Pictures/10000000000000100000001052B31E068C1936DD.png" xlink:type="simple" xlink:show="embed" xlink:actuate="onLoad"><text:p/></draw:image></draw:frame> &lt;&lt;Restriction&gt;&gt; : <text:a xlink:type="simple" xlink:href="#_cc714987ac5e349f6ecd9f040ecbe525" text:style-name="Internet_20_link" text:visited-style-name="Visited_20_Internet_20_Link">Owned Property Type</text:a> [*] <text:s text:c="2"/><text:span text:style-name="T3">Subsets</text:span>: states:<text:a xlink:type="simple" xlink:href="#_a52cb0ff6e414b3170b58afe10b6afcb" text:style-name="Internet_20_link" text:visited-style-name="Visited_20_Internet_20_Link">Thing</text:a> <text:s text:c="5"/><text:span text:style-name="T3">Redefines</text:span>: has property:<text:a xlink:type="simple" xlink:href="#_aec2b4f875c8e48059ff0f3cf4fdb05d" text:style-name="Internet_20_link" text:visited-style-name="Visited_20_Internet_20_Link">Property Type</text:a> <text:s text:c="3"/></text:p>
      <text:p text:style-name="Standard"/>
      <text:list xml:id="list104641718590669" text:continue-numbering="true" text:style-name="WWNum1">
        <text:list-item>
          <text:list>
            <text:list-item>
              <text:h text:style-name="P1" text:outline-level="2"><text:bookmark-start text:name="_aec2b4f875c8e48059ff0f3cf4fdb05d"/>Class Property Type<text:bookmark-end text:name="_aec2b4f875c8e48059ff0f3cf4fdb05d"/><text:span text:style-name="T1"> </text:span><text:alphabetical-index-mark text:string-value=" " text:key1="Property Type"/><text:span text:style-name="T1"><text:s/></text:span></text:h>
            </text:list-item>
          </text:list>
        </text:list-item>
      </text:list>
      <text:p text:style-name="Standard">A property type defines the way in which instances of a type participate in (or, are involved in) instances of another type (including relationships). Sometimes called a variable, argument or role.<text:line-break/>In a conceptual model the terms associated with a property kind are typically "verb phrases" defining how instances of the involved type participate in the situation or relationship.<text:line-break/>In a record (data structure) the property is a "slot" of a record and may have a term which is a noun or verb phrase.<text:line-break/>So that constraints of a type flow to relationships involving that type: All propositions that hold within a type referenced by &lt;is of type&gt; hold within the structured type referenced by &lt;property of&gt;. I.e. the structured type is in the context of the types of its properties.<text:line-break/>In a function, a property is a function argument.<text:line-break/><text:line-break/>[Guizzardi] MomentUniversal<text:line-break/><text:line-break/>[FUML] Parameter where owner is operation. Otherwise Property.<text:line-break/><text:line-break/>[UML] Property. All typed elements in SMIF are Property Types. <text:line-break/><text:line-break/>[CL] Operator: distinguished syntactic role played by a specified component within a functional term<text:line-break/><text:line-break/>[OWL] rdf:Property, ObjectUnionOf(owl:ObjectProperty, oe;DatatypeProperty). <text:line-break/></text:p>
      <text:p text:style-name="P7"><text:span text:style-name="Intense_20_Emphasis"><text:span text:style-name="T2">Direct Supertypes</text:span></text:span></text:p>
      <text:p text:style-name="P14"><text:a xlink:type="simple" xlink:href="#_dfe1514224ca21cedba7b2b29802db50" text:style-name="Internet_20_link" text:visited-style-name="Visited_20_Internet_20_Link">Type</text:a></text:p>
      <text:p text:style-name="P7"><text:span text:style-name="Intense_20_Emphasis"><text:span text:style-name="T2">Associations</text:span></text:span></text:p>
      <text:p text:style-name="P15"><draw:frame text:anchor-type="as-char" draw:z-index="214" draw:style-name="gr1" draw:text-style-name="P19" svg:width="0.1669in" svg:height="0.1669in"><draw:image xlink:href="Pictures/1000000000000010000000105EA3226BB1CE4DE6.png" xlink:type="simple" xlink:show="embed" xlink:actuate="onLoad"><text:p/></draw:image></draw:frame> <text:s/>is of type<text:alphabetical-index-mark text:string-value=" " text:key1="is of type"/> : <text:a xlink:type="simple" xlink:href="#_dfe1514224ca21cedba7b2b29802db50" text:style-name="Internet_20_link" text:visited-style-name="Visited_20_Internet_20_Link">Type</text:a> [*] </text:p>
      <text:p text:style-name="P17">A type of instances bound to a property. Also known as the "range" of a property.<text:line-break/>If asserted the property rule shall be owned and asserted by the properties &lt;property of&gt; type.<text:line-break/><text:line-break/>[OWL] Range</text:p>
      <text:p text:style-name="P15"><draw:frame text:anchor-type="as-char" draw:z-index="215" draw:style-name="gr1" draw:text-style-name="P19" svg:width="0.1669in" svg:height="0.1669in"><draw:image xlink:href="Pictures/10000000000000100000001017869183F68EC9F6.png" xlink:type="simple" xlink:show="embed" xlink:actuate="onLoad"><text:p/></draw:image></draw:frame> &lt;&lt;Restriction&gt;&gt; : <text:a xlink:type="simple" xlink:href="#_91be190e8014514a597300b286148d3e" text:style-name="Internet_20_link" text:visited-style-name="Visited_20_Internet_20_Link">Property Constraint</text:a> [*] <text:s text:c="2"/><text:span text:style-name="T3">Subsets</text:span>: constrained by:<text:a xlink:type="simple" xlink:href="#_82919e40af9ad2e13647e9d37bbf0956" text:style-name="Internet_20_link" text:visited-style-name="Visited_20_Internet_20_Link">Rule</text:a> <text:s text:c="3"/></text:p>
      <text:p text:style-name="P15"><draw:frame text:anchor-type="as-char" draw:z-index="216" draw:style-name="gr1" draw:text-style-name="P19" svg:width="0.1669in" svg:height="0.1669in"><draw:image xlink:href="Pictures/10000000000000100000001017869183F68EC9F6.png" xlink:type="simple" xlink:show="embed" xlink:actuate="onLoad"><text:p/></draw:image></draw:frame> <text:s/>property of<text:alphabetical-index-mark text:string-value=" " text:key1="property of"/> : <text:a xlink:type="simple" xlink:href="#_dfe1514224ca21cedba7b2b29802db50" text:style-name="Internet_20_link" text:visited-style-name="Visited_20_Internet_20_Link">Type</text:a> [0..1] </text:p>
      <text:p text:style-name="Standard"><text:tab/><text:span text:style-name="T3">through association:</text:span> <text:a xlink:type="simple" xlink:href="#_fb9773c1339db51431ac49244bf66cf0" text:style-name="Internet_20_link" text:visited-style-name="Visited_20_Internet_20_Link"><text:span text:style-name="T4">Properties Relationship</text:span></text:a> </text:p>
      <text:p text:style-name="P17"><text:soft-page-break/>Type for which a property is relevant. The domain of the property. <text:line-break/>&lt;property of&gt; excludes "Owned Property Type" and ("Association Type" that is not "Relationship Type")<text:line-break/>[FUML] featuringClassifier<text:line-break/>[OWL] Domain</text:p>
      <text:p text:style-name="Standard"/>
      <text:p text:style-name="P13"/>
      <text:list xml:id="list104641155897626" text:continue-numbering="true" text:style-name="WWNum1">
        <text:list-item>
          <text:h text:style-name="P5" text:outline-level="1">SMIF Conceptual Model::Records</text:h>
        </text:list-item>
      </text:list>
      <text:p text:style-name="Text_20_body">A record of the condition of an entity at a point in time - this includes facts, speech acts and DBMS records. Records are a kind of information.<text:line-break/>Records are typically used in data representations, not conceptual models.</text:p>
      <text:list xml:id="list104641646006363" text:continue-numbering="true" text:style-name="WWNum1">
        <text:list-item>
          <text:list>
            <text:list-item>
              <text:h text:style-name="P1" text:outline-level="2">Diagram: Records</text:h>
            </text:list-item>
          </text:list>
        </text:list-item>
      </text:list>
      <text:p text:style-name="P9"><draw:frame text:anchor-type="as-char" draw:z-index="217" draw:name="Picture 44407808.emf" draw:style-name="gr1" draw:text-style-name="P19" svg:width="6.7669in" svg:height="6.2587in"><draw:image xlink:href="Pictures/2000018100002FA900003AC5D54A8F3FDFA178F5.wmf" xlink:type="simple" xlink:show="embed" xlink:actuate="onLoad"><text:p/></draw:image></draw:frame></text:p>
      <text:list xml:id="list104640206379469" text:continue-list="list104641079669961" text:style-name="WWNum18">
        <text:list-item>
          <text:p text:style-name="P2">Records</text:p>
        </text:list-item>
      </text:list>
      <text:p text:style-name="Standard"><text:s/></text:p>
      <text:p text:style-name="Standard"><text:soft-page-break/></text:p>
      <text:list xml:id="list104640272745633" text:continue-list="list104641646006363" text:style-name="WWNum1">
        <text:list-item>
          <text:list>
            <text:list-item>
              <text:h text:style-name="P1" text:outline-level="2"><text:bookmark-start text:name="_8b38efa9c56da3bc8ecb501e56419e41"/>Class Record<text:bookmark-end text:name="_8b38efa9c56da3bc8ecb501e56419e41"/><text:span text:style-name="T1"> </text:span><text:alphabetical-index-mark text:string-value=" " text:key1="Record"/><text:span text:style-name="T1"><text:s/></text:span></text:h>
            </text:list-item>
          </text:list>
        </text:list-item>
      </text:list>
      <text:p text:style-name="Standard">A record of the condition of an entity at a point in time - this includes facts, speech acts and DBMS records. <text:line-break/>Records are typically used in data representations, not conceptual models. Records specialize associations as owners of properties.<text:line-break/><text:line-break/>[IDEAS] A Representation that describes a Thing<text:line-break/></text:p>
      <text:p text:style-name="P7"><text:span text:style-name="Intense_20_Emphasis"><text:span text:style-name="T2">Direct Supertypes</text:span></text:span></text:p>
      <text:p text:style-name="P14"><text:a xlink:type="simple" xlink:href="#_318306db8339a16351b356169444c6ed" text:style-name="Internet_20_link" text:visited-style-name="Visited_20_Internet_20_Link">Actual Situation</text:a>, <text:a xlink:type="simple" xlink:href="#_e60871f18b94666411d0d4023a66bd0b" text:style-name="Internet_20_link" text:visited-style-name="Visited_20_Internet_20_Link">Property Owner</text:a></text:p>
      <text:p text:style-name="P7"><text:span text:style-name="Intense_20_Emphasis"><text:span text:style-name="T2">Associations</text:span></text:span></text:p>
      <text:p text:style-name="P15"><draw:frame text:anchor-type="as-char" draw:z-index="218" draw:style-name="gr1" draw:text-style-name="P19" svg:width="0.1669in" svg:height="0.1669in"><draw:image xlink:href="Pictures/10000000000000100000001017869183F68EC9F6.png" xlink:type="simple" xlink:show="embed" xlink:actuate="onLoad"><text:p/></draw:image></draw:frame> <text:s/>about<text:alphabetical-index-mark text:string-value=" " text:key1="about"/> : <text:a xlink:type="simple" xlink:href="#_eb8398b5a178c638b98597120ec51c4d" text:style-name="Internet_20_link" text:visited-style-name="Visited_20_Internet_20_Link">Identifiable Entity</text:a> [*] </text:p>
      <text:p text:style-name="Standard"><text:tab/><text:span text:style-name="T3">through association:</text:span> <text:a xlink:type="simple" xlink:href="#_23f8eba7f34f310faa376a3f5159c46b" text:style-name="Internet_20_link" text:visited-style-name="Visited_20_Internet_20_Link"><text:span text:style-name="T4">Record of an Entity</text:span></text:a> </text:p>
      <text:p text:style-name="P17">The thing described by a record.</text:p>
      <text:p text:style-name="P15"><draw:frame text:anchor-type="as-char" draw:z-index="219" draw:style-name="gr1" draw:text-style-name="P19" svg:width="0.1669in" svg:height="0.1669in"><draw:image xlink:href="Pictures/10000000000000100000001017869183F68EC9F6.png" xlink:type="simple" xlink:show="embed" xlink:actuate="onLoad"><text:p/></draw:image></draw:frame> &lt;&lt;Sufficient&gt;&gt;&lt;&lt;Restriction&gt;&gt; : <text:a xlink:type="simple" xlink:href="#_d2ebf1b96697234b6aef9b3bfac15784" text:style-name="Internet_20_link" text:visited-style-name="Visited_20_Internet_20_Link">Record Type</text:a> [1] <text:s text:c="2"/><text:span text:style-name="T3">Subsets</text:span>: has type:<text:a xlink:type="simple" xlink:href="#_dfe1514224ca21cedba7b2b29802db50" text:style-name="Internet_20_link" text:visited-style-name="Visited_20_Internet_20_Link">Type</text:a> <text:s text:c="3"/></text:p>
      <text:p text:style-name="Standard"/>
      <text:list xml:id="list104642021665681" text:continue-numbering="true" text:style-name="WWNum1">
        <text:list-item>
          <text:list>
            <text:list-item>
              <text:h text:style-name="P1" text:outline-level="2"><text:bookmark-start text:name="_d2ebf1b96697234b6aef9b3bfac15784"/>Class Record Type<text:bookmark-end text:name="_d2ebf1b96697234b6aef9b3bfac15784"/><text:span text:style-name="T1"> </text:span><text:alphabetical-index-mark text:string-value=" " text:key1="Record Type"/><text:span text:style-name="T1"><text:s/></text:span></text:h>
            </text:list-item>
          </text:list>
        </text:list-item>
      </text:list>
      <text:p text:style-name="Standard">Type of the record of the condition of an entity at a point in time - this includes facts, speech acts and DBMS records. <text:line-break/>A record type may involve variant and invariant types as variables. Those that are enumerated in a "uniqueness constraint" are invariant (independent variables) uniquely identify the situation which is the subject of the fact type where as the other variables may change over time (dependent variables).<text:line-break/>Record types may be grounded in atomic relations by using invariant conditions.<text:line-break/>Record types represent typical "data structures".</text:p>
      <text:p text:style-name="P7"><text:span text:style-name="Intense_20_Emphasis"><text:span text:style-name="T2">Direct Supertypes</text:span></text:span></text:p>
      <text:p text:style-name="P14"><text:a xlink:type="simple" xlink:href="#_3b0c6b335aca4015ef569068da1bec31" text:style-name="Internet_20_link" text:visited-style-name="Visited_20_Internet_20_Link">Property Owner Type</text:a>, <text:a xlink:type="simple" xlink:href="#_50241f5936e61055293ca95f860768d8" text:style-name="Internet_20_link" text:visited-style-name="Visited_20_Internet_20_Link">Situation Type</text:a></text:p>
      <text:p text:style-name="P7"><text:span text:style-name="Intense_20_Emphasis"><text:span text:style-name="T2">Associations</text:span></text:span></text:p>
      <text:p text:style-name="P15"><draw:frame text:anchor-type="as-char" draw:z-index="220" draw:style-name="gr1" draw:text-style-name="P19" svg:width="0.1669in" svg:height="0.1669in"><draw:image xlink:href="Pictures/10000000000000100000001017869183F68EC9F6.png" xlink:type="simple" xlink:show="embed" xlink:actuate="onLoad"><text:p/></draw:image></draw:frame> &lt;&lt;Sufficient&gt;&gt;&lt;&lt;Restriction&gt;&gt; : <text:a xlink:type="simple" xlink:href="#_8b38efa9c56da3bc8ecb501e56419e41" text:style-name="Internet_20_link" text:visited-style-name="Visited_20_Internet_20_Link">Record</text:a> [*] <text:s text:c="2"/><text:span text:style-name="T3">Redefines</text:span>: categorizes:<text:a xlink:type="simple" xlink:href="#_a52cb0ff6e414b3170b58afe10b6afcb" text:style-name="Internet_20_link" text:visited-style-name="Visited_20_Internet_20_Link">Thing</text:a> <text:s text:c="3"/></text:p>
      <text:p text:style-name="P15"><draw:frame text:anchor-type="as-char" draw:z-index="221" draw:style-name="gr1" draw:text-style-name="P19" svg:width="0.1669in" svg:height="0.1669in"><draw:image xlink:href="Pictures/10000000000000100000001017869183F68EC9F6.png" xlink:type="simple" xlink:show="embed" xlink:actuate="onLoad"><text:p/></draw:image></draw:frame> <text:s/>about type<text:alphabetical-index-mark text:string-value=" " text:key1="about type"/> : <text:a xlink:type="simple" xlink:href="#_dfe1514224ca21cedba7b2b29802db50" text:style-name="Internet_20_link" text:visited-style-name="Visited_20_Internet_20_Link">Type</text:a> [0..1] </text:p>
      <text:p text:style-name="Standard"><text:tab/><text:span text:style-name="T3">through association:</text:span> <text:a xlink:type="simple" xlink:href="#_2ffd5a5edf7ccd88a45abb5fffbd45d8" text:style-name="Internet_20_link" text:visited-style-name="Visited_20_Internet_20_Link"><text:span text:style-name="T4">Subject of Record Type</text:span></text:a> </text:p>
      <text:p text:style-name="P17">Thing for which a record exists</text:p>
      <text:p text:style-name="Standard"/>
      <text:list xml:id="list104642276134358" text:continue-numbering="true" text:style-name="WWNum1">
        <text:list-item>
          <text:list>
            <text:list-item>
              <text:h text:style-name="P1" text:outline-level="2"><text:bookmark-start text:name="_2ffd5a5edf7ccd88a45abb5fffbd45d8"/>Association Subject of Record Type<text:bookmark-end text:name="_2ffd5a5edf7ccd88a45abb5fffbd45d8"/><text:span text:style-name="T1"> </text:span><text:alphabetical-index-mark text:string-value=" " text:key1="Subject of Record Type"/><text:span text:style-name="T1"><text:s/></text:span></text:h>
            </text:list-item>
          </text:list>
        </text:list-item>
      </text:list>
      <text:p text:style-name="Standard">Relationship defining types of records for another type.</text:p>
      <text:p text:style-name="P7"><text:span text:style-name="Intense_20_Emphasis"><text:span text:style-name="T2">Association Ends</text:span></text:span></text:p>
      <text:p text:style-name="P16"><draw:frame text:anchor-type="as-char" draw:z-index="222" draw:style-name="gr1" draw:text-style-name="P19" svg:width="0.1669in" svg:height="0.1669in"><draw:image xlink:href="Pictures/10000000000000100000001017869183F68EC9F6.png" xlink:type="simple" xlink:show="embed" xlink:actuate="onLoad"><text:p/></draw:image></draw:frame> about type<text:alphabetical-index-mark text:string-value=" " text:key1="about type"/> : <text:a xlink:type="simple" xlink:href="#_dfe1514224ca21cedba7b2b29802db50" text:style-name="Internet_20_link" text:visited-style-name="Visited_20_Internet_20_Link">Type</text:a> [0..1] </text:p>
      <text:p text:style-name="P17">Thing for which a record exists</text:p>
      <text:p text:style-name="P16"><draw:frame text:anchor-type="as-char" draw:z-index="223" draw:style-name="gr1" draw:text-style-name="P19" svg:width="0.1669in" svg:height="0.1669in"><draw:image xlink:href="Pictures/10000000000000100000001017869183F68EC9F6.png" xlink:type="simple" xlink:show="embed" xlink:actuate="onLoad"><text:p/></draw:image></draw:frame> recording types<text:alphabetical-index-mark text:string-value=" " text:key1="recording types"/> : <text:a xlink:type="simple" xlink:href="#_d2ebf1b96697234b6aef9b3bfac15784" text:style-name="Internet_20_link" text:visited-style-name="Visited_20_Internet_20_Link">Record Type</text:a> [*] </text:p>
      <text:p text:style-name="P17">Record for a thing.</text:p>
      <text:p text:style-name="Standard"/>
      <text:p text:style-name="P13"/>
      <text:list xml:id="list104641580687710" text:continue-numbering="true" text:style-name="WWNum1">
        <text:list-item>
          <text:h text:style-name="P5" text:outline-level="1">SMIF Conceptual Model::Relationships</text:h>
        </text:list-item>
      </text:list>
      <text:p text:style-name="Text_20_body">Relationships are primitive but identifiable conditions that relate other entities through properties of the relationships. Relationships have their semantics described by a relationship type. The ends of relationships are defined by "structured property type", a relationship may have any number of "ends".<text:line-break/>Relationships are first-class "actual" and "temporal" things that exist in their own right. These are known as "external relations" in much of the theoretical literature.</text:p>
      <text:list xml:id="list104641085769682" text:continue-numbering="true" text:style-name="WWNum1">
        <text:list-item>
          <text:list>
            <text:list-item>
              <text:h text:style-name="P1" text:outline-level="2">Diagram: Relationships</text:h>
            </text:list-item>
          </text:list>
        </text:list-item>
      </text:list>
      <text:p text:style-name="P9"><draw:frame text:anchor-type="as-char" draw:z-index="224" draw:name="Picture 1840254907.emf" draw:style-name="gr1" draw:text-style-name="P19" svg:width="6.7669in" svg:height="5.6421in"><draw:image xlink:href="Pictures/200001A6000037CC00003DFB114CC6DFDD990FB0.wmf" xlink:type="simple" xlink:show="embed" xlink:actuate="onLoad"><text:p/></draw:image></draw:frame></text:p>
      <text:list xml:id="list104641613611863" text:continue-list="list104640206379469" text:style-name="WWNum18">
        <text:list-item>
          <text:p text:style-name="P2">Relationships</text:p>
        </text:list-item>
      </text:list>
      <text:p text:style-name="Text_20_body">Relations are atomic actual situations that bind 2 or more properties as a fact.</text:p>
      <text:p text:style-name="Standard"><text:s/></text:p>
      <text:p text:style-name="Standard"/>
      <text:list xml:id="list104641699965542" text:continue-list="list104641085769682" text:style-name="WWNum1">
        <text:list-item>
          <text:list>
            <text:list-item>
              <text:h text:style-name="P1" text:outline-level="2"><text:bookmark-start text:name="_f7a7f80baaeb7cc3f36c45e96eacd166"/><text:soft-page-break/>Class Relationship<text:bookmark-end text:name="_f7a7f80baaeb7cc3f36c45e96eacd166"/><text:span text:style-name="T1"> </text:span><text:alphabetical-index-mark text:string-value=" " text:key1="Relationship"/><text:span text:style-name="T1"><text:s/></text:span></text:h>
            </text:list-item>
          </text:list>
        </text:list-item>
      </text:list>
      <text:p text:style-name="Standard">A relationship defines a situation involving related things. A relationship may be asserted within a context as true or false within that context. Each relationship type has a number of <text:s/>bindings of which do not change for the life of the relationship.. <text:line-break/>A relationship may be true or false within its context (including a timeframe) but is atomic in its truth value.<text:line-break/>Relationships may participate in (be bound to) other relationships and as such bindings involving a relationship may change over time. That is, relationships are "first class" objects.<text:line-break/><text:line-break/>[IDEAS] tuple: A relationship between two or more things.<text:line-break/>Note: SMIF allows one end of a relationship.<text:line-break/><text:line-break/>[OWL] An OWL class that is a subclass of SMIF: Relationship<text:line-break/></text:p>
      <text:p text:style-name="P7"><text:span text:style-name="Intense_20_Emphasis"><text:span text:style-name="T2">Direct Supertypes</text:span></text:span></text:p>
      <text:p text:style-name="P14"><text:a xlink:type="simple" xlink:href="#_318306db8339a16351b356169444c6ed" text:style-name="Internet_20_link" text:visited-style-name="Visited_20_Internet_20_Link">Actual Situation</text:a>, <text:a xlink:type="simple" xlink:href="#_e60871f18b94666411d0d4023a66bd0b" text:style-name="Internet_20_link" text:visited-style-name="Visited_20_Internet_20_Link">Property Owner</text:a></text:p>
      <text:p text:style-name="P7"><text:span text:style-name="Intense_20_Emphasis"><text:span text:style-name="T2">Associations</text:span></text:span></text:p>
      <text:p text:style-name="P15"><draw:frame text:anchor-type="as-char" draw:z-index="225" draw:style-name="gr1" draw:text-style-name="P19" svg:width="0.1669in" svg:height="0.1669in"><draw:image xlink:href="Pictures/10000000000000100000001017869183F68EC9F6.png" xlink:type="simple" xlink:show="embed" xlink:actuate="onLoad"><text:p/></draw:image></draw:frame> &lt;&lt;Sufficient&gt;&gt;&lt;&lt;Restriction&gt;&gt; : <text:a xlink:type="simple" xlink:href="#_adbc34bb07fb06a9fcdba6f84fc4c37a" text:style-name="Internet_20_link" text:visited-style-name="Visited_20_Internet_20_Link">Relationship Type</text:a> [1..*] <text:s text:c="2"/><text:span text:style-name="T3">Subsets</text:span>: has type:<text:a xlink:type="simple" xlink:href="#_dfe1514224ca21cedba7b2b29802db50" text:style-name="Internet_20_link" text:visited-style-name="Visited_20_Internet_20_Link">Type</text:a> <text:s text:c="3"/></text:p>
      <text:p text:style-name="Standard"/>
      <text:list xml:id="list104642328430373" text:continue-numbering="true" text:style-name="WWNum1">
        <text:list-item>
          <text:list>
            <text:list-item>
              <text:h text:style-name="P1" text:outline-level="2"><text:bookmark-start text:name="_adbc34bb07fb06a9fcdba6f84fc4c37a"/>Class Relationship Type<text:bookmark-end text:name="_adbc34bb07fb06a9fcdba6f84fc4c37a"/><text:span text:style-name="T1"> </text:span><text:alphabetical-index-mark text:string-value=" " text:key1="Relationship Type"/><text:span text:style-name="T1"><text:s/></text:span></text:h>
            </text:list-item>
          </text:list>
        </text:list-item>
      </text:list>
      <text:p text:style-name="Standard">A relationship type defines a type of condition, the relationship, involving related things. A relationship may be asserted within a context as true or false within that context. Each relationship type has a number of &lt;has property&gt; "structured property type" properties which describe the role of the related things with respect to the relationship, values of which uniquely do not change for the life of the relationship. <text:line-break/>A relationship may be true or false within its context (including a timeframe) but is atomic in its truth value.<text:line-break/>Relationships may participate in (be bound to) other relationships and as such bindings involving a relationship may change over time. <text:s/><text:line-break/>The terms for properties of a relationship in a conceptual model are typically verb phrases, connecting the relationship with the related types.<text:line-break/><text:line-break/>[FIBO] A kind of Mediating Thing<text:line-break/><text:line-break/>[IDEAS] TupleType: The Powertype of tuple.<text:line-break/><text:line-break/>[FUML] Association where memberEnd corresponds with &lt;has property&gt;. Note that SMIF relationships are "first class" and may also be considered to correspond to an association class where there are any properties or other relationships referencing the subject relationship.<text:line-break/><text:line-break/>[UML] AssociationClass (note that "end ownership" is meaningless in SMIF).<text:line-break/><text:line-break/>[Guizzardi2015] Relator: endurants of a special kind, with the power of connecting (mediating) other endurants. Note: Guissardi "mediation" corresponds with relationship properties.<text:line-break/><text:line-break/><text:line-break/></text:p>
      <text:p text:style-name="P7"><text:span text:style-name="Intense_20_Emphasis"><text:span text:style-name="T2">Direct Supertypes</text:span></text:span></text:p>
      <text:p text:style-name="P14"><text:a xlink:type="simple" xlink:href="#_3b0c6b335aca4015ef569068da1bec31" text:style-name="Internet_20_link" text:visited-style-name="Visited_20_Internet_20_Link">Property Owner Type</text:a>, <text:a xlink:type="simple" xlink:href="#_50241f5936e61055293ca95f860768d8" text:style-name="Internet_20_link" text:visited-style-name="Visited_20_Internet_20_Link">Situation Type</text:a></text:p>
      <text:p text:style-name="P7"><text:span text:style-name="Intense_20_Emphasis"><text:span text:style-name="T2">Associations</text:span></text:span></text:p>
      <text:p text:style-name="P15"><draw:frame text:anchor-type="as-char" draw:z-index="226" draw:style-name="gr1" draw:text-style-name="P19" svg:width="0.1669in" svg:height="0.1669in"><draw:image xlink:href="Pictures/10000000000000100000001017869183F68EC9F6.png" xlink:type="simple" xlink:show="embed" xlink:actuate="onLoad"><text:p/></draw:image></draw:frame> &lt;&lt;Sufficient&gt;&gt;&lt;&lt;Restriction&gt;&gt; : <text:a xlink:type="simple" xlink:href="#_f7a7f80baaeb7cc3f36c45e96eacd166" text:style-name="Internet_20_link" text:visited-style-name="Visited_20_Internet_20_Link">Relationship</text:a> [*] <text:s text:c="2"/><text:span text:style-name="T3">Redefines</text:span>: categorizes:<text:a xlink:type="simple" xlink:href="#_a52cb0ff6e414b3170b58afe10b6afcb" text:style-name="Internet_20_link" text:visited-style-name="Visited_20_Internet_20_Link">Thing</text:a> <text:s text:c="3"/></text:p>
      <text:p text:style-name="Standard"/>
      <text:p text:style-name="P13"/>
      <text:list xml:id="list104640474516844" text:continue-numbering="true" text:style-name="WWNum1">
        <text:list-item>
          <text:h text:style-name="P5" text:outline-level="1">SMIF Conceptual Model::Rules</text:h>
        </text:list-item>
      </text:list>
      <text:p text:style-name="Text_20_body">Rules define constraints or behaviors that are asserted in specified context.</text:p>
      <text:list xml:id="list104642137779967" text:continue-numbering="true" text:style-name="WWNum1">
        <text:list-item>
          <text:list>
            <text:list-item>
              <text:h text:style-name="P1" text:outline-level="2">Diagram: General Rules</text:h>
            </text:list-item>
          </text:list>
        </text:list-item>
      </text:list>
      <text:p text:style-name="P9"><draw:frame text:anchor-type="as-char" draw:z-index="227" draw:name="Picture -1592699881.emf" draw:style-name="gr1" draw:text-style-name="P19" svg:width="6.7669in" svg:height="4.0587in"><draw:image xlink:href="Pictures/2000010900002FDB000026491B237C95E137362E.wmf" xlink:type="simple" xlink:show="embed" xlink:actuate="onLoad"><text:p/></draw:image></draw:frame></text:p>
      <text:list xml:id="list104642304807190" text:continue-list="list104641613611863" text:style-name="WWNum18">
        <text:list-item>
          <text:p text:style-name="P2">General Rules</text:p>
        </text:list-item>
      </text:list>
      <text:list xml:id="list104640514771577" text:continue-list="list104642137779967" text:style-name="WWNum1">
        <text:list-item>
          <text:list>
            <text:list-item>
              <text:h text:style-name="P1" text:outline-level="2"><text:soft-page-break/>Diagram: Property Constraints</text:h>
            </text:list-item>
          </text:list>
        </text:list-item>
      </text:list>
      <text:p text:style-name="P9"><draw:frame text:anchor-type="as-char" draw:z-index="228" draw:name="Picture 696642590.emf" draw:style-name="gr1" draw:text-style-name="P19" svg:width="6.7669in" svg:height="6.0587in"><draw:image xlink:href="Pictures/20000189000039D10000450312F7397D71771822.wmf" xlink:type="simple" xlink:show="embed" xlink:actuate="onLoad"><text:p/></draw:image></draw:frame></text:p>
      <text:list xml:id="list104640342363607" text:continue-list="list104642304807190" text:style-name="WWNum18">
        <text:list-item>
          <text:p text:style-name="P2">Property Constraints</text:p>
        </text:list-item>
      </text:list>
      <text:p text:style-name="Text_20_body">This diagram focuses on rules about properties.</text:p>
      <text:list xml:id="list104641118616297" text:continue-list="list104640514771577" text:style-name="WWNum1">
        <text:list-item>
          <text:list>
            <text:list-item>
              <text:h text:style-name="P1" text:outline-level="2"><text:soft-page-break/>Diagram: Rules in Context</text:h>
            </text:list-item>
          </text:list>
        </text:list-item>
      </text:list>
      <text:p text:style-name="P9"><draw:frame text:anchor-type="as-char" draw:z-index="229" draw:name="Picture -354185556.emf" draw:style-name="gr1" draw:text-style-name="P19" svg:width="6.6087in" svg:height="6.1504in"><draw:image xlink:href="Pictures/200000B7000029470000333827ACDE256AC33136.wmf" xlink:type="simple" xlink:show="embed" xlink:actuate="onLoad"><text:p/></draw:image></draw:frame></text:p>
      <text:list xml:id="list104640833336782" text:continue-list="list104640342363607" text:style-name="WWNum18">
        <text:list-item>
          <text:p text:style-name="P2">Rules in Context</text:p>
        </text:list-item>
      </text:list>
      <text:p text:style-name="Text_20_body">This diagram shows how rules are propositions that may be asserted within any context to apply to any other context, thus realizing the "open world assumption".</text:p>
      <text:list xml:id="list104642121726646" text:continue-list="list104641118616297" text:style-name="WWNum1">
        <text:list-item>
          <text:list>
            <text:list-item>
              <text:h text:style-name="P1" text:outline-level="2"><text:soft-page-break/>Diagram: Rules Summary</text:h>
            </text:list-item>
          </text:list>
        </text:list-item>
      </text:list>
      <text:p text:style-name="P9"><draw:frame text:anchor-type="as-char" draw:z-index="230" draw:name="Picture 1195746072.emf" draw:style-name="gr1" draw:text-style-name="P19" svg:width="6.7669in" svg:height="7.5669in"><draw:image xlink:href="Pictures/2000023C00003851000053F1FA5B766F82F0B7D7.wmf" xlink:type="simple" xlink:show="embed" xlink:actuate="onLoad"><text:p/></draw:image></draw:frame></text:p>
      <text:list xml:id="list104641455320178" text:continue-list="list104640833336782" text:style-name="WWNum18">
        <text:list-item>
          <text:p text:style-name="P2">Rules Summary</text:p>
        </text:list-item>
      </text:list>
      <text:p text:style-name="Text_20_body">This diagram shown a summary of the primary rules.</text:p>
      <text:list xml:id="list104640704350697" text:continue-list="list104642121726646" text:style-name="WWNum1">
        <text:list-item>
          <text:list>
            <text:list-item>
              <text:h text:style-name="P1" text:outline-level="2"><text:soft-page-break/>Diagram: Type Constraints</text:h>
            </text:list-item>
          </text:list>
        </text:list-item>
      </text:list>
      <text:p text:style-name="P9"><draw:frame text:anchor-type="as-char" draw:z-index="231" draw:name="Picture 759495079.emf" draw:style-name="gr1" draw:text-style-name="P19" svg:width="6.7669in" svg:height="5.9087in"><draw:image xlink:href="Pictures/200001A700003B3F00004503E1B5A26785782758.wmf" xlink:type="simple" xlink:show="embed" xlink:actuate="onLoad"><text:p/></draw:image></draw:frame></text:p>
      <text:list xml:id="list104640680032743" text:continue-list="list104641455320178" text:style-name="WWNum18">
        <text:list-item>
          <text:p text:style-name="P2">Type Constraints</text:p>
        </text:list-item>
      </text:list>
      <text:p text:style-name="Text_20_body">This diagram focuses on rules about types (note that property types are also types).</text:p>
      <text:p text:style-name="Standard"><text:s/></text:p>
      <text:p text:style-name="Standard"/>
      <text:list xml:id="list104641030120291" text:continue-list="list104640704350697" text:style-name="WWNum1">
        <text:list-item>
          <text:list>
            <text:list-item>
              <text:h text:style-name="P1" text:outline-level="2"><text:bookmark-start text:name="_427524974c4369f7794806aec01e4e88"/>Class Conditional<text:bookmark-end text:name="_427524974c4369f7794806aec01e4e88"/><text:span text:style-name="T1"> </text:span><text:alphabetical-index-mark text:string-value=" " text:key1="Conditional"/><text:span text:style-name="T1"><text:s/></text:span></text:h>
            </text:list-item>
          </text:list>
        </text:list-item>
      </text:list>
      <text:p text:style-name="Standard">Anything with a condition defined by an expression.</text:p>
      <text:p text:style-name="P7"><text:span text:style-name="Intense_20_Emphasis"><text:span text:style-name="T2">Attributes</text:span></text:span></text:p>
      <text:p text:style-name="P8"><draw:frame text:anchor-type="as-char" draw:z-index="232" draw:style-name="gr2" draw:text-style-name="P19" svg:width="0.1669in" svg:height="0.1669in"><draw:image xlink:href="Pictures/100000000000001000000010A0E036F24716B2CB.png" xlink:type="simple" xlink:show="embed" xlink:actuate="onLoad"><text:p/></draw:image></draw:frame> condition<text:alphabetical-index-mark text:string-value=" " text:key1="condition"/> : <text:a xlink:type="simple" xlink:href="#_f9bba899ada544a47c36bb071e9024f5" text:style-name="Internet_20_link" text:visited-style-name="Visited_20_Internet_20_Link">Expression Node</text:a> [0..1]</text:p>
      <text:p text:style-name="P18">Condition that must be TRUE for an element to be asserted. All values other than "TRUE" are FALSE.</text:p>
      <text:p text:style-name="Standard"/>
      <text:list xml:id="list104640361929616" text:continue-numbering="true" text:style-name="WWNum1">
        <text:list-item>
          <text:list>
            <text:list-item>
              <text:h text:style-name="P1" text:outline-level="2"><text:bookmark-start text:name="_3d425949001fb1cb0502a6157c8cf51e"/><text:soft-page-break/>Class Conditional Rule<text:bookmark-end text:name="_3d425949001fb1cb0502a6157c8cf51e"/><text:span text:style-name="T1"> </text:span><text:alphabetical-index-mark text:string-value=" " text:key1="Conditional Rule"/><text:span text:style-name="T1"><text:s/></text:span></text:h>
            </text:list-item>
          </text:list>
        </text:list-item>
      </text:list>
      <text:p text:style-name="Standard">A rule with a general expression as a condition that applies to what the rule &lt;constrains&gt;. Where asserted, the condition must be true.<text:line-break/>[UML] Constraint where "context" corresponds with &lt;holds within&gt; and "constrainedElement" corresponds with "constrains". "specification" corresponds with "condition".</text:p>
      <text:p text:style-name="P7"><text:span text:style-name="Intense_20_Emphasis"><text:span text:style-name="T2">Direct Supertypes</text:span></text:span></text:p>
      <text:p text:style-name="P14"><text:a xlink:type="simple" xlink:href="#_427524974c4369f7794806aec01e4e88" text:style-name="Internet_20_link" text:visited-style-name="Visited_20_Internet_20_Link">Conditional</text:a>, <text:a xlink:type="simple" xlink:href="#_82919e40af9ad2e13647e9d37bbf0956" text:style-name="Internet_20_link" text:visited-style-name="Visited_20_Internet_20_Link">Rule</text:a></text:p>
      <text:p text:style-name="Standard"/>
      <text:list xml:id="list104640974657027" text:continue-numbering="true" text:style-name="WWNum1">
        <text:list-item>
          <text:list>
            <text:list-item>
              <text:h text:style-name="P1" text:outline-level="2"><text:bookmark-start text:name="_507049575ebfa9f535e8f25db14a0760"/>Class Covering Constraint<text:bookmark-end text:name="_507049575ebfa9f535e8f25db14a0760"/><text:span text:style-name="T1"> </text:span><text:alphabetical-index-mark text:string-value=" " text:key1="Covering Constraint"/><text:span text:style-name="T1"><text:s/></text:span></text:h>
            </text:list-item>
          </text:list>
        </text:list-item>
      </text:list>
      <text:p text:style-name="Standard">A constraint that the extent (&lt;categorizes&gt; things) of the &lt;constrains&gt; type is equivalent to the union of the extents of the &lt;is covered by&gt; types.<text:line-break/>[UML] GeneralizationSet with isCovering=TRUE. "constrains" corresponds with the common "general" of each Generalization". "is covered by" corresponds with each "special" of each generalization.</text:p>
      <text:p text:style-name="P7"><text:span text:style-name="Intense_20_Emphasis"><text:span text:style-name="T2">Direct Supertypes</text:span></text:span></text:p>
      <text:p text:style-name="P14"><text:a xlink:type="simple" xlink:href="#_ded47679f07683882f8f128d6911711a" text:style-name="Internet_20_link" text:visited-style-name="Visited_20_Internet_20_Link">Type Constraint</text:a></text:p>
      <text:p text:style-name="P7"><text:span text:style-name="Intense_20_Emphasis"><text:span text:style-name="T2">Associations</text:span></text:span></text:p>
      <text:p text:style-name="P15"><draw:frame text:anchor-type="as-char" draw:z-index="233" draw:style-name="gr1" draw:text-style-name="P19" svg:width="0.1669in" svg:height="0.1669in"><draw:image xlink:href="Pictures/10000000000000100000001017869183F68EC9F6.png" xlink:type="simple" xlink:show="embed" xlink:actuate="onLoad"><text:p/></draw:image></draw:frame> <text:s/>is covered by<text:alphabetical-index-mark text:string-value=" " text:key1="is covered by"/> : <text:a xlink:type="simple" xlink:href="#_dfe1514224ca21cedba7b2b29802db50" text:style-name="Internet_20_link" text:visited-style-name="Visited_20_Internet_20_Link">Type</text:a> [*] </text:p>
      <text:p text:style-name="Standard"><text:tab/><text:span text:style-name="T3">through association:</text:span> <text:a xlink:type="simple" xlink:href="#_a1274ebc0020cb18816512f705fdac69" text:style-name="Internet_20_link" text:visited-style-name="Visited_20_Internet_20_Link"><text:span text:style-name="T4">Covering Constraint</text:span></text:a> </text:p>
      <text:p text:style-name="P17">A type covered by a covering constraint.<text:line-break/><text:line-break/>The &lt;constrains&gt; type must be a direct supertype of all &lt;is covered by&gt; types.<text:line-break/></text:p>
      <text:p text:style-name="Standard"/>
      <text:list xml:id="list104642312949445" text:continue-numbering="true" text:style-name="WWNum1">
        <text:list-item>
          <text:list>
            <text:list-item>
              <text:h text:style-name="P1" text:outline-level="2"><text:bookmark-start text:name="_a1274ebc0020cb18816512f705fdac69"/>Association Covering Constraint<text:bookmark-end text:name="_a1274ebc0020cb18816512f705fdac69"/><text:span text:style-name="T1"> </text:span><text:alphabetical-index-mark text:string-value=" " text:key1="Covering Constraint"/><text:span text:style-name="T1"><text:s/></text:span></text:h>
            </text:list-item>
          </text:list>
        </text:list-item>
      </text:list>
      <text:p text:style-name="Standard">Relationship defining the types covered by a covering constraint.</text:p>
      <text:p text:style-name="P7"><text:span text:style-name="Intense_20_Emphasis"><text:span text:style-name="T2">Association Ends</text:span></text:span></text:p>
      <text:p text:style-name="P16"><draw:frame text:anchor-type="as-char" draw:z-index="234" draw:style-name="gr1" draw:text-style-name="P19" svg:width="0.1669in" svg:height="0.1669in"><draw:image xlink:href="Pictures/10000000000000100000001017869183F68EC9F6.png" xlink:type="simple" xlink:show="embed" xlink:actuate="onLoad"><text:p/></draw:image></draw:frame> is covered by<text:alphabetical-index-mark text:string-value=" " text:key1="is covered by"/> : <text:a xlink:type="simple" xlink:href="#_dfe1514224ca21cedba7b2b29802db50" text:style-name="Internet_20_link" text:visited-style-name="Visited_20_Internet_20_Link">Type</text:a> [*] </text:p>
      <text:p text:style-name="P17">A type covered by a covering constraint.<text:line-break/><text:line-break/>The &lt;constrains&gt; type must be a direct supertype of all &lt;is covered by&gt; types.<text:line-break/></text:p>
      <text:p text:style-name="P16"><draw:frame text:anchor-type="as-char" draw:z-index="235" draw:style-name="gr1" draw:text-style-name="P19" svg:width="0.1669in" svg:height="0.1669in"><draw:image xlink:href="Pictures/10000000000000100000001017869183F68EC9F6.png" xlink:type="simple" xlink:show="embed" xlink:actuate="onLoad"><text:p/></draw:image></draw:frame> has covering<text:alphabetical-index-mark text:string-value=" " text:key1="has covering"/> : <text:a xlink:type="simple" xlink:href="#_507049575ebfa9f535e8f25db14a0760" text:style-name="Internet_20_link" text:visited-style-name="Visited_20_Internet_20_Link">Covering Constraint</text:a> [*] </text:p>
      <text:p text:style-name="P17">Covering constraints of a type.</text:p>
      <text:p text:style-name="Standard"/>
      <text:list xml:id="list104641904144253" text:continue-numbering="true" text:style-name="WWNum1">
        <text:list-item>
          <text:list>
            <text:list-item>
              <text:h text:style-name="P1" text:outline-level="2"><text:bookmark-start text:name="_141639bfc7d23be7f533db476cadd0ff"/>Class Disjoint<text:bookmark-end text:name="_141639bfc7d23be7f533db476cadd0ff"/><text:span text:style-name="T1"> </text:span><text:alphabetical-index-mark text:string-value=" " text:key1="Disjoint"/><text:span text:style-name="T1"><text:s/></text:span></text:h>
            </text:list-item>
          </text:list>
        </text:list-item>
      </text:list>
      <text:p text:style-name="Standard">Disjoint is a rule that the things denoted by what the rule &lt;constrains&gt; do not and may not denote any of the same set of things.<text:line-break/>When applied to a context (including types) all elements contextualized are included in the set of disjoint individuals.<text:line-break/><text:line-break/>[FIBO] Mutually Exclusive sets<text:line-break/><text:line-break/>[IDEAS] PartitionOfSetOfDisjointIndividuals: A FusionOfSetOfIndividuals whose fusioned Type is a SetOfDisjointIndividuals.<text:line-break/><text:soft-page-break/><text:line-break/>[UML] [UML] GeneralizationSet with isDisjoint=TRUE. "constrains" corresponds with <text:s/>"is covered by" <text:s/>of each "special" of each generalization. Note the SMIF does not require that disjoint elements have a common supertype, one may be inferred for UML mapping.<text:line-break/><text:line-break/>[OWL: Union(DisjointClasses, DisjointObjectProperties, DisjointDataProperties, DifferentIndividuals)<text:line-break/></text:p>
      <text:p text:style-name="P7"><text:span text:style-name="Intense_20_Emphasis"><text:span text:style-name="T2">Direct Supertypes</text:span></text:span></text:p>
      <text:p text:style-name="P14"><text:a xlink:type="simple" xlink:href="#_82919e40af9ad2e13647e9d37bbf0956" text:style-name="Internet_20_link" text:visited-style-name="Visited_20_Internet_20_Link">Rule</text:a></text:p>
      <text:p text:style-name="Standard"/>
      <text:list xml:id="list104640809671268" text:continue-numbering="true" text:style-name="WWNum1">
        <text:list-item>
          <text:list>
            <text:list-item>
              <text:h text:style-name="P1" text:outline-level="2"><text:bookmark-start text:name="_2ec7764a8ba3b29c599c56dc46fe72f6"/>Class Enumerated<text:bookmark-end text:name="_2ec7764a8ba3b29c599c56dc46fe72f6"/><text:span text:style-name="T1"> </text:span><text:alphabetical-index-mark text:string-value=" " text:key1="Enumerated"/><text:span text:style-name="T1"><text:s/></text:span></text:h>
            </text:list-item>
          </text:list>
        </text:list-item>
      </text:list>
      <text:p text:style-name="Standard">The contextualized elements of the &lt;constrains&gt; context is a closed (enumerated) set, it can not be extended. A.K.A. "Closed World Assumption". Elements may not be asserted by any context other than the one specified in &lt;holds within&gt;.<text:line-break/><text:line-break/>[FIBO] Selections of Things<text:line-break/>[FUML] Wen constraining a type, corresponds with [FUML] "Enumeration". SMIF enumerations are not limited to literals. The "ownedLiteral" corresponds with all elements owned by &lt;holds within&gt;.<text:line-break/>[ISO11404] Enumerated: enumerated is a family of datatypes, each of which comprises a finite number of distinguished values having an intrinsic order.<text:line-break/>[OWL] ObjectUnitionOf( DataOneOf, ObjectOneOf )</text:p>
      <text:p text:style-name="P7"><text:span text:style-name="Intense_20_Emphasis"><text:span text:style-name="T2">Direct Supertypes</text:span></text:span></text:p>
      <text:p text:style-name="P14"><text:a xlink:type="simple" xlink:href="#_82919e40af9ad2e13647e9d37bbf0956" text:style-name="Internet_20_link" text:visited-style-name="Visited_20_Internet_20_Link">Rule</text:a></text:p>
      <text:p text:style-name="Standard"/>
      <text:list xml:id="list104640720608259" text:continue-numbering="true" text:style-name="WWNum1">
        <text:list-item>
          <text:list>
            <text:list-item>
              <text:h text:style-name="P1" text:outline-level="2"><text:bookmark-start text:name="_10a243d8b2330fdc0ff939b6c6625e89"/>Class Equivalent<text:bookmark-end text:name="_10a243d8b2330fdc0ff939b6c6625e89"/><text:span text:style-name="T1"> </text:span><text:alphabetical-index-mark text:string-value=" " text:key1="Equivalent"/><text:span text:style-name="T1"><text:s/></text:span></text:h>
            </text:list-item>
          </text:list>
        </text:list-item>
      </text:list>
      <text:p text:style-name="Standard">Equivalent is a rule that the things the rule &lt;constraints&gt; denote the same set of things. When applied to a context (including types) each thing the context contextualizes is included in the set of equivalent things.<text:line-break/><text:line-break/>Related to*: <text:s/>[ISO 1087] synonymy: relation between or among terms (3.4.3) in a given language representing the same concept (3.2.1)<text:line-break/><text:line-break/>Related to*: [ISO 1087] equivalence: relation between designations (3.4.1) in different languages representing the same concept (3.2.1)<text:line-break/><text:line-break/>* SMIF relates concepts, not terms. synonymy may also be represented by multiple terms for the same concept.<text:line-break/><text:line-break/>[OWL] Union( SameIndividual, EquivalentClasses, EquivalentObjectProperties, EquivalentDataProperties)</text:p>
      <text:p text:style-name="P7"><text:span text:style-name="Intense_20_Emphasis"><text:span text:style-name="T2">Direct Supertypes</text:span></text:span></text:p>
      <text:p text:style-name="P14"><text:a xlink:type="simple" xlink:href="#_82919e40af9ad2e13647e9d37bbf0956" text:style-name="Internet_20_link" text:visited-style-name="Visited_20_Internet_20_Link">Rule</text:a></text:p>
      <text:p text:style-name="Standard"/>
      <text:list xml:id="list104641340004207" text:continue-numbering="true" text:style-name="WWNum1">
        <text:list-item>
          <text:list>
            <text:list-item>
              <text:h text:style-name="P1" text:outline-level="2"><text:bookmark-start text:name="_5a628eea0bece484dee7d3b72103afa0"/>Class Facet Classification Constraint<text:bookmark-end text:name="_5a628eea0bece484dee7d3b72103afa0"/><text:span text:style-name="T1"> </text:span><text:alphabetical-index-mark text:string-value=" " text:key1="Facet Classification Constraint"/><text:span text:style-name="T1"><text:s/></text:span></text:h>
            </text:list-item>
          </text:list>
        </text:list-item>
      </text:list>
      <text:p text:style-name="Standard">A Facet Classification Constraint asserts that the specialized type is "non rigid" with respect to the general (rigid) type - that is the &lt;has specific&gt; type may change over the lifetime of instances of the &lt;has general&gt; type. The &lt;has specific&gt; type will be inferred to be a Facet. e.g. "Registered voter" is a facet of a person. <text:line-break/><text:line-break/>[FIBO] isPlayedBy</text:p>
      <text:p text:style-name="P7"><text:span text:style-name="Intense_20_Emphasis"><text:span text:style-name="T2">Direct Supertypes</text:span></text:span></text:p>
      <text:p text:style-name="P14"><text:a xlink:type="simple" xlink:href="#_5f3998cf1a072f724861db93cee66cbf" text:style-name="Internet_20_link" text:visited-style-name="Visited_20_Internet_20_Link">Generalization Constraint</text:a></text:p>
      <text:p text:style-name="P7"><text:soft-page-break/><text:span text:style-name="Intense_20_Emphasis"><text:span text:style-name="T2">Associations</text:span></text:span></text:p>
      <text:p text:style-name="P15"><draw:frame text:anchor-type="as-char" draw:z-index="236" draw:style-name="gr1" draw:text-style-name="P19" svg:width="0.1669in" svg:height="0.1669in"><draw:image xlink:href="Pictures/10000000000000100000001017869183F68EC9F6.png" xlink:type="simple" xlink:show="embed" xlink:actuate="onLoad"><text:p/></draw:image></draw:frame> &lt;&lt;Sufficient&gt;&gt; : <text:a xlink:type="simple" xlink:href="#_3b2e69eb6121d1e3a1180bbe8ee64013" text:style-name="Internet_20_link" text:visited-style-name="Visited_20_Internet_20_Link">Facet</text:a> <text:s text:c="2"/><text:span text:style-name="T3">Redefines</text:span>: has specific:<text:a xlink:type="simple" xlink:href="#_dfe1514224ca21cedba7b2b29802db50" text:style-name="Internet_20_link" text:visited-style-name="Visited_20_Internet_20_Link">Type</text:a> <text:s text:c="3"/></text:p>
      <text:p text:style-name="Standard"/>
      <text:list xml:id="list104640482417761" text:continue-numbering="true" text:style-name="WWNum1">
        <text:list-item>
          <text:list>
            <text:list-item>
              <text:h text:style-name="P1" text:outline-level="2"><text:bookmark-start text:name="_d7269c662fe37a3e417f52a430bbe220"/>Association Generalization<text:bookmark-end text:name="_d7269c662fe37a3e417f52a430bbe220"/><text:span text:style-name="T1"> </text:span><text:alphabetical-index-mark text:string-value=" " text:key1="Generalization"/><text:span text:style-name="T1"><text:s/></text:span></text:h>
            </text:list-item>
          </text:list>
        </text:list-item>
      </text:list>
      <text:p text:style-name="Standard">Relationship defining the general type of a generalization constraint.<text:line-break/><text:line-break/>[ISO 1087] generic concept: concept (3.2.1) in a generic relation (3.2.21) having the narrower intension (3.2.9)</text:p>
      <text:p text:style-name="P7"><text:span text:style-name="Intense_20_Emphasis"><text:span text:style-name="T2">Association Ends</text:span></text:span></text:p>
      <text:p text:style-name="P16"><draw:frame text:anchor-type="as-char" draw:z-index="237" draw:style-name="gr1" draw:text-style-name="P19" svg:width="0.1669in" svg:height="0.1669in"><draw:image xlink:href="Pictures/10000000000000100000001017869183F68EC9F6.png" xlink:type="simple" xlink:show="embed" xlink:actuate="onLoad"><text:p/></draw:image></draw:frame> has general<text:alphabetical-index-mark text:string-value=" " text:key1="has general"/> : <text:a xlink:type="simple" xlink:href="#_dfe1514224ca21cedba7b2b29802db50" text:style-name="Internet_20_link" text:visited-style-name="Visited_20_Internet_20_Link">Type</text:a> [1] <text:s text:c="2"/><text:span text:style-name="T3">Redefines</text:span>: has specific: <text:a xlink:type="simple" xlink:href="#_dfe1514224ca21cedba7b2b29802db50" text:style-name="Internet_20_link" text:visited-style-name="Visited_20_Internet_20_Link">Type</text:a> <text:s text:c="3"/></text:p>
      <text:p text:style-name="P17">The general type in the Generalization rule.<text:line-break/><text:line-break/>[ISO 1087] concept (3.2.1) in a generic relation (3.2.21) having the broader intension (3.2.9)<text:line-break/><text:line-break/>[FUML] General (Where redefines is false or not defined)<text:line-break/>[FUML] RedefinableElement.redefinedElement (Where redefines is true)</text:p>
      <text:p text:style-name="P16"><draw:frame text:anchor-type="as-char" draw:z-index="238" draw:style-name="gr1" draw:text-style-name="P19" svg:width="0.1669in" svg:height="0.1669in"><draw:image xlink:href="Pictures/10000000000000100000001017869183F68EC9F6.png" xlink:type="simple" xlink:show="embed" xlink:actuate="onLoad"><text:p/></draw:image></draw:frame> has specialization<text:alphabetical-index-mark text:string-value=" " text:key1="has specialization"/> : <text:a xlink:type="simple" xlink:href="#_5f3998cf1a072f724861db93cee66cbf" text:style-name="Internet_20_link" text:visited-style-name="Visited_20_Internet_20_Link">Generalization Constraint</text:a> [*] <text:s text:c="2"/><text:span text:style-name="T3">Redefines</text:span>: has specific: <text:a xlink:type="simple" xlink:href="#_dfe1514224ca21cedba7b2b29802db50" text:style-name="Internet_20_link" text:visited-style-name="Visited_20_Internet_20_Link">Type</text:a> <text:s text:c="3"/></text:p>
      <text:p text:style-name="P17">Specialization rules for a type.</text:p>
      <text:p text:style-name="Standard"/>
      <text:list xml:id="list104640484365679" text:continue-numbering="true" text:style-name="WWNum1">
        <text:list-item>
          <text:list>
            <text:list-item>
              <text:h text:style-name="P1" text:outline-level="2"><text:bookmark-start text:name="_5f3998cf1a072f724861db93cee66cbf"/>Class Generalization Constraint<text:bookmark-end text:name="_5f3998cf1a072f724861db93cee66cbf"/><text:span text:style-name="T1"> </text:span><text:alphabetical-index-mark text:string-value=" " text:key1="Generalization Constraint"/><text:span text:style-name="T1"><text:s/></text:span></text:h>
            </text:list-item>
          </text:list>
        </text:list-item>
      </text:list>
      <text:p text:style-name="Standard">A Type Generalization Constraint is a taxonomic relationship between a more general &lt;has general&gt; type and a more specific &lt;has specific&gt; type. Each instance of the specific type is also an instance of the general type. The specific type inherits the properties and rules of the more general type. <text:line-break/>The extent (&lt;categorizes&gt; property) of the specific type is the same as or a subset of the extent of the more general type.<text:line-break/>Note that "multiple inheritance" is supported.<text:line-break/><text:line-break/>[IDEAS] superSubtype: A couple relating two Types which asserts that one type is a subset of the other. <text:line-break/><text:line-break/>[ISO 1087] generic relation: genus-species relation relation between two concepts (3.2.1) where the intension (3.2.9) of one of the concepts includes that of the other concept and at least one additional delimiting characteristic (3.2.7)<text:line-break/><text:line-break/>[FIBO] Inheritance<text:line-break/><text:line-break/>[UML] Generalization<text:line-break/><text:line-break/>[Guizzardi] (Specialization relation): Let F and G be two universals such that F is a specialization of G. Then, for all w ∈ W we have that extw(F) ⊆ extw(G)<text:line-break/><text:line-break/>[OWL] Union(SubClassOf, SubPropertyOf)</text:p>
      <text:p text:style-name="P7"><text:span text:style-name="Intense_20_Emphasis"><text:span text:style-name="T2">Direct Supertypes</text:span></text:span></text:p>
      <text:p text:style-name="P14"><text:a xlink:type="simple" xlink:href="#_ded47679f07683882f8f128d6911711a" text:style-name="Internet_20_link" text:visited-style-name="Visited_20_Internet_20_Link">Type Constraint</text:a></text:p>
      <text:p text:style-name="P7"><text:span text:style-name="Intense_20_Emphasis"><text:span text:style-name="T2">Attributes</text:span></text:span></text:p>
      <text:p text:style-name="P8"><draw:frame text:anchor-type="as-char" draw:z-index="239" draw:style-name="gr2" draw:text-style-name="P19" svg:width="0.1669in" svg:height="0.1669in"><draw:image xlink:href="Pictures/100000000000001000000010A0E036F24716B2CB.png" xlink:type="simple" xlink:show="embed" xlink:actuate="onLoad"><text:p/></draw:image></draw:frame> redefines<text:alphabetical-index-mark text:string-value=" " text:key1="redefines"/> : <text:a xlink:type="simple" xlink:href="#_6119a00b0834641b9fe3f5ae9f58237f" text:style-name="Internet_20_link" text:visited-style-name="Visited_20_Internet_20_Link">Boolean</text:a></text:p>
      <text:p text:style-name="P18">Defines the generalization as a redefinition, subsuming the more general type in the definitional context.<text:line-break/><text:line-break/>Where &lt;redefines&gt; is true the more specific type subsumes the more general type in the definition context. In this case the more general and more specific sets are equivalent. A type may be redefined multiple times, as long as it is unambiguous which definition applies for a particular instance.<text:line-break/><text:soft-page-break/><text:line-break/>Where &lt;redefines&gt; is false or not defined the more specific type represents a subset of the more general property.<text:line-break/><text:line-break/>Redefinition is most often used with properties (as defined in UML) but may also be applied to other types.</text:p>
      <text:p text:style-name="P7"><text:span text:style-name="Intense_20_Emphasis"><text:span text:style-name="T2">Associations</text:span></text:span></text:p>
      <text:p text:style-name="P15"><draw:frame text:anchor-type="as-char" draw:z-index="240" draw:style-name="gr1" draw:text-style-name="P19" svg:width="0.1669in" svg:height="0.1669in"><draw:image xlink:href="Pictures/10000000000000100000001017869183F68EC9F6.png" xlink:type="simple" xlink:show="embed" xlink:actuate="onLoad"><text:p/></draw:image></draw:frame> <text:s/>has general<text:alphabetical-index-mark text:string-value=" " text:key1="has general"/> : <text:a xlink:type="simple" xlink:href="#_dfe1514224ca21cedba7b2b29802db50" text:style-name="Internet_20_link" text:visited-style-name="Visited_20_Internet_20_Link">Type</text:a> [1] </text:p>
      <text:p text:style-name="Standard"><text:tab/><text:span text:style-name="T3">through association:</text:span> <text:a xlink:type="simple" xlink:href="#_d7269c662fe37a3e417f52a430bbe220" text:style-name="Internet_20_link" text:visited-style-name="Visited_20_Internet_20_Link"><text:span text:style-name="T4">Generalization</text:span></text:a> </text:p>
      <text:p text:style-name="P17">The general type in the Generalization rule.<text:line-break/><text:line-break/>[ISO 1087] concept (3.2.1) in a generic relation (3.2.21) having the broader intension (3.2.9)<text:line-break/><text:line-break/>[FUML] General (Where redefines is false or not defined)<text:line-break/>[FUML] RedefinableElement.redefinedElement (Where redefines is true)</text:p>
      <text:p text:style-name="P15"><draw:frame text:anchor-type="as-char" draw:z-index="241" draw:style-name="gr1" draw:text-style-name="P19" svg:width="0.1669in" svg:height="0.1669in"><draw:image xlink:href="Pictures/10000000000000100000001017869183F68EC9F6.png" xlink:type="simple" xlink:show="embed" xlink:actuate="onLoad"><text:p/></draw:image></draw:frame> <text:s/>has specific<text:alphabetical-index-mark text:string-value=" " text:key1="has specific"/> : <text:a xlink:type="simple" xlink:href="#_dfe1514224ca21cedba7b2b29802db50" text:style-name="Internet_20_link" text:visited-style-name="Visited_20_Internet_20_Link">Type</text:a> [1] <text:s text:c="2"/><text:span text:style-name="T3">Redefines</text:span>: constrains:<text:a xlink:type="simple" xlink:href="#_eb8398b5a178c638b98597120ec51c4d" text:style-name="Internet_20_link" text:visited-style-name="Visited_20_Internet_20_Link">Identifiable Entity</text:a> <text:s text:c="3"/></text:p>
      <text:p text:style-name="Standard"><text:tab/><text:span text:style-name="T3">through association:</text:span> <text:a xlink:type="simple" xlink:href="#_41c2b6fb1f0e7f7bc2f2e429d762af6f" text:style-name="Internet_20_link" text:visited-style-name="Visited_20_Internet_20_Link"><text:span text:style-name="T4">Specialization</text:span></text:a> </text:p>
      <text:p text:style-name="P17">The specific type in a generalization rule.<text:line-break/>[ISO 1087] generic concept: concept (3.2.1) in a generic relation (3.2.21) having the narrower intension (3.2.9)<text:line-break/>[FUML] specific<text:line-break/>[ISO11404] A subtype is a datatype derived from an existing datatype, designated the base datatype, by restricting the value space to a subset of that of the base datatype whilst maintaining all characterizing operations. Subtypes<text:line-break/>are created by a kind of datatype generator which is unusual in that its only function is to define the relationship between the value spaces of the base datatype and the subtype.<text:line-break/>[OWL] Union( rdfs:subClassOf, SubObjectPropertyOf, SubDataPropertyOf)</text:p>
      <text:p text:style-name="Standard"/>
      <text:list xml:id="list104640748979571" text:continue-numbering="true" text:style-name="WWNum1">
        <text:list-item>
          <text:list>
            <text:list-item>
              <text:h text:style-name="P1" text:outline-level="2"><text:bookmark-start text:name="_4ff1432ad36ac8beb6cbb7e9323d9f24"/>Class Multiplicity Constraint<text:bookmark-end text:name="_4ff1432ad36ac8beb6cbb7e9323d9f24"/><text:span text:style-name="T1"> </text:span><text:alphabetical-index-mark text:string-value=" " text:key1="Multiplicity Constraint"/><text:span text:style-name="T1"><text:s/></text:span></text:h>
            </text:list-item>
          </text:list>
        </text:list-item>
      </text:list>
      <text:p text:style-name="Standard">A Multiplicity constraint constrains the number of bindings &lt;multiplicity of&gt; types (including property types) may have in a particular instance of the constrained type. <text:line-break/><text:line-break/>For a property type, The number of instances bound to a property for the set of instances bound to &lt;with respect to&gt; shall be limited by the minimum and maximum number of the multiplicity. <text:line-break/><text:line-break/>For non-property types, the multiplicity shall apply to the extent of the type as described by &lt;classifies&gt;.<text:line-break/><text:line-break/>[IDEAS] superSubType<text:line-break/><text:line-break/>[FUML] MultiplicityElement: Note: Multiplicity Constraint constraining a type has semantics included in to UML MultiplicityElement.<text:line-break/><text:line-break/>[OWL] Union(ObjectMaxCardinality, ObjectMinCardinality, ObjectExactCardinality, DataMaxCardinality, DataMinCardinality, DataExactCardinality)</text:p>
      <text:p text:style-name="P7"><text:span text:style-name="Intense_20_Emphasis"><text:span text:style-name="T2">Direct Supertypes</text:span></text:span></text:p>
      <text:p text:style-name="P14"><text:a xlink:type="simple" xlink:href="#_ded47679f07683882f8f128d6911711a" text:style-name="Internet_20_link" text:visited-style-name="Visited_20_Internet_20_Link">Type Constraint</text:a></text:p>
      <text:p text:style-name="P7"><text:span text:style-name="Intense_20_Emphasis"><text:span text:style-name="T2">Attributes</text:span></text:span></text:p>
      <text:p text:style-name="P8"><draw:frame text:anchor-type="as-char" draw:z-index="242" draw:style-name="gr2" draw:text-style-name="P19" svg:width="0.1669in" svg:height="0.1669in"><draw:image xlink:href="Pictures/100000000000001000000010A0E036F24716B2CB.png" xlink:type="simple" xlink:show="embed" xlink:actuate="onLoad"><text:p/></draw:image></draw:frame> mininum number<text:alphabetical-index-mark text:string-value=" " text:key1="mininum number"/> : <text:a xlink:type="simple" xlink:href="#_d068c29ee23c67e75451ad1669cdb87b" text:style-name="Internet_20_link" text:visited-style-name="Visited_20_Internet_20_Link">Integer</text:a> [0..1]</text:p>
      <text:p text:style-name="P18">Minimum number in a set as constrained by a multiplicity.<text:line-break/>[FUML] MultiplicityElement.lowerValue<text:line-break/>[OWL] MinCardinality</text:p>
      <text:p text:style-name="P8"><draw:frame text:anchor-type="as-char" draw:z-index="243" draw:style-name="gr2" draw:text-style-name="P19" svg:width="0.1669in" svg:height="0.1669in"><draw:image xlink:href="Pictures/100000000000001000000010A0E036F24716B2CB.png" xlink:type="simple" xlink:show="embed" xlink:actuate="onLoad"><text:p/></draw:image></draw:frame> maximum number<text:alphabetical-index-mark text:string-value=" " text:key1="maximum number"/> : <text:a xlink:type="simple" xlink:href="#_d068c29ee23c67e75451ad1669cdb87b" text:style-name="Internet_20_link" text:visited-style-name="Visited_20_Internet_20_Link">Integer</text:a> [0..1]</text:p>
      <text:p text:style-name="P18"><text:soft-page-break/>Maximum number in a set as constrained by a multiplicity.<text:line-break/>[FUML] MultiplicityElement.upperValue<text:line-break/>[OWL] maxCardinality</text:p>
      <text:p text:style-name="P8"><draw:frame text:anchor-type="as-char" draw:z-index="244" draw:style-name="gr2" draw:text-style-name="P19" svg:width="0.1669in" svg:height="0.1669in"><draw:image xlink:href="Pictures/100000000000001000000010A0E036F24716B2CB.png" xlink:type="simple" xlink:show="embed" xlink:actuate="onLoad"><text:p/></draw:image></draw:frame> at once<text:alphabetical-index-mark text:string-value=" " text:key1="at once"/> : <text:a xlink:type="simple" xlink:href="#_b060823e66d947b1a1791c4970f48631" text:style-name="Internet_20_link" text:visited-style-name="Visited_20_Internet_20_Link">Boolean</text:a> = true</text:p>
      <text:p text:style-name="P18">When at once is true, the constraint applies for each snapshot in time but not across snapshots (e.g. a car can have at most one driver at a time). When at once is false the constraint applies across all time (e.g. a person has exactly one birth mother across all time).</text:p>
      <text:p text:style-name="P8"><draw:frame text:anchor-type="as-char" draw:z-index="245" draw:style-name="gr2" draw:text-style-name="P19" svg:width="0.1669in" svg:height="0.1669in"><draw:image xlink:href="Pictures/100000000000001000000010A0E036F24716B2CB.png" xlink:type="simple" xlink:show="embed" xlink:actuate="onLoad"><text:p/></draw:image></draw:frame> is sufficent<text:alphabetical-index-mark text:string-value=" " text:key1="is sufficent"/> : <text:a xlink:type="simple" xlink:href="#_b060823e66d947b1a1791c4970f48631" text:style-name="Internet_20_link" text:visited-style-name="Visited_20_Internet_20_Link">Boolean</text:a></text:p>
      <text:p text:style-name="P18">One of the set of sufficient conditions that will infer the type designated in &lt;constrains&gt;.</text:p>
      <text:p text:style-name="P7"><text:span text:style-name="Intense_20_Emphasis"><text:span text:style-name="T2">Associations</text:span></text:span></text:p>
      <text:p text:style-name="P15"><draw:frame text:anchor-type="as-char" draw:z-index="246" draw:style-name="gr1" draw:text-style-name="P19" svg:width="0.1669in" svg:height="0.1669in"><draw:image xlink:href="Pictures/1000000000000010000000105EA3226BB1CE4DE6.png" xlink:type="simple" xlink:show="embed" xlink:actuate="onLoad"><text:p/></draw:image></draw:frame> <text:s/>with respect to<text:alphabetical-index-mark text:string-value=" " text:key1="with respect to"/> : <text:a xlink:type="simple" xlink:href="#_dfe1514224ca21cedba7b2b29802db50" text:style-name="Internet_20_link" text:visited-style-name="Visited_20_Internet_20_Link">Type</text:a> [*] </text:p>
      <text:p text:style-name="Standard"><text:tab/><text:span text:style-name="T3">through association:</text:span> <text:a xlink:type="simple" xlink:href="#_ed0e236e287ed6e0d387f83ba2c70900" text:style-name="Internet_20_link" text:visited-style-name="Visited_20_Internet_20_Link"><text:span text:style-name="T4">Multiplicity Reference</text:span></text:a> </text:p>
      <text:p text:style-name="P17">One or more types or properties that define the "from" side of a multiplicity. <text:line-break/><text:line-break/>Where with respect to is undefined and &lt;multiplicity of&gt; is a property, all properties that are &lt;property of&gt; the same structured type as &lt;multiplicity of&gt; shall be considered the set of &lt;with respect to&gt; properties. <text:s/>I.e. all the "other ends" of a relationship.<text:line-break/><text:line-break/>&lt;with respect to&gt; provides for complex multiplicities across n-ary situations, data structures and relationships. </text:p>
      <text:p text:style-name="P15"><draw:frame text:anchor-type="as-char" draw:z-index="247" draw:style-name="gr1" draw:text-style-name="P19" svg:width="0.1669in" svg:height="0.1669in"><draw:image xlink:href="Pictures/10000000000000100000001017869183F68EC9F6.png" xlink:type="simple" xlink:show="embed" xlink:actuate="onLoad"><text:p/></draw:image></draw:frame> <text:s/>multiplicity of<text:alphabetical-index-mark text:string-value=" " text:key1="multiplicity of"/> : <text:a xlink:type="simple" xlink:href="#_dfe1514224ca21cedba7b2b29802db50" text:style-name="Internet_20_link" text:visited-style-name="Visited_20_Internet_20_Link">Type</text:a> [1] <text:s text:c="2"/><text:span text:style-name="T3">Redefines</text:span>: constrains:<text:a xlink:type="simple" xlink:href="#_eb8398b5a178c638b98597120ec51c4d" text:style-name="Internet_20_link" text:visited-style-name="Visited_20_Internet_20_Link">Identifiable Entity</text:a> <text:s text:c="3"/></text:p>
      <text:p text:style-name="Standard"><text:tab/><text:span text:style-name="T3">through association:</text:span> <text:a xlink:type="simple" xlink:href="#_21d6541333265d82edbd9c7ea84ff00f" text:style-name="Internet_20_link" text:visited-style-name="Visited_20_Internet_20_Link"><text:span text:style-name="T4">Multiplicity Target</text:span></text:a> </text:p>
      <text:p text:style-name="P17">The type or property that is the subject of a multiplicity constraint.</text:p>
      <text:p text:style-name="Standard"/>
      <text:list xml:id="list104640606181492" text:continue-numbering="true" text:style-name="WWNum1">
        <text:list-item>
          <text:list>
            <text:list-item>
              <text:h text:style-name="P1" text:outline-level="2"><text:bookmark-start text:name="_ed0e236e287ed6e0d387f83ba2c70900"/>Association Multiplicity Reference<text:bookmark-end text:name="_ed0e236e287ed6e0d387f83ba2c70900"/><text:span text:style-name="T1"> </text:span><text:alphabetical-index-mark text:string-value=" " text:key1="Multiplicity Reference"/><text:span text:style-name="T1"><text:s/></text:span></text:h>
            </text:list-item>
          </text:list>
        </text:list-item>
      </text:list>
      <text:p text:style-name="Standard">Multiplicity may be defined between things. E.g. there are 2 wheels on a motorcycle. This is most often required where relationships have more than 2 ends. <text:line-break/>Multiplicity reference defines the "from" side of such a multiplicity (e.g. the motorcycle).</text:p>
      <text:p text:style-name="P7"><text:span text:style-name="Intense_20_Emphasis"><text:span text:style-name="T2">Association Ends</text:span></text:span></text:p>
      <text:p text:style-name="P16"><draw:frame text:anchor-type="as-char" draw:z-index="248" draw:style-name="gr1" draw:text-style-name="P19" svg:width="0.1669in" svg:height="0.1669in"><draw:image xlink:href="Pictures/1000000000000010000000105EA3226BB1CE4DE6.png" xlink:type="simple" xlink:show="embed" xlink:actuate="onLoad"><text:p/></draw:image></draw:frame> with respect to<text:alphabetical-index-mark text:string-value=" " text:key1="with respect to"/> : <text:a xlink:type="simple" xlink:href="#_dfe1514224ca21cedba7b2b29802db50" text:style-name="Internet_20_link" text:visited-style-name="Visited_20_Internet_20_Link">Type</text:a> [*] <text:s text:c="2"/><text:span text:style-name="T3">Redefines</text:span>: constrains: <text:a xlink:type="simple" xlink:href="#_eb8398b5a178c638b98597120ec51c4d" text:style-name="Internet_20_link" text:visited-style-name="Visited_20_Internet_20_Link">Identifiable Entity</text:a> <text:s text:c="3"/></text:p>
      <text:p text:style-name="P17">One or more types or properties that define the "from" side of a multiplicity. <text:line-break/><text:line-break/>Where with respect to is undefined and &lt;multiplicity of&gt; is a property, all properties that are &lt;property of&gt; the same structured type as &lt;multiplicity of&gt; shall be considered the set of &lt;with respect to&gt; properties. <text:s/>I.e. all the "other ends" of a relationship.<text:line-break/><text:line-break/>&lt;with respect to&gt; provides for complex multiplicities across n-ary situations, data structures and relationships. </text:p>
      <text:p text:style-name="P16"><draw:frame text:anchor-type="as-char" draw:z-index="249" draw:style-name="gr1" draw:text-style-name="P19" svg:width="0.1669in" svg:height="0.1669in"><draw:image xlink:href="Pictures/1000000000000010000000105EA3226BB1CE4DE6.png" xlink:type="simple" xlink:show="embed" xlink:actuate="onLoad"><text:p/></draw:image></draw:frame> respect of<text:alphabetical-index-mark text:string-value=" " text:key1="respect of"/> : <text:a xlink:type="simple" xlink:href="#_4ff1432ad36ac8beb6cbb7e9323d9f24" text:style-name="Internet_20_link" text:visited-style-name="Visited_20_Internet_20_Link">Multiplicity Constraint</text:a> [*] <text:s text:c="2"/><text:span text:style-name="T3">Redefines</text:span>: constrains: <text:a xlink:type="simple" xlink:href="#_eb8398b5a178c638b98597120ec51c4d" text:style-name="Internet_20_link" text:visited-style-name="Visited_20_Internet_20_Link">Identifiable Entity</text:a> <text:s text:c="3"/></text:p>
      <text:p text:style-name="P17">Multiplicity constraints using a property or type as a &lt;with respect to&gt; reference.</text:p>
      <text:p text:style-name="Standard"/>
      <text:list xml:id="list104641234075449" text:continue-numbering="true" text:style-name="WWNum1">
        <text:list-item>
          <text:list>
            <text:list-item>
              <text:h text:style-name="P1" text:outline-level="2"><text:bookmark-start text:name="_21d6541333265d82edbd9c7ea84ff00f"/>Association Multiplicity Target<text:bookmark-end text:name="_21d6541333265d82edbd9c7ea84ff00f"/><text:span text:style-name="T1"> </text:span><text:alphabetical-index-mark text:string-value=" " text:key1="Multiplicity Target"/><text:span text:style-name="T1"><text:s/></text:span></text:h>
            </text:list-item>
          </text:list>
        </text:list-item>
      </text:list>
      <text:p text:style-name="Standard">Relationship defining the type a multiplicity rule applies to. Note that properties are types and may also have multiplicity constraints.</text:p>
      <text:p text:style-name="P7"><text:span text:style-name="Intense_20_Emphasis"><text:span text:style-name="T2">Direct Supertypes</text:span></text:span></text:p>
      <text:p text:style-name="P14"><text:a xlink:type="simple" xlink:href="#_9562d6c08cbe5eb32022ec9309bb6160" text:style-name="Internet_20_link" text:visited-style-name="Visited_20_Internet_20_Link">Rule Constrains</text:a></text:p>
      <text:p text:style-name="P7"><text:soft-page-break/><text:span text:style-name="Intense_20_Emphasis"><text:span text:style-name="T2">Association Ends</text:span></text:span></text:p>
      <text:p text:style-name="P16"><draw:frame text:anchor-type="as-char" draw:z-index="250" draw:style-name="gr1" draw:text-style-name="P19" svg:width="0.1669in" svg:height="0.1669in"><draw:image xlink:href="Pictures/10000000000000100000001017869183F68EC9F6.png" xlink:type="simple" xlink:show="embed" xlink:actuate="onLoad"><text:p/></draw:image></draw:frame> multiplicity of<text:alphabetical-index-mark text:string-value=" " text:key1="multiplicity of"/> : <text:a xlink:type="simple" xlink:href="#_dfe1514224ca21cedba7b2b29802db50" text:style-name="Internet_20_link" text:visited-style-name="Visited_20_Internet_20_Link">Type</text:a> [1] <text:s text:c="2"/><text:span text:style-name="T3">Redefines</text:span>: constrains: <text:a xlink:type="simple" xlink:href="#_eb8398b5a178c638b98597120ec51c4d" text:style-name="Internet_20_link" text:visited-style-name="Visited_20_Internet_20_Link">Identifiable Entity</text:a> <text:s text:c="3"/></text:p>
      <text:p text:style-name="P17">The type or property that is the subject of a multiplicity constraint.</text:p>
      <text:p text:style-name="P16"><draw:frame text:anchor-type="as-char" draw:z-index="251" draw:style-name="gr1" draw:text-style-name="P19" svg:width="0.1669in" svg:height="0.1669in"><draw:image xlink:href="Pictures/10000000000000100000001017869183F68EC9F6.png" xlink:type="simple" xlink:show="embed" xlink:actuate="onLoad"><text:p/></draw:image></draw:frame> has multiplicity<text:alphabetical-index-mark text:string-value=" " text:key1="has multiplicity"/> : <text:a xlink:type="simple" xlink:href="#_4ff1432ad36ac8beb6cbb7e9323d9f24" text:style-name="Internet_20_link" text:visited-style-name="Visited_20_Internet_20_Link">Multiplicity Constraint</text:a> [*] <text:s text:c="2"/><text:span text:style-name="T3">Redefines</text:span>: constrains: <text:a xlink:type="simple" xlink:href="#_eb8398b5a178c638b98597120ec51c4d" text:style-name="Internet_20_link" text:visited-style-name="Visited_20_Internet_20_Link">Identifiable Entity</text:a> <text:s text:c="3"/></text:p>
      <text:p text:style-name="P17">Multiplicity constraint of a type or property.</text:p>
      <text:p text:style-name="Standard"/>
      <text:list xml:id="list104642155013612" text:continue-numbering="true" text:style-name="WWNum1">
        <text:list-item>
          <text:list>
            <text:list-item>
              <text:h text:style-name="P1" text:outline-level="2"><text:bookmark-start text:name="_91be190e8014514a597300b286148d3e"/>Class Property Constraint<text:bookmark-end text:name="_91be190e8014514a597300b286148d3e"/><text:span text:style-name="T1"> </text:span><text:alphabetical-index-mark text:string-value=" " text:key1="Property Constraint"/><text:span text:style-name="T1"><text:s/></text:span></text:h>
            </text:list-item>
          </text:list>
        </text:list-item>
      </text:list>
      <text:p text:style-name="Standard">Abstract supertype for constraints that constrain properties types.<text:line-break/><text:line-break/></text:p>
      <text:p text:style-name="P7"><text:span text:style-name="Intense_20_Emphasis"><text:span text:style-name="T2">Direct Supertypes</text:span></text:span></text:p>
      <text:p text:style-name="P14"><text:a xlink:type="simple" xlink:href="#_82919e40af9ad2e13647e9d37bbf0956" text:style-name="Internet_20_link" text:visited-style-name="Visited_20_Internet_20_Link">Rule</text:a></text:p>
      <text:p text:style-name="P7"><text:span text:style-name="Intense_20_Emphasis"><text:span text:style-name="T2">Associations</text:span></text:span></text:p>
      <text:p text:style-name="P15"><draw:frame text:anchor-type="as-char" draw:z-index="252" draw:style-name="gr1" draw:text-style-name="P19" svg:width="0.1669in" svg:height="0.1669in"><draw:image xlink:href="Pictures/10000000000000100000001017869183F68EC9F6.png" xlink:type="simple" xlink:show="embed" xlink:actuate="onLoad"><text:p/></draw:image></draw:frame> &lt;&lt;Restriction&gt;&gt; constrains<text:alphabetical-index-mark text:string-value=" " text:key1="constrains"/> : <text:a xlink:type="simple" xlink:href="#_aec2b4f875c8e48059ff0f3cf4fdb05d" text:style-name="Internet_20_link" text:visited-style-name="Visited_20_Internet_20_Link">Property Type</text:a> [1] <text:s text:c="2"/><text:span text:style-name="T3">Redefines</text:span>: constrains:<text:a xlink:type="simple" xlink:href="#_eb8398b5a178c638b98597120ec51c4d" text:style-name="Internet_20_link" text:visited-style-name="Visited_20_Internet_20_Link">Identifiable Entity</text:a> <text:s text:c="3"/></text:p>
      <text:p text:style-name="Standard"/>
      <text:list xml:id="list104641351295712" text:continue-numbering="true" text:style-name="WWNum1">
        <text:list-item>
          <text:list>
            <text:list-item>
              <text:h text:style-name="P1" text:outline-level="2"><text:bookmark-start text:name="_46f4ceb21a63f9cbfb722eec3ff6daf3"/>Class Property Transitivity Constraint<text:bookmark-end text:name="_46f4ceb21a63f9cbfb722eec3ff6daf3"/><text:span text:style-name="T1"> </text:span><text:alphabetical-index-mark text:string-value=" " text:key1="Property Transitivity Constraint"/><text:span text:style-name="T1"><text:s/></text:span></text:h>
            </text:list-item>
          </text:list>
        </text:list-item>
      </text:list>
      <text:p text:style-name="Standard">A transitive property defined by &lt;constrains&gt; interlinks two individuals A and C whenever it interlinks A with B and B with C for some individual B. <text:line-break/>For example "larger than" is transitive in that if Joe is larger than Sue and Sue is Larger then Sam, then Joe is larger than Sam.<text:line-break/>[OWL] TransitionObjectProperty<text:line-break/><text:line-break/></text:p>
      <text:p text:style-name="P7"><text:span text:style-name="Intense_20_Emphasis"><text:span text:style-name="T2">Direct Supertypes</text:span></text:span></text:p>
      <text:p text:style-name="P14"><text:a xlink:type="simple" xlink:href="#_91be190e8014514a597300b286148d3e" text:style-name="Internet_20_link" text:visited-style-name="Visited_20_Internet_20_Link">Property Constraint</text:a></text:p>
      <text:p text:style-name="Standard"/>
      <text:list xml:id="list104641826852759" text:continue-numbering="true" text:style-name="WWNum1">
        <text:list-item>
          <text:list>
            <text:list-item>
              <text:h text:style-name="P1" text:outline-level="2"><text:bookmark-start text:name="_21a81395f43285b5cc64ed921bc787b7"/>Association Property Type<text:bookmark-end text:name="_21a81395f43285b5cc64ed921bc787b7"/><text:span text:style-name="T1"> </text:span><text:alphabetical-index-mark text:string-value=" " text:key1="Property Type"/><text:span text:style-name="T1"><text:s/></text:span></text:h>
            </text:list-item>
          </text:list>
        </text:list-item>
      </text:list>
      <text:p text:style-name="Standard">Relationship defining the type of a property.</text:p>
      <text:p text:style-name="P7"><text:span text:style-name="Intense_20_Emphasis"><text:span text:style-name="T2">Association Ends</text:span></text:span></text:p>
      <text:p text:style-name="P16"><draw:frame text:anchor-type="as-char" draw:z-index="253" draw:style-name="gr1" draw:text-style-name="P19" svg:width="0.1669in" svg:height="0.1669in"><draw:image xlink:href="Pictures/10000000000000100000001017869183F68EC9F6.png" xlink:type="simple" xlink:show="embed" xlink:actuate="onLoad"><text:p/></draw:image></draw:frame> is of type<text:alphabetical-index-mark text:string-value=" " text:key1="is of type"/> : <text:a xlink:type="simple" xlink:href="#_dfe1514224ca21cedba7b2b29802db50" text:style-name="Internet_20_link" text:visited-style-name="Visited_20_Internet_20_Link">Type</text:a> [1] <text:s text:c="2"/><text:span text:style-name="T3">Redefines</text:span>: constrains: <text:a xlink:type="simple" xlink:href="#_eb8398b5a178c638b98597120ec51c4d" text:style-name="Internet_20_link" text:visited-style-name="Visited_20_Internet_20_Link">Identifiable Entity</text:a> <text:s text:c="3"/></text:p>
      <text:p text:style-name="P17">A required type of a thing bound to a property.<text:line-break/>Note that the type may be inferred based on the value of &lt;prerequisite type&gt;.<text:line-break/>[OWL] rdfs:range, </text:p>
      <text:p text:style-name="P16"><draw:frame text:anchor-type="as-char" draw:z-index="254" draw:style-name="gr1" draw:text-style-name="P19" svg:width="0.1669in" svg:height="0.1669in"><draw:image xlink:href="Pictures/10000000000000100000001017869183F68EC9F6.png" xlink:type="simple" xlink:show="embed" xlink:actuate="onLoad"><text:p/></draw:image></draw:frame> properties of type<text:alphabetical-index-mark text:string-value=" " text:key1="properties of type"/> : <text:a xlink:type="simple" xlink:href="#_3e4d7d36a3b2cb4c9b85c1b88930178a" text:style-name="Internet_20_link" text:visited-style-name="Visited_20_Internet_20_Link">Property Type Constraint</text:a> [*] <text:s text:c="2"/><text:span text:style-name="T3">Redefines</text:span>: constrains: <text:a xlink:type="simple" xlink:href="#_eb8398b5a178c638b98597120ec51c4d" text:style-name="Internet_20_link" text:visited-style-name="Visited_20_Internet_20_Link">Identifiable Entity</text:a> <text:s text:c="3"/></text:p>
      <text:p text:style-name="P17">Properties typed by a type</text:p>
      <text:p text:style-name="Standard"/>
      <text:list xml:id="list104641445387380" text:continue-numbering="true" text:style-name="WWNum1">
        <text:list-item>
          <text:list>
            <text:list-item>
              <text:h text:style-name="P1" text:outline-level="2"><text:bookmark-start text:name="_3e4d7d36a3b2cb4c9b85c1b88930178a"/>Class Property Type Constraint<text:bookmark-end text:name="_3e4d7d36a3b2cb4c9b85c1b88930178a"/><text:span text:style-name="T1"> </text:span><text:alphabetical-index-mark text:string-value=" " text:key1="Property Type Constraint"/><text:span text:style-name="T1"><text:s/></text:span></text:h>
            </text:list-item>
          </text:list>
        </text:list-item>
      </text:list>
      <text:p text:style-name="Standard">A property type constraint defines the type(s) of a property.<text:line-break/>All elements bound to a property must have the type &lt;is of type&gt;. &lt;is of type&gt; may be pre-existing or inferred based on the value of &lt;prerequisite type&gt;.<text:line-break/>Note that Property Type Constraint is a rule independent of the definition of a property to allow for the type of a property <text:soft-page-break/>to be refined in a more restrictive context.<text:line-break/><text:line-break/>[FUML] TypedElement.type: Note: A property type constraint applied to a property has the same semantics as a UML TypedElement.<text:line-break/><text:line-break/>[OWL] Union( AllValuesFrom, SomeValuesFrom, DataPropertyRange, ObjectPropertyRange)). &lt;is of type&gt; corresponds to rdfs:Range. &lt;constrains&gt; <text:s/>corresponds to rdfs:Domain (note that in an association type or relationship type with two property types, the range will be the domain of the "opposite" property, if any).</text:p>
      <text:p text:style-name="P7"><text:span text:style-name="Intense_20_Emphasis"><text:span text:style-name="T2">Direct Supertypes</text:span></text:span></text:p>
      <text:p text:style-name="P14"><text:a xlink:type="simple" xlink:href="#_91be190e8014514a597300b286148d3e" text:style-name="Internet_20_link" text:visited-style-name="Visited_20_Internet_20_Link">Property Constraint</text:a></text:p>
      <text:p text:style-name="P7"><text:span text:style-name="Intense_20_Emphasis"><text:span text:style-name="T2">Attributes</text:span></text:span></text:p>
      <text:p text:style-name="P8"><draw:frame text:anchor-type="as-char" draw:z-index="255" draw:style-name="gr2" draw:text-style-name="P19" svg:width="0.1669in" svg:height="0.1669in"><draw:image xlink:href="Pictures/100000000000001000000010A0E036F24716B2CB.png" xlink:type="simple" xlink:show="embed" xlink:actuate="onLoad"><text:p/></draw:image></draw:frame> prerequisite type<text:alphabetical-index-mark text:string-value=" " text:key1="prerequisite type"/> : <text:a xlink:type="simple" xlink:href="#_6119a00b0834641b9fe3f5ae9f58237f" text:style-name="Internet_20_link" text:visited-style-name="Visited_20_Internet_20_Link">Boolean</text:a></text:p>
      <text:p text:style-name="P18">If true, &lt;is of type&gt; is a prerequisite - the bound thing must be of the given type for the property to be bound. A non prerequisite type will cause a binding to infer &lt;is of type&gt;, provided all prerequisite types have been satisfied.<text:line-break/></text:p>
      <text:p text:style-name="P7"><text:span text:style-name="Intense_20_Emphasis"><text:span text:style-name="T2">Associations</text:span></text:span></text:p>
      <text:p text:style-name="P15"><draw:frame text:anchor-type="as-char" draw:z-index="256" draw:style-name="gr1" draw:text-style-name="P19" svg:width="0.1669in" svg:height="0.1669in"><draw:image xlink:href="Pictures/10000000000000100000001017869183F68EC9F6.png" xlink:type="simple" xlink:show="embed" xlink:actuate="onLoad"><text:p/></draw:image></draw:frame> <text:s/>is of type<text:alphabetical-index-mark text:string-value=" " text:key1="is of type"/> : <text:a xlink:type="simple" xlink:href="#_dfe1514224ca21cedba7b2b29802db50" text:style-name="Internet_20_link" text:visited-style-name="Visited_20_Internet_20_Link">Type</text:a> [1] </text:p>
      <text:p text:style-name="Standard"><text:tab/><text:span text:style-name="T3">through association:</text:span> <text:a xlink:type="simple" xlink:href="#_21a81395f43285b5cc64ed921bc787b7" text:style-name="Internet_20_link" text:visited-style-name="Visited_20_Internet_20_Link"><text:span text:style-name="T4">Property Type</text:span></text:a> </text:p>
      <text:p text:style-name="P17">A required type of a thing bound to a property.<text:line-break/>Note that the type may be inferred based on the value of &lt;prerequisite type&gt;.<text:line-break/>[OWL] rdfs:range, </text:p>
      <text:p text:style-name="Standard"/>
      <text:list xml:id="list104640535135551" text:continue-numbering="true" text:style-name="WWNum1">
        <text:list-item>
          <text:list>
            <text:list-item>
              <text:h text:style-name="P1" text:outline-level="2"><text:bookmark-start text:name="_82919e40af9ad2e13647e9d37bbf0956"/>Class Rule<text:bookmark-end text:name="_82919e40af9ad2e13647e9d37bbf0956"/><text:span text:style-name="T1"> </text:span><text:alphabetical-index-mark text:string-value=" " text:key1="Rule"/><text:span text:style-name="T1"><text:s/></text:span></text:h>
            </text:list-item>
          </text:list>
        </text:list-item>
      </text:list>
      <text:p text:style-name="Standard">A rule is a proposition that constrains one or more entities by limiting possible conditions or producing some effect.<text:line-break/>Note that rules may or may not be defined in the same context that they hold within or constraint. This support the "open world assumption" that a rule may be asserted outside of the scope of the rule or what the rule is constraining.</text:p>
      <text:p text:style-name="P7"><text:span text:style-name="Intense_20_Emphasis"><text:span text:style-name="T2">Direct Supertypes</text:span></text:span></text:p>
      <text:p text:style-name="P14"><text:a xlink:type="simple" xlink:href="#_3bd7c7d249201ad6f2447c6d182ba7f1" text:style-name="Internet_20_link" text:visited-style-name="Visited_20_Internet_20_Link">Proposition</text:a></text:p>
      <text:p text:style-name="P7"><text:span text:style-name="Intense_20_Emphasis"><text:span text:style-name="T2">Associations</text:span></text:span></text:p>
      <text:p text:style-name="P15"><draw:frame text:anchor-type="as-char" draw:z-index="257" draw:style-name="gr1" draw:text-style-name="P19" svg:width="0.1669in" svg:height="0.1669in"><draw:image xlink:href="Pictures/10000000000000100000001017869183F68EC9F6.png" xlink:type="simple" xlink:show="embed" xlink:actuate="onLoad"><text:p/></draw:image></draw:frame> <text:s/>constrains<text:alphabetical-index-mark text:string-value=" " text:key1="constrains"/> : <text:a xlink:type="simple" xlink:href="#_eb8398b5a178c638b98597120ec51c4d" text:style-name="Internet_20_link" text:visited-style-name="Visited_20_Internet_20_Link">Identifiable Entity</text:a> [*] </text:p>
      <text:p text:style-name="Standard"><text:tab/><text:span text:style-name="T3">through association:</text:span> <text:a xlink:type="simple" xlink:href="#_9562d6c08cbe5eb32022ec9309bb6160" text:style-name="Internet_20_link" text:visited-style-name="Visited_20_Internet_20_Link"><text:span text:style-name="T4">Rule Constrains</text:span></text:a> </text:p>
      <text:p text:style-name="P17">The entity or entities constrained by a rule. <text:s/><text:line-break/>Where a rule constrains a context, all things contextualized by the context shall be subject to the rule.<text:line-break/>Where there are no &lt;constrains&gt; for a rule, the rule applies globally - to the universal context.</text:p>
      <text:p text:style-name="P15"><draw:frame text:anchor-type="as-char" draw:z-index="258" draw:style-name="gr1" draw:text-style-name="P19" svg:width="0.1669in" svg:height="0.1669in"><draw:image xlink:href="Pictures/10000000000000100000001017869183F68EC9F6.png" xlink:type="simple" xlink:show="embed" xlink:actuate="onLoad"><text:p/></draw:image></draw:frame> <text:s/>subsumes<text:alphabetical-index-mark text:string-value=" " text:key1="subsumes"/> : <text:a xlink:type="simple" xlink:href="#_eb8398b5a178c638b98597120ec51c4d" text:style-name="Internet_20_link" text:visited-style-name="Visited_20_Internet_20_Link">Identifiable Entity</text:a> [*] </text:p>
      <text:p text:style-name="Standard"><text:tab/><text:span text:style-name="T3">through association:</text:span> <text:a xlink:type="simple" xlink:href="#_2673929faa9fd17148b1fb800c5f8cd0" text:style-name="Internet_20_link" text:visited-style-name="Visited_20_Internet_20_Link"><text:span text:style-name="T4">Rule Subsumption</text:span></text:a> </text:p>
      <text:p text:style-name="P17">When a rule subsumes another the subsumed rule will not apply (fire) if the &lt;subsumed by&gt; rules applies (fires).<text:line-break/>Where rules are also patterns, a rule may specialize another which will subsume the specialized rule as well as include the generalized rule parts as parts of the specialized rule.</text:p>
      <text:p text:style-name="P15"><draw:frame text:anchor-type="as-char" draw:z-index="259" draw:style-name="gr1" draw:text-style-name="P19" svg:width="0.1669in" svg:height="0.1669in"><draw:image xlink:href="Pictures/10000000000000100000001017869183F68EC9F6.png" xlink:type="simple" xlink:show="embed" xlink:actuate="onLoad"><text:p/></draw:image></draw:frame> <text:s/>subsumed by<text:alphabetical-index-mark text:string-value=" " text:key1="subsumed by"/> : <text:a xlink:type="simple" xlink:href="#_eb8398b5a178c638b98597120ec51c4d" text:style-name="Internet_20_link" text:visited-style-name="Visited_20_Internet_20_Link">Identifiable Entity</text:a> [*] </text:p>
      <text:p text:style-name="Standard"><text:tab/><text:span text:style-name="T3">through association:</text:span> <text:a xlink:type="simple" xlink:href="#_2673929faa9fd17148b1fb800c5f8cd0" text:style-name="Internet_20_link" text:visited-style-name="Visited_20_Internet_20_Link"><text:span text:style-name="T4">Rule Subsumption</text:span></text:a> </text:p>
      <text:p text:style-name="P17">When rule is &lt;subsumed by&gt; another the subsumed rule will not apply (fire) if the &lt;subsumed by&gt; rules applies (fires).</text:p>
      <text:p text:style-name="Standard"/>
      <text:list xml:id="list104641150638529" text:continue-numbering="true" text:style-name="WWNum1">
        <text:list-item>
          <text:list>
            <text:list-item>
              <text:h text:style-name="P1" text:outline-level="2"><text:bookmark-start text:name="_9562d6c08cbe5eb32022ec9309bb6160"/><text:soft-page-break/>Association Rule Constrains<text:bookmark-end text:name="_9562d6c08cbe5eb32022ec9309bb6160"/><text:span text:style-name="T1"> </text:span><text:alphabetical-index-mark text:string-value=" " text:key1="Rule Constrains"/><text:span text:style-name="T1"><text:s/></text:span></text:h>
            </text:list-item>
          </text:list>
        </text:list-item>
      </text:list>
      <text:p text:style-name="Standard">Relationship defining the entity constrained by a rule. Where no constrained entity is specified, all entities are constrained with the scope of &lt;holds within&gt; are constrained.<text:line-break/></text:p>
      <text:p text:style-name="P7"><text:span text:style-name="Intense_20_Emphasis"><text:span text:style-name="T2">Association Ends</text:span></text:span></text:p>
      <text:p text:style-name="P16"><draw:frame text:anchor-type="as-char" draw:z-index="260" draw:style-name="gr1" draw:text-style-name="P19" svg:width="0.1669in" svg:height="0.1669in"><draw:image xlink:href="Pictures/10000000000000100000001017869183F68EC9F6.png" xlink:type="simple" xlink:show="embed" xlink:actuate="onLoad"><text:p/></draw:image></draw:frame> constrains<text:alphabetical-index-mark text:string-value=" " text:key1="constrains"/> : <text:a xlink:type="simple" xlink:href="#_eb8398b5a178c638b98597120ec51c4d" text:style-name="Internet_20_link" text:visited-style-name="Visited_20_Internet_20_Link">Identifiable Entity</text:a> [*] </text:p>
      <text:p text:style-name="P17">The entity or entities constrained by a rule. <text:s/><text:line-break/>Where a rule constrains a context, all things contextualized by the context shall be subject to the rule.<text:line-break/>Where there are no &lt;constrains&gt; for a rule, the rule applies globally - to the universal context.</text:p>
      <text:p text:style-name="P16"><draw:frame text:anchor-type="as-char" draw:z-index="261" draw:style-name="gr1" draw:text-style-name="P19" svg:width="0.1669in" svg:height="0.1669in"><draw:image xlink:href="Pictures/10000000000000100000001017869183F68EC9F6.png" xlink:type="simple" xlink:show="embed" xlink:actuate="onLoad"><text:p/></draw:image></draw:frame> constrained by<text:alphabetical-index-mark text:string-value=" " text:key1="constrained by"/> : <text:a xlink:type="simple" xlink:href="#_82919e40af9ad2e13647e9d37bbf0956" text:style-name="Internet_20_link" text:visited-style-name="Visited_20_Internet_20_Link">Rule</text:a> [*] </text:p>
      <text:p text:style-name="P17">Rules applying to an entity.</text:p>
      <text:p text:style-name="Standard"/>
      <text:list xml:id="list104641822836681" text:continue-numbering="true" text:style-name="WWNum1">
        <text:list-item>
          <text:list>
            <text:list-item>
              <text:h text:style-name="P1" text:outline-level="2"><text:bookmark-start text:name="_2673929faa9fd17148b1fb800c5f8cd0"/>Association Rule Subsumption<text:bookmark-end text:name="_2673929faa9fd17148b1fb800c5f8cd0"/><text:span text:style-name="T1"> </text:span><text:alphabetical-index-mark text:string-value=" " text:key1="Rule Subsumption"/><text:span text:style-name="T1"><text:s/></text:span></text:h>
            </text:list-item>
          </text:list>
        </text:list-item>
      </text:list>
      <text:p text:style-name="Standard">Relationship defining rule subsumption. When a rule subsumes another the subsumed rule will not apply (fire) if the &lt;subsumed by&gt; rules applies (fires).<text:line-break/></text:p>
      <text:p text:style-name="P7"><text:span text:style-name="Intense_20_Emphasis"><text:span text:style-name="T2">Association Ends</text:span></text:span></text:p>
      <text:p text:style-name="P16"><draw:frame text:anchor-type="as-char" draw:z-index="262" draw:style-name="gr1" draw:text-style-name="P19" svg:width="0.1669in" svg:height="0.1669in"><draw:image xlink:href="Pictures/10000000000000100000001017869183F68EC9F6.png" xlink:type="simple" xlink:show="embed" xlink:actuate="onLoad"><text:p/></draw:image></draw:frame> subsumes<text:alphabetical-index-mark text:string-value=" " text:key1="subsumes"/> : <text:a xlink:type="simple" xlink:href="#_82919e40af9ad2e13647e9d37bbf0956" text:style-name="Internet_20_link" text:visited-style-name="Visited_20_Internet_20_Link">Rule</text:a> [*] </text:p>
      <text:p text:style-name="P17">When a rule subsumes another the subsumed rule will not apply (fire) if the &lt;subsumed by&gt; rules applies (fires).<text:line-break/>Where rules are also patterns, a rule may specialize another which will subsume the specialized rule as well as include the generalized rule parts as parts of the specialized rule.</text:p>
      <text:p text:style-name="P16"><draw:frame text:anchor-type="as-char" draw:z-index="263" draw:style-name="gr1" draw:text-style-name="P19" svg:width="0.1669in" svg:height="0.1669in"><draw:image xlink:href="Pictures/10000000000000100000001017869183F68EC9F6.png" xlink:type="simple" xlink:show="embed" xlink:actuate="onLoad"><text:p/></draw:image></draw:frame> subsumed by<text:alphabetical-index-mark text:string-value=" " text:key1="subsumed by"/> : <text:a xlink:type="simple" xlink:href="#_82919e40af9ad2e13647e9d37bbf0956" text:style-name="Internet_20_link" text:visited-style-name="Visited_20_Internet_20_Link">Rule</text:a> [*] </text:p>
      <text:p text:style-name="P17">When rule is &lt;subsumed by&gt; another the subsumed rule will not apply (fire) if the &lt;subsumed by&gt; rules applies (fires).</text:p>
      <text:p text:style-name="Standard"/>
      <text:list xml:id="list104641479785463" text:continue-numbering="true" text:style-name="WWNum1">
        <text:list-item>
          <text:list>
            <text:list-item>
              <text:h text:style-name="P1" text:outline-level="2"><text:bookmark-start text:name="_41c2b6fb1f0e7f7bc2f2e429d762af6f"/>Association Specialization<text:bookmark-end text:name="_41c2b6fb1f0e7f7bc2f2e429d762af6f"/><text:span text:style-name="T1"> </text:span><text:alphabetical-index-mark text:string-value=" " text:key1="Specialization"/><text:span text:style-name="T1"><text:s/></text:span></text:h>
            </text:list-item>
          </text:list>
        </text:list-item>
      </text:list>
      <text:p text:style-name="Standard">Relationship defining the specific type of a generalization constraint.</text:p>
      <text:p text:style-name="P7"><text:span text:style-name="Intense_20_Emphasis"><text:span text:style-name="T2">Direct Supertypes</text:span></text:span></text:p>
      <text:p text:style-name="P14"><text:a xlink:type="simple" xlink:href="#_9562d6c08cbe5eb32022ec9309bb6160" text:style-name="Internet_20_link" text:visited-style-name="Visited_20_Internet_20_Link">Rule Constrains</text:a></text:p>
      <text:p text:style-name="P7"><text:span text:style-name="Intense_20_Emphasis"><text:span text:style-name="T2">Association Ends</text:span></text:span></text:p>
      <text:p text:style-name="P16"><draw:frame text:anchor-type="as-char" draw:z-index="264" draw:style-name="gr1" draw:text-style-name="P19" svg:width="0.1669in" svg:height="0.1669in"><draw:image xlink:href="Pictures/10000000000000100000001017869183F68EC9F6.png" xlink:type="simple" xlink:show="embed" xlink:actuate="onLoad"><text:p/></draw:image></draw:frame> has specific<text:alphabetical-index-mark text:string-value=" " text:key1="has specific"/> : <text:a xlink:type="simple" xlink:href="#_dfe1514224ca21cedba7b2b29802db50" text:style-name="Internet_20_link" text:visited-style-name="Visited_20_Internet_20_Link">Type</text:a> [1] </text:p>
      <text:p text:style-name="P17">The specific type in a generalization rule.<text:line-break/>[ISO 1087] generic concept: concept (3.2.1) in a generic relation (3.2.21) having the narrower intension (3.2.9)<text:line-break/>[FUML] specific<text:line-break/>[ISO11404] A subtype is a datatype derived from an existing datatype, designated the base datatype, by restricting the value space to a subset of that of the base datatype whilst maintaining all characterizing operations. Subtypes<text:line-break/>are created by a kind of datatype generator which is unusual in that its only function is to define the relationship between the value spaces of the base datatype and the subtype.<text:line-break/>[OWL] Union( rdfs:subClassOf, SubObjectPropertyOf, SubDataPropertyOf)</text:p>
      <text:p text:style-name="P16"><draw:frame text:anchor-type="as-char" draw:z-index="265" draw:style-name="gr1" draw:text-style-name="P19" svg:width="0.1669in" svg:height="0.1669in"><draw:image xlink:href="Pictures/10000000000000100000001017869183F68EC9F6.png" xlink:type="simple" xlink:show="embed" xlink:actuate="onLoad"><text:p/></draw:image></draw:frame> has generalization<text:alphabetical-index-mark text:string-value=" " text:key1="has generalization"/> : <text:a xlink:type="simple" xlink:href="#_5f3998cf1a072f724861db93cee66cbf" text:style-name="Internet_20_link" text:visited-style-name="Visited_20_Internet_20_Link">Generalization Constraint</text:a> [*] </text:p>
      <text:p text:style-name="P17">Generalization rules for a type</text:p>
      <text:p text:style-name="Standard"/>
      <text:list xml:id="list104641029259101" text:continue-numbering="true" text:style-name="WWNum1">
        <text:list-item>
          <text:list>
            <text:list-item>
              <text:h text:style-name="P1" text:outline-level="2"><text:bookmark-start text:name="_ded47679f07683882f8f128d6911711a"/><text:soft-page-break/>Class Type Constraint<text:bookmark-end text:name="_ded47679f07683882f8f128d6911711a"/><text:span text:style-name="T1"> </text:span><text:alphabetical-index-mark text:string-value=" " text:key1="Type Constraint"/><text:span text:style-name="T1"><text:s/></text:span></text:h>
            </text:list-item>
          </text:list>
        </text:list-item>
      </text:list>
      <text:p text:style-name="Standard">A constraint of a type, including Relationships types.<text:line-break/></text:p>
      <text:p text:style-name="P7"><text:span text:style-name="Intense_20_Emphasis"><text:span text:style-name="T2">Direct Supertypes</text:span></text:span></text:p>
      <text:p text:style-name="P14"><text:a xlink:type="simple" xlink:href="#_82919e40af9ad2e13647e9d37bbf0956" text:style-name="Internet_20_link" text:visited-style-name="Visited_20_Internet_20_Link">Rule</text:a></text:p>
      <text:p text:style-name="P7"><text:span text:style-name="Intense_20_Emphasis"><text:span text:style-name="T2">Associations</text:span></text:span></text:p>
      <text:p text:style-name="P15"><draw:frame text:anchor-type="as-char" draw:z-index="266" draw:style-name="gr1" draw:text-style-name="P19" svg:width="0.1669in" svg:height="0.1669in"><draw:image xlink:href="Pictures/1000000000000010000000105EA3226BB1CE4DE6.png" xlink:type="simple" xlink:show="embed" xlink:actuate="onLoad"><text:p/></draw:image></draw:frame> <text:s/>constrains<text:alphabetical-index-mark text:string-value=" " text:key1="constrains"/> : <text:a xlink:type="simple" xlink:href="#_dfe1514224ca21cedba7b2b29802db50" text:style-name="Internet_20_link" text:visited-style-name="Visited_20_Internet_20_Link">Type</text:a> [1] <text:s text:c="2"/><text:span text:style-name="T3">Redefines</text:span>: constrains:<text:a xlink:type="simple" xlink:href="#_eb8398b5a178c638b98597120ec51c4d" text:style-name="Internet_20_link" text:visited-style-name="Visited_20_Internet_20_Link">Identifiable Entity</text:a> <text:s text:c="3"/></text:p>
      <text:p text:style-name="Standard"/>
      <text:list xml:id="list104642188688396" text:continue-numbering="true" text:style-name="WWNum1">
        <text:list-item>
          <text:list>
            <text:list-item>
              <text:h text:style-name="P1" text:outline-level="2"><text:bookmark-start text:name="_59324bc0a187b5b1a45abfbd51f5a493"/>Association Unique Set<text:bookmark-end text:name="_59324bc0a187b5b1a45abfbd51f5a493"/><text:span text:style-name="T1"> </text:span><text:alphabetical-index-mark text:string-value=" " text:key1="Unique Set"/><text:span text:style-name="T1"><text:s/></text:span></text:h>
            </text:list-item>
          </text:list>
        </text:list-item>
      </text:list>
      <text:p text:style-name="Standard">Relationship defining the set of properties that uniquely identify an instance of the constrained type.</text:p>
      <text:p text:style-name="P7"><text:span text:style-name="Intense_20_Emphasis"><text:span text:style-name="T2">Association Ends</text:span></text:span></text:p>
      <text:p text:style-name="P16"><draw:frame text:anchor-type="as-char" draw:z-index="267" draw:style-name="gr1" draw:text-style-name="P19" svg:width="0.1669in" svg:height="0.1669in"><draw:image xlink:href="Pictures/1000000000000010000000105EA3226BB1CE4DE6.png" xlink:type="simple" xlink:show="embed" xlink:actuate="onLoad"><text:p/></draw:image></draw:frame> has unique<text:alphabetical-index-mark text:string-value=" " text:key1="has unique"/> : <text:a xlink:type="simple" xlink:href="#_aec2b4f875c8e48059ff0f3cf4fdb05d" text:style-name="Internet_20_link" text:visited-style-name="Visited_20_Internet_20_Link">Property Type</text:a> [1..*] <text:s text:c="2"/><text:span text:style-name="T3">Redefines</text:span>: constrains: <text:a xlink:type="simple" xlink:href="#_eb8398b5a178c638b98597120ec51c4d" text:style-name="Internet_20_link" text:visited-style-name="Visited_20_Internet_20_Link">Identifiable Entity</text:a> <text:s text:c="3"/></text:p>
      <text:p text:style-name="P17">The set of involved properties within a type that uniquely identify an individual.</text:p>
      <text:p text:style-name="P16"><draw:frame text:anchor-type="as-char" draw:z-index="268" draw:style-name="gr1" draw:text-style-name="P19" svg:width="0.1669in" svg:height="0.1669in"><draw:image xlink:href="Pictures/1000000000000010000000105EA3226BB1CE4DE6.png" xlink:type="simple" xlink:show="embed" xlink:actuate="onLoad"><text:p/></draw:image></draw:frame> has uniqueness constraint<text:alphabetical-index-mark text:string-value=" " text:key1="has uniqueness constraint"/> : <text:a xlink:type="simple" xlink:href="#_982e84b7afc784b4d0aa763204953a3d" text:style-name="Internet_20_link" text:visited-style-name="Visited_20_Internet_20_Link">Uniqueness Constraint</text:a> [*] <text:s text:c="2"/><text:span text:style-name="T3">Redefines</text:span>: constrains: <text:a xlink:type="simple" xlink:href="#_eb8398b5a178c638b98597120ec51c4d" text:style-name="Internet_20_link" text:visited-style-name="Visited_20_Internet_20_Link">Identifiable Entity</text:a> <text:s text:c="3"/></text:p>
      <text:p text:style-name="P17">Uniqueness constraints for a property.</text:p>
      <text:p text:style-name="Standard"/>
      <text:list xml:id="list104642103503745" text:continue-numbering="true" text:style-name="WWNum1">
        <text:list-item>
          <text:list>
            <text:list-item>
              <text:h text:style-name="P1" text:outline-level="2"><text:bookmark-start text:name="_982e84b7afc784b4d0aa763204953a3d"/>Class Uniqueness Constraint<text:bookmark-end text:name="_982e84b7afc784b4d0aa763204953a3d"/><text:span text:style-name="T1"> </text:span><text:alphabetical-index-mark text:string-value=" " text:key1="Uniqueness Constraint"/><text:span text:style-name="T1"><text:s/></text:span></text:h>
            </text:list-item>
          </text:list>
        </text:list-item>
      </text:list>
      <text:p text:style-name="Standard">A constraint that, within the &lt;constrains&gt; type the rule applies to, the set of instances bound to the set of types in the "has unique" relation must be unique and serves to define the "identity" of each individual. <text:line-break/>Note: Uniqueness may be used to define a "key".<text:line-break/>[OWL] HasKey where CE (subject class expression) is &lt;constrains&gt; and &lt;has unique&gt; is Union(ObjectPropertyExpression, DataPropertyExpression)</text:p>
      <text:p text:style-name="P7"><text:span text:style-name="Intense_20_Emphasis"><text:span text:style-name="T2">Direct Supertypes</text:span></text:span></text:p>
      <text:p text:style-name="P14"><text:a xlink:type="simple" xlink:href="#_ded47679f07683882f8f128d6911711a" text:style-name="Internet_20_link" text:visited-style-name="Visited_20_Internet_20_Link">Type Constraint</text:a></text:p>
      <text:p text:style-name="P7"><text:span text:style-name="Intense_20_Emphasis"><text:span text:style-name="T2">Attributes</text:span></text:span></text:p>
      <text:p text:style-name="P8"><draw:frame text:anchor-type="as-char" draw:z-index="269" draw:style-name="gr2" draw:text-style-name="P19" svg:width="0.1669in" svg:height="0.1669in"><draw:image xlink:href="Pictures/100000000000001000000010A0E036F24716B2CB.png" xlink:type="simple" xlink:show="embed" xlink:actuate="onLoad"><text:p/></draw:image></draw:frame> is primary identity<text:alphabetical-index-mark text:string-value=" " text:key1="is primary identity"/> : <text:a xlink:type="simple" xlink:href="#_6119a00b0834641b9fe3f5ae9f58237f" text:style-name="Internet_20_link" text:visited-style-name="Visited_20_Internet_20_Link">Boolean</text:a></text:p>
      <text:p text:style-name="P18">A uniqueness constraint that can be interpreted as a "primary key", the identity of an entity.</text:p>
      <text:p text:style-name="P7"><text:span text:style-name="Intense_20_Emphasis"><text:span text:style-name="T2">Associations</text:span></text:span></text:p>
      <text:p text:style-name="P15"><draw:frame text:anchor-type="as-char" draw:z-index="270" draw:style-name="gr1" draw:text-style-name="P19" svg:width="0.1669in" svg:height="0.1669in"><draw:image xlink:href="Pictures/1000000000000010000000105EA3226BB1CE4DE6.png" xlink:type="simple" xlink:show="embed" xlink:actuate="onLoad"><text:p/></draw:image></draw:frame> <text:s/>has unique<text:alphabetical-index-mark text:string-value=" " text:key1="has unique"/> : <text:a xlink:type="simple" xlink:href="#_aec2b4f875c8e48059ff0f3cf4fdb05d" text:style-name="Internet_20_link" text:visited-style-name="Visited_20_Internet_20_Link">Property Type</text:a> [1..*] </text:p>
      <text:p text:style-name="Standard"><text:tab/><text:span text:style-name="T3">through association:</text:span> <text:a xlink:type="simple" xlink:href="#_59324bc0a187b5b1a45abfbd51f5a493" text:style-name="Internet_20_link" text:visited-style-name="Visited_20_Internet_20_Link"><text:span text:style-name="T4">Unique Set</text:span></text:a> </text:p>
      <text:p text:style-name="P17">The set of involved properties within a type that uniquely identify an individual.</text:p>
      <text:p text:style-name="Standard"/>
      <text:p text:style-name="P13"/>
      <text:list xml:id="list104640778203918" text:continue-numbering="true" text:style-name="WWNum1">
        <text:list-item>
          <text:h text:style-name="P5" text:outline-level="1">SMIF Conceptual Model::Situations</text:h>
        </text:list-item>
      </text:list>
      <text:p text:style-name="Text_20_body">A situation is a particular configuration of things and their relations including spatial, temporal, and logical connections between those things valid over a period of time. Situations form the basis of all complex, time dependent entities.</text:p>
      <text:list xml:id="list104641861922793" text:continue-numbering="true" text:style-name="WWNum1">
        <text:list-item>
          <text:list>
            <text:list-item>
              <text:h text:style-name="P1" text:outline-level="2">Diagram: Situations</text:h>
            </text:list-item>
          </text:list>
        </text:list-item>
      </text:list>
      <text:p text:style-name="P9"><draw:frame text:anchor-type="as-char" draw:z-index="271" draw:name="Picture -1039290111.emf" draw:style-name="gr1" draw:text-style-name="P19" svg:width="6.7669in" svg:height="4.3504in"><draw:image xlink:href="Pictures/2000015E00003CE00000342C95FF1B07C558B69D.wmf" xlink:type="simple" xlink:show="embed" xlink:actuate="onLoad"><text:p/></draw:image></draw:frame></text:p>
      <text:list xml:id="list104641582134802" text:continue-list="list104640680032743" text:style-name="WWNum18">
        <text:list-item>
          <text:p text:style-name="P2">Situations</text:p>
        </text:list-item>
      </text:list>
      <text:p text:style-name="Standard"><text:s/></text:p>
      <text:p text:style-name="Standard"/>
      <text:list xml:id="list104641068598291" text:continue-list="list104641861922793" text:style-name="WWNum1">
        <text:list-item>
          <text:list>
            <text:list-item>
              <text:h text:style-name="P1" text:outline-level="2"><text:bookmark-start text:name="_318306db8339a16351b356169444c6ed"/>Class Actual Situation<text:bookmark-end text:name="_318306db8339a16351b356169444c6ed"/><text:span text:style-name="T1"> </text:span><text:alphabetical-index-mark text:string-value=" " text:key1="Actual Situation"/><text:span text:style-name="T1"><text:s/>&lt;&lt;Intersection&gt;&gt;</text:span></text:h>
            </text:list-item>
          </text:list>
        </text:list-item>
      </text:list>
      <text:p text:style-name="Standard">An actual situation is an individual situation that actually exists, happened in the past or may exist in some possible world, not a template or process definition. Such situations must exist for a time interval, however there are no constraints on such a time interval - from an instant to the life of the universe.<text:line-break/><text:line-break/>DTV: Occurrence: state of affairs that is a happening in the universe of discourse<text:line-break/></text:p>
      <text:p text:style-name="P9"><text:soft-page-break/><draw:frame text:anchor-type="as-char" draw:z-index="272" draw:name="Picture 1670739643.emf" draw:style-name="gr1" draw:text-style-name="P19" svg:width="5.5752in" svg:height="3.5752in"><draw:image xlink:href="Pictures/20000082000022D500001DC7147865463FEEAC58.wmf" xlink:type="simple" xlink:show="embed" xlink:actuate="onLoad"><text:p/></draw:image></draw:frame></text:p>
      <text:list xml:id="list104640769938985" text:continue-list="list7619688003257370662" text:style-name="WWNum21">
        <text:list-item>
          <text:p text:style-name="P3">Actual Situation</text:p>
        </text:list-item>
      </text:list>
      <text:p text:style-name="P7"><text:span text:style-name="Intense_20_Emphasis"><text:span text:style-name="T2">Direct Supertypes</text:span></text:span></text:p>
      <text:p text:style-name="P14"><text:a xlink:type="simple" xlink:href="#_e075b03ae73f89f5fcb1481cd5a16cbe" text:style-name="Internet_20_link" text:visited-style-name="Visited_20_Internet_20_Link">Actual Entity</text:a>, <text:a xlink:type="simple" xlink:href="#_8c517cf1950741c0f89edebf828214cc" text:style-name="Internet_20_link" text:visited-style-name="Visited_20_Internet_20_Link">Situation</text:a></text:p>
      <text:p text:style-name="Standard"/>
      <text:list xml:id="list104642299656911" text:continue-list="list104641068598291" text:style-name="WWNum1">
        <text:list-item>
          <text:list>
            <text:list-item>
              <text:h text:style-name="P1" text:outline-level="2"><text:bookmark-start text:name="_8c517cf1950741c0f89edebf828214cc"/>Class Situation<text:bookmark-end text:name="_8c517cf1950741c0f89edebf828214cc"/><text:span text:style-name="T1"> </text:span><text:alphabetical-index-mark text:string-value=" " text:key1="Situation"/><text:span text:style-name="T1"><text:s/></text:span></text:h>
            </text:list-item>
          </text:list>
        </text:list-item>
      </text:list>
      <text:p text:style-name="Standard">A situation is an identifiable entity composed of an arrangement of entities and the relations between them over a time interval. Situations are propositions and may be asserted as true or false in some context. <text:s/>Situations may change over time, unless otherwise constrained. As an identifiable entity, situations may participate in relationships, thus situations are "first class" elements in SMIF.<text:line-break/><text:line-break/>[SBVR] "State of affairs"<text:line-break/>[SOWA1999] Nexus<text:line-break/></text:p>
      <text:p text:style-name="P7"><text:span text:style-name="Intense_20_Emphasis"><text:span text:style-name="T2">Direct Supertypes</text:span></text:span></text:p>
      <text:p text:style-name="P14"><text:a xlink:type="simple" xlink:href="#_66d62b068053cee3464e1e03e6035eed" text:style-name="Internet_20_link" text:visited-style-name="Visited_20_Internet_20_Link">Context</text:a>, <text:a xlink:type="simple" xlink:href="#_693daf0a0de3f4b82a04aee474c3f151" text:style-name="Internet_20_link" text:visited-style-name="Visited_20_Internet_20_Link">Lexical Scope</text:a>, <text:a xlink:type="simple" xlink:href="#_3bd7c7d249201ad6f2447c6d182ba7f1" text:style-name="Internet_20_link" text:visited-style-name="Visited_20_Internet_20_Link">Proposition</text:a>, <text:a xlink:type="simple" xlink:href="#_f2afd42e2b6e88484b5534f68f8549c1" text:style-name="Internet_20_link" text:visited-style-name="Visited_20_Internet_20_Link">Temporal Entity</text:a></text:p>
      <text:p text:style-name="P7"><text:span text:style-name="Intense_20_Emphasis"><text:span text:style-name="T2">Associations</text:span></text:span></text:p>
      <text:p text:style-name="P15"><draw:frame text:anchor-type="as-char" draw:z-index="273" draw:style-name="gr1" draw:text-style-name="P19" svg:width="0.1669in" svg:height="0.1669in"><draw:image xlink:href="Pictures/10000000000000100000001017869183F68EC9F6.png" xlink:type="simple" xlink:show="embed" xlink:actuate="onLoad"><text:p/></draw:image></draw:frame> &lt;&lt;Sufficient&gt;&gt;&lt;&lt;Restriction&gt;&gt; : <text:a xlink:type="simple" xlink:href="#_50241f5936e61055293ca95f860768d8" text:style-name="Internet_20_link" text:visited-style-name="Visited_20_Internet_20_Link">Situation Type</text:a> [1..*] <text:s text:c="2"/><text:span text:style-name="T3">Subsets</text:span>: has type:<text:a xlink:type="simple" xlink:href="#_dfe1514224ca21cedba7b2b29802db50" text:style-name="Internet_20_link" text:visited-style-name="Visited_20_Internet_20_Link">Type</text:a> <text:s text:c="3"/></text:p>
      <text:p text:style-name="P15"><draw:frame text:anchor-type="as-char" draw:z-index="274" draw:style-name="gr1" draw:text-style-name="P19" svg:width="0.1669in" svg:height="0.1669in"><draw:image xlink:href="Pictures/10000000000000100000001017869183F68EC9F6.png" xlink:type="simple" xlink:show="embed" xlink:actuate="onLoad"><text:p/></draw:image></draw:frame> <text:s/>matched by<text:alphabetical-index-mark text:string-value=" " text:key1="matched by"/> : <text:a xlink:type="simple" xlink:href="#_20441cde84fc110fd98c6fa01fbf663f" text:style-name="Internet_20_link" text:visited-style-name="Visited_20_Internet_20_Link">Pattern Match</text:a> [*] </text:p>
      <text:p text:style-name="Standard"><text:tab/><text:span text:style-name="T3">through association:</text:span> <text:a xlink:type="simple" xlink:href="#_ce6e922a72c133e1ca5060d9703cff15" text:style-name="Internet_20_link" text:visited-style-name="Visited_20_Internet_20_Link"><text:span text:style-name="T4">Situation Matches</text:span></text:a> </text:p>
      <text:p text:style-name="P17">Pattern matches that match the subject situation.</text:p>
      <text:p text:style-name="Standard"/>
      <text:list xml:id="list104641042706459" text:continue-numbering="true" text:style-name="WWNum1">
        <text:list-item>
          <text:list>
            <text:list-item>
              <text:h text:style-name="P1" text:outline-level="2"><text:bookmark-start text:name="_50241f5936e61055293ca95f860768d8"/>Class Situation Type<text:bookmark-end text:name="_50241f5936e61055293ca95f860768d8"/><text:span text:style-name="T1"> </text:span><text:alphabetical-index-mark text:string-value=" " text:key1="Situation Type"/><text:span text:style-name="T1"><text:s/></text:span></text:h>
            </text:list-item>
          </text:list>
        </text:list-item>
      </text:list>
      <text:p text:style-name="Standard">A situation type defines a kind of identifiable arrangement of individuals, assertions and the relations between them over a timespan. <text:s/>As an identifiable entity, situations may participate in other situations and relationships by being bound to properties of those situations or relationships with bindings, thus situations are “first class” entities in a SMIF model.<text:line-break/>The roles or behaviors things (any entity or value) may play in a situation are identified as properties of the situation type.<text:line-break/><text:soft-page-break/>Entity types and roles may also be situation types.<text:line-break/>Syn. Type of a state of affairs.<text:line-break/>A situation type may have properties such that instances, may bind things to structures based on properties.<text:line-break/>Things may be bound to a structure (i.e. play a role in the structure) via properties. Things bound to properties of a structure may change over time, unless otherwise constrained.<text:line-break/><text:line-break/>[DTV] situation kind: state of affairs that may or may not happen in some possible world<text:line-break/><text:line-break/></text:p>
      <text:p text:style-name="P7"><text:span text:style-name="Intense_20_Emphasis"><text:span text:style-name="T2">Direct Supertypes</text:span></text:span></text:p>
      <text:p text:style-name="P14"><text:a xlink:type="simple" xlink:href="#_a09117831b97c480bde825e7cd3696eb" text:style-name="Internet_20_link" text:visited-style-name="Visited_20_Internet_20_Link">Entity Type</text:a></text:p>
      <text:p text:style-name="P7"><text:span text:style-name="Intense_20_Emphasis"><text:span text:style-name="T2">Associations</text:span></text:span></text:p>
      <text:p text:style-name="P15"><draw:frame text:anchor-type="as-char" draw:z-index="275" draw:style-name="gr1" draw:text-style-name="P19" svg:width="0.1669in" svg:height="0.1669in"><draw:image xlink:href="Pictures/10000000000000100000001017869183F68EC9F6.png" xlink:type="simple" xlink:show="embed" xlink:actuate="onLoad"><text:p/></draw:image></draw:frame> &lt;&lt;Sufficient&gt;&gt;&lt;&lt;Restriction&gt;&gt; : <text:a xlink:type="simple" xlink:href="#_8c517cf1950741c0f89edebf828214cc" text:style-name="Internet_20_link" text:visited-style-name="Visited_20_Internet_20_Link">Situation</text:a> [*] <text:s text:c="2"/><text:span text:style-name="T3">Redefines</text:span>: categorizes:<text:a xlink:type="simple" xlink:href="#_a52cb0ff6e414b3170b58afe10b6afcb" text:style-name="Internet_20_link" text:visited-style-name="Visited_20_Internet_20_Link">Thing</text:a> <text:s text:c="3"/></text:p>
      <text:p text:style-name="Standard"/>
      <text:p text:style-name="P13"/>
      <text:list xml:id="list104642276803663" text:continue-numbering="true" text:style-name="WWNum1">
        <text:list-item>
          <text:h text:style-name="P5" text:outline-level="1">SMIF Conceptual Model::Top level</text:h>
        </text:list-item>
      </text:list>
      <text:p text:style-name="Text_20_body">The top level objects provide the foundation for all objects in a SMIF model</text:p>
      <text:list xml:id="list104641108853032" text:continue-numbering="true" text:style-name="WWNum1">
        <text:list-item>
          <text:list>
            <text:list-item>
              <text:h text:style-name="P1" text:outline-level="2">Diagram: Top Level</text:h>
            </text:list-item>
          </text:list>
        </text:list-item>
      </text:list>
      <text:p text:style-name="P9"><draw:frame text:anchor-type="as-char" draw:z-index="276" draw:name="Picture 303019813.emf" draw:style-name="gr1" draw:text-style-name="P19" svg:width="6.7669in" svg:height="6.3335in"><draw:image xlink:href="Pictures/200001810000335F000040277C2DA4742B0AEF71.wmf" xlink:type="simple" xlink:show="embed" xlink:actuate="onLoad"><text:p/></draw:image></draw:frame></text:p>
      <text:list xml:id="list104640480435460" text:continue-list="list104641582134802" text:style-name="WWNum18">
        <text:list-item>
          <text:p text:style-name="P2">Top Level</text:p>
        </text:list-item>
      </text:list>
      <text:p text:style-name="Text_20_body">Diagram showing summary of top level classes and significant subtypes.</text:p>
      <text:p text:style-name="Standard"><text:s/></text:p>
      <text:p text:style-name="Standard"><text:soft-page-break/></text:p>
      <text:list xml:id="list104641814814821" text:continue-list="list104641108853032" text:style-name="WWNum1">
        <text:list-item>
          <text:list>
            <text:list-item>
              <text:h text:style-name="P1" text:outline-level="2"><text:bookmark-start text:name="_e075b03ae73f89f5fcb1481cd5a16cbe"/>Class Actual Entity<text:bookmark-end text:name="_e075b03ae73f89f5fcb1481cd5a16cbe"/><text:span text:style-name="T1"> </text:span><text:alphabetical-index-mark text:string-value=" " text:key1="Actual Entity"/><text:span text:style-name="T1"><text:s/></text:span></text:h>
            </text:list-item>
          </text:list>
        </text:list-item>
      </text:list>
      <text:p text:style-name="Standard">An actual entity is an identifiable, temporal and individual person, specific object, process enactment, agreement, etc. Actual Entities do not have to be physical, e.i. may denote social constructs. Actual entities are disjoint from types.<text:line-break/>A more specific class of actual entity (e.g., Person) is intended to refine the classification of the individual thing.<text:line-break/>Individuality (or selfhood) is the state or quality of being an individual; particularly of being separate from other individuals and possessing <text:s/>identity. Actual entities typically have a lifetime and some individuals may change over that lifetime. Individuals may have parts that together help define the individual but may change over time. <text:line-break/>"Actual" does not imply current existence.<text:line-break/><text:line-break/>[ISO 1087] individual concept: concept (3.2.1) which corresponds to only one object <text:line-break/><text:line-break/>[UML] Loose correspondence with "InstanceSpecification". SMIF instances are direct instances of their types, there is no "indirection" through value specification as their is in UML.<text:line-break/><text:line-break/>[Guizzardi] (individual concept)<text:line-break/><text:line-break/>[CL] Individual: one element of the universe of discourse<text:line-break/><text:line-break/>[DOLCE] Particular: particulars are entities which have no instances<text:line-break/><text:line-break/>[SOWA1999] Independent. Can be considered "Actuality" when including social constructs in [SOWA1999] Physical.<text:line-break/><text:line-break/>[OWL] Individual</text:p>
      <text:p text:style-name="P9"><draw:frame text:anchor-type="as-char" draw:z-index="277" draw:name="Picture -987250229.emf" draw:style-name="gr1" draw:text-style-name="P19" svg:width="4.8835in" svg:height="2.7169in"><draw:image xlink:href="Pictures/2000008200001E89000016A9DAF1948538C060AF.wmf" xlink:type="simple" xlink:show="embed" xlink:actuate="onLoad"><text:p/></draw:image></draw:frame></text:p>
      <text:list xml:id="list104641549703562" text:continue-list="list104640769938985" text:style-name="WWNum21">
        <text:list-item>
          <text:p text:style-name="P3">Actual Entity Detail</text:p>
        </text:list-item>
      </text:list>
      <text:p text:style-name="P7"><text:span text:style-name="Intense_20_Emphasis"><text:span text:style-name="T2">Direct Supertypes</text:span></text:span></text:p>
      <text:p text:style-name="P14"><text:a xlink:type="simple" xlink:href="#_f2afd42e2b6e88484b5534f68f8549c1" text:style-name="Internet_20_link" text:visited-style-name="Visited_20_Internet_20_Link">Temporal Entity</text:a></text:p>
      <text:p text:style-name="Standard"/>
      <text:list xml:id="list104640791708240" text:continue-list="list104641814814821" text:style-name="WWNum1">
        <text:list-item>
          <text:list>
            <text:list-item>
              <text:h text:style-name="P1" text:outline-level="2"><text:bookmark-start text:name="_98ff7066ce9f28f3ab4a80f88bc3fddc"/>Association Assertion<text:bookmark-end text:name="_98ff7066ce9f28f3ab4a80f88bc3fddc"/><text:span text:style-name="T1"> </text:span><text:alphabetical-index-mark text:string-value=" " text:key1="Assertion"/><text:span text:style-name="T1"><text:s/></text:span></text:h>
            </text:list-item>
          </text:list>
        </text:list-item>
      </text:list>
      <text:p text:style-name="Standard">An assertion relationship between a context and the propositions asserted within that context. The &lt;asserts&gt; proposition is asserted (defined as "true") for all things contextualized by the &lt;holds within&gt; context. Assertion of truth is not absolute, it is relative to the context. For example, something could be asserted within a context where that entire context is asserted to be false.<text:line-break/><text:soft-page-break/>Assertion is transitive.<text:line-break/>[CL] Implication<text:line-break/>[OWL] Assertion; Any [OWL] Assertion included in a graph (All assertions in an OWL graph are asserted by the graph)</text:p>
      <text:p text:style-name="P7"><text:span text:style-name="Intense_20_Emphasis"><text:span text:style-name="T2">Association Ends</text:span></text:span></text:p>
      <text:p text:style-name="P16"><draw:frame text:anchor-type="as-char" draw:z-index="278" draw:style-name="gr1" draw:text-style-name="P19" svg:width="0.1669in" svg:height="0.1669in"><draw:image xlink:href="Pictures/10000000000000100000001017869183F68EC9F6.png" xlink:type="simple" xlink:show="embed" xlink:actuate="onLoad"><text:p/></draw:image></draw:frame> asserts<text:alphabetical-index-mark text:string-value=" " text:key1="asserts"/> : <text:a xlink:type="simple" xlink:href="#_3bd7c7d249201ad6f2447c6d182ba7f1" text:style-name="Internet_20_link" text:visited-style-name="Visited_20_Internet_20_Link">Proposition</text:a> [*] <text:s text:c="2"/><text:span text:style-name="T3">Redefines</text:span>: categorizes: <text:a xlink:type="simple" xlink:href="#_a52cb0ff6e414b3170b58afe10b6afcb" text:style-name="Internet_20_link" text:visited-style-name="Visited_20_Internet_20_Link">Thing</text:a> <text:s text:c="3"/></text:p>
      <text:p text:style-name="P17">Proposition that is asserted (must be true) for anything contextualized by a context.<text:line-break/>As types are a context, types may assert a proposition for their instances.<text:line-break/></text:p>
      <text:p text:style-name="P16"><draw:frame text:anchor-type="as-char" draw:z-index="279" draw:style-name="gr1" draw:text-style-name="P19" svg:width="0.1669in" svg:height="0.1669in"><draw:image xlink:href="Pictures/10000000000000100000001017869183F68EC9F6.png" xlink:type="simple" xlink:show="embed" xlink:actuate="onLoad"><text:p/></draw:image></draw:frame> holds within<text:alphabetical-index-mark text:string-value=" " text:key1="holds within"/> : <text:a xlink:type="simple" xlink:href="#_66d62b068053cee3464e1e03e6035eed" text:style-name="Internet_20_link" text:visited-style-name="Visited_20_Internet_20_Link">Context</text:a> [*] <text:s text:c="2"/><text:span text:style-name="T3">Redefines</text:span>: categorizes: <text:a xlink:type="simple" xlink:href="#_a52cb0ff6e414b3170b58afe10b6afcb" text:style-name="Internet_20_link" text:visited-style-name="Visited_20_Internet_20_Link">Thing</text:a> <text:s text:c="3"/></text:p>
      <text:p text:style-name="P17">Context in which a proposition is asserted (required to be true). Anything contextualized by the context is subject to the proposition.</text:p>
      <text:p text:style-name="Standard"/>
      <text:list xml:id="list104640871958114" text:continue-numbering="true" text:style-name="WWNum1">
        <text:list-item>
          <text:list>
            <text:list-item>
              <text:h text:style-name="P1" text:outline-level="2"><text:bookmark-start text:name="_66d62b068053cee3464e1e03e6035eed"/>Class Context<text:bookmark-end text:name="_66d62b068053cee3464e1e03e6035eed"/><text:span text:style-name="T1"> </text:span><text:alphabetical-index-mark text:string-value=" " text:key1="Context"/><text:span text:style-name="T1"><text:s/></text:span></text:h>
            </text:list-item>
          </text:list>
        </text:list-item>
      </text:list>
      <text:p text:style-name="Standard">A &lt;Context&gt; is a grouping of &lt;contextualizes&gt; things that are related in some way.<text:line-break/><text:line-break/>A &lt;Context&gt; also &lt;asserts&gt; propositions that hold for all things the context &lt;contextualizes&gt;, thus providing the link between an assertion and the set of things asserted. Likewise a context &lt;negates&gt; propositions that are false within the context.<text:line-break/><text:line-break/>Subtypes of &lt;Context&gt;, such as &lt;Type&gt; ascribe more semantics to the context as well as the things it &lt;contextualizes&gt;.<text:line-break/><text:line-break/>A context provides a binding between a set of propositions and the things those propositions apply to.<text:line-break/><text:line-break/>[CL] Sort: any subset of the universe of discourse over which some quantifier is allowed to range<text:line-break/><text:line-break/>[ISO 1087] concept field: unstructured set of thematically related concepts (3.2.1)<text:line-break/><text:line-break/>[SOWA1999] Mediating<text:line-break/><text:line-break/></text:p>
      <text:p text:style-name="P9"><text:soft-page-break/><draw:frame text:anchor-type="as-char" draw:z-index="280" draw:name="Picture 1402939201.emf" draw:style-name="gr1" draw:text-style-name="P19" svg:width="6.7669in" svg:height="4.5421in"><draw:image xlink:href="Pictures/200000A100002FB900002AB6D019A31EFAD4AD9A.wmf" xlink:type="simple" xlink:show="embed" xlink:actuate="onLoad"><text:p/></draw:image></draw:frame></text:p>
      <text:list xml:id="list104640591787888" text:continue-list="list104641549703562" text:style-name="WWNum21">
        <text:list-item>
          <text:p text:style-name="P3">Context Detail</text:p>
        </text:list-item>
      </text:list>
      <text:p text:style-name="P7"><text:span text:style-name="Intense_20_Emphasis"><text:span text:style-name="T2">Direct Supertypes</text:span></text:span></text:p>
      <text:p text:style-name="P14"><text:a xlink:type="simple" xlink:href="#_eb8398b5a178c638b98597120ec51c4d" text:style-name="Internet_20_link" text:visited-style-name="Visited_20_Internet_20_Link">Identifiable Entity</text:a></text:p>
      <text:p text:style-name="P7"><text:span text:style-name="Intense_20_Emphasis"><text:span text:style-name="T2">Associations</text:span></text:span></text:p>
      <text:p text:style-name="P15"><draw:frame text:anchor-type="as-char" draw:z-index="281" draw:style-name="gr1" draw:text-style-name="P19" svg:width="0.1669in" svg:height="0.1669in"><draw:image xlink:href="Pictures/10000000000000100000001017869183F68EC9F6.png" xlink:type="simple" xlink:show="embed" xlink:actuate="onLoad"><text:p/></draw:image></draw:frame> &lt;&lt;Sufficient&gt;&gt; asserts<text:alphabetical-index-mark text:string-value=" " text:key1="asserts"/> : <text:a xlink:type="simple" xlink:href="#_3bd7c7d249201ad6f2447c6d182ba7f1" text:style-name="Internet_20_link" text:visited-style-name="Visited_20_Internet_20_Link">Proposition</text:a> [*] </text:p>
      <text:p text:style-name="Standard"><text:tab/><text:span text:style-name="T3">through association:</text:span> <text:a xlink:type="simple" xlink:href="#_98ff7066ce9f28f3ab4a80f88bc3fddc" text:style-name="Internet_20_link" text:visited-style-name="Visited_20_Internet_20_Link"><text:span text:style-name="T4">Assertion</text:span></text:a> </text:p>
      <text:p text:style-name="P17">Proposition that is asserted (must be true) for anything contextualized by a context.<text:line-break/>As types are a context, types may assert a proposition for their instances.<text:line-break/></text:p>
      <text:p text:style-name="P15"><draw:frame text:anchor-type="as-char" draw:z-index="282" draw:style-name="gr1" draw:text-style-name="P19" svg:width="0.1669in" svg:height="0.1669in"><draw:image xlink:href="Pictures/10000000000000100000001017869183F68EC9F6.png" xlink:type="simple" xlink:show="embed" xlink:actuate="onLoad"><text:p/></draw:image></draw:frame> <text:s/>contextualizes<text:alphabetical-index-mark text:string-value=" " text:key1="contextualizes"/> : <text:a xlink:type="simple" xlink:href="#_a52cb0ff6e414b3170b58afe10b6afcb" text:style-name="Internet_20_link" text:visited-style-name="Visited_20_Internet_20_Link">Thing</text:a> [*] </text:p>
      <text:p text:style-name="Standard"><text:tab/><text:span text:style-name="T3">through association:</text:span> <text:a xlink:type="simple" xlink:href="#_52c887644007b8e51a1f6e976113707a" text:style-name="Internet_20_link" text:visited-style-name="Visited_20_Internet_20_Link"><text:span text:style-name="T4">Extent of Context</text:span></text:a> </text:p>
      <text:p text:style-name="P17">The set of things contextualized by a &lt;Context&gt;, or "in" the &lt;Context&gt; and therefor subject to the &lt;asserts&gt; propositions of the &lt;Context&gt;.</text:p>
      <text:p text:style-name="P15"><draw:frame text:anchor-type="as-char" draw:z-index="283" draw:style-name="gr1" draw:text-style-name="P19" svg:width="0.1669in" svg:height="0.1669in"><draw:image xlink:href="Pictures/10000000000000100000001017869183F68EC9F6.png" xlink:type="simple" xlink:show="embed" xlink:actuate="onLoad"><text:p/></draw:image></draw:frame> <text:s/>negates<text:alphabetical-index-mark text:string-value=" " text:key1="negates"/> : <text:a xlink:type="simple" xlink:href="#_3bd7c7d249201ad6f2447c6d182ba7f1" text:style-name="Internet_20_link" text:visited-style-name="Visited_20_Internet_20_Link">Proposition</text:a> [*] </text:p>
      <text:p text:style-name="Standard"><text:tab/><text:span text:style-name="T3">through association:</text:span> <text:a xlink:type="simple" xlink:href="#_b7d76b6b461798fab057ad0106bcdfc9" text:style-name="Internet_20_link" text:visited-style-name="Visited_20_Internet_20_Link"><text:span text:style-name="T4">Negation</text:span></text:a> </text:p>
      <text:p text:style-name="P17">Proposition that is negatively asserted (must be FALSE) for anything contextualized by a context.<text:line-break/>As types are a context, types may assert or negate a proposition for their instances.<text:line-break/></text:p>
      <text:p text:style-name="Standard"/>
      <text:list xml:id="list104641146831641" text:continue-list="list104640871958114" text:style-name="WWNum1">
        <text:list-item>
          <text:list>
            <text:list-item>
              <text:h text:style-name="P1" text:outline-level="2"><text:bookmark-start text:name="_52c887644007b8e51a1f6e976113707a"/><text:soft-page-break/>Association Extent of Context<text:bookmark-end text:name="_52c887644007b8e51a1f6e976113707a"/><text:span text:style-name="T1"> </text:span><text:alphabetical-index-mark text:string-value=" " text:key1="Extent of Context"/><text:span text:style-name="T1"><text:s/></text:span></text:h>
            </text:list-item>
          </text:list>
        </text:list-item>
      </text:list>
      <text:p text:style-name="Standard">The association between a context and the set of things contextualized by that context, defining the extent of the context, a set.<text:line-break/><text:line-break/>[ISO 1087] extension: totality of objects (3.1.1) to which a concept (3.2.1)<text:line-break/>corresponds<text:line-break/><text:line-break/></text:p>
      <text:p text:style-name="P7"><text:span text:style-name="Intense_20_Emphasis"><text:span text:style-name="T2">Association Ends</text:span></text:span></text:p>
      <text:p text:style-name="P16"><draw:frame text:anchor-type="as-char" draw:z-index="284" draw:style-name="gr1" draw:text-style-name="P19" svg:width="0.1669in" svg:height="0.1669in"><draw:image xlink:href="Pictures/10000000000000100000001017869183F68EC9F6.png" xlink:type="simple" xlink:show="embed" xlink:actuate="onLoad"><text:p/></draw:image></draw:frame> contextualizes<text:alphabetical-index-mark text:string-value=" " text:key1="contextualizes"/> : <text:a xlink:type="simple" xlink:href="#_a52cb0ff6e414b3170b58afe10b6afcb" text:style-name="Internet_20_link" text:visited-style-name="Visited_20_Internet_20_Link">Thing</text:a> [*] </text:p>
      <text:p text:style-name="P17">The set of things contextualized by a &lt;Context&gt;, or "in" the &lt;Context&gt; and therefor subject to the &lt;asserts&gt; propositions of the &lt;Context&gt;.</text:p>
      <text:p text:style-name="P16"><draw:frame text:anchor-type="as-char" draw:z-index="285" draw:style-name="gr1" draw:text-style-name="P19" svg:width="0.1669in" svg:height="0.1669in"><draw:image xlink:href="Pictures/10000000000000100000001017869183F68EC9F6.png" xlink:type="simple" xlink:show="embed" xlink:actuate="onLoad"><text:p/></draw:image></draw:frame> in context of<text:alphabetical-index-mark text:string-value=" " text:key1="in context of"/> : <text:a xlink:type="simple" xlink:href="#_66d62b068053cee3464e1e03e6035eed" text:style-name="Internet_20_link" text:visited-style-name="Visited_20_Internet_20_Link">Context</text:a> [1..*] </text:p>
      <text:p text:style-name="P17">A &lt;Context&gt; that contextualizes a thing making what it &lt;contextualizes&gt; subject to the propositions referenced by &lt;has assertion&gt; of the context.<text:line-break/>A thing may be &lt;in context of&gt; one or more context.<text:line-break/>[FIBO] hasContext</text:p>
      <text:p text:style-name="Standard"/>
      <text:list xml:id="list104641224532266" text:continue-numbering="true" text:style-name="WWNum1">
        <text:list-item>
          <text:list>
            <text:list-item>
              <text:h text:style-name="P1" text:outline-level="2"><text:bookmark-start text:name="_eb8398b5a178c638b98597120ec51c4d"/>Class Identifiable Entity<text:bookmark-end text:name="_eb8398b5a178c638b98597120ec51c4d"/><text:span text:style-name="T1"> </text:span><text:alphabetical-index-mark text:string-value=" " text:key1="Identifiable Entity"/><text:span text:style-name="T1"><text:s/></text:span></text:h>
            </text:list-item>
          </text:list>
        </text:list-item>
      </text:list>
      <text:p text:style-name="Standard">An identifiable entity is any identifiable thing other than values, this includes individuals, types, axioms, situations, speech acts, information structures, etc.<text:line-break/>Identifiable entities always have some kind of identity and may have identifiers. Note that identity is an abstraction that may have representation in models as any number of identifiers, also known as a "sign".<text:line-break/><text:line-break/>[OWL] Entity type (Implied in section [OWL] 5.8) as an instance of rdfs:Class<text:line-break/></text:p>
      <text:p text:style-name="P9"><text:soft-page-break/><draw:frame text:anchor-type="as-char" draw:z-index="286" draw:name="Picture -166614.emf" draw:style-name="gr1" draw:text-style-name="P19" svg:width="5.3169in" svg:height="7.8504in"><draw:image xlink:href="Pictures/2000017F00002ED000005C1A2F6A327896EC1FEE.wmf" xlink:type="simple" xlink:show="embed" xlink:actuate="onLoad"><text:p/></draw:image></draw:frame></text:p>
      <text:list xml:id="list104642166867738" text:continue-list="list104640591787888" text:style-name="WWNum21">
        <text:list-item>
          <text:p text:style-name="P3">Identifiable Entity Detail</text:p>
        </text:list-item>
      </text:list>
      <text:p text:style-name="P7"><text:span text:style-name="Intense_20_Emphasis"><text:span text:style-name="T2">Direct Supertypes</text:span></text:span></text:p>
      <text:p text:style-name="P14"><text:a xlink:type="simple" xlink:href="#_a52cb0ff6e414b3170b58afe10b6afcb" text:style-name="Internet_20_link" text:visited-style-name="Visited_20_Internet_20_Link">Thing</text:a></text:p>
      <text:p text:style-name="P7"><text:span text:style-name="Intense_20_Emphasis"><text:span text:style-name="T2">Associations</text:span></text:span></text:p>
      <text:p text:style-name="P15"><draw:frame text:anchor-type="as-char" draw:z-index="287" draw:style-name="gr1" draw:text-style-name="P19" svg:width="0.1669in" svg:height="0.1669in"><draw:image xlink:href="Pictures/1000000000000010000000105EA3226BB1CE4DE6.png" xlink:type="simple" xlink:show="embed" xlink:actuate="onLoad"><text:p/></draw:image></draw:frame> &lt;&lt;Sufficient&gt;&gt; was stated in<text:alphabetical-index-mark text:string-value=" " text:key1="was stated in"/> : <text:a xlink:type="simple" xlink:href="#_fa97e8600fa5d7e45f0100b981e94ee8" text:style-name="Internet_20_link" text:visited-style-name="Visited_20_Internet_20_Link">Statement</text:a> [*] <text:s text:c="2"/><text:span text:style-name="T3">Subsets</text:span>: has metadata:<text:a xlink:type="simple" xlink:href="#_083d03a8bb38e1a0cab92a7dc3f1cf03" text:style-name="Internet_20_link" text:visited-style-name="Visited_20_Internet_20_Link">Metadata</text:a> <text:s text:c="3"/></text:p>
      <text:p text:style-name="Standard"><text:soft-page-break/><text:tab/><text:span text:style-name="T3">through association:</text:span> <text:a xlink:type="simple" xlink:href="#_fe7255919a52e809b34fbe6ab9a9c4c7" text:style-name="Internet_20_link" text:visited-style-name="Visited_20_Internet_20_Link"><text:span text:style-name="T4">Assertion Statement</text:span></text:a> </text:p>
      <text:p text:style-name="P17">Metadata representing the speech act, document or other record where a statement captured in a model was made.<text:line-break/>[OWL] rdfs:isDefinedBy</text:p>
      <text:p text:style-name="P15"><draw:frame text:anchor-type="as-char" draw:z-index="288" draw:style-name="gr1" draw:text-style-name="P19" svg:width="0.1669in" svg:height="0.1669in"><draw:image xlink:href="Pictures/1000000000000010000000105EA3226BB1CE4DE6.png" xlink:type="simple" xlink:show="embed" xlink:actuate="onLoad"><text:p/></draw:image></draw:frame> <text:s/>has preferred<text:alphabetical-index-mark text:string-value=" " text:key1="has preferred"/> : <text:a xlink:type="simple" xlink:href="#_095e3f15be2ed98da1f28f354699da01" text:style-name="Internet_20_link" text:visited-style-name="Visited_20_Internet_20_Link">Identifier</text:a> [0..1] <text:s text:c="2"/><text:span text:style-name="T3">Subsets</text:span>: identified by:<text:a xlink:type="simple" xlink:href="#_095e3f15be2ed98da1f28f354699da01" text:style-name="Internet_20_link" text:visited-style-name="Visited_20_Internet_20_Link">Identifier</text:a> <text:s text:c="3"/></text:p>
      <text:p text:style-name="Standard"><text:tab/><text:span text:style-name="T3">through association:</text:span> <text:a xlink:type="simple" xlink:href="#_1a5de8051ffc9f353a7d5b53ee7cf413" text:style-name="Internet_20_link" text:visited-style-name="Visited_20_Internet_20_Link"><text:span text:style-name="T4">Prefered Identification</text:span></text:a> </text:p>
      <text:p text:style-name="P17">Default identifier to use for an entity.<text:line-break/>Where multiple identifiers are preferred in differing context any method for selecting the most preferred identifier is implementation specific and not specified by this standard.<text:line-break/>[FUML] NamedElement.name: Note: An Identifier that is &lt;preferred for&gt; an entity is equivalent to the name of a named element.</text:p>
      <text:p text:style-name="P15"><draw:frame text:anchor-type="as-char" draw:z-index="289" draw:style-name="gr1" draw:text-style-name="P19" svg:width="0.1669in" svg:height="0.1669in"><draw:image xlink:href="Pictures/10000000000000100000001017869183F68EC9F6.png" xlink:type="simple" xlink:show="embed" xlink:actuate="onLoad"><text:p/></draw:image></draw:frame> &lt;&lt;Restriction&gt;&gt; : <text:a xlink:type="simple" xlink:href="#_a09117831b97c480bde825e7cd3696eb" text:style-name="Internet_20_link" text:visited-style-name="Visited_20_Internet_20_Link">Entity Type</text:a> [1..*] <text:s text:c="2"/><text:span text:style-name="T3">Subsets</text:span>: has type:<text:a xlink:type="simple" xlink:href="#_dfe1514224ca21cedba7b2b29802db50" text:style-name="Internet_20_link" text:visited-style-name="Visited_20_Internet_20_Link">Type</text:a> <text:s text:c="3"/></text:p>
      <text:p text:style-name="P15"><draw:frame text:anchor-type="as-char" draw:z-index="290" draw:style-name="gr1" draw:text-style-name="P19" svg:width="0.1669in" svg:height="0.1669in"><draw:image xlink:href="Pictures/10000000000000100000001017869183F68EC9F6.png" xlink:type="simple" xlink:show="embed" xlink:actuate="onLoad"><text:p/></draw:image></draw:frame> &lt;&lt;Annotation Property&gt;&gt; defined by<text:alphabetical-index-mark text:string-value=" " text:key1="defined by"/> : <text:a xlink:type="simple" xlink:href="#_1a6d88e097d757268d09f68af82fbd34" text:style-name="Internet_20_link" text:visited-style-name="Visited_20_Internet_20_Link">Definition</text:a> [*] <text:s text:c="2"/><text:span text:style-name="T3">Subsets</text:span>: has metadata:<text:a xlink:type="simple" xlink:href="#_083d03a8bb38e1a0cab92a7dc3f1cf03" text:style-name="Internet_20_link" text:visited-style-name="Visited_20_Internet_20_Link">Metadata</text:a> <text:s text:c="3"/></text:p>
      <text:p text:style-name="Standard"><text:tab/><text:span text:style-name="T3">through association:</text:span> <text:a xlink:type="simple" xlink:href="#_7c14183741a6bbb21d2fd7dc5685175f" text:style-name="Internet_20_link" text:visited-style-name="Visited_20_Internet_20_Link"><text:span text:style-name="T4">Definition Relationship</text:span></text:a> </text:p>
      <text:p text:style-name="P17">An informal description of something.<text:line-break/>[FIBO] hasDefinition<text:line-break/>[UML] comment<text:line-break/>[FUML] ownedComment<text:line-break/></text:p>
      <text:p text:style-name="P15"><draw:frame text:anchor-type="as-char" draw:z-index="291" draw:style-name="gr1" draw:text-style-name="P19" svg:width="0.1669in" svg:height="0.1669in"><draw:image xlink:href="Pictures/10000000000000100000001017869183F68EC9F6.png" xlink:type="simple" xlink:show="embed" xlink:actuate="onLoad"><text:p/></draw:image></draw:frame> &lt;&lt;Sufficient&gt;&gt; identified by<text:alphabetical-index-mark text:string-value=" " text:key1="identified by"/> : <text:a xlink:type="simple" xlink:href="#_095e3f15be2ed98da1f28f354699da01" text:style-name="Internet_20_link" text:visited-style-name="Visited_20_Internet_20_Link">Identifier</text:a> [*] </text:p>
      <text:p text:style-name="Standard"><text:tab/><text:span text:style-name="T3">through association:</text:span> <text:a xlink:type="simple" xlink:href="#_5a0c9611d1c64dcbc0f89b5299e112ed" text:style-name="Internet_20_link" text:visited-style-name="Visited_20_Internet_20_Link"><text:span text:style-name="T4">Identification</text:span></text:a> </text:p>
      <text:p text:style-name="P17">An identifier for an &lt;Entity&gt;.<text:line-break/>[FIBO] hasDenotation</text:p>
      <text:p text:style-name="P15"><draw:frame text:anchor-type="as-char" draw:z-index="292" draw:style-name="gr1" draw:text-style-name="P19" svg:width="0.1669in" svg:height="0.1669in"><draw:image xlink:href="Pictures/10000000000000100000001017869183F68EC9F6.png" xlink:type="simple" xlink:show="embed" xlink:actuate="onLoad"><text:p/></draw:image></draw:frame> &lt;&lt;Annotation Property&gt;&gt; has metadata<text:alphabetical-index-mark text:string-value=" " text:key1="has metadata"/> : <text:a xlink:type="simple" xlink:href="#_083d03a8bb38e1a0cab92a7dc3f1cf03" text:style-name="Internet_20_link" text:visited-style-name="Visited_20_Internet_20_Link">Metadata</text:a> [*] <text:s text:c="2"/><text:span text:style-name="T3">Subsets</text:span>: has record:<text:a xlink:type="simple" xlink:href="#_8b38efa9c56da3bc8ecb501e56419e41" text:style-name="Internet_20_link" text:visited-style-name="Visited_20_Internet_20_Link">Record</text:a> <text:s text:c="3"/></text:p>
      <text:p text:style-name="Standard"><text:tab/><text:span text:style-name="T3">through association:</text:span> <text:a xlink:type="simple" xlink:href="#_b8c1a19be638ded573b2848c849fee69" text:style-name="Internet_20_link" text:visited-style-name="Visited_20_Internet_20_Link"><text:span text:style-name="T4">Metadata relationship</text:span></text:a> </text:p>
      <text:p text:style-name="P17">Metadata associated with (data about the information concerning) the subject entity.<text:line-break/>[OWL] AnnotationProperty, annotationValue of Annotation Assertion</text:p>
      <text:p text:style-name="P15"><draw:frame text:anchor-type="as-char" draw:z-index="293" draw:style-name="gr1" draw:text-style-name="P19" svg:width="0.1669in" svg:height="0.1669in"><draw:image xlink:href="Pictures/10000000000000100000001017869183F68EC9F6.png" xlink:type="simple" xlink:show="embed" xlink:actuate="onLoad"><text:p/></draw:image></draw:frame> <text:s/>has name<text:alphabetical-index-mark text:string-value=" " text:key1="has name"/> : <text:a xlink:type="simple" xlink:href="#_afe5a48976a2df078be9473827611fb8" text:style-name="Internet_20_link" text:visited-style-name="Visited_20_Internet_20_Link">Name</text:a> [*] <text:s text:c="2"/><text:span text:style-name="T3">Subsets</text:span>: identified by:<text:a xlink:type="simple" xlink:href="#_095e3f15be2ed98da1f28f354699da01" text:style-name="Internet_20_link" text:visited-style-name="Visited_20_Internet_20_Link">Identifier</text:a> <text:s text:c="3"/></text:p>
      <text:p text:style-name="Standard"><text:tab/><text:span text:style-name="T3">through association:</text:span> <text:a xlink:type="simple" xlink:href="#_adf65393f1c35e1696d935e5f2b54d80" text:style-name="Internet_20_link" text:visited-style-name="Visited_20_Internet_20_Link"><text:span text:style-name="T4">Naming</text:span></text:a> </text:p>
      <text:p text:style-name="P17">A human meaningful name for an entity.<text:line-break/>[FIBO] hasName: that by which some thing is known; may apply to anything<text:line-break/><text:line-break/>[OWL] rdfs:label</text:p>
      <text:p text:style-name="P15"><draw:frame text:anchor-type="as-char" draw:z-index="294" draw:style-name="gr1" draw:text-style-name="P19" svg:width="0.1669in" svg:height="0.1669in"><draw:image xlink:href="Pictures/10000000000000100000001017869183F68EC9F6.png" xlink:type="simple" xlink:show="embed" xlink:actuate="onLoad"><text:p/></draw:image></draw:frame> <text:s/>has record<text:alphabetical-index-mark text:string-value=" " text:key1="has record"/> : <text:a xlink:type="simple" xlink:href="#_8b38efa9c56da3bc8ecb501e56419e41" text:style-name="Internet_20_link" text:visited-style-name="Visited_20_Internet_20_Link">Record</text:a> [*] </text:p>
      <text:p text:style-name="Standard"><text:tab/><text:span text:style-name="T3">through association:</text:span> <text:a xlink:type="simple" xlink:href="#_23f8eba7f34f310faa376a3f5159c46b" text:style-name="Internet_20_link" text:visited-style-name="Visited_20_Internet_20_Link"><text:span text:style-name="T4">Record of an Entity</text:span></text:a> </text:p>
      <text:p text:style-name="P17">A record about something.</text:p>
      <text:p text:style-name="P15"><draw:frame text:anchor-type="as-char" draw:z-index="295" draw:style-name="gr1" draw:text-style-name="P19" svg:width="0.1669in" svg:height="0.1669in"><draw:image xlink:href="Pictures/10000000000000100000001017869183F68EC9F6.png" xlink:type="simple" xlink:show="embed" xlink:actuate="onLoad"><text:p/></draw:image></draw:frame> <text:s/>constrained by<text:alphabetical-index-mark text:string-value=" " text:key1="constrained by"/> : <text:a xlink:type="simple" xlink:href="#_82919e40af9ad2e13647e9d37bbf0956" text:style-name="Internet_20_link" text:visited-style-name="Visited_20_Internet_20_Link">Rule</text:a> [*] </text:p>
      <text:p text:style-name="Standard"><text:tab/><text:span text:style-name="T3">through association:</text:span> <text:a xlink:type="simple" xlink:href="#_9562d6c08cbe5eb32022ec9309bb6160" text:style-name="Internet_20_link" text:visited-style-name="Visited_20_Internet_20_Link"><text:span text:style-name="T4">Rule Constrains</text:span></text:a> </text:p>
      <text:p text:style-name="P17">Rules applying to an entity.</text:p>
      <text:p text:style-name="P15"><draw:frame text:anchor-type="as-char" draw:z-index="296" draw:style-name="gr1" draw:text-style-name="P19" svg:width="0.1669in" svg:height="0.1669in"><draw:image xlink:href="Pictures/10000000000000100000001017869183F68EC9F6.png" xlink:type="simple" xlink:show="embed" xlink:actuate="onLoad"><text:p/></draw:image></draw:frame> &lt;&lt;Annotation Property&gt;&gt; has authoritative source<text:alphabetical-index-mark text:string-value=" " text:key1="has authoritative source"/> : <text:a xlink:type="simple" xlink:href="#_1e4f4f7a2bb7525a97cda0bc61f02036" text:style-name="Internet_20_link" text:visited-style-name="Visited_20_Internet_20_Link">Information Source</text:a> [*] <text:s text:c="2"/><text:span text:style-name="T3">Subsets</text:span>: has metadata:<text:a xlink:type="simple" xlink:href="#_083d03a8bb38e1a0cab92a7dc3f1cf03" text:style-name="Internet_20_link" text:visited-style-name="Visited_20_Internet_20_Link">Metadata</text:a> <text:s text:c="3"/></text:p>
      <text:p text:style-name="Standard"><text:tab/><text:span text:style-name="T3">through association:</text:span> <text:a xlink:type="simple" xlink:href="#_62905418636fcf47a2b411ae4bbe9114" text:style-name="Internet_20_link" text:visited-style-name="Visited_20_Internet_20_Link"><text:span text:style-name="T4">Source of Information</text:span></text:a> </text:p>
      <text:p text:style-name="P17">Metadata representing the authority behind a statement - who or what made a statement captured in a model.</text:p>
      <text:p text:style-name="P15"><draw:frame text:anchor-type="as-char" draw:z-index="297" draw:style-name="gr1" draw:text-style-name="P19" svg:width="0.1669in" svg:height="0.1669in"><draw:image xlink:href="Pictures/10000000000000100000001017869183F68EC9F6.png" xlink:type="simple" xlink:show="embed" xlink:actuate="onLoad"><text:p/></draw:image></draw:frame> <text:s/>has binding<text:alphabetical-index-mark text:string-value=" " text:key1="has binding"/> : <text:a xlink:type="simple" xlink:href="#_e829344c78ea1a9e5e18c7bc51ff8f64" text:style-name="Internet_20_link" text:visited-style-name="Visited_20_Internet_20_Link">Property Binding</text:a> [*] </text:p>
      <text:p text:style-name="Standard"><text:tab/><text:span text:style-name="T3">through association:</text:span> <text:a xlink:type="simple" xlink:href="#_cecbcb963a1ccbfd64958a6886273e2c" text:style-name="Internet_20_link" text:visited-style-name="Visited_20_Internet_20_Link"><text:span text:style-name="T4">Bound Subject</text:span></text:a> </text:p>
      <text:p text:style-name="P17">Bindings asserted for properties within a situation.</text:p>
      <text:p text:style-name="Standard"><text:soft-page-break/></text:p>
      <text:list xml:id="list104641624065522" text:continue-list="list104641224532266" text:style-name="WWNum1">
        <text:list-item>
          <text:list>
            <text:list-item>
              <text:h text:style-name="P1" text:outline-level="2"><text:bookmark-start text:name="_b7d76b6b461798fab057ad0106bcdfc9"/>Association Negation<text:bookmark-end text:name="_b7d76b6b461798fab057ad0106bcdfc9"/><text:span text:style-name="T1"> </text:span><text:alphabetical-index-mark text:string-value=" " text:key1="Negation"/><text:span text:style-name="T1"><text:s/></text:span></text:h>
            </text:list-item>
          </text:list>
        </text:list-item>
      </text:list>
      <text:p text:style-name="Standard">An assertion relationship between a context and the propositions negated (FALSE) within that context. The &lt;negates&gt; proposition is asserted as FALSE for all things contextualized by the &lt;negated within&gt; context. Assertion or negation of truth is not absolute, it is relative to the context. <text:line-break/>[CL] Negation+Implication</text:p>
      <text:p text:style-name="P7"><text:span text:style-name="Intense_20_Emphasis"><text:span text:style-name="T2">Association Ends</text:span></text:span></text:p>
      <text:p text:style-name="P16"><draw:frame text:anchor-type="as-char" draw:z-index="298" draw:style-name="gr1" draw:text-style-name="P19" svg:width="0.1669in" svg:height="0.1669in"><draw:image xlink:href="Pictures/10000000000000100000001017869183F68EC9F6.png" xlink:type="simple" xlink:show="embed" xlink:actuate="onLoad"><text:p/></draw:image></draw:frame> negates<text:alphabetical-index-mark text:string-value=" " text:key1="negates"/> : <text:a xlink:type="simple" xlink:href="#_3bd7c7d249201ad6f2447c6d182ba7f1" text:style-name="Internet_20_link" text:visited-style-name="Visited_20_Internet_20_Link">Proposition</text:a> [*] </text:p>
      <text:p text:style-name="P17">Proposition that is negatively asserted (must be FALSE) for anything contextualized by a context.<text:line-break/>As types are a context, types may assert or negate a proposition for their instances.<text:line-break/></text:p>
      <text:p text:style-name="P16"><draw:frame text:anchor-type="as-char" draw:z-index="299" draw:style-name="gr1" draw:text-style-name="P19" svg:width="0.1669in" svg:height="0.1669in"><draw:image xlink:href="Pictures/10000000000000100000001017869183F68EC9F6.png" xlink:type="simple" xlink:show="embed" xlink:actuate="onLoad"><text:p/></draw:image></draw:frame> negated within<text:alphabetical-index-mark text:string-value=" " text:key1="negated within"/> : <text:a xlink:type="simple" xlink:href="#_66d62b068053cee3464e1e03e6035eed" text:style-name="Internet_20_link" text:visited-style-name="Visited_20_Internet_20_Link">Context</text:a> [*] </text:p>
      <text:p text:style-name="P17">Context in which a proposition is negated (required to be FALSE). Anything contextualized by the context is subject to the proposition.</text:p>
      <text:p text:style-name="Standard"/>
      <text:list xml:id="list104641440969567" text:continue-numbering="true" text:style-name="WWNum1">
        <text:list-item>
          <text:list>
            <text:list-item>
              <text:h text:style-name="P1" text:outline-level="2"><text:bookmark-start text:name="_3bd7c7d249201ad6f2447c6d182ba7f1"/>Class Proposition<text:bookmark-end text:name="_3bd7c7d249201ad6f2447c6d182ba7f1"/><text:span text:style-name="T1"> </text:span><text:alphabetical-index-mark text:string-value=" " text:key1="Proposition"/><text:span text:style-name="T1"><text:s/></text:span></text:h>
            </text:list-item>
          </text:list>
        </text:list-item>
      </text:list>
      <text:p text:style-name="Standard">A proposition is statement, or condition with a truth value (true or false) that can be determined or asserted with some level of confidence (assessment of confidence being outside of this specification).<text:line-break/>All "facts", statements, speech acts, relationships and rules are propositions.<text:line-break/>Propositions may be asserted to be true within a context which they &lt;holds within&gt;.<text:line-break/>For a situation, the proposition is true if the situation is actual (i.e., takes place, obtains).<text:line-break/><text:line-break/>[SBVR] the state of affairs is posited by the proposition and if the state of affairs were actual, the proposition would be true<text:line-break/>[CL] Sentence: unit of logical text which is true or false, i.e. which is assigned a truth-value in an interpretation<text:line-break/>[SOWA1999] Proposition</text:p>
      <text:p text:style-name="P9"><draw:frame text:anchor-type="as-char" draw:z-index="300" draw:name="Picture 995837406.emf" draw:style-name="gr1" draw:text-style-name="P19" svg:width="5.8335in" svg:height="2.9169in"><draw:image xlink:href="Pictures/20000071000024760000184F9CCBBB345DBC1798.wmf" xlink:type="simple" xlink:show="embed" xlink:actuate="onLoad"><text:p/></draw:image></draw:frame></text:p>
      <text:list xml:id="list104640707620043" text:continue-list="list104642166867738" text:style-name="WWNum21">
        <text:list-item>
          <text:p text:style-name="P3">Proposition Detail</text:p>
        </text:list-item>
      </text:list>
      <text:p text:style-name="P7"><text:span text:style-name="Intense_20_Emphasis"><text:span text:style-name="T2">Direct Supertypes</text:span></text:span></text:p>
      <text:p text:style-name="P14"><text:a xlink:type="simple" xlink:href="#_eb8398b5a178c638b98597120ec51c4d" text:style-name="Internet_20_link" text:visited-style-name="Visited_20_Internet_20_Link">Identifiable Entity</text:a></text:p>
      <text:p text:style-name="P7"><text:soft-page-break/><text:span text:style-name="Intense_20_Emphasis"><text:span text:style-name="T2">Associations</text:span></text:span></text:p>
      <text:p text:style-name="P15"><draw:frame text:anchor-type="as-char" draw:z-index="301" draw:style-name="gr1" draw:text-style-name="P19" svg:width="0.1669in" svg:height="0.1669in"><draw:image xlink:href="Pictures/10000000000000100000001017869183F68EC9F6.png" xlink:type="simple" xlink:show="embed" xlink:actuate="onLoad"><text:p/></draw:image></draw:frame> &lt;&lt;Sufficient&gt;&gt; holds within<text:alphabetical-index-mark text:string-value=" " text:key1="holds within"/> : <text:a xlink:type="simple" xlink:href="#_66d62b068053cee3464e1e03e6035eed" text:style-name="Internet_20_link" text:visited-style-name="Visited_20_Internet_20_Link">Context</text:a> [*] </text:p>
      <text:p text:style-name="Standard"><text:tab/><text:span text:style-name="T3">through association:</text:span> <text:a xlink:type="simple" xlink:href="#_98ff7066ce9f28f3ab4a80f88bc3fddc" text:style-name="Internet_20_link" text:visited-style-name="Visited_20_Internet_20_Link"><text:span text:style-name="T4">Assertion</text:span></text:a> </text:p>
      <text:p text:style-name="P17">Context in which a proposition is asserted (required to be true). Anything contextualized by the context is subject to the proposition.</text:p>
      <text:p text:style-name="P15"><draw:frame text:anchor-type="as-char" draw:z-index="302" draw:style-name="gr1" draw:text-style-name="P19" svg:width="0.1669in" svg:height="0.1669in"><draw:image xlink:href="Pictures/10000000000000100000001017869183F68EC9F6.png" xlink:type="simple" xlink:show="embed" xlink:actuate="onLoad"><text:p/></draw:image></draw:frame> <text:s/>negated within<text:alphabetical-index-mark text:string-value=" " text:key1="negated within"/> : <text:a xlink:type="simple" xlink:href="#_66d62b068053cee3464e1e03e6035eed" text:style-name="Internet_20_link" text:visited-style-name="Visited_20_Internet_20_Link">Context</text:a> [*] </text:p>
      <text:p text:style-name="Standard"><text:tab/><text:span text:style-name="T3">through association:</text:span> <text:a xlink:type="simple" xlink:href="#_b7d76b6b461798fab057ad0106bcdfc9" text:style-name="Internet_20_link" text:visited-style-name="Visited_20_Internet_20_Link"><text:span text:style-name="T4">Negation</text:span></text:a> </text:p>
      <text:p text:style-name="P17">Context in which a proposition is negated (required to be FALSE). Anything contextualized by the context is subject to the proposition.</text:p>
      <text:p text:style-name="P15"><draw:frame text:anchor-type="as-char" draw:z-index="303" draw:style-name="gr1" draw:text-style-name="P19" svg:width="0.1669in" svg:height="0.1669in"><draw:image xlink:href="Pictures/10000000000000100000001017869183F68EC9F6.png" xlink:type="simple" xlink:show="embed" xlink:actuate="onLoad"><text:p/></draw:image></draw:frame> <text:s/>qualified within<text:alphabetical-index-mark text:string-value=" " text:key1="qualified within"/> : <text:a xlink:type="simple" xlink:href="#_ef18e024624b062995d1bb5acd223c15" text:style-name="Internet_20_link" text:visited-style-name="Visited_20_Internet_20_Link">Proposition Variable</text:a> [0..1] </text:p>
      <text:p text:style-name="Standard"><text:tab/><text:span text:style-name="T3">through association:</text:span> <text:a xlink:type="simple" xlink:href="#_198cd837d516346ff8e3a9ae24a3caf2" text:style-name="Internet_20_link" text:visited-style-name="Visited_20_Internet_20_Link"><text:span text:style-name="T4">Qualified Proposition</text:span></text:a> </text:p>
      <text:p text:style-name="Standard"/>
      <text:list xml:id="list104640703887610" text:continue-list="list104641440969567" text:style-name="WWNum1">
        <text:list-item>
          <text:list>
            <text:list-item>
              <text:h text:style-name="P1" text:outline-level="2"><text:bookmark-start text:name="_f2afd42e2b6e88484b5534f68f8549c1"/>Class Temporal Entity<text:bookmark-end text:name="_f2afd42e2b6e88484b5534f68f8549c1"/><text:span text:style-name="T1"> </text:span><text:alphabetical-index-mark text:string-value=" " text:key1="Temporal Entity"/><text:span text:style-name="T1"><text:s/></text:span></text:h>
            </text:list-item>
          </text:list>
        </text:list-item>
      </text:list>
      <text:p text:style-name="Standard">A temporal is anything that has a timespan. Temporal things may have temporal relationships with other temporal things.<text:line-break/><text:line-break/>Note that relationships defined for [DTV] Time Intervals may be specified for &lt;temporal Entity&gt; but are not specified in SMIF. <text:line-break/><text:line-break/>[SOWA1999] Continuant</text:p>
      <text:p text:style-name="P9"><draw:frame text:anchor-type="as-char" draw:z-index="304" draw:name="Picture -566938044.emf" draw:style-name="gr1" draw:text-style-name="P19" svg:width="3.4669in" svg:height="2.8421in"><draw:image xlink:href="Pictures/20000063000015AF000017B3EE97F968CE741898.wmf" xlink:type="simple" xlink:show="embed" xlink:actuate="onLoad"><text:p/></draw:image></draw:frame></text:p>
      <text:list xml:id="list104640684873789" text:continue-list="list104640707620043" text:style-name="WWNum21">
        <text:list-item>
          <text:p text:style-name="P3">Temporal Entity Detail</text:p>
        </text:list-item>
      </text:list>
      <text:p text:style-name="P7"><text:span text:style-name="Intense_20_Emphasis"><text:span text:style-name="T2">Direct Supertypes</text:span></text:span></text:p>
      <text:p text:style-name="P14"><text:a xlink:type="simple" xlink:href="#_eb8398b5a178c638b98597120ec51c4d" text:style-name="Internet_20_link" text:visited-style-name="Visited_20_Internet_20_Link">Identifiable Entity</text:a></text:p>
      <text:p text:style-name="Standard"/>
      <text:list xml:id="list104642274829159" text:continue-list="list104640703887610" text:style-name="WWNum1">
        <text:list-item>
          <text:list>
            <text:list-item>
              <text:h text:style-name="P1" text:outline-level="2"><text:bookmark-start text:name="_a52cb0ff6e414b3170b58afe10b6afcb"/>Class Thing<text:bookmark-end text:name="_a52cb0ff6e414b3170b58afe10b6afcb"/><text:span text:style-name="T1"> </text:span><text:alphabetical-index-mark text:string-value=" " text:key1="Thing"/><text:span text:style-name="T1"><text:s/></text:span></text:h>
            </text:list-item>
          </text:list>
        </text:list-item>
      </text:list>
      <text:p text:style-name="Standard">Any thing or value that does or may exist in any possible world. Thing is the supertype of all types and may therefore participate in unbounded relations.<text:line-break/>Instances of Thing are referred to as "a thing" in this model.<text:line-break/><text:line-break/>[IDEAS] Thing<text:line-break/>[OWL] Thing<text:line-break/><text:soft-page-break/>[ISO 1087] object: anything perceivable or conceivable<text:line-break/>[FIBO] Thing<text:line-break/>[Guizzardi] Thing<text:line-break/>[FUML] Element<text:line-break/>[SOWA1999] "T"<text:line-break/>[OWL] rdfs:Resource<text:line-break/></text:p>
      <text:p text:style-name="P9"><draw:frame text:anchor-type="as-char" draw:z-index="305" draw:name="Picture 1920960338.emf" draw:style-name="gr1" draw:text-style-name="P19" svg:width="6.7669in" svg:height="4.3835in"><draw:image xlink:href="Pictures/200000EB0000374700002FBF146A616226204B9E.wmf" xlink:type="simple" xlink:show="embed" xlink:actuate="onLoad"><text:p/></draw:image></draw:frame></text:p>
      <text:list xml:id="list104641433526781" text:continue-list="list104640684873789" text:style-name="WWNum21">
        <text:list-item>
          <text:p text:style-name="P3">Thing Detail</text:p>
        </text:list-item>
      </text:list>
      <text:p text:style-name="P7"><text:span text:style-name="Intense_20_Emphasis"><text:span text:style-name="T2">Associations</text:span></text:span></text:p>
      <text:p text:style-name="P15"><draw:frame text:anchor-type="as-char" draw:z-index="306" draw:style-name="gr1" draw:text-style-name="P19" svg:width="0.1669in" svg:height="0.1669in"><draw:image xlink:href="Pictures/10000000000000100000001052B31E068C1936DD.png" xlink:type="simple" xlink:show="embed" xlink:actuate="onLoad"><text:p/></draw:image></draw:frame> <text:s/>defined in<text:alphabetical-index-mark text:string-value=" " text:key1="defined in"/> : <text:a xlink:type="simple" xlink:href="#_693daf0a0de3f4b82a04aee474c3f151" text:style-name="Internet_20_link" text:visited-style-name="Visited_20_Internet_20_Link">Lexical Scope</text:a> [1] <text:s text:c="2"/><text:span text:style-name="T3">Subsets</text:span>: in context of:<text:a xlink:type="simple" xlink:href="#_66d62b068053cee3464e1e03e6035eed" text:style-name="Internet_20_link" text:visited-style-name="Visited_20_Internet_20_Link">Context</text:a> <text:s text:c="3"/></text:p>
      <text:p text:style-name="Standard"><text:tab/><text:span text:style-name="T3">through association:</text:span> <text:a xlink:type="simple" xlink:href="#_3f8ee3c0c2369667c3f31d50e0ff6f83" text:style-name="Internet_20_link" text:visited-style-name="Visited_20_Internet_20_Link"><text:span text:style-name="T4">Definition</text:span></text:a> </text:p>
      <text:p text:style-name="P17">Lexical scope defining model elements.<text:line-break/>[UML]owner</text:p>
      <text:p text:style-name="P15"><draw:frame text:anchor-type="as-char" draw:z-index="307" draw:style-name="gr1" draw:text-style-name="P19" svg:width="0.1669in" svg:height="0.1669in"><draw:image xlink:href="Pictures/10000000000000100000001017869183F68EC9F6.png" xlink:type="simple" xlink:show="embed" xlink:actuate="onLoad"><text:p/></draw:image></draw:frame> <text:s/>in context of<text:alphabetical-index-mark text:string-value=" " text:key1="in context of"/> : <text:a xlink:type="simple" xlink:href="#_66d62b068053cee3464e1e03e6035eed" text:style-name="Internet_20_link" text:visited-style-name="Visited_20_Internet_20_Link">Context</text:a> [1..*] </text:p>
      <text:p text:style-name="Standard"><text:tab/><text:span text:style-name="T3">through association:</text:span> <text:a xlink:type="simple" xlink:href="#_52c887644007b8e51a1f6e976113707a" text:style-name="Internet_20_link" text:visited-style-name="Visited_20_Internet_20_Link"><text:span text:style-name="T4">Extent of Context</text:span></text:a> </text:p>
      <text:p text:style-name="P17">A &lt;Context&gt; that contextualizes a thing making what it &lt;contextualizes&gt; subject to the propositions referenced by &lt;has assertion&gt; of the context.<text:line-break/>A thing may be &lt;in context of&gt; one or more context.<text:line-break/>[FIBO] hasContext</text:p>
      <text:p text:style-name="P15"><draw:frame text:anchor-type="as-char" draw:z-index="308" draw:style-name="gr1" draw:text-style-name="P19" svg:width="0.1669in" svg:height="0.1669in"><draw:image xlink:href="Pictures/10000000000000100000001017869183F68EC9F6.png" xlink:type="simple" xlink:show="embed" xlink:actuate="onLoad"><text:p/></draw:image></draw:frame> <text:s/>has type<text:alphabetical-index-mark text:string-value=" " text:key1="has type"/> : <text:a xlink:type="simple" xlink:href="#_dfe1514224ca21cedba7b2b29802db50" text:style-name="Internet_20_link" text:visited-style-name="Visited_20_Internet_20_Link">Type</text:a> [1..*] <text:s text:c="2"/><text:span text:style-name="T3">Subsets</text:span>: in context of:<text:a xlink:type="simple" xlink:href="#_66d62b068053cee3464e1e03e6035eed" text:style-name="Internet_20_link" text:visited-style-name="Visited_20_Internet_20_Link">Context</text:a> <text:s text:c="3"/></text:p>
      <text:p text:style-name="Standard"><text:tab/><text:span text:style-name="T3">through association:</text:span> <text:a xlink:type="simple" xlink:href="#_7930d7b301f56f0155603422a27ad833" text:style-name="Internet_20_link" text:visited-style-name="Visited_20_Internet_20_Link"><text:span text:style-name="T4">Extent of Type</text:span></text:a> </text:p>
      <text:p text:style-name="P17">A type that holds for something.<text:line-break/>Things may have multiple types and these types may change over time. <text:line-break/>The &lt;categorized&gt; thing satisfies the constraints of the &lt;has type&gt; type.<text:line-break/><text:soft-page-break/>[FIBO] isClassifiedBy<text:line-break/>[OWL] rdf:type</text:p>
      <text:p text:style-name="P15"><draw:frame text:anchor-type="as-char" draw:z-index="309" draw:name="Picture 2094629498.emf" draw:style-name="gr1" draw:text-style-name="P19" svg:width="0.1669in" svg:height="0.1669in"><draw:image xlink:href="Pictures/10000000000000100000001052B31E068C1936DD.png" xlink:type="simple" xlink:show="embed" xlink:actuate="onLoad"><text:p/></draw:image></draw:frame> <text:s/>stated by<text:alphabetical-index-mark text:string-value=" " text:key1="stated by"/> : <text:a xlink:type="simple" xlink:href="#_693daf0a0de3f4b82a04aee474c3f151" text:style-name="Internet_20_link" text:visited-style-name="Visited_20_Internet_20_Link">Lexical Scope</text:a> [0..1] <text:s text:c="2"/><text:span text:style-name="T3">Subsets</text:span>: defined in:<text:a xlink:type="simple" xlink:href="#_693daf0a0de3f4b82a04aee474c3f151" text:style-name="Internet_20_link" text:visited-style-name="Visited_20_Internet_20_Link">Lexical Scope</text:a> <text:s text:c="2"/>holds within:<text:a xlink:type="simple" xlink:href="#_66d62b068053cee3464e1e03e6035eed" text:style-name="Internet_20_link" text:visited-style-name="Visited_20_Internet_20_Link">Context</text:a> <text:s text:c="3"/></text:p>
      <text:p text:style-name="Standard"><text:tab/><text:span text:style-name="T3">through association:</text:span> <text:a xlink:type="simple" xlink:href="#_ae63cfff50cedcc072b5771554ea61a3" text:style-name="Internet_20_link" text:visited-style-name="Visited_20_Internet_20_Link"><text:span text:style-name="T4">Statement</text:span></text:a> </text:p>
      <text:p text:style-name="P17">&lt;stated by&gt; is a lexical scope that both defines and asserts a model element.</text:p>
      <text:p text:style-name="Standard"/>
      <text:p text:style-name="P13"/>
      <text:list xml:id="list104641987931668" text:continue-list="list104642274829159" text:style-name="WWNum1">
        <text:list-item>
          <text:h text:style-name="P5" text:outline-level="1">SMIF Conceptual Model::Types</text:h>
        </text:list-item>
      </text:list>
      <text:p text:style-name="Text_20_body">Types provide for ways to categorize anything based on what it is, the roles it plays or the phases it may be in.<text:line-break/>Something may be categorized by any number of types (multiple classification assumption).</text:p>
      <text:list xml:id="list104641099197951" text:continue-numbering="true" text:style-name="WWNum1">
        <text:list-item>
          <text:list>
            <text:list-item>
              <text:h text:style-name="P1" text:outline-level="2">Diagram: Type-instance</text:h>
            </text:list-item>
          </text:list>
        </text:list-item>
      </text:list>
      <text:p text:style-name="P9"><draw:frame text:anchor-type="as-char" draw:z-index="310" draw:name="Picture 1117517236.emf" draw:style-name="gr1" draw:text-style-name="P19" svg:width="4.1752in" svg:height="3.6169in"><draw:image xlink:href="Pictures/2000007200001A1C00001E20CD0C7365B65EB703.wmf" xlink:type="simple" xlink:show="embed" xlink:actuate="onLoad"><text:p/></draw:image></draw:frame></text:p>
      <text:list xml:id="list104641965482945" text:continue-list="list104640480435460" text:style-name="WWNum18">
        <text:list-item>
          <text:p text:style-name="P2">Type-instance</text:p>
        </text:list-item>
      </text:list>
      <text:list xml:id="list104642102828374" text:continue-list="list104641099197951" text:style-name="WWNum1">
        <text:list-item>
          <text:list>
            <text:list-item>
              <text:h text:style-name="P1" text:outline-level="2"><text:soft-page-break/>Diagram: Types</text:h>
            </text:list-item>
          </text:list>
        </text:list-item>
      </text:list>
      <text:p text:style-name="P9"><draw:frame text:anchor-type="as-char" draw:z-index="311" draw:name="Picture -768137945.emf" draw:style-name="gr1" draw:text-style-name="P19" svg:width="6.7669in" svg:height="5.4835in"><draw:image xlink:href="Pictures/20000159000034AC000038F204893A0D66A9435B.wmf" xlink:type="simple" xlink:show="embed" xlink:actuate="onLoad"><text:p/></draw:image></draw:frame></text:p>
      <text:list xml:id="list104642618447963" text:continue-list="list104641965482945" text:style-name="WWNum18">
        <text:list-item>
          <text:p text:style-name="P2">Types</text:p>
        </text:list-item>
      </text:list>
      <text:p text:style-name="Standard"><text:s/></text:p>
      <text:p text:style-name="Standard"/>
      <text:list xml:id="list104640663040237" text:continue-list="list104642102828374" text:style-name="WWNum1">
        <text:list-item>
          <text:list>
            <text:list-item>
              <text:h text:style-name="P1" text:outline-level="2"><text:bookmark-start text:name="_a09117831b97c480bde825e7cd3696eb"/>Class Entity Type<text:bookmark-end text:name="_a09117831b97c480bde825e7cd3696eb"/><text:span text:style-name="T1"> </text:span><text:alphabetical-index-mark text:string-value=" " text:key1="Entity Type"/><text:span text:style-name="T1"><text:s/></text:span></text:h>
            </text:list-item>
          </text:list>
        </text:list-item>
      </text:list>
      <text:p text:style-name="Standard">A type of an identifiable entity. All concrete entity instances must have at least one entity type. Entity type may be mixed with other types to fully define an entity.<text:line-break/><text:line-break/>[FUML] Classifier<text:line-break/><text:line-break/>[Guarino1994] Substantial or Pseudo-Sortal (Substantial being concrete)<text:line-break/>[Guizzardi] <text:s/>A <text:s/>Rigid Universal.<text:line-break/>(Rigid Universal): A universal G is rigid (or modally constant) iff for any w,w ∈ W 3. extw(G) = extw(G) <text:s/>Putting definitions 4.1 and 4.3 together, we have that for any rigid universal G the following is true 4. ext(G) = extw(G), for all w ∈ W A rigid universal is one that applies to its instances necessarily, i.e., in every possible world. Every substance sortal G is a rigid universal. <text:line-break/>[OWL] rdfs:Class (as Entity Type does not include values). However, non=primitive values are typically represented as rdfs:Class</text:p>
      <text:p text:style-name="P7"><text:soft-page-break/><text:span text:style-name="Intense_20_Emphasis"><text:span text:style-name="T2">Direct Supertypes</text:span></text:span></text:p>
      <text:p text:style-name="P14"><text:a xlink:type="simple" xlink:href="#_dfe1514224ca21cedba7b2b29802db50" text:style-name="Internet_20_link" text:visited-style-name="Visited_20_Internet_20_Link">Type</text:a></text:p>
      <text:p text:style-name="P7"><text:span text:style-name="Intense_20_Emphasis"><text:span text:style-name="T2">Associations</text:span></text:span></text:p>
      <text:p text:style-name="P15"><draw:frame text:anchor-type="as-char" draw:z-index="312" draw:style-name="gr1" draw:text-style-name="P19" svg:width="0.1669in" svg:height="0.1669in"><draw:image xlink:href="Pictures/10000000000000100000001017869183F68EC9F6.png" xlink:type="simple" xlink:show="embed" xlink:actuate="onLoad"><text:p/></draw:image></draw:frame> &lt;&lt;Restriction&gt;&gt; : <text:a xlink:type="simple" xlink:href="#_eb8398b5a178c638b98597120ec51c4d" text:style-name="Internet_20_link" text:visited-style-name="Visited_20_Internet_20_Link">Identifiable Entity</text:a> [*] <text:s text:c="2"/><text:span text:style-name="T3">Redefines</text:span>: categorizes:<text:a xlink:type="simple" xlink:href="#_a52cb0ff6e414b3170b58afe10b6afcb" text:style-name="Internet_20_link" text:visited-style-name="Visited_20_Internet_20_Link">Thing</text:a> <text:s text:c="3"/></text:p>
      <text:p text:style-name="Standard"/>
      <text:list xml:id="list104641788508810" text:continue-numbering="true" text:style-name="WWNum1">
        <text:list-item>
          <text:list>
            <text:list-item>
              <text:h text:style-name="P1" text:outline-level="2"><text:bookmark-start text:name="_7930d7b301f56f0155603422a27ad833"/>Association Extent of Type<text:bookmark-end text:name="_7930d7b301f56f0155603422a27ad833"/><text:span text:style-name="T1"> </text:span><text:alphabetical-index-mark text:string-value=" " text:key1="Extent of Type"/><text:span text:style-name="T1"><text:s/></text:span></text:h>
            </text:list-item>
          </text:list>
        </text:list-item>
      </text:list>
      <text:p text:style-name="Standard">The relation between a type and the things that type categorizes, the instances which defines the extent of the type, a set.<text:line-break/><text:line-break/>[IDEAS] typeInstance: A couple that asserts that a Thing is a member of a Type.<text:line-break/><text:line-break/>[Guizzardi] (Extension functions): Let W be a non-empty set of<text:line-break/>possible worlds and let w ∈ W be a specific world. The extension function extw(G) maps a universal G to the set of its instances in world w. The extension function ext(G) provides a mapping to the set of instances of the<text:line-break/>universal G that exist in all possible worlds, such that ext(G) = U w∈W w ext (G)<text:line-break/><text:line-break/>[OWL] ClassAssertion</text:p>
      <text:p text:style-name="P7"><text:span text:style-name="Intense_20_Emphasis"><text:span text:style-name="T2">Direct Supertypes</text:span></text:span></text:p>
      <text:p text:style-name="P14"><text:a xlink:type="simple" xlink:href="#_52c887644007b8e51a1f6e976113707a" text:style-name="Internet_20_link" text:visited-style-name="Visited_20_Internet_20_Link">Extent of Context</text:a></text:p>
      <text:p text:style-name="P7"><text:span text:style-name="Intense_20_Emphasis"><text:span text:style-name="T2">Association Ends</text:span></text:span></text:p>
      <text:p text:style-name="P16"><draw:frame text:anchor-type="as-char" draw:z-index="313" draw:style-name="gr1" draw:text-style-name="P19" svg:width="0.1669in" svg:height="0.1669in"><draw:image xlink:href="Pictures/10000000000000100000001017869183F68EC9F6.png" xlink:type="simple" xlink:show="embed" xlink:actuate="onLoad"><text:p/></draw:image></draw:frame> categorizes<text:alphabetical-index-mark text:string-value=" " text:key1="categorizes"/> : <text:a xlink:type="simple" xlink:href="#_a52cb0ff6e414b3170b58afe10b6afcb" text:style-name="Internet_20_link" text:visited-style-name="Visited_20_Internet_20_Link">Thing</text:a> [*] <text:s text:c="2"/><text:span text:style-name="T3">Redefines</text:span>: categorizes: <text:a xlink:type="simple" xlink:href="#_a52cb0ff6e414b3170b58afe10b6afcb" text:style-name="Internet_20_link" text:visited-style-name="Visited_20_Internet_20_Link">Thing</text:a> <text:s text:c="3"/></text:p>
      <text:p text:style-name="P17">The set of things described by a type, the "extent" of the type.<text:line-break/>The thing a type &lt;categorizes&gt; <text:s/>is subject to the &lt;has assertion&gt; propositions of the type.<text:line-break/>[FIBO] classifies</text:p>
      <text:p text:style-name="P16"><draw:frame text:anchor-type="as-char" draw:z-index="314" draw:style-name="gr1" draw:text-style-name="P19" svg:width="0.1669in" svg:height="0.1669in"><draw:image xlink:href="Pictures/10000000000000100000001017869183F68EC9F6.png" xlink:type="simple" xlink:show="embed" xlink:actuate="onLoad"><text:p/></draw:image></draw:frame> has type<text:alphabetical-index-mark text:string-value=" " text:key1="has type"/> : <text:a xlink:type="simple" xlink:href="#_dfe1514224ca21cedba7b2b29802db50" text:style-name="Internet_20_link" text:visited-style-name="Visited_20_Internet_20_Link">Type</text:a> [1..*] <text:s text:c="2"/><text:span text:style-name="T3">Redefines</text:span>: categorizes: <text:a xlink:type="simple" xlink:href="#_a52cb0ff6e414b3170b58afe10b6afcb" text:style-name="Internet_20_link" text:visited-style-name="Visited_20_Internet_20_Link">Thing</text:a> <text:s text:c="3"/></text:p>
      <text:p text:style-name="P17">A type that holds for something.<text:line-break/>Things may have multiple types and these types may change over time. <text:line-break/>The &lt;categorized&gt; thing satisfies the constraints of the &lt;has type&gt; type.<text:line-break/>[FIBO] isClassifiedBy<text:line-break/>[OWL] rdf:type</text:p>
      <text:p text:style-name="Standard"/>
      <text:list xml:id="list104641561974771" text:continue-numbering="true" text:style-name="WWNum1">
        <text:list-item>
          <text:list>
            <text:list-item>
              <text:h text:style-name="P1" text:outline-level="2"><text:bookmark-start text:name="_c91255b734db13a057f78e11bb46f1f7"/>Class Intersection Type<text:bookmark-end text:name="_c91255b734db13a057f78e11bb46f1f7"/><text:span text:style-name="T1"> </text:span><text:alphabetical-index-mark text:string-value=" " text:key1="Intersection Type"/><text:span text:style-name="T1"><text:s/></text:span></text:h>
            </text:list-item>
          </text:list>
        </text:list-item>
      </text:list>
      <text:p text:style-name="Standard">An intersection is a type that has an extent which is the complete intersection of the extents of all supertypes. Intersection is a stronger statement than a subtype as a subtype may not be a complete intersection.<text:line-break/><text:line-break/>[MathWorld] The intersection of two sets A and B is the set of elements common to A and B. This is written A intersection B, and is pronounced "A intersection B" or "A cap B." <text:line-break/><text:line-break/></text:p>
      <text:p text:style-name="P7"><text:span text:style-name="Intense_20_Emphasis"><text:span text:style-name="T2">Direct Supertypes</text:span></text:span></text:p>
      <text:p text:style-name="P14"><text:a xlink:type="simple" xlink:href="#_dfe1514224ca21cedba7b2b29802db50" text:style-name="Internet_20_link" text:visited-style-name="Visited_20_Internet_20_Link">Type</text:a></text:p>
      <text:p text:style-name="Standard"/>
      <text:list xml:id="list104640606628306" text:continue-numbering="true" text:style-name="WWNum1">
        <text:list-item>
          <text:list>
            <text:list-item>
              <text:h text:style-name="P1" text:outline-level="2"><text:bookmark-start text:name="_dfe1514224ca21cedba7b2b29802db50"/>Class Type<text:bookmark-end text:name="_dfe1514224ca21cedba7b2b29802db50"/><text:span text:style-name="T1"> </text:span><text:alphabetical-index-mark text:string-value=" " text:key1="Type"/><text:span text:style-name="T1"><text:s/></text:span></text:h>
            </text:list-item>
          </text:list>
        </text:list-item>
      </text:list>
      <text:p text:style-name="Standard">A &lt;Type&gt; is a categorization of any thing based on specific criteria. The specific criteria may or may not be formalized in a model.<text:line-break/>A &lt;Type&gt; &lt;categorizes&gt; a set of &lt;Thing&gt;s which comprises the "extent" of the type.<text:line-break/><text:soft-page-break/>A &lt;Type&gt; is a &lt;Context&gt; where the things it &lt;categorizes&gt; are &lt;in the context&gt; of the &lt;Type&gt;.<text:line-break/><text:line-break/>[IDEAS] Type: A set (or class) of Things. <text:line-break/>[ISO 1087] general concept: concept (3.2.1) which corresponds to two or more objects (3.1.1) which form a group by reason of common properties<text:line-break/>[FIBO] Classifier: a standardized classification or delineation for something, per some scheme for such delineation, within a specified context<text:line-break/>[FUML] Type<text:line-break/>[CL] Type:: logical framework in which expressions in the logic are classified into syntactic or lexical categories (types) and restricted to apply only to arguments of a fixed type<text:line-break/>[Guarino1994] Discriminating Predicate<text:line-break/>[OWL] Union(rdfs:Class, rdfs:Datatype)</text:p>
      <text:p text:style-name="P7"><text:span text:style-name="Intense_20_Emphasis"><text:span text:style-name="T2">Direct Supertypes</text:span></text:span></text:p>
      <text:p text:style-name="P14"><text:a xlink:type="simple" xlink:href="#_66d62b068053cee3464e1e03e6035eed" text:style-name="Internet_20_link" text:visited-style-name="Visited_20_Internet_20_Link">Context</text:a>, <text:a xlink:type="simple" xlink:href="#_693daf0a0de3f4b82a04aee474c3f151" text:style-name="Internet_20_link" text:visited-style-name="Visited_20_Internet_20_Link">Lexical Scope</text:a></text:p>
      <text:p text:style-name="P7"><text:span text:style-name="Intense_20_Emphasis"><text:span text:style-name="T2">Associations</text:span></text:span></text:p>
      <text:p text:style-name="P15"><draw:frame text:anchor-type="as-char" draw:z-index="315" draw:style-name="gr1" draw:text-style-name="P19" svg:width="0.1669in" svg:height="0.1669in"><draw:image xlink:href="Pictures/1000000000000010000000105EA3226BB1CE4DE6.png" xlink:type="simple" xlink:show="embed" xlink:actuate="onLoad"><text:p/></draw:image></draw:frame> <text:s/>has supertype<text:alphabetical-index-mark text:string-value=" " text:key1="has supertype"/> : <text:a xlink:type="simple" xlink:href="#_eb8398b5a178c638b98597120ec51c4d" text:style-name="Internet_20_link" text:visited-style-name="Visited_20_Internet_20_Link">Identifiable Entity</text:a> [*] <text:s text:c="2"/><text:span text:style-name="T3">Redefines</text:span>: categorizes:<text:a xlink:type="simple" xlink:href="#_a52cb0ff6e414b3170b58afe10b6afcb" text:style-name="Internet_20_link" text:visited-style-name="Visited_20_Internet_20_Link">Thing</text:a> <text:s text:c="3"/></text:p>
      <text:p text:style-name="P17">Supertypes(s) of a type as defined by generalization rules.<text:line-break/><text:line-break/>All statements made about the supertype are true for the subtype. The extent (categorizes) of the subtype <text:s/>is a subset of the extent of the supertype.<text:line-break/><text:line-break/>Has supertype is a a derived association based on generalization rules.</text:p>
      <text:p text:style-name="P15"><draw:frame text:anchor-type="as-char" draw:z-index="316" draw:style-name="gr1" draw:text-style-name="P19" svg:width="0.1669in" svg:height="0.1669in"><draw:image xlink:href="Pictures/10000000000000100000001017869183F68EC9F6.png" xlink:type="simple" xlink:show="embed" xlink:actuate="onLoad"><text:p/></draw:image></draw:frame> <text:s/>categorizes<text:alphabetical-index-mark text:string-value=" " text:key1="categorizes"/> : <text:a xlink:type="simple" xlink:href="#_a52cb0ff6e414b3170b58afe10b6afcb" text:style-name="Internet_20_link" text:visited-style-name="Visited_20_Internet_20_Link">Thing</text:a> [*] <text:s text:c="2"/><text:span text:style-name="T3">Redefines</text:span>: contextualizes:<text:a xlink:type="simple" xlink:href="#_d847ee03faa23264a18dd452d21972fc" text:style-name="Internet_20_link" text:visited-style-name="Visited_20_Internet_20_Link">Expression Context</text:a> <text:s text:c="3"/></text:p>
      <text:p text:style-name="Standard"><text:tab/><text:span text:style-name="T3">through association:</text:span> <text:a xlink:type="simple" xlink:href="#_7930d7b301f56f0155603422a27ad833" text:style-name="Internet_20_link" text:visited-style-name="Visited_20_Internet_20_Link"><text:span text:style-name="T4">Extent of Type</text:span></text:a> </text:p>
      <text:p text:style-name="P17">The set of things described by a type, the "extent" of the type.<text:line-break/>The thing a type &lt;categorizes&gt; <text:s/>is subject to the &lt;has assertion&gt; propositions of the type.<text:line-break/>[FIBO] classifies</text:p>
      <text:p text:style-name="P15"><draw:frame text:anchor-type="as-char" draw:z-index="317" draw:style-name="gr1" draw:text-style-name="P19" svg:width="0.1669in" svg:height="0.1669in"><draw:image xlink:href="Pictures/10000000000000100000001017869183F68EC9F6.png" xlink:type="simple" xlink:show="embed" xlink:actuate="onLoad"><text:p/></draw:image></draw:frame> <text:s/>has property<text:alphabetical-index-mark text:string-value=" " text:key1="has property"/> : <text:a xlink:type="simple" xlink:href="#_aec2b4f875c8e48059ff0f3cf4fdb05d" text:style-name="Internet_20_link" text:visited-style-name="Visited_20_Internet_20_Link">Property Type</text:a> [*] </text:p>
      <text:p text:style-name="Standard"><text:tab/><text:span text:style-name="T3">through association:</text:span> <text:a xlink:type="simple" xlink:href="#_fb9773c1339db51431ac49244bf66cf0" text:style-name="Internet_20_link" text:visited-style-name="Visited_20_Internet_20_Link"><text:span text:style-name="T4">Properties Relationship</text:span></text:a> </text:p>
      <text:p text:style-name="P17">A property of a structured type such that there may be bindings of a thing to instances of the structured type with reference to the property which defines the semantics of the bound thing withing the context of the structure.<text:line-break/>[FUML] feature<text:line-break/>[UML] memberEnd. attribute (of classifier).</text:p>
      <text:p text:style-name="P15"><draw:frame text:anchor-type="as-char" draw:z-index="318" draw:style-name="gr1" draw:text-style-name="P19" svg:width="0.1669in" svg:height="0.1669in"><draw:image xlink:href="Pictures/10000000000000100000001017869183F68EC9F6.png" xlink:type="simple" xlink:show="embed" xlink:actuate="onLoad"><text:p/></draw:image></draw:frame> &lt;&lt;Sufficient&gt;&gt; asserts pattern<text:alphabetical-index-mark text:string-value=" " text:key1="asserts pattern"/> : <text:a xlink:type="simple" xlink:href="#_d887c32e4bfb53e43fcdbf0a0fa25c0f" text:style-name="Internet_20_link" text:visited-style-name="Visited_20_Internet_20_Link">Pattern of Type</text:a> [0..*] <text:s text:c="2"/><text:span text:style-name="T3">Subsets</text:span>: asserts:<text:a xlink:type="simple" xlink:href="#_3bd7c7d249201ad6f2447c6d182ba7f1" text:style-name="Internet_20_link" text:visited-style-name="Visited_20_Internet_20_Link">Proposition</text:a> <text:s text:c="3"/></text:p>
      <text:p text:style-name="Standard"><text:tab/><text:span text:style-name="T3">through association:</text:span> <text:a xlink:type="simple" xlink:href="#_c626cad4685e2f60e9e1375bf07a99b6" text:style-name="Internet_20_link" text:visited-style-name="Visited_20_Internet_20_Link"><text:span text:style-name="T4">Subject of Pattern Relationship</text:span></text:a> </text:p>
      <text:p text:style-name="P17">A pattern asserted for all instances of a type. Where the pattern includes parts, the type defines a composition.</text:p>
      <text:p text:style-name="P15"><draw:frame text:anchor-type="as-char" draw:z-index="319" draw:style-name="gr1" draw:text-style-name="P19" svg:width="0.1669in" svg:height="0.1669in"><draw:image xlink:href="Pictures/10000000000000100000001017869183F68EC9F6.png" xlink:type="simple" xlink:show="embed" xlink:actuate="onLoad"><text:p/></draw:image></draw:frame> <text:s/>has covering<text:alphabetical-index-mark text:string-value=" " text:key1="has covering"/> : <text:a xlink:type="simple" xlink:href="#_507049575ebfa9f535e8f25db14a0760" text:style-name="Internet_20_link" text:visited-style-name="Visited_20_Internet_20_Link">Covering Constraint</text:a> [*] </text:p>
      <text:p text:style-name="Standard"><text:tab/><text:span text:style-name="T3">through association:</text:span> <text:a xlink:type="simple" xlink:href="#_a1274ebc0020cb18816512f705fdac69" text:style-name="Internet_20_link" text:visited-style-name="Visited_20_Internet_20_Link"><text:span text:style-name="T4">Covering Constraint</text:span></text:a> </text:p>
      <text:p text:style-name="P17">Covering constraints of a type.</text:p>
      <text:p text:style-name="P15"><draw:frame text:anchor-type="as-char" draw:z-index="320" draw:style-name="gr1" draw:text-style-name="P19" svg:width="0.1669in" svg:height="0.1669in"><draw:image xlink:href="Pictures/10000000000000100000001017869183F68EC9F6.png" xlink:type="simple" xlink:show="embed" xlink:actuate="onLoad"><text:p/></draw:image></draw:frame> <text:s/>has specialization<text:alphabetical-index-mark text:string-value=" " text:key1="has specialization"/> : <text:a xlink:type="simple" xlink:href="#_5f3998cf1a072f724861db93cee66cbf" text:style-name="Internet_20_link" text:visited-style-name="Visited_20_Internet_20_Link">Generalization Constraint</text:a> [*] </text:p>
      <text:p text:style-name="Standard"><text:tab/><text:span text:style-name="T3">through association:</text:span> <text:a xlink:type="simple" xlink:href="#_d7269c662fe37a3e417f52a430bbe220" text:style-name="Internet_20_link" text:visited-style-name="Visited_20_Internet_20_Link"><text:span text:style-name="T4">Generalization</text:span></text:a> </text:p>
      <text:p text:style-name="P17">Specialization rules for a type.</text:p>
      <text:p text:style-name="P15"><draw:frame text:anchor-type="as-char" draw:z-index="321" draw:style-name="gr1" draw:text-style-name="P19" svg:width="0.1669in" svg:height="0.1669in"><draw:image xlink:href="Pictures/10000000000000100000001017869183F68EC9F6.png" xlink:type="simple" xlink:show="embed" xlink:actuate="onLoad"><text:p/></draw:image></draw:frame> <text:s/>has multiplicity<text:alphabetical-index-mark text:string-value=" " text:key1="has multiplicity"/> : <text:a xlink:type="simple" xlink:href="#_4ff1432ad36ac8beb6cbb7e9323d9f24" text:style-name="Internet_20_link" text:visited-style-name="Visited_20_Internet_20_Link">Multiplicity Constraint</text:a> [*] <text:s text:c="2"/><text:span text:style-name="T3">Subsets</text:span>: constrained by:<text:a xlink:type="simple" xlink:href="#_82919e40af9ad2e13647e9d37bbf0956" text:style-name="Internet_20_link" text:visited-style-name="Visited_20_Internet_20_Link">Rule</text:a> <text:s text:c="3"/></text:p>
      <text:p text:style-name="Standard"><text:tab/><text:span text:style-name="T3">through association:</text:span> <text:a xlink:type="simple" xlink:href="#_21d6541333265d82edbd9c7ea84ff00f" text:style-name="Internet_20_link" text:visited-style-name="Visited_20_Internet_20_Link"><text:span text:style-name="T4">Multiplicity Target</text:span></text:a> </text:p>
      <text:p text:style-name="P17">Multiplicity constraint of a type or property.</text:p>
      <text:p text:style-name="P15"><draw:frame text:anchor-type="as-char" draw:z-index="322" draw:style-name="gr1" draw:text-style-name="P19" svg:width="0.1669in" svg:height="0.1669in"><draw:image xlink:href="Pictures/10000000000000100000001017869183F68EC9F6.png" xlink:type="simple" xlink:show="embed" xlink:actuate="onLoad"><text:p/></draw:image></draw:frame> <text:s/>properties of type<text:alphabetical-index-mark text:string-value=" " text:key1="properties of type"/> : <text:a xlink:type="simple" xlink:href="#_3e4d7d36a3b2cb4c9b85c1b88930178a" text:style-name="Internet_20_link" text:visited-style-name="Visited_20_Internet_20_Link">Property Type Constraint</text:a> [*] </text:p>
      <text:p text:style-name="Standard"><text:soft-page-break/><text:tab/><text:span text:style-name="T3">through association:</text:span> <text:a xlink:type="simple" xlink:href="#_21a81395f43285b5cc64ed921bc787b7" text:style-name="Internet_20_link" text:visited-style-name="Visited_20_Internet_20_Link"><text:span text:style-name="T4">Property Type</text:span></text:a> </text:p>
      <text:p text:style-name="P17">Properties typed by a type</text:p>
      <text:p text:style-name="P15"><draw:frame text:anchor-type="as-char" draw:z-index="323" draw:style-name="gr1" draw:text-style-name="P19" svg:width="0.1669in" svg:height="0.1669in"><draw:image xlink:href="Pictures/10000000000000100000001017869183F68EC9F6.png" xlink:type="simple" xlink:show="embed" xlink:actuate="onLoad"><text:p/></draw:image></draw:frame> <text:s/>recording types<text:alphabetical-index-mark text:string-value=" " text:key1="recording types"/> : <text:a xlink:type="simple" xlink:href="#_d2ebf1b96697234b6aef9b3bfac15784" text:style-name="Internet_20_link" text:visited-style-name="Visited_20_Internet_20_Link">Record Type</text:a> [*] </text:p>
      <text:p text:style-name="Standard"><text:tab/><text:span text:style-name="T3">through association:</text:span> <text:a xlink:type="simple" xlink:href="#_2ffd5a5edf7ccd88a45abb5fffbd45d8" text:style-name="Internet_20_link" text:visited-style-name="Visited_20_Internet_20_Link"><text:span text:style-name="T4">Subject of Record Type</text:span></text:a> </text:p>
      <text:p text:style-name="P17">Record for a thing.</text:p>
      <text:p text:style-name="P15"><draw:frame text:anchor-type="as-char" draw:z-index="324" draw:style-name="gr1" draw:text-style-name="P19" svg:width="0.1669in" svg:height="0.1669in"><draw:image xlink:href="Pictures/10000000000000100000001017869183F68EC9F6.png" xlink:type="simple" xlink:show="embed" xlink:actuate="onLoad"><text:p/></draw:image></draw:frame> <text:s/>has generalization<text:alphabetical-index-mark text:string-value=" " text:key1="has generalization"/> : <text:a xlink:type="simple" xlink:href="#_5f3998cf1a072f724861db93cee66cbf" text:style-name="Internet_20_link" text:visited-style-name="Visited_20_Internet_20_Link">Generalization Constraint</text:a> [*] <text:s text:c="2"/><text:span text:style-name="T3">Subsets</text:span>: constrained by:<text:a xlink:type="simple" xlink:href="#_82919e40af9ad2e13647e9d37bbf0956" text:style-name="Internet_20_link" text:visited-style-name="Visited_20_Internet_20_Link">Rule</text:a> <text:s text:c="3"/></text:p>
      <text:p text:style-name="Standard"><text:tab/><text:span text:style-name="T3">through association:</text:span> <text:a xlink:type="simple" xlink:href="#_41c2b6fb1f0e7f7bc2f2e429d762af6f" text:style-name="Internet_20_link" text:visited-style-name="Visited_20_Internet_20_Link"><text:span text:style-name="T4">Specialization</text:span></text:a> </text:p>
      <text:p text:style-name="P17">Generalization rules for a type</text:p>
      <text:p text:style-name="Standard"/>
      <text:list xml:id="list104641157920641" text:continue-numbering="true" text:style-name="WWNum1">
        <text:list-item>
          <text:list>
            <text:list-item>
              <text:h text:style-name="P1" text:outline-level="2"><text:bookmark-start text:name="_d66d6908f5a54be40f6d84fd99625872"/>Class Union Type<text:bookmark-end text:name="_d66d6908f5a54be40f6d84fd99625872"/><text:span text:style-name="T1"> </text:span><text:alphabetical-index-mark text:string-value=" " text:key1="Union Type"/><text:span text:style-name="T1"><text:s/></text:span></text:h>
            </text:list-item>
          </text:list>
        </text:list-item>
      </text:list>
      <text:p text:style-name="Standard">A Union is a type that has an extent which is the complete union of the extents of all types that specialize the Union. <text:line-break/><text:line-break/>[FIBO] Logical Unions<text:line-break/><text:line-break/>[MathWorld] Given two sets A and B, the union is the set that contains elements or objects that belong to either A or to B or to both. <text:s/>We write A È B <text:line-break/><text:line-break/>[OWL] ObjectUnionOf( ObjectUnionOf, DataUnionOf)</text:p>
      <text:p text:style-name="P7"><text:span text:style-name="Intense_20_Emphasis"><text:span text:style-name="T2">Direct Supertypes</text:span></text:span></text:p>
      <text:p text:style-name="P14"><text:a xlink:type="simple" xlink:href="#_dfe1514224ca21cedba7b2b29802db50" text:style-name="Internet_20_link" text:visited-style-name="Visited_20_Internet_20_Link">Type</text:a></text:p>
      <text:p text:style-name="Standard"/>
      <text:p text:style-name="P13"/>
      <text:list xml:id="list104641083172498" text:continue-numbering="true" text:style-name="WWNum1">
        <text:list-item>
          <text:h text:style-name="P5" text:outline-level="1">SMIF Conceptual Model::Values</text:h>
        </text:list-item>
      </text:list>
      <text:p text:style-name="Standard">The values package defines the concepts of values and quantities expressed in units.</text:p>
      <text:p text:style-name="Standard"><text:s/></text:p>
      <text:p text:style-name="Standard">Values may be differentiated from entities in that values have no independent lifetime or "identity" other than the value its self. E.g. the number 5 "just is" and can't be changed. Properties and relations referencing values can, of course, change but the values are constant.</text:p>
      <text:p text:style-name="Standard">The failure to properly express units in data models often results in errors, inefficiencies and risk. Translation and federations between models, schema and data sources that is not cognizant of the units used would be even more error prone and risky. For example, what does “Speed limit 50” mean? For these reasons the SMIF language provides specific support for specifying quantity kinds and unit types in conceptual, logical and physical models. The SMIF mapping rules may then perform the appropriate unit conversions.</text:p>
      <text:p text:style-name="Standard">The foundation of information specification in SMIF at all levels is the type system. Types specified for all properties and relations involving values must match the types of the related values. The concepts of units and values as defined in "VIM" [JCGM 200-2008] is used as the basis for defining the types used in SMIF to guarantee type safety of quantities across different representations. Since many existing models and schema do not include well defined units some effort may be required to find and then specify the implicit units based on documentation, SME interviews or inspection of data or source code. It is recommended that the units used by external models and schema be determined prior to attempting federation and integration of information based on those models or schema.</text:p>
      <text:p text:style-name="Standard"><text:span text:style-name="T5">VIM [JCGM 200-2008] concepts of quantities and units</text:span></text:p>
      <text:p text:style-name="Standard">VIM defines</text:p>
      <text:list xml:id="list611840880651204367" text:style-name="WWNum23">
        <text:list-item>
          <text:p text:style-name="P10">quantity: property of a phenomenon, body, or substance, where the property has a magnitude that can be expressed as a number and a reference [ed. to a unit]</text:p>
        </text:list-item>
        <text:list-item>
          <text:p text:style-name="P10">kind of quantity (kind): aspect common to mutually comparable quantities</text:p>
        </text:list-item>
        <text:list-item>
          <text:p text:style-name="P10">measurement unit (unit): real scalar quantity, defined and adopted by convention, with which any other quantity of the same kind can be compared to express the ratio of the two quantities as a number</text:p>
        </text:list-item>
      </text:list>
      <text:p text:style-name="Standard"><text:span text:style-name="T5">SMIF concepts of quantities and units</text:span></text:p>
      <text:p text:style-name="Standard">SMIF uses the VIM concepts to define "quantity values" and types to capture the quantity kind and unit. Types are defined for each Unit. The goals for this type based approach are:</text:p>
      <text:list xml:id="list6093239497627762417" text:style-name="WWNum24">
        <text:list-item>
          <text:p text:style-name="P11">That it is clearly grounded in semantics as defined in VIM</text:p>
        </text:list-item>
        <text:list-item>
          <text:p text:style-name="P11">That a type may be used to specify the range of a property or relation involving unit based values.</text:p>
        </text:list-item>
        <text:list-item>
          <text:p text:style-name="P11">That a quantity value (e.g. 5 grams) be representable as a simple number with a type.</text:p>
        </text:list-item>
        <text:list-item>
          <text:p text:style-name="P11">That there is a clear type hierarchy starting with a representationally independent type in a conceptual model (e.g. mass) that can be further specialized to a specific unit in a logical model (e.g. grams) and further specialized to be represented by a physical data type (e.g. “double”).</text:p>
        </text:list-item>
        <text:list-item>
          <text:p text:style-name="P11">That external models and schema may have unit specifications asserted without changing the schema.</text:p>
        </text:list-item>
        <text:list-item>
          <text:p text:style-name="P11">That a quantity of an entity be able to be referenced without a specific quantity value being known (e.g. John’s weight).</text:p>
        </text:list-item>
        <text:list-item>
          <text:p text:style-name="P11">That systems of units such as [ISO-80000] or [OMG QUDV] (A part of SysML) be able to be directly referenced as the definition of a unit.</text:p>
        </text:list-item>
      </text:list>
      <text:p text:style-name="Standard">SMIF defines three types to realize the above goals: Quantity Kind, Unit Type, Base Unit Type. SMIF also defines Quantity Values, which are instances of unit types.</text:p>
      <text:p text:style-name="Standard">In VIM a quantity has a magnitude that is expressed as a number and a reference. The SMIF quantity value is the numeric value of such a quantity where the reference is specified by the “unit reference” property of the quantity value’s type. The quantity value’s type is a “Unit Type”. The Unit type has attributes for converting a unit to a base unit, a symbol and a unit reference. Based on VIM the unit reference may be “a measurement unit, a measurement procedure, a reference material, or a combination of such” and is specified with a description that contains reference information. In summary, the reference of a SMIF quantity value is determined indirectly through its unit type. A quantity value has exactly one unit type and exactly one Quantity Kind. A quantity value expressed in any unit of the same quantity kind may be converted to any other unit of the same quantity kind.</text:p>
      <text:p text:style-name="Standard"><text:soft-page-break/>This type-based sapproach allows specification of a property at the conceptual (quantity kind) logical (unit type) or physical (unit type with a numeric type) levels. Such specifications use the same type-based approach used for other aspects of the models. Given this information a SMIF implementation may correctly and reliably convert between compatible types regardless of representation. Please see the specification of the value types, attributes and relationships for more detail.</text:p>
      <text:p text:style-name="Standard"><text:s/></text:p>
      <text:p text:style-name="Standard"><text:span text:style-name="T5">Example:</text:span></text:p>
      <text:list xml:id="list4554388122045290566" text:style-name="WWNum22">
        <text:list-item>
          <text:p text:style-name="P12">A specification for a road segment has a property “Speed limit”.</text:p>
        </text:list-item>
        <text:list-item>
          <text:p text:style-name="P12">The type of this property in a reference conceptual model is “Speed:Quantity Kind”.</text:p>
        </text:list-item>
        <text:list-item>
          <text:p text:style-name="P12">A unit “Kilometer per Hour:Unit Type” is defined as a subtype of “Speed:Quantity Kind” with a “unit reference” of “[ISO-80000.4] Kilometer per Hour”. Note that quantity kinds and unit types would normally be defined in reference models that correspond to a “system of units”.</text:p>
        </text:list-item>
        <text:list-item>
          <text:p text:style-name="P12">Miles per hour is also defined as a subtype of Speed.</text:p>
        </text:list-item>
        <text:list-item>
          <text:p text:style-name="P12">A physical schema defines “Speed-KPH: Integer”.</text:p>
        </text:list-item>
        <text:list-item>
          <text:p text:style-name="P12">A SMIF mapping rule maps “Speed limit” to “Speed-KPH” and asserts a type of “Kilometer per Hour” on the “Speed-KPH” end.</text:p>
        </text:list-item>
        <text:list-item>
          <text:p text:style-name="P12">A data file defines a road “Route One” with a speed limit of 100:KPH-Int.</text:p>
        </text:list-item>
        <text:list-item>
          <text:p text:style-name="P12">When converted to a U.S. application this speed limit of route one can be viewed as 62:MPH-Int.</text:p>
        </text:list-item>
      </text:list>
      <text:list xml:id="list104641957399733" text:continue-list="list104641083172498" text:style-name="WWNum1">
        <text:list-item>
          <text:list>
            <text:list-item>
              <text:h text:style-name="P1" text:outline-level="2"><text:soft-page-break/>Diagram: Values</text:h>
            </text:list-item>
          </text:list>
        </text:list-item>
      </text:list>
      <text:p text:style-name="P9"><draw:frame text:anchor-type="as-char" draw:z-index="325" draw:name="Picture -2016488076.emf" draw:style-name="gr1" draw:text-style-name="P19" svg:width="6.7669in" svg:height="5.6921in"><draw:image xlink:href="Pictures/2000032300003BE600004331B984BE3730DEF278.wmf" xlink:type="simple" xlink:show="embed" xlink:actuate="onLoad"><text:p/></draw:image></draw:frame></text:p>
      <text:list xml:id="list104641702048674" text:continue-list="list104642618447963" text:style-name="WWNum18">
        <text:list-item>
          <text:p text:style-name="P2">Values</text:p>
        </text:list-item>
      </text:list>
      <text:p text:style-name="Standard"><text:s/></text:p>
      <text:p text:style-name="Standard"/>
      <text:list xml:id="list104641646214729" text:continue-list="list104641957399733" text:style-name="WWNum1">
        <text:list-item>
          <text:list>
            <text:list-item>
              <text:h text:style-name="P1" text:outline-level="2"><text:bookmark-start text:name="_52ed2117f7361b1761fcf927a3c83dfc"/>Class Base Unit Type<text:bookmark-end text:name="_52ed2117f7361b1761fcf927a3c83dfc"/><text:span text:style-name="T1"> </text:span><text:alphabetical-index-mark text:string-value=" " text:key1="Base Unit Type"/><text:span text:style-name="T1"><text:s/></text:span></text:h>
            </text:list-item>
          </text:list>
        </text:list-item>
      </text:list>
      <text:p text:style-name="Standard">One unit type of a quantity kind may be marked as the base unit within a system of units. The base unit provides the basis for conversions between units of the same quantity kind. The base unit always has a ratio of one and an offset of zero.<text:line-break/><text:line-break/>Type of a [JCGM 200:2008] measurement unit that is adopted by convention for a base quantity <text:line-break/><text:line-break/>[FIBO] (type of) Base Unit: a measurement unit that is defined by a system of units to be the reference measurement unit for a base quantity<text:line-break/><text:line-break/>There ma be at most one base unit for a quantity kind within a system of units.</text:p>
      <text:p text:style-name="P7"><text:span text:style-name="Intense_20_Emphasis"><text:span text:style-name="T2">Direct Supertypes</text:span></text:span></text:p>
      <text:p text:style-name="P14"><text:a xlink:type="simple" xlink:href="#_9a97d5f73bf658c81147f5fab194bf88" text:style-name="Internet_20_link" text:visited-style-name="Visited_20_Internet_20_Link">Unit Type</text:a></text:p>
      <text:p text:style-name="Standard"><text:soft-page-break/></text:p>
      <text:list xml:id="list104641354686725" text:continue-numbering="true" text:style-name="WWNum1">
        <text:list-item>
          <text:list>
            <text:list-item>
              <text:h text:style-name="P1" text:outline-level="2"><text:bookmark-start text:name="_ca1c56b440439615024c837658185d15"/>Class Quantity kind<text:bookmark-end text:name="_ca1c56b440439615024c837658185d15"/><text:span text:style-name="T1"> </text:span><text:alphabetical-index-mark text:string-value=" " text:key1="Quantity kind"/><text:span text:style-name="T1"><text:s/></text:span></text:h>
            </text:list-item>
          </text:list>
        </text:list-item>
      </text:list>
      <text:p text:style-name="Standard">[JCGM 200:2008] <text:s/>A Quantity Kind is an aspect common to mutually comparable quantities represented by one or more units. Units with a common quantity kind may be algorithmically converted to any other unit of that quantity kind. e.g. temperature.<text:line-break/><text:line-break/>Quantity kinds are a supertype of unit types which are then a type of all quantity values, Quantity values are mutually comparable with all other quantity values categorized by the same quantity kind.<text:line-break/><text:line-break/>[FIBO] QuantityKind: a categorization type for “quantity” that characterizes quantities as being mutually comparable<text:line-break/><text:line-break/>[DOLCE] Quality Space</text:p>
      <text:p text:style-name="P7"><text:span text:style-name="Intense_20_Emphasis"><text:span text:style-name="T2">Direct Supertypes</text:span></text:span></text:p>
      <text:p text:style-name="P14"><text:a xlink:type="simple" xlink:href="#_b08132d9b30f1d47632a28aa6e4894bf" text:style-name="Internet_20_link" text:visited-style-name="Visited_20_Internet_20_Link">Value Type</text:a></text:p>
      <text:p text:style-name="Standard"/>
      <text:list xml:id="list104641629032955" text:continue-numbering="true" text:style-name="WWNum1">
        <text:list-item>
          <text:list>
            <text:list-item>
              <text:h text:style-name="P1" text:outline-level="2"><text:bookmark-start text:name="_c45ef7f888b6cd49959c41f59ce6bb71"/>Association Referenced System of Units<text:bookmark-end text:name="_c45ef7f888b6cd49959c41f59ce6bb71"/><text:span text:style-name="T1"> </text:span><text:alphabetical-index-mark text:string-value=" " text:key1="Referenced System of Units"/><text:span text:style-name="T1"><text:s/></text:span></text:h>
            </text:list-item>
          </text:list>
        </text:list-item>
      </text:list>
      <text:p text:style-name="Standard">Relationship between a system of units and the set of unit types defined within that system.</text:p>
      <text:p text:style-name="P7"><text:span text:style-name="Intense_20_Emphasis"><text:span text:style-name="T2">Direct Supertypes</text:span></text:span></text:p>
      <text:p text:style-name="P14"><text:a xlink:type="simple" xlink:href="#_52c887644007b8e51a1f6e976113707a" text:style-name="Internet_20_link" text:visited-style-name="Visited_20_Internet_20_Link">Extent of Context</text:a></text:p>
      <text:p text:style-name="P7"><text:span text:style-name="Intense_20_Emphasis"><text:span text:style-name="T2">Association Ends</text:span></text:span></text:p>
      <text:p text:style-name="P16"><draw:frame text:anchor-type="as-char" draw:z-index="326" draw:style-name="gr1" draw:text-style-name="P19" svg:width="0.1669in" svg:height="0.1669in"><draw:image xlink:href="Pictures/10000000000000100000001017869183F68EC9F6.png" xlink:type="simple" xlink:show="embed" xlink:actuate="onLoad"><text:p/></draw:image></draw:frame> defined within system<text:alphabetical-index-mark text:string-value=" " text:key1="defined within system"/> : <text:a xlink:type="simple" xlink:href="#_7e22047cc4643bdb106af5bc777cd98a" text:style-name="Internet_20_link" text:visited-style-name="Visited_20_Internet_20_Link">System of Units</text:a> [0..1] <text:s text:c="2"/><text:span text:style-name="T3">Subsets</text:span>: constrained by:<text:a xlink:type="simple" xlink:href="#_82919e40af9ad2e13647e9d37bbf0956" text:style-name="Internet_20_link" text:visited-style-name="Visited_20_Internet_20_Link">Rule</text:a> <text:s text:c="3"/></text:p>
      <text:p text:style-name="P17">The system of units in which a unit is defined and is the basis for ratio and offset.<text:line-break/><text:line-break/>By default the system of units is "si": http://www.iso.org/iso/iso_catalogue/catalogue_ics/catalogue_detail_ics.htm?csnumber=30669<text:line-break/></text:p>
      <text:p text:style-name="P16"><draw:frame text:anchor-type="as-char" draw:z-index="327" draw:style-name="gr1" draw:text-style-name="P19" svg:width="0.1669in" svg:height="0.1669in"><draw:image xlink:href="Pictures/10000000000000100000001017869183F68EC9F6.png" xlink:type="simple" xlink:show="embed" xlink:actuate="onLoad"><text:p/></draw:image></draw:frame> unit of system<text:alphabetical-index-mark text:string-value=" " text:key1="unit of system"/> : <text:a xlink:type="simple" xlink:href="#_9a97d5f73bf658c81147f5fab194bf88" text:style-name="Internet_20_link" text:visited-style-name="Visited_20_Internet_20_Link">Unit Type</text:a> [*] <text:s text:c="2"/><text:span text:style-name="T3">Subsets</text:span>: constrained by:<text:a xlink:type="simple" xlink:href="#_82919e40af9ad2e13647e9d37bbf0956" text:style-name="Internet_20_link" text:visited-style-name="Visited_20_Internet_20_Link">Rule</text:a> <text:s text:c="3"/></text:p>
      <text:p text:style-name="P17">Unit type defined within a system of units</text:p>
      <text:p text:style-name="Standard"/>
      <text:list xml:id="list104641968525490" text:continue-numbering="true" text:style-name="WWNum1">
        <text:list-item>
          <text:list>
            <text:list-item>
              <text:h text:style-name="P1" text:outline-level="2"><text:bookmark-start text:name="_078f1bdefedde354ec43b6f537a3598c"/>Class Scalar Quantity<text:bookmark-end text:name="_078f1bdefedde354ec43b6f537a3598c"/><text:span text:style-name="T1"> </text:span><text:alphabetical-index-mark text:string-value=" " text:key1="Scalar Quantity"/><text:span text:style-name="T1"><text:s/>&lt;&lt;Value&gt;&gt;</text:span></text:h>
            </text:list-item>
          </text:list>
        </text:list-item>
      </text:list>
      <text:p text:style-name="P7"><text:span text:style-name="Intense_20_Emphasis"><text:span text:style-name="T2">Direct Supertypes</text:span></text:span></text:p>
      <text:p text:style-name="P14"><text:a xlink:type="simple" xlink:href="#_8942b77360f32c71454a54816b872e65" text:style-name="Internet_20_link" text:visited-style-name="Visited_20_Internet_20_Link">Unit Value</text:a></text:p>
      <text:p text:style-name="P7"><text:span text:style-name="Intense_20_Emphasis"><text:span text:style-name="T2">Attributes</text:span></text:span></text:p>
      <text:p text:style-name="P8"><draw:frame text:anchor-type="as-char" draw:z-index="328" draw:style-name="gr2" draw:text-style-name="P19" svg:width="0.1669in" svg:height="0.1669in"><draw:image xlink:href="Pictures/100000000000001000000010A0E036F24716B2CB.png" xlink:type="simple" xlink:show="embed" xlink:actuate="onLoad"><text:p/></draw:image></draw:frame> hasValue<text:alphabetical-index-mark text:string-value=" " text:key1="hasValue"/> : <text:a xlink:type="simple" xlink:href="#_bbcfb77295eeabe2e433bfc43c743722" text:style-name="Internet_20_link" text:visited-style-name="Visited_20_Internet_20_Link">Number</text:a></text:p>
      <text:p text:style-name="P18">The value of a quantity that, when multiplied by the unit defined in a subtype of quantity kind, specifies a measurement value such as 3 Meters.</text:p>
      <text:p text:style-name="Standard"/>
      <text:list xml:id="list104642627809342" text:continue-numbering="true" text:style-name="WWNum1">
        <text:list-item>
          <text:list>
            <text:list-item>
              <text:h text:style-name="P1" text:outline-level="2"><text:bookmark-start text:name="_453956f1226edebf0776dfa54c3f9a98"/>Class Structured Value<text:bookmark-end text:name="_453956f1226edebf0776dfa54c3f9a98"/><text:span text:style-name="T1"> </text:span><text:alphabetical-index-mark text:string-value=" " text:key1="Structured Value"/><text:span text:style-name="T1"><text:s/>&lt;&lt;Value&gt;&gt;</text:span></text:h>
            </text:list-item>
          </text:list>
        </text:list-item>
      </text:list>
      <text:p text:style-name="Standard">A value that may have sub-elements (owned properties) defined as "structure property type".</text:p>
      <text:p text:style-name="P7"><text:span text:style-name="Intense_20_Emphasis"><text:span text:style-name="T2">Direct Supertypes</text:span></text:span></text:p>
      <text:p text:style-name="P14"><text:a xlink:type="simple" xlink:href="#_e60871f18b94666411d0d4023a66bd0b" text:style-name="Internet_20_link" text:visited-style-name="Visited_20_Internet_20_Link">Property Owner</text:a>, <text:a xlink:type="simple" xlink:href="#_a739673c8d53da123e392b7e5059ceec" text:style-name="Internet_20_link" text:visited-style-name="Visited_20_Internet_20_Link">Value</text:a></text:p>
      <text:p text:style-name="P7"><text:soft-page-break/><text:span text:style-name="Intense_20_Emphasis"><text:span text:style-name="T2">Associations</text:span></text:span></text:p>
      <text:p text:style-name="P15"><draw:frame text:anchor-type="as-char" draw:z-index="329" draw:style-name="gr1" draw:text-style-name="P19" svg:width="0.1669in" svg:height="0.1669in"><draw:image xlink:href="Pictures/10000000000000100000001017869183F68EC9F6.png" xlink:type="simple" xlink:show="embed" xlink:actuate="onLoad"><text:p/></draw:image></draw:frame> &lt;&lt;Sufficient&gt;&gt;&lt;&lt;Restriction&gt;&gt; : <text:a xlink:type="simple" xlink:href="#_9997fdf4a409a0077e549b8814bf6a95" text:style-name="Internet_20_link" text:visited-style-name="Visited_20_Internet_20_Link">Structured Value Type</text:a> <text:s text:c="2"/><text:span text:style-name="T3">Subsets</text:span>: has type:<text:a xlink:type="simple" xlink:href="#_dfe1514224ca21cedba7b2b29802db50" text:style-name="Internet_20_link" text:visited-style-name="Visited_20_Internet_20_Link">Type</text:a> <text:s text:c="3"/></text:p>
      <text:p text:style-name="Standard"/>
      <text:list xml:id="list104642078994252" text:continue-numbering="true" text:style-name="WWNum1">
        <text:list-item>
          <text:list>
            <text:list-item>
              <text:h text:style-name="P1" text:outline-level="2"><text:bookmark-start text:name="_9997fdf4a409a0077e549b8814bf6a95"/>Class Structured Value Type<text:bookmark-end text:name="_9997fdf4a409a0077e549b8814bf6a95"/><text:span text:style-name="T1"> </text:span><text:alphabetical-index-mark text:string-value=" " text:key1="Structured Value Type"/><text:span text:style-name="T1"><text:s/></text:span></text:h>
            </text:list-item>
          </text:list>
        </text:list-item>
      </text:list>
      <text:p text:style-name="Standard">A structured value type is a type of value that has parts represented as properties - also used for "data types" and forms.</text:p>
      <text:p text:style-name="P7"><text:span text:style-name="Intense_20_Emphasis"><text:span text:style-name="T2">Direct Supertypes</text:span></text:span></text:p>
      <text:p text:style-name="P14"><text:a xlink:type="simple" xlink:href="#_3b0c6b335aca4015ef569068da1bec31" text:style-name="Internet_20_link" text:visited-style-name="Visited_20_Internet_20_Link">Property Owner Type</text:a>, <text:a xlink:type="simple" xlink:href="#_b08132d9b30f1d47632a28aa6e4894bf" text:style-name="Internet_20_link" text:visited-style-name="Visited_20_Internet_20_Link">Value Type</text:a></text:p>
      <text:p text:style-name="P7"><text:span text:style-name="Intense_20_Emphasis"><text:span text:style-name="T2">Associations</text:span></text:span></text:p>
      <text:p text:style-name="P15"><draw:frame text:anchor-type="as-char" draw:z-index="330" draw:style-name="gr1" draw:text-style-name="P19" svg:width="0.1669in" svg:height="0.1669in"><draw:image xlink:href="Pictures/10000000000000100000001017869183F68EC9F6.png" xlink:type="simple" xlink:show="embed" xlink:actuate="onLoad"><text:p/></draw:image></draw:frame> &lt;&lt;Sufficient&gt;&gt;&lt;&lt;Restriction&gt;&gt; : <text:a xlink:type="simple" xlink:href="#_453956f1226edebf0776dfa54c3f9a98" text:style-name="Internet_20_link" text:visited-style-name="Visited_20_Internet_20_Link">Structured Value</text:a> <text:s text:c="2"/><text:span text:style-name="T3">Redefines</text:span>: categorizes:<text:a xlink:type="simple" xlink:href="#_a52cb0ff6e414b3170b58afe10b6afcb" text:style-name="Internet_20_link" text:visited-style-name="Visited_20_Internet_20_Link">Thing</text:a> <text:s text:c="3"/></text:p>
      <text:p text:style-name="Standard"/>
      <text:list xml:id="list104642463660449" text:continue-numbering="true" text:style-name="WWNum1">
        <text:list-item>
          <text:list>
            <text:list-item>
              <text:h text:style-name="P1" text:outline-level="2"><text:bookmark-start text:name="_7e22047cc4643bdb106af5bc777cd98a"/>Class System of Units<text:bookmark-end text:name="_7e22047cc4643bdb106af5bc777cd98a"/><text:span text:style-name="T1"> </text:span><text:alphabetical-index-mark text:string-value=" " text:key1="System of Units"/><text:span text:style-name="T1"><text:s/></text:span></text:h>
            </text:list-item>
          </text:list>
        </text:list-item>
      </text:list>
      <text:p text:style-name="Standard">[JCGM 200:2008] <text:s/>A set of base units and derived units, together with their multiples and submultiples, defined in accordance with given rules, for a given system of quantities.<text:line-break/><text:line-break/>[FIBO] SystemOfUnits: a set of measurement units associated with a system of quantities, together with a set of rules that assign one measurement unit to be the base unit for each base quantity in the system of quantities and a set of rules for the derivation of other units from the base units</text:p>
      <text:p text:style-name="P7"><text:span text:style-name="Intense_20_Emphasis"><text:span text:style-name="T2">Direct Supertypes</text:span></text:span></text:p>
      <text:p text:style-name="P14"><text:a xlink:type="simple" xlink:href="#_66d62b068053cee3464e1e03e6035eed" text:style-name="Internet_20_link" text:visited-style-name="Visited_20_Internet_20_Link">Context</text:a></text:p>
      <text:p text:style-name="P7"><text:span text:style-name="Intense_20_Emphasis"><text:span text:style-name="T2">Associations</text:span></text:span></text:p>
      <text:p text:style-name="P15"><draw:frame text:anchor-type="as-char" draw:z-index="331" draw:style-name="gr1" draw:text-style-name="P19" svg:width="0.1669in" svg:height="0.1669in"><draw:image xlink:href="Pictures/10000000000000100000001017869183F68EC9F6.png" xlink:type="simple" xlink:show="embed" xlink:actuate="onLoad"><text:p/></draw:image></draw:frame> &lt;&lt;Sufficient&gt;&gt; unit of system<text:alphabetical-index-mark text:string-value=" " text:key1="unit of system"/> : <text:a xlink:type="simple" xlink:href="#_9a97d5f73bf658c81147f5fab194bf88" text:style-name="Internet_20_link" text:visited-style-name="Visited_20_Internet_20_Link">Unit Type</text:a> [*] <text:s text:c="2"/><text:span text:style-name="T3">Redefines</text:span>: in context of:<text:a xlink:type="simple" xlink:href="#_66d62b068053cee3464e1e03e6035eed" text:style-name="Internet_20_link" text:visited-style-name="Visited_20_Internet_20_Link">Context</text:a> <text:s text:c="3"/></text:p>
      <text:p text:style-name="Standard"><text:tab/><text:span text:style-name="T3">through association:</text:span> <text:a xlink:type="simple" xlink:href="#_c45ef7f888b6cd49959c41f59ce6bb71" text:style-name="Internet_20_link" text:visited-style-name="Visited_20_Internet_20_Link"><text:span text:style-name="T4">Referenced System of Units</text:span></text:a> </text:p>
      <text:p text:style-name="P17">Unit type defined within a system of units</text:p>
      <text:p text:style-name="Standard"/>
      <text:list xml:id="list104641705664964" text:continue-numbering="true" text:style-name="WWNum1">
        <text:list-item>
          <text:list>
            <text:list-item>
              <text:h text:style-name="P1" text:outline-level="2"><text:bookmark-start text:name="_9a97d5f73bf658c81147f5fab194bf88"/>Class Unit Type<text:bookmark-end text:name="_9a97d5f73bf658c81147f5fab194bf88"/><text:span text:style-name="T1"> </text:span><text:alphabetical-index-mark text:string-value=" " text:key1="Unit Type"/><text:span text:style-name="T1"><text:s/></text:span></text:h>
            </text:list-item>
          </text:list>
        </text:list-item>
      </text:list>
      <text:p text:style-name="Standard">A Unit type is a type of a quantity value referencing a specific unit. A Unit Type a required type of a property representing a quantity. <text:line-break/><text:line-break/>Each quantity value has a reference as defined by the "unit reference" property of the quantity value's <text:s/>type.<text:line-break/><text:line-break/>[JCGM 200:2008] A Unit is a real scalar quantity, defined and adopted by convention, with which any other quantity of the same quantity kind can be compared to express the ratio of the two quantities as a number. e.g. Degrees Centigrade, Miles.<text:line-break/><text:line-break/>Each unit type represents refinement of a quantity kind using generalization and is thus substitutable for that quantity kind. Typically quantity kinds are used in conceptual models and unit types in physical or logical models.<text:line-break/><text:line-break/>Unit types may only subtype quantity kinds or other units.<text:line-break/><text:line-break/>Note that unit types are not units, but the type of quantity values expressed with respect to a common unit as defined in [JCGM 200:2008].<text:line-break/><text:line-break/>[IDEAS] MeasureCategory: A MeasureType whose members are recognized types of MeasureInstance.</text:p>
      <text:p text:style-name="P7"><text:span text:style-name="Intense_20_Emphasis"><text:span text:style-name="T2">Direct Supertypes</text:span></text:span></text:p>
      <text:p text:style-name="P14"><text:a xlink:type="simple" xlink:href="#_b08132d9b30f1d47632a28aa6e4894bf" text:style-name="Internet_20_link" text:visited-style-name="Visited_20_Internet_20_Link">Value Type</text:a></text:p>
      <text:p text:style-name="P7"><text:soft-page-break/><text:span text:style-name="Intense_20_Emphasis"><text:span text:style-name="T2">Attributes</text:span></text:span></text:p>
      <text:p text:style-name="P8"><draw:frame text:anchor-type="as-char" draw:z-index="332" draw:style-name="gr2" draw:text-style-name="P19" svg:width="0.1669in" svg:height="0.1669in"><draw:image xlink:href="Pictures/100000000000001000000010A0E036F24716B2CB.png" xlink:type="simple" xlink:show="embed" xlink:actuate="onLoad"><text:p/></draw:image></draw:frame> ratio<text:alphabetical-index-mark text:string-value=" " text:key1="ratio"/> : <text:a xlink:type="simple" xlink:href="#_1a3ef8ba9f9648b0d99360a2e2455260" text:style-name="Internet_20_link" text:visited-style-name="Visited_20_Internet_20_Link">Real Number</text:a></text:p>
      <text:p text:style-name="P18">The multiplier by which to multiple the referenced unit to convert to the base unit within a system of units.</text:p>
      <text:p text:style-name="P8"><draw:frame text:anchor-type="as-char" draw:z-index="333" draw:style-name="gr2" draw:text-style-name="P19" svg:width="0.1669in" svg:height="0.1669in"><draw:image xlink:href="Pictures/100000000000001000000010A0E036F24716B2CB.png" xlink:type="simple" xlink:show="embed" xlink:actuate="onLoad"><text:p/></draw:image></draw:frame> offset<text:alphabetical-index-mark text:string-value=" " text:key1="offset"/> : <text:a xlink:type="simple" xlink:href="#_1a3ef8ba9f9648b0d99360a2e2455260" text:style-name="Internet_20_link" text:visited-style-name="Visited_20_Internet_20_Link">Real Number</text:a></text:p>
      <text:p text:style-name="P18">The difference between zero in the referenced unit and zero in the base unit after the ratio is applied within a system of units.</text:p>
      <text:p text:style-name="P8"><draw:frame text:anchor-type="as-char" draw:z-index="334" draw:style-name="gr2" draw:text-style-name="P19" svg:width="0.1669in" svg:height="0.1669in"><draw:image xlink:href="Pictures/100000000000001000000010A0E036F24716B2CB.png" xlink:type="simple" xlink:show="embed" xlink:actuate="onLoad"><text:p/></draw:image></draw:frame> symbol<text:alphabetical-index-mark text:string-value=" " text:key1="symbol"/> : <text:a xlink:type="simple" xlink:href="#_f8b3b1f5ed63755061811cd6b69bc24f" text:style-name="Internet_20_link" text:visited-style-name="Visited_20_Internet_20_Link">Text</text:a></text:p>
      <text:p text:style-name="P18">The accepted symbol for the unit referenced by the unit type</text:p>
      <text:p text:style-name="P8"><draw:frame text:anchor-type="as-char" draw:z-index="335" draw:style-name="gr2" draw:text-style-name="P19" svg:width="0.1669in" svg:height="0.1669in"><draw:image xlink:href="Pictures/100000000000001000000010A0E036F24716B2CB.png" xlink:type="simple" xlink:show="embed" xlink:actuate="onLoad"><text:p/></draw:image></draw:frame> unit reference<text:alphabetical-index-mark text:string-value=" " text:key1="unit reference"/> : <text:a xlink:type="simple" xlink:href="#_1a6d88e097d757268d09f68af82fbd34" text:style-name="Internet_20_link" text:visited-style-name="Visited_20_Internet_20_Link">Definition</text:a> [0..1]</text:p>
      <text:p text:style-name="P18">The unit reference is the reference to a unit shared by all quantities values that are instances of a unit type.<text:line-break/><text:line-break/>[JCGM 200:2008] A reference can be a measurement unit, a measurement procedure, a reference material, or a combination of such. For magnitude of a quantity.<text:line-break/><text:line-break/>Typical references include ISO 8000 and OMG QUDV.</text:p>
      <text:p text:style-name="P7"><text:span text:style-name="Intense_20_Emphasis"><text:span text:style-name="T2">Associations</text:span></text:span></text:p>
      <text:p text:style-name="P15"><draw:frame text:anchor-type="as-char" draw:z-index="336" draw:style-name="gr1" draw:text-style-name="P19" svg:width="0.1669in" svg:height="0.1669in"><draw:image xlink:href="Pictures/1000000000000010000000105EA3226BB1CE4DE6.png" xlink:type="simple" xlink:show="embed" xlink:actuate="onLoad"><text:p/></draw:image></draw:frame> <text:s/>: <text:a xlink:type="simple" xlink:href="#_ca1c56b440439615024c837658185d15" text:style-name="Internet_20_link" text:visited-style-name="Visited_20_Internet_20_Link">Quantity kind</text:a> [1] <text:s text:c="2"/><text:span text:style-name="T3">Redefines</text:span>: has supertype:<text:a xlink:type="simple" xlink:href="#_dfe1514224ca21cedba7b2b29802db50" text:style-name="Internet_20_link" text:visited-style-name="Visited_20_Internet_20_Link">Type</text:a> <text:s text:c="3"/></text:p>
      <text:p text:style-name="P15"><draw:frame text:anchor-type="as-char" draw:z-index="337" draw:style-name="gr1" draw:text-style-name="P19" svg:width="0.1669in" svg:height="0.1669in"><draw:image xlink:href="Pictures/10000000000000100000001017869183F68EC9F6.png" xlink:type="simple" xlink:show="embed" xlink:actuate="onLoad"><text:p/></draw:image></draw:frame> &lt;&lt;Sufficient&gt;&gt;&lt;&lt;Restriction&gt;&gt; : <text:a xlink:type="simple" xlink:href="#_8942b77360f32c71454a54816b872e65" text:style-name="Internet_20_link" text:visited-style-name="Visited_20_Internet_20_Link">Unit Value</text:a> [*] <text:s text:c="2"/><text:span text:style-name="T3">Redefines</text:span>: categorizes:<text:a xlink:type="simple" xlink:href="#_a52cb0ff6e414b3170b58afe10b6afcb" text:style-name="Internet_20_link" text:visited-style-name="Visited_20_Internet_20_Link">Thing</text:a> <text:s text:c="3"/></text:p>
      <text:p text:style-name="P15"><draw:frame text:anchor-type="as-char" draw:z-index="338" draw:style-name="gr1" draw:text-style-name="P19" svg:width="0.1669in" svg:height="0.1669in"><draw:image xlink:href="Pictures/10000000000000100000001017869183F68EC9F6.png" xlink:type="simple" xlink:show="embed" xlink:actuate="onLoad"><text:p/></draw:image></draw:frame> &lt;&lt;Sufficient&gt;&gt; defined within system<text:alphabetical-index-mark text:string-value=" " text:key1="defined within system"/> : <text:a xlink:type="simple" xlink:href="#_7e22047cc4643bdb106af5bc777cd98a" text:style-name="Internet_20_link" text:visited-style-name="Visited_20_Internet_20_Link">System of Units</text:a> [0..1] <text:s text:c="2"/><text:span text:style-name="T3">Subsets</text:span>: in context of:<text:a xlink:type="simple" xlink:href="#_66d62b068053cee3464e1e03e6035eed" text:style-name="Internet_20_link" text:visited-style-name="Visited_20_Internet_20_Link">Context</text:a> <text:s text:c="3"/></text:p>
      <text:p text:style-name="Standard"><text:tab/><text:span text:style-name="T3">through association:</text:span> <text:a xlink:type="simple" xlink:href="#_c45ef7f888b6cd49959c41f59ce6bb71" text:style-name="Internet_20_link" text:visited-style-name="Visited_20_Internet_20_Link"><text:span text:style-name="T4">Referenced System of Units</text:span></text:a> </text:p>
      <text:p text:style-name="P17">The system of units in which a unit is defined and is the basis for ratio and offset.<text:line-break/><text:line-break/>By default the system of units is "si": http://www.iso.org/iso/iso_catalogue/catalogue_ics/catalogue_detail_ics.htm?csnumber=30669<text:line-break/></text:p>
      <text:p text:style-name="Standard"/>
      <text:list xml:id="list104642607116136" text:continue-numbering="true" text:style-name="WWNum1">
        <text:list-item>
          <text:list>
            <text:list-item>
              <text:h text:style-name="P1" text:outline-level="2"><text:bookmark-start text:name="_8942b77360f32c71454a54816b872e65"/>Class Unit Value<text:bookmark-end text:name="_8942b77360f32c71454a54816b872e65"/><text:span text:style-name="T1"> </text:span><text:alphabetical-index-mark text:string-value=" " text:key1="Unit Value"/><text:span text:style-name="T1"><text:s/>&lt;&lt;Value&gt;&gt;</text:span></text:h>
            </text:list-item>
          </text:list>
        </text:list-item>
      </text:list>
      <text:p text:style-name="Standard">A unit value is a numeric magnitude with a unit type that may be used as the value of a quantity property as defined by [JCGM 200:2008]. The reference of the quantity is defined by the "unit reference" property of the Unit Type.<text:line-break/><text:line-break/>e.g. 5cm is an instance of the unit type "Centimeter"<text:line-break/><text:line-break/>Each unit value has exactly one UNit Type as a type.<text:line-break/><text:line-break/>In a physical model a quantity value must have a type that specifies its unit (e.g. "Gram"). The magnitude shall be expressed using "hasValue"<text:line-break/><text:line-break/>[JCGM 200:2008] <text:s/>A quantity is a property of a phenomenon, body, or substance, where the property has a magnitude that can be expressed as a number and a reference. <text:line-break/><text:line-break/>Note: A quantity as defined here is a scalar. However, a vector or a tensor, the components of which are quantities, is also considered to be a quantity.<text:line-break/><text:line-break/>[IDEAS] ScaleMapping: A CoupleType whose members are all the couples linking MeasurePoints to RealNumbers. The CoupleType (i.e. the set of couples) represents the scale.<text:line-break/><text:line-break/><text:line-break/><text:line-break/><text:soft-page-break/>[FIBO] QuantityValue: number and measurement unit together giving magnitude of a quan-tity<text:line-break/><text:line-break/>[Guizzardi] (quale): A point in a n-dimensional quality domain</text:p>
      <text:p text:style-name="P7"><text:span text:style-name="Intense_20_Emphasis"><text:span text:style-name="T2">Direct Supertypes</text:span></text:span></text:p>
      <text:p text:style-name="P14"><text:a xlink:type="simple" xlink:href="#_a739673c8d53da123e392b7e5059ceec" text:style-name="Internet_20_link" text:visited-style-name="Visited_20_Internet_20_Link">Value</text:a></text:p>
      <text:p text:style-name="P7"><text:span text:style-name="Intense_20_Emphasis"><text:span text:style-name="T2">Attributes</text:span></text:span></text:p>
      <text:p text:style-name="P8"><draw:frame text:anchor-type="as-char" draw:z-index="339" draw:name="Picture 76675802.emf" draw:style-name="gr2" draw:text-style-name="P19" svg:width="0.1669in" svg:height="0.1669in"><draw:image xlink:href="Pictures/100000000000001000000010A0E036F24716B2CB.png" xlink:type="simple" xlink:show="embed" xlink:actuate="onLoad"><text:p/></draw:image></draw:frame> hasValue<text:alphabetical-index-mark text:string-value=" " text:key1="hasValue"/> : <text:a xlink:type="simple" xlink:href="#_80dd44572d5c1037bc2c71af3a834421" text:style-name="Internet_20_link" text:visited-style-name="Visited_20_Internet_20_Link">Measurement Value</text:a></text:p>
      <text:p text:style-name="P18">The value of a quantity that, when multiplied by the unit defined in a subtype of quantity kind, specifies a measurement value such as 3 Meters.<text:line-break/>[OWL] rdf:value restricted to abstract quantity</text:p>
      <text:p text:style-name="P7"><text:span text:style-name="Intense_20_Emphasis"><text:span text:style-name="T2">Associations</text:span></text:span></text:p>
      <text:p text:style-name="P15"><draw:frame text:anchor-type="as-char" draw:z-index="340" draw:name="Picture -796611095.emf" draw:style-name="gr1" draw:text-style-name="P19" svg:width="0.1669in" svg:height="0.1669in"><draw:image xlink:href="Pictures/10000000000000100000001017869183F68EC9F6.png" xlink:type="simple" xlink:show="embed" xlink:actuate="onLoad"><text:p/></draw:image></draw:frame> &lt;&lt;Sufficient&gt;&gt;&lt;&lt;Restriction&gt;&gt; : <text:a xlink:type="simple" xlink:href="#_9a97d5f73bf658c81147f5fab194bf88" text:style-name="Internet_20_link" text:visited-style-name="Visited_20_Internet_20_Link">Unit Type</text:a> [1] <text:s text:c="2"/><text:span text:style-name="T3">Subsets</text:span>: has type:<text:a xlink:type="simple" xlink:href="#_dfe1514224ca21cedba7b2b29802db50" text:style-name="Internet_20_link" text:visited-style-name="Visited_20_Internet_20_Link">Type</text:a> <text:s text:c="3"/></text:p>
      <text:p text:style-name="Standard"/>
      <text:list xml:id="list104642713440241" text:continue-numbering="true" text:style-name="WWNum1">
        <text:list-item>
          <text:list>
            <text:list-item>
              <text:h text:style-name="P1" text:outline-level="2"><text:bookmark-start text:name="_a739673c8d53da123e392b7e5059ceec"/>Class Value<text:bookmark-end text:name="_a739673c8d53da123e392b7e5059ceec"/><text:span text:style-name="T1"> </text:span><text:alphabetical-index-mark text:string-value=" " text:key1="Value"/><text:span text:style-name="T1"><text:s/></text:span></text:h>
            </text:list-item>
          </text:list>
        </text:list-item>
      </text:list>
      <text:p text:style-name="Standard">A Value is an atomic. immutable piece of information without a specific lifetime or identity independent of the value. Values include numbers, strings and other atomic "primitive" data. Values also include structured values, which are immutable.<text:line-break/><text:line-break/>In UML values may be defined by the name of an instance specification with a value type.<text:line-break/><text:line-break/>[IDEAS] Representation: A SignType where all the individual Signs are intended to signify the same Thing.<text:line-break/><text:line-break/>[ISO11404] The identification of members of a datatype family, subtypes of a datatype, and the resulting datatypes of datatype generators may require the syntactic designation of specific values of a datatype.<text:line-break/><text:line-break/>[OWL] data values</text:p>
      <text:p text:style-name="P7"><text:span text:style-name="Intense_20_Emphasis"><text:span text:style-name="T2">Direct Supertypes</text:span></text:span></text:p>
      <text:p text:style-name="P14"><text:a xlink:type="simple" xlink:href="#_a52cb0ff6e414b3170b58afe10b6afcb" text:style-name="Internet_20_link" text:visited-style-name="Visited_20_Internet_20_Link">Thing</text:a></text:p>
      <text:p text:style-name="Standard"/>
      <text:list xml:id="list104642293334304" text:continue-numbering="true" text:style-name="WWNum1">
        <text:list-item>
          <text:list>
            <text:list-item>
              <text:h text:style-name="P1" text:outline-level="2"><text:bookmark-start text:name="_b08132d9b30f1d47632a28aa6e4894bf"/>Class Value Type<text:bookmark-end text:name="_b08132d9b30f1d47632a28aa6e4894bf"/><text:span text:style-name="T1"> </text:span><text:alphabetical-index-mark text:string-value=" " text:key1="Value Type"/><text:span text:style-name="T1"><text:s/></text:span></text:h>
            </text:list-item>
          </text:list>
        </text:list-item>
      </text:list>
      <text:p text:style-name="Standard">A type categorizing values where a value is an atomic piece of information without a specific lifetime or identity independent of that value. Values include numbers, strings and other atomic "primitive" data.<text:line-break/><text:line-break/>[IDEAS] RepresentationType: A Type that is the Powertype of Representation.<text:line-break/><text:line-break/>[FUML] DataType<text:line-break/><text:line-break/>[ISO11404] datatype: set of distinct values, characterized by properties of those values, and by operations on those values<text:line-break/><text:line-break/>[OWL] rdfs:Datatype (Note that some values are represented as OWL classes)</text:p>
      <text:p text:style-name="P7"><text:span text:style-name="Intense_20_Emphasis"><text:span text:style-name="T2">Direct Supertypes</text:span></text:span></text:p>
      <text:p text:style-name="P14"><text:a xlink:type="simple" xlink:href="#_dfe1514224ca21cedba7b2b29802db50" text:style-name="Internet_20_link" text:visited-style-name="Visited_20_Internet_20_Link">Type</text:a></text:p>
      <text:p text:style-name="P7"><text:span text:style-name="Intense_20_Emphasis"><text:span text:style-name="T2">Associations</text:span></text:span></text:p>
      <text:p text:style-name="P15"><draw:frame text:anchor-type="as-char" draw:z-index="341" draw:name="Picture 1351710331.emf" draw:style-name="gr1" draw:text-style-name="P19" svg:width="0.1669in" svg:height="0.1669in"><draw:image xlink:href="Pictures/1000000000000010000000105EA3226BB1CE4DE6.png" xlink:type="simple" xlink:show="embed" xlink:actuate="onLoad"><text:p/></draw:image></draw:frame> &lt;&lt;Restriction&gt;&gt; : <text:a xlink:type="simple" xlink:href="#_a739673c8d53da123e392b7e5059ceec" text:style-name="Internet_20_link" text:visited-style-name="Visited_20_Internet_20_Link">Value</text:a> [*] <text:s text:c="2"/><text:span text:style-name="T3">Redefines</text:span>: categorizes:<text:a xlink:type="simple" xlink:href="#_a52cb0ff6e414b3170b58afe10b6afcb" text:style-name="Internet_20_link" text:visited-style-name="Visited_20_Internet_20_Link">Thing</text:a> <text:s text:c="3"/></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Lucida Sans" svg:font-family="'Lucida 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ordia New" svg:font-family="'Cordia New'" style:font-family-generic="system" style:font-pitch="variable"/>
    <style:font-face style:name="Courier New2"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punctuation-wrap="hanging" style:vertical-align="baseline"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size-asian="14pt"/>
    </style:style>
    <style:style style:name="Text_20_body" style:display-name="Text body" style:family="paragraph" style:parent-style-name="Standard" style:default-outline-level="" style:class="text">
      <style:paragraph-properties fo:margin-top="0.111in" fo:margin-bottom="0in" loext:contextual-spacing="false"/>
    </style:style>
    <style:style style:name="List" style:family="paragraph" style:parent-style-name="Standard"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701in" fo:margin-bottom="0.1799in" loext:contextual-spacing="false"/>
      <style:text-properties style:font-name="Arial" fo:font-family="Arial" style:font-family-generic="roman" style:font-pitch="variable" fo:font-size="18pt" fo:font-weight="bold" style:letter-kerning="true" style:font-size-asian="18pt" style:font-weight-asian="bold"/>
    </style:style>
    <style:style style:name="Heading_20_2" style:display-name="Heading 2" style:family="paragraph" style:parent-style-name="Standard" style:next-style-name="Text_20_body" style:default-outline-level="2" style:class="text">
      <style:paragraph-properties fo:margin-top="0.1299in" fo:margin-bottom="0.0799in" loext:contextual-spacing="false" fo:keep-with-next="always"/>
      <style:text-properties style:font-name="Arial" fo:font-family="Arial" style:font-family-generic="roman" style:font-pitch="variable"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1665in" fo:margin-bottom="0in" loext:contextual-spacing="false" fo:keep-with-next="always"/>
      <style:text-properties style:font-name="Arial" fo:font-family="Arial" style:font-family-generic="roman" style:font-pitch="variable"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margin-top="0.1701in" fo:margin-bottom="0in" loext:contextual-spacing="false" fo:keep-with-next="always"/>
      <style:text-properties style:font-name="Arial" fo:font-family="Arial" style:font-family-generic="roman" style:font-pitch="variable" fo:font-weight="bold" style:font-weight-asian="bold"/>
    </style:style>
    <style:style style:name="Heading_20_5" style:display-name="Heading 5" style:family="paragraph" style:parent-style-name="Standard" style:next-style-name="Text_20_body" style:default-outline-level="5" style:class="text">
      <style:paragraph-properties fo:margin-top="0.1665in" fo:margin-bottom="0in" loext:contextual-spacing="false" fo:keep-with-next="always">
        <style:tab-stops>
          <style:tab-stop style:position="3in"/>
        </style:tab-stops>
      </style:paragraph-properties>
      <style:text-properties style:font-name="Arial" fo:font-family="Arial" style:font-family-generic="roman" style:font-pitch="variable" fo:font-size="11pt" fo:font-weight="bold" style:font-size-asian="11pt" style:font-weight-asian="bold"/>
    </style:style>
    <style:style style:name="Heading_20_6" style:display-name="Heading 6" style:family="paragraph" style:parent-style-name="Standard" style:next-style-name="Text_20_body" style:default-outline-level="6" style:class="text">
      <style:paragraph-properties fo:margin-top="0.0835in" fo:margin-bottom="0in" loext:contextual-spacing="false" fo:keep-with-next="always"/>
      <style:text-properties fo:font-weight="bold" style:font-weight-asian="bold"/>
    </style:style>
    <style:style style:name="Heading_20_7" style:display-name="Heading 7" style:family="paragraph" style:parent-style-name="Standard" style:next-style-name="Standard" style:default-outline-level="7" style:list-style-name="" style:class="text">
      <style:paragraph-properties fo:margin-top="0.1665in" fo:margin-bottom="0in" loext:contextual-spacing="false"/>
    </style:style>
    <style:style style:name="Heading_20_8" style:display-name="Heading 8" style:family="paragraph" style:parent-style-name="Standard" style:next-style-name="Standard" style:default-outline-level="8" style:list-style-name="" style:class="text">
      <style:paragraph-properties fo:margin-left="0.3937in" fo:margin-right="0in" fo:margin-top="0.1665in" fo:margin-bottom="0.0417in" loext:contextual-spacing="false" fo:text-indent="-0.3937in" style:auto-text-indent="false">
        <style:tab-stops>
          <style:tab-stop style:position="0.3937in"/>
        </style:tab-stops>
      </style:paragraph-properties>
      <style:text-properties fo:font-style="italic" style:font-style-asian="italic"/>
    </style:style>
    <style:style style:name="Heading_20_9" style:display-name="Heading 9" style:family="paragraph" style:parent-style-name="Standard" style:next-style-name="Standard" style:default-outline-level="9" style:list-style-name="" style:class="text">
      <style:paragraph-properties fo:margin-left="0.5909in" fo:margin-right="0in" fo:margin-top="0.1665in" fo:margin-bottom="0.0417in" loext:contextual-spacing="false" fo:text-indent="-0.5909in" style:auto-text-indent="false">
        <style:tab-stops>
          <style:tab-stop style:position="0.5909in"/>
        </style:tab-stops>
      </style:paragraph-properties>
      <style:text-properties style:font-name="Arial" fo:font-family="Arial" style:font-family-generic="roman" style:font-pitch="variable" fo:font-size="11pt" style:font-size-asian="11pt"/>
    </style:style>
    <style:style style:name="caption" style:family="paragraph" style:parent-style-name="Standard" style:default-outline-level="">
      <style:paragraph-properties fo:margin-top="0.0299in" fo:margin-bottom="0.0799in" loext:contextual-spacing="false" text:number-lines="false" text:line-number="0"/>
      <style:text-properties style:font-name="Arial" fo:font-family="Arial" style:font-family-generic="roman" style:font-pitch="variable" fo:font-size="9pt" fo:font-weight="bold" style:font-size-asian="9pt" style:font-weight-asian="bold"/>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Figure" style:family="paragraph" style:parent-style-name="Standard" style:next-style-name="Text_20_body" style:default-outline-level="">
      <style:paragraph-properties fo:orphans="0" fo:widows="0"/>
      <style:text-properties style:font-name="Arial" fo:font-family="Arial" style:font-family-generic="roman" style:font-pitch="variable" fo:font-size="9pt" fo:font-weight="bold" style:font-size-asian="9pt" style:font-weight-asian="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4902in" style:type="right"/>
        </style:tab-stops>
      </style:paragraph-properties>
    </style:style>
    <style:style style:name="List_20_text" style:display-name="List text" style:family="paragraph" style:parent-style-name="Text_20_body" style:next-style-name="List" style:default-outline-level="">
      <style:paragraph-properties fo:margin-left="0.5in" fo:margin-right="0in" fo:text-indent="0in" style:auto-text-indent="false"/>
    </style:style>
    <style:style style:name="Note" style:family="paragraph" style:parent-style-name="Text_20_body" style:default-outline-level="">
      <style:paragraph-properties fo:margin-left="-0.75in" fo:margin-right="0in" fo:text-indent="0in" style:auto-text-indent="false"/>
    </style:style>
    <style:style style:name="OCL" style:family="paragraph" style:parent-style-name="Standard" style:next-style-name="Standard" style:default-outline-level="">
      <style:paragraph-properties fo:margin-left="0.7in" fo:margin-right="0in" fo:margin-top="0.0835in" fo:margin-bottom="0in" loext:contextual-spacing="false" fo:text-indent="-0.5in" style:auto-text-indent="false"/>
      <style:text-properties style:font-name="Courier" fo:font-family="Courier" style:font-family-generic="roman" style:font-pitch="variable"/>
    </style:style>
    <style:style style:name="OCLinterp" style:family="paragraph" style:parent-style-name="Text_20_body" style:next-style-name="OCL" style:default-outline-level="">
      <style:paragraph-properties fo:margin-left="0.2in" fo:margin-right="0in" fo:margin-top="0.028in" fo:margin-bottom="0in" loext:contextual-spacing="false" fo:text-indent="0in" style:auto-text-indent="false"/>
    </style:style>
    <style:style style:name="Subhead" style:family="paragraph" style:parent-style-name="Standard" style:next-style-name="Text_20_body" style:default-outline-level="">
      <style:paragraph-properties fo:margin-top="0.1665in" fo:margin-bottom="0in" loext:contextual-spacing="false"/>
      <style:text-properties style:font-name="Arial" fo:font-family="Arial" style:font-family-generic="roman" style:font-pitch="variable" fo:font-size="11pt" fo:font-weight="bold" style:font-size-asian="11pt" style:font-weight-asian="bold"/>
    </style:style>
    <style:style style:name="Title" style:family="paragraph" style:parent-style-name="Standard" style:next-style-name="Subtitle" style:default-outline-level="" style:class="chapter">
      <style:paragraph-properties fo:margin-top="0.1665in" fo:margin-bottom="0.1665in" loext:contextual-spacing="false" fo:text-align="center" style:justify-single-word="false"/>
      <style:text-properties style:font-name="Arial" fo:font-family="Arial" style:font-family-generic="roman" style:font-pitch="variable" fo:font-size="24pt" fo:font-weight="bold" style:letter-kerning="true" style:font-size-asian="24pt" style:font-weight-asian="bold"/>
    </style:style>
    <style:style style:name="Subtitle" style:family="paragraph" style:parent-style-name="Standard" style:next-style-name="Text_20_body" style:default-outline-level="" style:class="chapter">
      <style:text-properties style:font-name="Arial" fo:font-family="Arial" style:font-family-generic="roman" style:font-pitch="variable" fo:font-size="14pt" fo:font-weight="bold" style:font-size-asian="14pt" style:font-weight-asian="bold"/>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List_20_Bullet" style:display-name="List Bullet" style:family="paragraph" style:parent-style-name="Standard" style:default-outline-level="">
      <style:paragraph-properties fo:margin-left="0.1in" fo:margin-right="0.0902in" fo:text-indent="0in" style:auto-text-indent="false"/>
    </style:style>
    <style:style style:name="Role" style:family="paragraph" style:parent-style-name="Standard" style:next-style-name="Text_20_body" style:default-outline-level="">
      <style:paragraph-properties fo:margin-top="0.0835in" fo:margin-bottom="0in" loext:contextual-spacing="false"/>
      <style:text-properties style:font-name="Arial" fo:font-family="Arial" style:font-family-generic="roman" style:font-pitch="variable" fo:font-size="11pt" fo:font-weight="bold" style:font-size-asian="11pt" style:font-weight-asian="bold"/>
    </style:style>
    <style:style style:name="Example" style:family="paragraph" style:parent-style-name="Standard" style:default-outline-level="">
      <style:paragraph-properties fo:margin-top="0.111in" fo:margin-bottom="0in" loext:contextual-spacing="false"/>
    </style:style>
    <style:style style:name="EXPRESS" style:family="paragraph" style:parent-style-name="Standard" style:default-outline-level="">
      <style:paragraph-properties fo:margin-left="0.2in" fo:margin-right="0in" fo:margin-top="0.028in" fo:margin-bottom="0in" loext:contextual-spacing="false" fo:text-indent="0in" style:auto-text-indent="false"/>
      <style:text-properties style:font-name="Courier" fo:font-family="Courier" style:font-family-generic="roman" style:font-pitch="variable"/>
    </style:style>
    <style:style style:name="Heading0" style:family="paragraph" style:parent-style-name="Standard" style:next-style-name="Text_20_body" style:default-outline-level="">
      <style:paragraph-properties fo:margin-top="0.1665in" fo:margin-bottom="0.1665in" loext:contextual-spacing="false" fo:text-align="center" style:justify-single-word="false"/>
      <style:text-properties style:font-name="Arial" fo:font-family="Arial" style:font-family-generic="roman" style:font-pitch="variable" fo:font-size="16pt" fo:font-weight="bold" style:font-size-asian="16pt" style:font-weight-asian="bold"/>
    </style:style>
    <style:style style:name="Author" style:family="paragraph" style:parent-style-name="Standard" style:next-style-name="Standard" style:default-outline-level="">
      <style:paragraph-properties fo:margin-left="0.5in" fo:margin-right="0in" fo:margin-top="0.1665in" fo:margin-bottom="0in" loext:contextual-spacing="false" fo:text-indent="0in" style:auto-text-indent="false"/>
      <style:text-properties style:font-name="Arial" fo:font-family="Arial" style:font-family-generic="roman" style:font-pitch="variable" fo:font-size="11pt" fo:font-style="italic" style:font-size-asian="11pt" style:font-style-asian="italic"/>
    </style:style>
    <style:style style:name="Part_20_Heading" style:display-name="Part Heading" style:family="paragraph" style:parent-style-name="Standard" style:default-outline-level="">
      <style:paragraph-properties fo:margin-left="-0.25in" fo:margin-right="0in" fo:margin-top="0.0835in" fo:margin-bottom="0.3335in" loext:contextual-spacing="false" fo:text-indent="0in" style:auto-text-indent="false" fo:padding-left="0in" fo:padding-right="0in" fo:padding-top="0in" fo:padding-bottom="0.0138in" fo:border-left="none" fo:border-right="none" fo:border-top="none" fo:border-bottom="0.74pt solid #000001"/>
      <style:text-properties style:font-name="Verdana" fo:font-family="Verdana" style:font-family-generic="roman" style:font-pitch="variable" fo:font-size="24pt" fo:font-weight="bold" style:font-size-asian="24pt" style:font-weight-asian="bold"/>
    </style:style>
    <style:style style:name="Front_20_Page_20_Title" style:display-name="Front Page Title" style:family="paragraph" style:parent-style-name="Standard" style:default-outline-level="">
      <style:paragraph-properties fo:margin-top="0in" fo:margin-bottom="0.0835in" loext:contextual-spacing="false"/>
      <style:text-properties fo:color="#000000" style:font-name="Arial" fo:font-family="Arial" style:font-family-generic="roman" style:font-pitch="variable" fo:font-size="12pt" fo:font-weight="bold" style:font-size-asian="12pt" style:font-weight-asian="bold"/>
    </style:style>
    <style:style style:name="Front_20_Page_20_Label" style:display-name="Front Page Label" style:family="paragraph" style:parent-style-name="Standard" style:default-outline-level="">
      <style:paragraph-properties fo:margin-top="0in" fo:margin-bottom="0.0835in" loext:contextual-spacing="false" fo:text-align="end" style:justify-single-word="false"/>
      <style:text-properties style:font-name="Arial" fo:font-family="Arial" style:font-family-generic="roman" style:font-pitch="variable"/>
    </style:style>
    <style:style style:name="Contents_20_1" style:display-name="Contents 1" style:family="paragraph" style:parent-style-name="Standard" style:next-style-name="Standard" style:default-outline-level="" style:class="index">
      <style:paragraph-properties>
        <style:tab-stops>
          <style:tab-stop style:position="6.25in" style:type="right" style:leader-style="dotted" style:leader-text="."/>
        </style:tab-stops>
      </style:paragraph-properties>
    </style:style>
    <style:style style:name="Contents_20_2" style:display-name="Contents 2" style:family="paragraph" style:parent-style-name="Standard" style:next-style-name="Standard" style:default-outline-level="" style:class="index">
      <style:paragraph-properties fo:margin-left="1.05in" fo:margin-right="0in" fo:text-indent="-0.75in" style:auto-text-indent="false">
        <style:tab-stops>
          <style:tab-stop style:position="0.75in"/>
          <style:tab-stop style:position="6.25in" style:type="right" style:leader-style="dotted" style:leader-text="."/>
        </style:tab-stops>
      </style:paragraph-properties>
    </style:style>
    <style:style style:name="Contents_20_3" style:display-name="Contents 3" style:family="paragraph" style:parent-style-name="Standard" style:next-style-name="Standard" style:default-outline-level="" style:class="index">
      <style:paragraph-properties fo:margin-left="2.0799in" fo:margin-right="0in" fo:text-indent="-1.3299in" style:auto-text-indent="false">
        <style:tab-stops>
          <style:tab-stop style:position="1.3299in"/>
          <style:tab-stop style:position="6.25in" style:type="right" style:leader-style="dotted" style:leader-text="."/>
        </style:tab-stops>
      </style:paragraph-properties>
    </style:style>
    <style:style style:name="table_20_of_20_figures" style:display-name="table of figures" style:family="paragraph" style:parent-style-name="Standard" style:next-style-name="Standard" style:default-outline-level="">
      <style:paragraph-properties fo:margin-left="0.75in" fo:margin-right="0in" fo:text-indent="-0.75in" style:auto-text-indent="false">
        <style:tab-stops>
          <style:tab-stop style:position="0.75in"/>
          <style:tab-stop style:position="6.25in" style:type="right" style:leader-style="dotted" style:leader-tex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diagram" style:family="paragraph" style:parent-style-name="Standard" style:next-style-name="Figure" style:default-outline-level="">
      <style:paragraph-properties fo:break-before="page"/>
    </style:style>
    <style:style style:name="Contents_20_4" style:display-name="Contents 4" style:family="paragraph" style:parent-style-name="Index" style:default-outline-level="" style:class="index">
      <style:paragraph-properties fo:margin-left="0.5898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0.7862in" fo:margin-right="0in" fo:text-indent="0in" style:auto-text-indent="false">
        <style:tab-stops>
          <style:tab-stop style:position="6.9252in"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0.9827in" fo:margin-right="0in" fo:text-indent="0in" style:auto-text-indent="false">
        <style:tab-stops>
          <style:tab-stop style:position="6.9252in"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1.1791in" fo:margin-right="0in" fo:text-indent="0in" style:auto-text-indent="false">
        <style:tab-stops>
          <style:tab-stop style:position="6.9252in"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1.3756in" fo:margin-right="0in" fo:text-indent="0in" style:auto-text-indent="false">
        <style:tab-stops>
          <style:tab-stop style:position="6.9252in"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1.572in" fo:margin-right="0in"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1.7689in" fo:margin-right="0in" fo:text-indent="0in" style:auto-text-indent="false">
        <style:tab-stops>
          <style:tab-stop style:position="6.9252in" style:type="right" style:leader-style="dotted" style:leader-text="."/>
        </style:tab-stops>
      </style:paragraph-properties>
    </style:style>
    <style:style style:name="Copyright" style:family="paragraph" style:parent-style-name="Standard" style:next-style-name="Standard" style:default-outline-level="">
      <style:paragraph-properties fo:margin-top="0.0835in" fo:margin-bottom="0.0835in" loext:contextual-spacing="false"/>
    </style:style>
    <style:style style:name="Normal_20_Indent" style:display-name="Normal Indent" style:family="paragraph" style:parent-style-name="Standard" style:next-style-name="Contents_20_1" style:default-outline-level="">
      <style:text-properties fo:font-size="12pt" style:font-size-asian="12pt"/>
    </style:style>
    <style:style style:name="class_20_-_20_item_20_description" style:display-name="class - item description" style:family="paragraph" style:parent-style-name="Normal_20_Indent" style:default-outline-level="">
      <style:paragraph-properties fo:margin-top="0.1665in" fo:margin-bottom="0.0835in" loext:contextual-spacing="false" fo:keep-with-next="always"/>
      <style:text-properties style:font-name="Arial" fo:font-family="Arial" style:font-family-generic="roman" style:font-pitch="variable" fo:font-size="10pt" fo:font-weight="bold" style:font-size-asian="10pt" style:font-weight-asian="bold"/>
    </style:style>
    <style:style style:name="class_20_comment" style:display-name="class comment" style:family="paragraph" style:parent-style-name="Standard" style:default-outline-level=""/>
    <style:style style:name="class_20_part" style:display-name="class part" style:family="paragraph" style:parent-style-name="class_20_comment" style:default-outline-level=""/>
    <style:style style:name="Issue" style:family="paragraph" style:parent-style-name="Standard" style:default-outline-level="">
      <style:paragraph-properties fo:line-height="115%"/>
      <style:text-properties fo:font-size="9pt" fo:font-style="italic" style:font-size-asian="9pt" style:font-style-asian="italic"/>
    </style:style>
    <style:style style:name="Issue_20_Header" style:display-name="Issue Header" style:family="paragraph" style:parent-style-name="Issue" style:next-style-name="Issue" style:default-outline-level="">
      <style:paragraph-properties fo:padding-left="0in" fo:padding-right="0in" fo:padding-top="0in" fo:padding-bottom="0.0138in" fo:border-left="none" fo:border-right="none" fo:border-top="none" fo:border-bottom="0.74pt solid #000001"/>
    </style:style>
    <style:style style:name="Issue_20_Footer" style:display-name="Issue Footer" style:family="paragraph" style:parent-style-name="Issue" style:default-outline-level="">
      <style:paragraph-properties fo:padding-left="0in" fo:padding-right="0in" fo:padding-top="0.0138in" fo:padding-bottom="0in" fo:border-left="none" fo:border-right="none" fo:border-top="0.74pt solid #000001" fo:border-bottom="none"/>
    </style:style>
    <style:style style:name="List_20_Number" style:display-name="List Number" style:family="paragraph" style:parent-style-name="Standard" style:default-outline-level="">
      <style:paragraph-properties fo:margin-top="0.0417in" fo:margin-bottom="0in" loext:contextual-spacing="false"/>
    </style:style>
    <style:style style:name="footnote_20_text" style:display-name="footnote text" style:family="paragraph" style:parent-style-name="Standard" style:default-outline-level="">
      <style:paragraph-properties fo:margin-left="0.1965in" fo:margin-right="0in" fo:text-indent="-0.1965in" style:auto-text-indent="false" text:number-lines="false" text:line-number="0"/>
      <style:text-properties fo:font-size="9pt" style:font-size-asian="9pt"/>
    </style:style>
    <style:style style:name="Table_20_Contents" style:display-name="Table Contents" style:family="paragraph" style:parent-style-name="Standard" style:default-outline-level="" style:class="extra">
      <style:paragraph-properties text:number-lines="false" text:line-number="0"/>
    </style:style>
    <style:style style:name="Body" style:family="paragraph" style:default-outline-level="">
      <style:paragraph-properties fo:margin-top="0.1098in" fo:margin-bottom="0in" loext:contextual-spacing="false" style:line-height-at-least="0.0693in" fo:text-align="start" style:justify-single-word="false" fo:orphans="0" fo:widows="0" fo:hyphenation-ladder-count="no-limit" style:punctuation-wrap="hanging" style:vertical-align="baseline" style:writing-mode="lr-tb"/>
      <style:text-properties fo:hyphenate="false" fo:hyphenation-remain-char-count="2" fo:hyphenation-push-char-count="2"/>
    </style:style>
    <style:style style:name="Bullet_5f_1" style:display-name="Bullet_1" style:family="paragraph" style:parent-style-name="List_20_Bullet" style:default-outline-level=""/>
    <style:style style:name="Preface" style:family="paragraph" style:default-outline-level="">
      <style:paragraph-properties fo:margin-top="0.0693in" fo:margin-bottom="0.111in" loext:contextual-spacing="false" style:line-height-at-least="0.2638in" fo:text-align="start" style:justify-single-word="false" fo:orphans="0" fo:widows="0" fo:hyphenation-ladder-count="no-limit" style:punctuation-wrap="hanging" style:vertical-align="baseline" style:writing-mode="lr-tb">
        <style:tab-stops>
          <style:tab-stop style:position="0.75in"/>
          <style:tab-stop style:position="7in" style:type="right" style:leader-style="dotted" style:leader-text="."/>
        </style:tab-stops>
      </style:paragraph-properties>
      <style:text-properties fo:color="#000000" style:font-name="Arial" fo:font-family="Arial" style:font-family-generic="roman" style:font-pitch="variable" fo:font-size="16pt" style:font-size-asian="16pt" fo:hyphenate="false" fo:hyphenation-remain-char-count="2" fo:hyphenation-push-char-count="2"/>
    </style:style>
    <style:style style:name="TOC_20_11" style:display-name="TOC 11" style:family="paragraph" style:parent-style-name="Standard" style:next-style-name="Standard" style:default-outline-level="">
      <style:paragraph-properties fo:margin-top="0in" fo:margin-bottom="0.0693in" loext:contextual-spacing="false">
        <style:tab-stops>
          <style:tab-stop style:position="0.3055in"/>
          <style:tab-stop style:position="6.8909in" style:type="right" style:leader-style="dotted" style:leader-text="."/>
        </style:tab-stops>
      </style:paragraph-properties>
      <style:text-properties fo:font-size="14pt" fo:language="en" fo:country="US" style:font-size-asian="14pt"/>
    </style:style>
    <style:style style:name="Heading1TOC" style:family="paragraph" style:default-outline-level="">
      <style:paragraph-properties fo:margin-left="0.75in" fo:margin-right="0in" fo:margin-top="0.0693in" fo:margin-bottom="0.0693in" loext:contextual-spacing="false" style:line-height-at-least="0.1945in" fo:text-align="start" style:justify-single-word="false" fo:orphans="0" fo:widows="0" fo:hyphenation-ladder-count="no-limit" fo:text-indent="0in" style:auto-text-indent="false" style:punctuation-wrap="hanging" style:vertical-align="baseline" style:writing-mode="lr-tb">
        <style:tab-stops>
          <style:tab-stop style:position="1in"/>
          <style:tab-stop style:position="7in" style:type="right" style:leader-style="dotted" style:leader-text="."/>
        </style:tab-stops>
      </style:paragraph-properties>
      <style:text-properties fo:color="#000000" style:font-name="Arial" fo:font-family="Arial" style:font-family-generic="roman" style:font-pitch="variable" fo:font-size="12pt" fo:language="en" fo:country="US" style:font-size-asian="12pt" fo:hyphenate="false" fo:hyphenation-remain-char-count="2" fo:hyphenation-push-char-count="2"/>
    </style:style>
    <style:style style:name="HeadingTOC" style:family="paragraph" style:default-outline-level="">
      <style:paragraph-properties fo:margin-left="0.5in" fo:margin-right="0in" fo:margin-top="0.0972in" fo:margin-bottom="0.0693in" loext:contextual-spacing="false" style:line-height-at-least="0.2638in" fo:text-align="start" style:justify-single-word="false" fo:orphans="0" fo:widows="0" fo:hyphenation-ladder-count="no-limit" fo:text-indent="0in" style:auto-text-indent="false" style:punctuation-wrap="hanging" style:vertical-align="baseline" style:writing-mode="lr-tb">
        <style:tab-stops>
          <style:tab-stop style:position="0.75in"/>
          <style:tab-stop style:position="7in" style:type="right" style:leader-style="dotted" style:leader-text="."/>
        </style:tab-stops>
      </style:paragraph-properties>
      <style:text-properties fo:color="#000000" style:font-name="Arial" fo:font-family="Arial" style:font-family-generic="roman" style:font-pitch="variable" fo:font-size="16pt" style:font-size-asian="16pt" fo:hyphenate="false" fo:hyphenation-remain-char-count="2" fo:hyphenation-push-char-count="2"/>
    </style:style>
    <style:style style:name="Heading3TOC" style:family="paragraph" style:default-outline-level="">
      <style:paragraph-properties fo:margin-left="1.25in" fo:margin-right="0in" style:line-height-at-least="0.1665in" fo:text-align="start" style:justify-single-word="false" fo:orphans="0" fo:widows="0" fo:hyphenation-ladder-count="no-limit" fo:text-indent="0in" style:auto-text-indent="false" style:punctuation-wrap="hanging" style:vertical-align="baseline" style:writing-mode="lr-tb">
        <style:tab-stops>
          <style:tab-stop style:position="1.5in"/>
          <style:tab-stop style:position="7.5in" style:type="right" style:leader-style="dotted" style:leader-text="."/>
        </style:tab-stops>
      </style:paragraph-properties>
      <style:text-properties fo:color="#000000" style:font-name="Arial" fo:font-family="Arial" style:font-family-generic="roman" style:font-pitch="variable" fo:language="en" fo:country="US" fo:hyphenate="false" fo:hyphenation-remain-char-count="2" fo:hyphenation-push-char-count="2"/>
    </style:style>
    <style:style style:name="Heading4TOC" style:family="paragraph" style:default-outline-level="">
      <style:paragraph-properties fo:margin-left="2in" fo:margin-right="0in" fo:text-align="start" style:justify-single-word="false" fo:orphans="0" fo:widows="0" fo:hyphenation-ladder-count="no-limit" fo:text-indent="0in" style:auto-text-indent="false" style:punctuation-wrap="hanging" style:vertical-align="baseline" style:writing-mode="lr-tb">
        <style:tab-stops>
          <style:tab-stop style:position="4in" style:type="right"/>
          <style:tab-stop style:position="8.5in" style:type="right" style:leader-style="dotted" style:leader-text="."/>
        </style:tab-stops>
      </style:paragraph-properties>
      <style:text-properties style:font-name="Arial" fo:font-family="Arial" style:font-family-generic="roman" style:font-pitch="variable" fo:font-size="9pt" style:font-size-asian="9pt" fo:hyphenate="false" fo:hyphenation-remain-char-count="2" fo:hyphenation-push-char-count="2"/>
    </style:style>
    <style:style style:name="Illustration_20_Index_20_Heading" style:display-name="Illustration Index Heading" style:family="paragraph" style:parent-style-name="Heading" style:default-outline-level="" style:class="index">
      <style:paragraph-properties text:number-lines="false" text:line-number="0"/>
      <style:text-properties fo:font-size="16pt" fo:font-weight="bold" style:font-size-asian="16pt" style:font-weight-asian="bold"/>
    </style:style>
    <style:style style:name="Frame_20_contents" style:display-name="Frame contents" style:family="paragraph" style:parent-style-name="Text_20_body" style:default-outline-level="" style:class="extra"/>
    <style:style style:name="Annex" style:family="paragraph" style:next-style-name="Body" style:default-outline-level="">
      <style:paragraph-properties fo:text-align="center" style:justify-single-word="false" fo:orphans="0" fo:widows="0" fo:hyphenation-ladder-count="no-limit" style:punctuation-wrap="hanging" style:vertical-align="baseline" style:writing-mode="lr-tb"/>
      <style:text-properties style:font-name="Arial" fo:font-family="Arial" style:font-family-generic="roman" style:font-pitch="variable" fo:font-size="18pt" fo:font-weight="bold" style:font-size-asian="18pt" style:font-weight-asian="bold" fo:hyphenate="false" fo:hyphenation-remain-char-count="2" fo:hyphenation-push-char-count="2"/>
    </style:style>
    <style:style style:name="Annex2" style:family="paragraph" style:next-style-name="Body" style:default-outline-level="">
      <style:paragraph-properties fo:text-align="center" style:justify-single-word="false" fo:orphans="0" fo:widows="0" fo:hyphenation-ladder-count="no-limit" style:punctuation-wrap="hanging" style:vertical-align="baseline" style:writing-mode="lr-tb"/>
      <style:text-properties style:font-name="Arial" fo:font-family="Arial" style:font-family-generic="roman" style:font-pitch="variable" fo:font-size="14pt" style:font-size-asian="14pt" fo:hyphenate="false" fo:hyphenation-remain-char-count="2" fo:hyphenation-push-char-count="2"/>
    </style:style>
    <style:style style:name="Annex_5f_Head1" style:display-name="Annex_Head1" style:family="paragraph" style:next-style-name="Body" style:default-outline-level="">
      <style:paragraph-properties fo:text-align="start" style:justify-single-word="false" fo:orphans="0" fo:widows="0" fo:hyphenation-ladder-count="no-limit" style:punctuation-wrap="hanging" style:vertical-align="baseline" style:writing-mode="lr-tb"/>
      <style:text-properties style:font-name="Arial" fo:font-family="Arial" style:font-family-generic="roman" style:font-pitch="variable" fo:font-size="14pt" fo:font-weight="bold" style:font-size-asian="14pt" style:font-weight-asian="bold"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style>
    <style:style style:name="Table_20_Text" style:display-name="Table Text" style:family="paragraph" style:default-outline-level="">
      <style:paragraph-properties fo:margin-left="0.1in" fo:margin-right="0.1in" fo:text-align="start" style:justify-single-word="false" fo:orphans="0" fo:widows="0" fo:hyphenation-ladder-count="no-limit" fo:text-indent="0in" style:auto-text-indent="false" style:punctuation-wrap="hanging" style:vertical-align="baseline" style:writing-mode="lr-tb"/>
      <style:text-properties fo:hyphenate="false" fo:hyphenation-remain-char-count="2" fo:hyphenation-push-char-count="2"/>
    </style:style>
    <style:style style:name="Table_20_bullet" style:display-name="Table bullet" style:family="paragraph" style:next-style-name="Body" style:default-outline-level="">
      <style:paragraph-properties fo:text-align="start" style:justify-single-word="false" fo:orphans="0" fo:widows="0" fo:hyphenation-ladder-count="no-limit" style:punctuation-wrap="hanging" style:vertical-align="baseline" style:writing-mode="lr-tb"/>
      <style:text-properties fo:hyphenate="false" fo:hyphenation-remain-char-count="2" fo:hyphenation-push-char-count="2"/>
    </style:style>
    <style:style style:name="Table" style:family="paragraph" style:parent-style-name="caption" style:default-outline-level="" style:class="extra"/>
    <style:style style:name="Table_20_caption" style:display-name="Table caption" style:family="paragraph" style:next-style-name="Text" style:default-outline-level="">
      <style:paragraph-properties fo:text-align="start" style:justify-single-word="false" fo:orphans="0" fo:widows="0" fo:hyphenation-ladder-count="no-limit" style:punctuation-wrap="hanging" style:vertical-align="baseline" style:writing-mode="lr-tb"/>
      <style:text-properties style:font-name="Arial" fo:font-family="Arial" style:font-family-generic="roman" style:font-pitch="variable" fo:font-size="9pt" fo:font-weight="bold" style:font-size-asian="9pt" style:font-weight-asian="bold" fo:hyphenate="false" fo:hyphenation-remain-char-count="2" fo:hyphenation-push-char-count="2"/>
    </style:style>
    <style:style style:name="Text" style:family="paragraph" style:parent-style-name="caption" style:default-outline-level="" style:class="extra"/>
    <style:style style:name="IDL" style:family="paragraph" style:default-outline-level="">
      <style:paragraph-properties fo:text-align="start" style:justify-single-word="false" fo:orphans="0" fo:widows="0" fo:hyphenation-ladder-count="no-limit" style:punctuation-wrap="hanging" style:vertical-align="baseline" style:writing-mode="lr-tb"/>
      <style:text-properties style:font-name="Arial" fo:font-family="Arial" style:font-family-generic="roman" style:font-pitch="variable" fo:font-weight="bold" style:font-weight-asian="bold" fo:hyphenate="false" fo:hyphenation-remain-char-count="2" fo:hyphenation-push-char-count="2"/>
    </style:style>
    <style:style style:name="IDL1" style:family="paragraph" style:parent-style-name="IDL" style:default-outline-level="">
      <style:paragraph-properties fo:margin-top="0.0598in" fo:margin-bottom="0.0402in" loext:contextual-spacing="false"/>
    </style:style>
    <style:style style:name="IDL_5f_code" style:display-name="IDL_code" style:family="paragraph" style:parent-style-name="Standard" style:default-outline-level="">
      <style:text-properties style:font-name="Arial" fo:font-family="Arial" style:font-family-generic="roman" style:font-pitch="variable" fo:font-weight="bold" style:font-weight-asian="bold"/>
    </style:style>
    <style:style style:name="Code" style:family="paragraph" style:parent-style-name="Standard" style:default-outline-level="">
      <style:text-properties style:font-name="Arial" fo:font-family="Arial" style:font-family-generic="roman" style:font-pitch="variable"/>
    </style:style>
    <style:style style:name="HeadingRunIn" style:family="paragraph" style:next-style-name="Body" style:default-outline-level="">
      <style:paragraph-properties fo:margin-top="0.0835in" fo:margin-bottom="0in" loext:contextual-spacing="false" style:line-height-at-least="0.1945in" fo:text-align="start" style:justify-single-word="false" fo:orphans="2" fo:widows="2" fo:keep-with-next="always" style:writing-mode="lr-tb"/>
      <style:text-properties fo:color="#000000" fo:font-size="12pt" fo:font-weight="bold" style:font-size-asian="12pt" style:font-weight-asian="bold" style:font-size-complex="12pt" style:font-weight-complex="bold" style:text-scale="0%"/>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List_20_Paragraph" style:display-name="List Paragraph" style:family="paragraph" style:parent-style-name="Standard" style:default-outline-level="">
      <style:paragraph-properties fo:margin-left="0.5in" fo:margin-right="0in" fo:margin-top="0in" fo:margin-bottom="0.0835in" loext:contextual-spacing="false" fo:hyphenation-ladder-count="no-limit" fo:text-indent="0in" style:auto-text-indent="false" style:punctuation-wrap="simple" style:vertical-align="auto"/>
      <style:text-properties style:font-name="Arial" fo:font-family="Arial" style:font-family-generic="roman" style:font-pitch="variable" style:font-name-complex="Tahoma1" style:font-family-complex="Tahoma" style:font-family-generic-complex="system" style:font-pitch-complex="variable" style:language-complex="th" style:country-complex="TH" fo:hyphenate="true" fo:hyphenation-remain-char-count="2" fo:hyphenation-push-char-count="2"/>
    </style:style>
    <style:style style:name="No_20_Spacing" style:display-name="No Spacing" style:family="paragraph" style:default-outline-level="">
      <style:paragraph-properties fo:text-align="start" style:justify-single-word="false" fo:orphans="2" fo:widows="2" style:writing-mode="lr-tb"/>
      <style:text-properties style:font-name="Arial" fo:font-family="Arial" style:font-family-generic="roman" style:font-pitch="variable"/>
    </style:style>
    <style:style style:name="Headline" style:family="paragraph" style:parent-style-name="Standard" style:next-style-name="Standard" style:auto-update="true" style:default-outline-level="">
      <style:paragraph-properties fo:margin-top="0in" fo:margin-bottom="0.0835in" loext:contextual-spacing="false" fo:hyphenation-ladder-count="no-limit" fo:padding-left="0in" fo:padding-right="0in" fo:padding-top="0in" fo:padding-bottom="0.0138in" fo:border-left="none" fo:border-right="none" fo:border-top="none" fo:border-bottom="0.99pt solid #00000a" fo:keep-with-next="always" style:punctuation-wrap="simple" style:vertical-align="auto"/>
      <style:text-properties fo:font-variant="small-caps" style:font-name="Arial" fo:font-family="Arial" style:font-family-generic="roman" style:font-pitch="variable" fo:font-size="16pt" fo:language="en" fo:country="GB" fo:font-weight="bold" style:font-size-asian="16pt" style:font-weight-asian="bold" fo:hyphenate="true" fo:hyphenation-remain-char-count="2" fo:hyphenation-push-char-count="2"/>
    </style:style>
    <style:style style:name="Table_20_of_20_Content" style:display-name="Table of Content" style:family="paragraph" style:parent-style-name="Standard" style:next-style-name="Standard" style:default-outline-level="">
      <style:paragraph-properties fo:margin-left="0.2953in" fo:margin-right="0in" fo:margin-top="0in" fo:margin-bottom="0.0417in" loext:contextual-spacing="false" fo:hyphenation-ladder-count="no-limit" fo:text-indent="-0.2953in" style:auto-text-indent="false" style:punctuation-wrap="simple" style:vertical-align="auto"/>
      <style:text-properties style:font-name="Arial" fo:font-family="Arial" style:font-family-generic="roman" style:font-pitch="variable" fo:language="en" fo:country="GB" fo:hyphenate="true" fo:hyphenation-remain-char-count="2" fo:hyphenation-push-char-count="2"/>
    </style:style>
    <style:style style:name="Project_20_Title" style:display-name="Project Title" style:family="paragraph" style:parent-style-name="Standard" style:default-outline-level="">
      <style:paragraph-properties fo:margin-top="0in" fo:margin-bottom="0.0835in" loext:contextual-spacing="false" fo:text-align="end" style:justify-single-word="false" fo:hyphenation-ladder-count="no-limit" style:punctuation-wrap="simple" style:vertical-align="auto"/>
      <style:text-properties fo:color="#4f81bd" style:font-name="Arial" fo:font-family="Arial" style:font-family-generic="roman" style:font-pitch="variable" fo:font-size="36pt" style:font-size-asian="36pt" style:font-name-complex="Tahoma1" style:font-family-complex="Tahoma" style:font-family-generic-complex="system" style:font-pitch-complex="variable" style:font-size-complex="36pt" style:language-complex="th" style:country-complex="TH" fo:hyphenate="true" fo:hyphenation-remain-char-count="2" fo:hyphenation-push-char-count="2"/>
    </style:style>
    <style:style style:name="Document_20_Title" style:display-name="Document Title" style:family="paragraph" style:parent-style-name="No_20_Spacing" style:default-outline-level="">
      <style:paragraph-properties fo:margin-top="0in" fo:margin-bottom="0.0835in" loext:contextual-spacing="false" fo:text-align="end" style:justify-single-word="false"/>
      <style:text-properties fo:font-size="14pt" style:font-size-asian="14pt" style:font-size-complex="14pt"/>
    </style:style>
    <style:style style:name="Revision" style:family="paragraph" style:parent-style-name="Standard" style:default-outline-level="">
      <style:paragraph-properties fo:margin-top="0in" fo:margin-bottom="0.0835in" loext:contextual-spacing="false" fo:text-align="end" style:justify-single-word="false" fo:hyphenation-ladder-count="no-limit" style:punctuation-wrap="simple" style:vertical-align="auto"/>
      <style:text-properties style:font-name="Arial" fo:font-family="Arial" style:font-family-generic="roman" style:font-pitch="variable" style:font-name-complex="Tahoma1" style:font-family-complex="Tahoma" style:font-family-generic-complex="system" style:font-pitch-complex="variable" style:language-complex="th" style:country-complex="TH" fo:hyphenate="true" fo:hyphenation-remain-char-count="2" fo:hyphenation-push-char-count="2"/>
    </style:style>
    <style:style style:name="Default_20_Paragraph_20_Font" style:display-name="Default Paragraph Font" style:family="text"/>
    <style:style style:name="WW8Num5z0" style:family="text">
      <style:text-properties style:font-name="Symbol" fo:font-family="Symbol" style:font-family-generic="roman" style:font-pitch="variable"/>
    </style:style>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10z0" style:family="text">
      <style:text-properties style:font-name="Symbol" fo:font-family="Symbol" style:font-family-generic="roman" style:font-pitch="variable"/>
    </style:style>
    <style:style style:name="WW8Num12z0" style:family="text">
      <style:text-properties style:font-name="Times New Roman" fo:font-family="'Times New Roman'" style:font-family-generic="roman" style:font-pitch="variable"/>
    </style:style>
    <style:style style:name="WW8Num12z1" style:family="text">
      <style:text-properties style:font-name="Courier New" fo:font-family="'Courier New'" style:font-family-generic="roman" style:font-pitch="variable"/>
    </style:style>
    <style:style style:name="WW8Num12z2" style:family="text">
      <style:text-properties style:font-name="Wingdings" fo:font-family="Wingdings" style:font-family-generic="roman" style:font-pitch="variable"/>
    </style:style>
    <style:style style:name="WW8Num12z3" style:family="text">
      <style:text-properties style:font-name="Symbol" fo:font-family="Symbol" style:font-family-generic="roman" style:font-pitch="variable"/>
    </style:style>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0000ff" style:text-underline-style="solid" style:text-underline-width="auto" style:text-underline-color="font-color"/>
    </style:style>
    <style:style style:name="OCL_20_Char" style:display-name="OCL Char" style:family="text">
      <style:text-properties style:font-name="Courier" fo:font-family="Courier" style:font-family-generic="roman" style:font-pitch="variable" fo:language="en" fo:country="US"/>
    </style:style>
    <style:style style:name="stereotype" style:family="text">
      <style:text-properties fo:color="#000000" style:font-name="Courier" fo:font-family="Courier" style:font-family-generic="roman" style:font-pitch="variable" fo:font-size="10pt" style:font-size-asian="10pt"/>
    </style:style>
    <style:style style:name="term" style:family="text">
      <style:text-properties fo:font-style="italic" style:font-style-asian="italic"/>
    </style:style>
    <style:style style:name="List_20_Bullet_20_Char" style:display-name="List Bullet Char" style:family="text">
      <style:text-properties fo:language="en" fo:country="US"/>
    </style:style>
    <style:style style:name="page_20_number" style:display-name="page number" style:family="text" style:parent-style-name="Default_20_Paragraph_20_Font"/>
    <style:style style:name="Role_20_Char" style:display-name="Role Char" style:family="text">
      <style:text-properties style:font-name="Arial" fo:font-family="Arial" style:font-family-generic="roman" style:font-pitch="variable" fo:font-size="11pt" fo:language="en" fo:country="US" fo:font-weight="bold" style:font-size-asian="11pt" style:font-weight-asian="bold"/>
    </style:style>
    <style:style style:name="Emphasis" style:family="text">
      <style:text-properties fo:font-style="italic" style:font-style-asian="italic"/>
    </style:style>
    <style:style style:name="code" style:family="text">
      <style:text-properties style:font-name="Courier" fo:font-family="Courier" style:font-family-generic="roman" style:font-pitch="variable"/>
    </style:style>
    <style:style style:name="Bullet_20_Symbols" style:display-name="Bullet Symbols" style:family="text">
      <style:text-properties style:font-name="Times New Roman" fo:font-family="'Times New Roman'" style:font-family-generic="roman" style:font-pitch="variable" fo:font-size="10pt" style:font-size-asian="10pt"/>
    </style:style>
    <style:style style:name="WW8NumSt35z0" style:family="text">
      <style:text-properties style:font-name="Symbol" fo:font-family="Symbol" style:font-family-generic="roman" style:font-pitch="variable"/>
    </style:style>
    <style:style style:name="Footnote_20_Symbol" style:display-name="Footnote Symbol" style:family="text">
      <style:text-properties style:text-position="super 58%"/>
    </style:style>
    <style:style style:name="keyword" style:family="text">
      <style:text-properties fo:font-style="italic" style:font-style-asian="italic"/>
    </style:style>
    <style:style style:name="footnote_20_reference" style:display-name="footnote reference" style:family="text">
      <style:text-properties style:text-position="super 58%"/>
    </style:style>
    <style:style style:name="Numbering_20_Symbols" style:display-name="Numbering Symbols" style:family="text"/>
    <style:style style:name="WW8Num24z0" style:family="text">
      <style:text-properties style:font-name="Symbol" fo:font-family="Symbol" style:font-family-generic="roman" style:font-pitch="variable"/>
    </style:style>
    <style:style style:name="WW8Num24z1" style:family="text">
      <style:text-properties style:font-name="Courier New" fo:font-family="'Courier New'" style:font-family-generic="roman" style:font-pitch="variable"/>
    </style:style>
    <style:style style:name="WW8Num24z2" style:family="text">
      <style:text-properties style:font-name="Wingdings" fo:font-family="Wingdings" style:font-family-generic="roman" style:font-pitch="variable"/>
    </style:style>
    <style:style style:name="endnote_20_reference" style:display-name="endnote reference" style:family="text">
      <style:text-properties style:text-position="super 58%"/>
    </style:style>
    <style:style style:name="Endnote_20_Symbol" style:display-name="Endnote Symbol" style:family="text"/>
    <style:style style:name="Body_20_Text_20_2_20_Char" style:display-name="Body Text 2 Char" style:family="text" style:parent-style-name="Default_20_Paragraph_20_Font"/>
    <style:style style:name="Heading_20_1_20_Char" style:display-name="Heading 1 Char" style:family="text">
      <style:text-properties style:font-name="Arial" fo:font-family="Arial" style:font-family-generic="roman" style:font-pitch="variable" fo:font-size="18pt" fo:font-weight="bold" style:letter-kerning="true" style:font-size-asian="18pt" style:font-weight-asian="bold"/>
    </style:style>
    <style:style style:name="Heading_20_2_20_Char" style:display-name="Heading 2 Char" style:family="text">
      <style:text-properties style:font-name="Arial" fo:font-family="Arial" style:font-family-generic="roman" style:font-pitch="variable" fo:font-size="14pt" fo:font-weight="bold" style:font-size-asian="14pt" style:font-weight-asian="bold"/>
    </style:style>
    <style:style style:name="Heading_20_3_20_Char" style:display-name="Heading 3 Char" style:family="text">
      <style:text-properties style:font-name="Arial" fo:font-family="Arial" style:font-family-generic="roman" style:font-pitch="variable" fo:font-size="12pt" fo:font-weight="bold" style:font-size-asian="12pt" style:font-weight-asian="bold"/>
    </style:style>
    <style:style style:name="Heading_20_4_20_Char" style:display-name="Heading 4 Char" style:family="text">
      <style:text-properties style:font-name="Arial" fo:font-family="Arial" style:font-family-generic="roman" style:font-pitch="variable" fo:font-weight="bold" style:font-weight-asian="bold"/>
    </style:style>
    <style:style style:name="Heading_20_5_20_Char" style:display-name="Heading 5 Char" style:family="text">
      <style:text-properties style:font-name="Arial" fo:font-family="Arial" style:font-family-generic="roman" style:font-pitch="variable" fo:font-size="11pt" fo:font-weight="bold" style:font-size-asian="11pt" style:font-weight-asian="bold"/>
    </style:style>
    <style:style style:name="Heading_20_6_20_Char" style:display-name="Heading 6 Char" style:family="text">
      <style:text-properties fo:font-weight="bold" style:font-weight-asian="bold"/>
    </style:style>
    <style:style style:name="Heading_20_7_20_Char" style:display-name="Heading 7 Char" style:family="text"/>
    <style:style style:name="Heading_20_8_20_Char" style:display-name="Heading 8 Char" style:family="text">
      <style:text-properties fo:font-style="italic" style:font-style-asian="italic"/>
    </style:style>
    <style:style style:name="No_20_Spacing_20_Char" style:display-name="No Spacing Char" style:family="text">
      <style:text-properties style:font-name-asian="Times New Roman1" style:font-family-asian="'Times New Roman'" style:font-family-generic-asian="system" style:font-pitch-asian="variable" style:font-name-complex="Cordia New" style:font-family-complex="'Cordia New'" style:font-family-generic-complex="system" style:font-pitch-complex="variable" style:language-complex="ar" style:country-complex="SA"/>
    </style:style>
    <style:style style:name="Balloon_20_Text_20_Char" style:display-name="Balloon Text Char" style:family="text">
      <style:text-properties style:font-name="Tahoma" fo:font-family="Tahoma" style:font-family-generic="roman" style:font-pitch="variable" fo:font-size="8pt" style:font-size-asian="8pt"/>
    </style:style>
    <style:style style:name="Header_20_Char" style:display-name="Header Char" style:family="text"/>
    <style:style style:name="Footer_20_Char" style:display-name="Footer Char" style:family="text"/>
    <style:style style:name="Document_20_Date" style:display-name="Document Date" style:family="text">
      <style:text-properties fo:color="#4f81bd" fo:font-size="11pt" style:font-size-asian="11pt" style:font-name-complex="Arial1" style:font-family-complex="Arial" style:font-family-generic-complex="system" style:font-pitch-complex="variable" style:font-size-complex="11pt"/>
    </style:style>
    <style:style style:name="CompanyName" style:family="text">
      <style:text-properties fo:color="#4f81bd" fo:font-size="11pt" style:font-size-asian="11pt" style:font-name-complex="Arial1" style:font-family-complex="Arial" style:font-family-generic-complex="system" style:font-pitch-complex="variable" style:font-size-complex="11pt"/>
    </style:style>
    <style:style style:name="line_20_number" style:display-name="line number" style:family="text">
      <style:text-properties style:font-name-complex="Times New Roman1" style:font-family-complex="'Times New Roman'" style:font-family-generic-complex="system" style:font-pitch-complex="variable"/>
    </style:style>
    <style:style style:name="Body_20_Text_20_Char" style:display-name="Body Text Char" style:family="text"/>
    <style:style style:name="Heading_20_9_20_Char" style:display-name="Heading 9 Char" style:family="text">
      <style:text-properties style:font-name="Arial" fo:font-family="Arial" style:font-family-generic="roman" style:font-pitch="variable" fo:font-size="11pt" style:font-size-asian="11pt"/>
    </style:style>
    <style:style style:name="Strong" style:family="text">
      <style:text-properties fo:font-weight="bold" style:font-weight-asian="bold" style:font-weight-complex="bold"/>
    </style:style>
    <style:style style:name="Intense_20_Emphasis" style:display-name="Intense Emphasis" style:family="text">
      <style:text-properties fo:color="#5b9bd5" fo:font-style="italic" style:font-style-asian="italic" style:font-style-complex="italic"/>
    </style:style>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ListLabel_20_3" style:display-name="ListLabel 3" style:family="text">
      <style:text-properties fo:font-style="normal" style:font-style-asian="normal"/>
    </style:style>
    <style:style style:name="ListLabel_20_4" style:display-name="ListLabel 4" style:family="text">
      <style:text-properties fo:font-style="normal" style:font-style-asian="normal"/>
    </style:style>
    <style:style style:name="ListLabel_20_5" style:display-name="ListLabel 5" style:family="text">
      <style:text-properties fo:font-style="normal" style:font-style-asian="normal"/>
    </style:style>
    <style:style style:name="ListLabel_20_6" style:display-name="ListLabel 6" style:family="text">
      <style:text-properties fo:font-style="normal" style:font-style-asian="normal"/>
    </style:style>
    <style:style style:name="ListLabel_20_7" style:display-name="ListLabel 7" style:family="text">
      <style:text-properties fo:font-style="normal" style:font-style-asian="normal"/>
    </style:style>
    <style:style style:name="ListLabel_20_8" style:display-name="ListLabel 8" style:family="text">
      <style:text-properties fo:font-style="normal" style:font-style-asian="normal"/>
    </style:style>
    <style:style style:name="ListLabel_20_9" style:display-name="ListLabel 9" style:family="text">
      <style:text-properties fo:font-style="normal" style:font-style-asian="normal"/>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text:outline-style style:name="Outline">
      <text:outline-level-style text:level="1" style:num-format="1">
        <style:list-level-properties text:list-level-position-and-space-mode="label-alignment">
          <style:list-level-label-alignment text:label-followed-by="listtab" fo:text-indent="-0.75in" fo:margin-left="0.75in"/>
        </style:list-level-properties>
      </text:outline-level-style>
      <text:outline-level-style text:level="2" style:num-format="1" text:display-levels="2">
        <style:list-level-properties text:list-level-position-and-space-mode="label-alignment">
          <style:list-level-label-alignment text:label-followed-by="listtab" fo:text-indent="-0.75in" fo:margin-left="0.75in"/>
        </style:list-level-properties>
      </text:outline-level-style>
      <text:outline-level-style text:level="3" style:num-format="1" text:display-levels="3">
        <style:list-level-properties text:list-level-position-and-space-mode="label-alignment">
          <style:list-level-label-alignment text:label-followed-by="listtab" fo:text-indent="-0.75in" fo:margin-left="0.75in"/>
        </style:list-level-properties>
      </text:outline-level-style>
      <text:outline-level-style text:level="4" style:num-format="1" text:display-levels="4">
        <style:list-level-properties text:list-level-position-and-space-mode="label-alignment">
          <style:list-level-label-alignment text:label-followed-by="listtab" fo:text-indent="-0.7in" fo:margin-left="0.7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5in" fo:margin-left="0.75in"/>
        </style:list-level-properties>
      </text:list-level-style-number>
      <text:list-level-style-number text:level="2" style:num-format="1" text:display-levels="2">
        <style:list-level-properties text:list-level-position-and-space-mode="label-alignment">
          <style:list-level-label-alignment text:label-followed-by="listtab" fo:text-indent="-0.7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in" fo:margin-left="0.7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5in" fo:margin-left="0.75in"/>
        </style:list-level-properties>
      </text:list-level-style-number>
      <text:list-level-style-number text:level="2" style:num-format="1" text:display-levels="2">
        <style:list-level-properties text:list-level-position-and-space-mode="label-alignment">
          <style:list-level-label-alignment text:label-followed-by="listtab" fo:text-indent="-0.75in" fo:margin-left="1.5in"/>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2.25in"/>
        </style:list-level-properties>
      </text:list-level-style-number>
      <text:list-level-style-number text:level="4" style:num-format="1" text:display-levels="4">
        <style:list-level-properties text:list-level-position-and-space-mode="label-alignment">
          <style:list-level-label-alignment text:label-followed-by="listtab" fo:text-indent="-0.7in" fo:margin-left="2.9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3937in" fo:margin-left="3.3437in"/>
        </style:list-level-properties>
      </text:list-level-style-number>
      <text:list-level-style-number text:level="9" style:num-format="1" text:display-levels="9">
        <style:list-level-properties text:list-level-position-and-space-mode="label-alignment">
          <style:list-level-label-alignment text:label-followed-by="listtab" fo:text-indent="-0.5909in" fo:margin-left="3.9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prefix="" text:bullet-char="">
        <style:list-level-properties text:list-level-position-and-space-mode="label-alignment">
          <style:list-level-label-alignment text:label-followed-by="listtab" fo:text-indent="-0.25in" fo:margin-left="0.6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 text:bullet-char="•">
        <style:list-level-properties text:list-level-position-and-space-mode="label-alignment">
          <style:list-level-label-alignment text:label-followed-by="listtab" fo:margin-left="0.25in"/>
        </style:list-level-properties>
        <style:text-properties fo:font-family="Arial" style:font-style-name="Regular"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text:start-value="7">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ListLabel_20_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ListLabel_20_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ditorial Comment: " text:bullet-char="E">
        <style:list-level-properties text:list-level-position-and-space-mode="label-alignment">
          <style:list-level-label-alignment text:label-followed-by="listtab"/>
        </style:list-level-properties>
        <style:text-properties fo:font-family="Helvetic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0" style:num-prefix="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9" style:num-prefix="Appendix " style:num-suffix=":" style:num-format="A" style:num-letter-sync="true">
        <style:list-level-properties text:list-level-position-and-space-mode="label-alignment">
          <style:list-level-label-alignment text:label-followed-by="listtab" text:list-tab-stop-position="1.75in"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28" style:num-prefix="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37"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n" text:bullet-char="n">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n" text:bullet-char="n">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5" style:num-suffix="n" text:bullet-char="n">
        <style:list-level-properties text:list-level-position-and-space-mode="label-alignment">
          <style:list-level-label-alignment text:label-followed-by="listtab" fo:text-indent="-0.25in" fo:margin-left="2.5in"/>
        </style:list-level-properties>
        <style:text-properties style:font-name="Wingdings1"/>
      </text:list-level-style-bullet>
      <text:list-level-style-bullet text:level="6" style:num-suffix="n" text:bullet-char="n">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n" text:bullet-char="n">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8" style:num-suffix="n" text:bullet-char="n">
        <style:list-level-properties text:list-level-position-and-space-mode="label-alignment">
          <style:list-level-label-alignment text:label-followed-by="listtab" fo:text-indent="-0.25in" fo:margin-left="4in"/>
        </style:list-level-properties>
        <style:text-properties style:font-name="Wingdings1"/>
      </text:list-level-style-bullet>
      <text:list-level-style-bullet text:level="9" style:num-suffix="n" text:bullet-char="n">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n" text:bullet-char="n">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n" text:bullet-char="n">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5" style:num-suffix="n" text:bullet-char="n">
        <style:list-level-properties text:list-level-position-and-space-mode="label-alignment">
          <style:list-level-label-alignment text:label-followed-by="listtab" fo:text-indent="-0.25in" fo:margin-left="2.5in"/>
        </style:list-level-properties>
        <style:text-properties style:font-name="Wingdings1"/>
      </text:list-level-style-bullet>
      <text:list-level-style-bullet text:level="6" style:num-suffix="n" text:bullet-char="n">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n" text:bullet-char="n">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8" style:num-suffix="n" text:bullet-char="n">
        <style:list-level-properties text:list-level-position-and-space-mode="label-alignment">
          <style:list-level-label-alignment text:label-followed-by="listtab" fo:text-indent="-0.25in" fo:margin-left="4in"/>
        </style:list-level-properties>
        <style:text-properties style:font-name="Wingdings1"/>
      </text:list-level-style-bullet>
      <text:list-level-style-bullet text:level="9" style:num-suffix="n" text:bullet-char="n">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39"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n" text:bullet-char="n">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n" text:bullet-char="n">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5" style:num-suffix="n" text:bullet-char="n">
        <style:list-level-properties text:list-level-position-and-space-mode="label-alignment">
          <style:list-level-label-alignment text:label-followed-by="listtab" fo:text-indent="-0.25in" fo:margin-left="2.5in"/>
        </style:list-level-properties>
        <style:text-properties style:font-name="Wingdings1"/>
      </text:list-level-style-bullet>
      <text:list-level-style-bullet text:level="6" style:num-suffix="n" text:bullet-char="n">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n" text:bullet-char="n">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8" style:num-suffix="n" text:bullet-char="n">
        <style:list-level-properties text:list-level-position-and-space-mode="label-alignment">
          <style:list-level-label-alignment text:label-followed-by="listtab" fo:text-indent="-0.25in" fo:margin-left="4in"/>
        </style:list-level-properties>
        <style:text-properties style:font-name="Wingdings1"/>
      </text:list-level-style-bullet>
      <text:list-level-style-bullet text:level="9" style:num-suffix="n" text:bullet-char="n">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style:font-name="Arial" fo:font-size="9pt" style:font-size-asian="9pt"/>
    </style:style>
    <style:style style:name="MT2" style:family="text">
      <style:text-properties style:font-name="Arial" fo:font-size="9pt" fo:font-weight="bold" style:font-size-asian="9pt" style:font-weight-asian="bold"/>
    </style:style>
    <style:page-layout style:name="Mpm1">
      <style:page-layout-properties fo:page-width="8.2681in" fo:page-height="11in" style:num-format="1" style:print-orientation="portrait" fo:margin-top="0.75in" fo:margin-bottom="0.75in" fo:margin-left="1in" fo:margin-right="0.5in" style:writing-mode="lr-tb" style:layout-grid-color="#c0c0c0" style:layout-grid-lines="2311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in" fo:margin-left="0in" fo:margin-right="0in" fo:margin-top="0.3602in" style:dynamic-spacing="true"/>
      </style:footer-style>
    </style:page-layout>
  </office:automatic-styles>
  <office:master-styles>
    <style:master-page style:name="Standard" style:page-layout-name="Mpm1">
      <style:footer>
        <text:p text:style-name="Footer"><text:span text:style-name="MT1">Title, version <text:s text:c="169"/></text:span><text:span text:style-name="MT2"><text:page-number text:select-page="current">31</text:page-number></text:span></text:p>
      </style:footer>
      <style:footer-left>
        <text:p text:style-name="Footer"><text:span text:style-name="MT2"><text:s text:c="2"/></text:span><text:span text:style-name="MT2"><text:page-number text:select-page="current">32</text:page-number></text:span><text:span text:style-name="MT2"> <text:s text:c="73"/></text:span><text:span text:style-name="MT1"><text:s text:c="64"/></text:span><text:span text:style-name="MT2"><text:s text:c="27"/></text:span><text:span text:style-name="MT1">Title, version</text:span><text:span text:style-name="MT2"> <text:s text:c="33"/></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 Heaton</meta:initial-creator>
    <dc:creator>Cory Casanave</dc:creator>
    <meta:editing-cycles>70</meta:editing-cycles>
    <meta:print-date>1900-01-01T05:00:00</meta:print-date>
    <meta:creation-date>2016-05-20T22:12:00</meta:creation-date>
    <dc:date>2016-12-07T10:46:39.144000000</dc:date>
    <meta:editing-duration>PT3H45M37S</meta:editing-duration>
    <meta:generator>LibreOffice/5.2.2.2$Windows_x86 LibreOffice_project/8f96e87c890bf8fa77463cd4b640a2312823f3ad</meta:generator>
    <meta:document-statistic meta:table-count="0" meta:image-count="0" meta:object-count="0" meta:page-count="106" meta:paragraph-count="1599" meta:word-count="19856" meta:character-count="132829" meta:non-whitespace-character-count="112054"/>
    <meta:user-defined meta:name="AppVersion">16.0000</meta:user-defined>
    <meta:user-defined meta:name="Company">OBJECT MANAGEMENT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